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5" style:family="table-cell" style:parent-style-name="Default" style:data-style-name="N2"/>
    <style:style style:name="ce16" style:family="table-cell" style:parent-style-name="Default" style:data-style-name="N2">
      <style:table-cell-properties style:text-align-source="fix" style:repeat-content="false"/>
      <style:paragraph-properties fo:text-align="justify" fo:margin-left="0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7" style:family="table-cell" style:parent-style-name="Default" style:data-style-name="N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64" style:family="table-cell" style:parent-style-name="Default" style:data-style-name="N84"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66" style:family="table-cell" style:parent-style-name="Default">
      <style:table-cell-properties style:text-align-source="fix" style:repeat-content="false"/>
      <style:paragraph-properties fo:text-align="justify" fo:margin-left="0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67" style:family="table-cell" style:parent-style-name="Default" style:data-style-name="N121"/>
    <style:style style:name="ce68" style:family="table-cell" style:parent-style-name="Default" style:data-style-name="N121">
      <style:text-properties fo:font-weight="bold" style:font-weight-asian="bold" style:font-weight-complex="bold"/>
    </style:style>
    <style:style style:name="ce69" style:family="table-cell" style:parent-style-name="Default" style:data-style-name="N121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70" style:family="table-cell" style:parent-style-name="Default" style:data-style-name="N121">
      <style:table-cell-properties style:text-align-source="fix" style:repeat-content="false"/>
      <style:paragraph-properties fo:text-align="justify" fo:margin-left="0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 style:data-style-name="N104"/>
    <style:style style:name="ce8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24"/>
    <style:style style:name="ce88" style:family="table-cell" style:parent-style-name="Default" style:data-style-name="N122"/>
    <style:style style:name="ce89" style:family="table-cell" style:parent-style-name="Default" style:data-style-name="N12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90" style:family="table-cell" style:parent-style-name="Default" style:data-style-name="N122">
      <style:table-cell-properties style:text-align-source="fix" style:repeat-content="false"/>
      <style:paragraph-properties fo:text-align="justify" fo:margin-left="0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91" style:family="table-cell" style:parent-style-name="Default" style:data-style-name="N104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92" style:family="table-cell" style:parent-style-name="Default" style:data-style-name="N103"/>
    <style:style style:name="ce73" style:family="table-cell" style:parent-style-name="Default">
      <style:table-cell-properties fo:background-color="#ffe4e1"/>
    </style:style>
    <style:style style:name="ce74" style:family="table-cell" style:parent-style-name="Default" style:data-style-name="N11">
      <style:table-cell-properties fo:background-color="#ffe4e1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fe4e1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cee7ec"/>
    </style:style>
    <style:style style:name="ce82" style:family="table-cell" style:parent-style-name="Default" style:data-style-name="N11">
      <style:table-cell-properties fo:background-color="#cee7ec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cee7ec"/>
      <style:text-properties fo:font-weight="bold" style:font-weight-asian="bold" style:font-weight-complex="bold"/>
    </style:style>
    <style:style style:name="ce93" style:family="table-cell" style:parent-style-name="Default" style:data-style-name="N104">
      <style:text-properties fo:font-weight="bold" style:font-weight-asian="bold" style:font-weight-complex="bold"/>
    </style:style>
    <style:style style:name="ce100" style:family="table-cell" style:parent-style-name="Default" style:data-style-name="N104">
      <style:table-cell-properties fo:background-color="#cee7ec"/>
    </style:style>
    <style:style style:name="ce101" style:family="table-cell" style:parent-style-name="Default" style:data-style-name="N103">
      <style:table-cell-properties fo:background-color="#cee7ec"/>
    </style:style>
    <style:style style:name="ce102" style:family="table-cell" style:parent-style-name="Default" style:data-style-name="N11">
      <style:table-cell-properties fo:background-color="#ffe4e1"/>
    </style:style>
    <style:style style:name="ce103" style:family="table-cell" style:parent-style-name="Default" style:data-style-name="N11">
      <style:table-cell-properties fo:background-color="#cee7ec"/>
    </style:style>
    <style:style style:name="ce94" style:family="table-cell" style:parent-style-name="Default" style:data-style-name="N84">
      <style:text-properties fo:font-style="normal" style:text-underline-style="none" style:font-style-asian="normal" style:font-style-complex="normal"/>
    </style:style>
    <style:style style:name="ce95" style:family="table-cell" style:parent-style-name="Default">
      <style:text-properties fo:font-style="italic" style:font-style-asian="italic" style:font-style-complex="italic"/>
    </style:style>
    <style:style style:name="ce96" style:family="table-cell" style:parent-style-name="Default" style:data-style-name="N3">
      <style:table-cell-properties fo:background-color="#ffe4e1"/>
    </style:style>
    <style:style style:name="ce97" style:family="table-cell" style:parent-style-name="Default" style:data-style-name="N104">
      <style:table-cell-properties fo:background-color="#ffe4e1"/>
    </style:style>
    <style:style style:name="ce98" style:family="table-cell" style:parent-style-name="Default" style:data-style-name="N103">
      <style:table-cell-properties fo:background-color="#ffe4e1"/>
    </style:style>
    <style:style style:name="ce99" style:family="table-cell" style:parent-style-name="Default" style:data-style-name="N3">
      <style:table-cell-properties fo:background-color="#cee7ec"/>
    </style:style>
    <style:style style:name="ce104" style:family="table-cell" style:parent-style-name="Default">
      <style:table-cell-properties fo:background-color="#ff0000"/>
      <style:text-properties fo:color="#ffffff"/>
    </style:style>
    <style:style style:name="ce105" style:family="table-cell" style:parent-style-name="Default" style:data-style-name="N104">
      <style:table-cell-properties fo:background-color="#ff0000"/>
      <style:text-properties fo:color="#ffffff"/>
    </style:style>
    <style:style style:name="ce42" style:family="table-cell" style:parent-style-name="Default" style:data-style-name="N84"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justify" fo:margin-left="0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4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5" style:family="table-cell" style:parent-style-name="Default" style:data-style-name="N121"/>
    <style:style style:name="ce46" style:family="table-cell" style:parent-style-name="Default" style:data-style-name="N121">
      <style:text-properties fo:font-weight="bold" style:font-weight-asian="bold" style:font-weight-complex="bold"/>
    </style:style>
    <style:style style:name="ce47" style:family="table-cell" style:parent-style-name="Default" style:data-style-name="N121">
      <style:table-cell-properties style:text-align-source="fix" style:repeat-content="false"/>
      <style:paragraph-properties fo:text-align="justify" fo:margin-left="0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8" style:family="table-cell" style:parent-style-name="Default" style:data-style-name="N121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 style:data-style-name="N104"/>
    <style:style style:name="ce5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24"/>
    <style:style style:name="ce53" style:family="table-cell" style:parent-style-name="Default" style:data-style-name="N122"/>
    <style:style style:name="ce54" style:family="table-cell" style:parent-style-name="Default" style:data-style-name="N122">
      <style:table-cell-properties style:text-align-source="fix" style:repeat-content="false"/>
      <style:paragraph-properties fo:text-align="justify" fo:margin-left="0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5" style:family="table-cell" style:parent-style-name="Default" style:data-style-name="N12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6" style:family="table-cell" style:parent-style-name="Default" style:data-style-name="N2"/>
    <style:style style:name="ce57" style:family="table-cell" style:parent-style-name="Default" style:data-style-name="N2">
      <style:table-cell-properties style:text-align-source="fix" style:repeat-content="false"/>
      <style:paragraph-properties fo:text-align="justify" fo:margin-left="0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8" style:family="table-cell" style:parent-style-name="Default" style:data-style-name="N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9" style:family="table-cell" style:parent-style-name="Default" style:data-style-name="N104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60" style:family="table-cell" style:parent-style-name="Default" style:data-style-name="N103"/>
    <style:style style:name="ce61" style:family="table-cell" style:parent-style-name="Default">
      <style:table-cell-properties fo:background-color="#ffe4e1"/>
    </style:style>
    <style:style style:name="ce62" style:family="table-cell" style:parent-style-name="Default" style:data-style-name="N11">
      <style:table-cell-properties fo:background-color="#ffe4e1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e4e1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cee7ec"/>
    </style:style>
    <style:style style:name="ce77" style:family="table-cell" style:parent-style-name="Default" style:data-style-name="N11">
      <style:table-cell-properties fo:background-color="#cee7ec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cee7ec"/>
      <style:text-properties fo:font-weight="bold" style:font-weight-asian="bold" style:font-weight-complex="bold"/>
    </style:style>
    <style:style style:name="ce80" style:family="table-cell" style:parent-style-name="Default" style:data-style-name="N104">
      <style:text-properties fo:font-weight="bold" style:font-weight-asian="bold" style:font-weight-complex="bold"/>
    </style:style>
    <style:style style:name="ce81" style:family="table-cell" style:parent-style-name="Default" style:data-style-name="N84">
      <style:text-properties fo:font-style="normal" style:text-underline-style="none" style:font-style-asian="normal" style:font-style-complex="normal"/>
    </style:style>
    <style:style style:name="ce85" style:family="table-cell" style:parent-style-name="Default">
      <style:text-properties fo:font-style="italic" style:font-style-asian="italic" style:font-style-complex="italic"/>
    </style:style>
    <style:style style:name="ce86" style:family="table-cell" style:parent-style-name="Default" style:data-style-name="N3">
      <style:table-cell-properties fo:background-color="#ffe4e1"/>
    </style:style>
    <style:style style:name="ce106" style:family="table-cell" style:parent-style-name="Default" style:data-style-name="N104">
      <style:table-cell-properties fo:background-color="#ffe4e1"/>
    </style:style>
    <style:style style:name="ce107" style:family="table-cell" style:parent-style-name="Default" style:data-style-name="N103">
      <style:table-cell-properties fo:background-color="#ffe4e1"/>
    </style:style>
    <style:style style:name="ce108" style:family="table-cell" style:parent-style-name="Default" style:data-style-name="N3">
      <style:table-cell-properties fo:background-color="#cee7ec"/>
    </style:style>
    <style:style style:name="ce109" style:family="table-cell" style:parent-style-name="Default" style:data-style-name="N104">
      <style:table-cell-properties fo:background-color="#cee7ec"/>
    </style:style>
    <style:style style:name="ce110" style:family="table-cell" style:parent-style-name="Default" style:data-style-name="N103">
      <style:table-cell-properties fo:background-color="#cee7ec"/>
    </style:style>
    <style:style style:name="ce111" style:family="table-cell" style:parent-style-name="Default" style:data-style-name="N11">
      <style:table-cell-properties fo:background-color="#ffe4e1"/>
    </style:style>
    <style:style style:name="ce112" style:family="table-cell" style:parent-style-name="Default" style:data-style-name="N11">
      <style:table-cell-properties fo:background-color="#cee7ec"/>
    </style:style>
    <style:style style:name="ce113" style:family="table-cell" style:parent-style-name="Default">
      <style:table-cell-properties fo:background-color="#ff0000"/>
      <style:text-properties fo:color="#ffffff"/>
    </style:style>
    <style:style style:name="ce114" style:family="table-cell" style:parent-style-name="Default" style:data-style-name="N104">
      <style:table-cell-properties fo:background-color="#ff000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2023-10-05" table:style-name="ta1">
        <table:table-column table:style-name="co1" table:default-cell-style-name="Default"/>
        <table:table-column table:style-name="co2" table:default-cell-style-name="ce45"/>
        <table:table-column table:style-name="co1" table:number-columns-repeated="5" table:default-cell-style-name="Default"/>
        <table:table-column table:style-name="co1" table:default-cell-style-name="ce53"/>
        <table:table-column table:style-name="co1" table:default-cell-style-name="ce56"/>
        <table:table-column table:style-name="co1" table:number-columns-repeated="55" table:default-cell-style-name="Default"/>
        <table:table-row table:style-name="ro1">
          <table:table-cell table:style-name="ce42" office:value-type="date" office:date-value="2023-09-28" calcext:value-type="date">
            <text:p>2023-09-28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57" office:value-type="string" calcext:value-type="string">
            <text:p>(In THE)</text:p>
          </table:table-cell>
          <table:table-cell table:style-name="ce43"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99.1855" calcext:value-type="float">
            <text:p>499.1855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1.62" calcext:value-type="currency">
            <text:p>$1.62</text:p>
          </table:table-cell>
          <table:table-cell/>
          <table:table-cell office:value-type="string" calcext:value-type="string">
            <text:p>BNB</text:p>
          </table:table-cell>
          <table:table-cell table:style-name="ce52" office:value-type="currency" office:currency="USD" office:value="216" calcext:value-type="currency">
            <text:p>$216.000000</text:p>
          </table:table-cell>
          <table:table-cell office:value-type="float" office:value="1" calcext:value-type="float">
            <text:p>1.000000</text:p>
          </table:table-cell>
          <table:table-cell table:formula="of:=[.G10]/[.G11]" office:value-type="float" office:value="1963.63636363636" calcext:value-type="float">
            <text:p>1963.6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69.9377" calcext:value-type="float">
            <text:p>169.9377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1.58" calcext:value-type="currency">
            <text:p>$1.58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office:value-type="currency" office:currency="USD" office:value="0.11" calcext:value-type="currency">
            <text:p>$0.110000</text:p>
          </table:table-cell>
          <table:table-cell table:formula="of:=[.G11]/[.G10]" office:value-type="float" office:value="0.000509259259259259" calcext:value-type="float">
            <text:p>0.000509</text:p>
          </table:table-cell>
          <table:table-cell table:formula="of:=[.G11]/[.G11]" office:value-type="float" office:value="1" calcext:value-type="float">
            <text:p>1.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50.8785" calcext:value-type="float">
            <text:p>150.8785</text:p>
          </table:table-cell>
          <table:table-cell office:value-type="string" calcext:value-type="string">
            <text:p>CSIX</text:p>
          </table:table-cell>
          <table:table-cell table:style-name="ce50" office:value-type="currency" office:currency="USD" office:value="3.26" calcext:value-type="currency">
            <text:p>$3.26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office:value-type="currency" office:currency="USD" office:value="0.14" calcext:value-type="currency">
            <text:p>$0.140000</text:p>
          </table:table-cell>
          <table:table-cell table:formula="of:=[.G12]/[.G10]" office:value-type="float" office:value="0.000648148148148148" calcext:value-type="float">
            <text:p>0.000648</text:p>
          </table:table-cell>
          <table:table-cell table:formula="of:=[.G12]/[.G11]" office:value-type="float" office:value="1.27272727272727" calcext:value-type="float">
            <text:p>1.2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92.2081" calcext:value-type="float">
            <text:p>92.2081</text:p>
          </table:table-cell>
          <table:table-cell office:value-type="string" calcext:value-type="string">
            <text:p>TWT</text:p>
          </table:table-cell>
          <table:table-cell table:style-name="ce50" office:value-type="currency" office:currency="USD" office:value="85.11" calcext:value-type="currency">
            <text:p>$85.11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69.0968" calcext:value-type="float">
            <text:p>69.0968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16.33" calcext:value-type="currency">
            <text:p>$16.33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47.9723" calcext:value-type="float">
            <text:p>47.9723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47.98" calcext:value-type="currency">
            <text:p>$47.98</text:p>
          </table:table-cell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10:.D45])" office:value-type="currency" office:currency="USD" office:value="2300.87" calcext:value-type="currency">
            <text:p>$2,300.87</text:p>
          </table:table-cell>
          <table:table-cell table:formula="of:=[.G15]/[.G10]" office:value-type="float" office:value="10.6521759259259" calcext:value-type="float">
            <text:p>10.652176</text:p>
          </table:table-cell>
          <table:table-cell table:formula="of:=[.G15]/[.G11]" office:value-type="float" office:value="20917" calcext:value-type="float">
            <text:p>20917.00</text:p>
          </table:table-cell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42.3446" calcext:value-type="float">
            <text:p>42.3446</text:p>
          </table:table-cell>
          <table:table-cell office:value-type="string" calcext:value-type="string">
            <text:p>PENDLE</text:p>
          </table:table-cell>
          <table:table-cell table:style-name="ce50" office:value-type="currency" office:currency="USD" office:value="28.25" calcext:value-type="currency">
            <text:p>$28.25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15]*(1-0.1337)" office:value-type="currency" office:currency="USD" office:value="1993.243681" calcext:value-type="currency">
            <text:p>$1,993.24</text:p>
          </table:table-cell>
          <table:table-cell table:formula="of:=[.G16]/[.G10]" office:value-type="float" office:value="9.22798000462963" calcext:value-type="float">
            <text:p>9.227980</text:p>
          </table:table-cell>
          <table:table-cell table:formula="of:=[.G16]/[.G11]" office:value-type="float" office:value="18120.3971" calcext:value-type="float">
            <text:p>18120.40</text:p>
          </table:table-cell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29.5884" calcext:value-type="float">
            <text:p>29.5884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19.42" calcext:value-type="currency">
            <text:p>$19.42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15]-[.G16]" office:value-type="currency" office:currency="USD" office:value="307.626319" calcext:value-type="currency">
            <text:p>$307.63</text:p>
          </table:table-cell>
          <table:table-cell table:formula="of:=[.G17]/[.G10]" office:value-type="float" office:value="1.4241959212963" calcext:value-type="float">
            <text:p>1.424196</text:p>
          </table:table-cell>
          <table:table-cell table:formula="of:=[.G17]/[.G11]" office:value-type="float" office:value="2796.6029" calcext:value-type="float">
            <text:p>2796.60</text:p>
          </table:table-cell>
          <table:table-cell office:value-type="string" calcext:value-type="string">
            <text:p>13.37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4.4782" calcext:value-type="float">
            <text:p>14.4782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14.45" calcext:value-type="currency">
            <text:p>$14.45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3.9789" calcext:value-type="float">
            <text:p>3.9789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3.95" calcext:value-type="currency">
            <text:p>$3.95</text:p>
          </table:table-cell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16]*0" office:value-type="currency" office:currency="USD" office:value="0" calcext:value-type="currency">
            <text:p>$0.00</text:p>
          </table:table-cell>
          <table:table-cell table:formula="of:=[.G19]/[.G10]" office:value-type="float" office:value="0" calcext:value-type="float">
            <text:p>0.000000</text:p>
          </table:table-cell>
          <table:table-cell table:formula="of:=[.G19]/[.G11]" office:value-type="float" office:value="0" calcext:value-type="float">
            <text:p>0.00</text:p>
          </table:table-cell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.0193" calcext:value-type="float">
            <text:p>1.0193</text:p>
          </table:table-cell>
          <table:table-cell office:value-type="string" calcext:value-type="string">
            <text:p>BUSD</text:p>
          </table:table-cell>
          <table:table-cell table:style-name="ce50" office:value-type="currency" office:currency="USD" office:value="1.02" calcext:value-type="currency">
            <text:p>$1.02</text:p>
          </table:table-cell>
          <table:table-cell table:style-name="ce50"/>
          <table:table-cell office:value-type="string" calcext:value-type="string">
            <text:p>Staking</text:p>
          </table:table-cell>
          <table:table-cell table:style-name="ce50" table:formula="of:=[.G16]*0.8" office:value-type="currency" office:currency="USD" office:value="1594.5949448" calcext:value-type="currency">
            <text:p>$1,594.59</text:p>
          </table:table-cell>
          <table:table-cell table:formula="of:=[.G20]/[.G10]" office:value-type="float" office:value="7.3823840037037" calcext:value-type="float">
            <text:p>7.382384</text:p>
          </table:table-cell>
          <table:table-cell table:formula="of:=[.G20]/[.G11]" office:value-type="float" office:value="14496.31768" calcext:value-type="float">
            <text:p>14496.32</text:p>
          </table:table-cell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3842" calcext:value-type="float">
            <text:p>0.3842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81.15" calcext:value-type="currency">
            <text:p>$81.15</text:p>
          </table:table-cell>
          <table:table-cell table:style-name="ce50"/>
          <table:table-cell office:value-type="string" calcext:value-type="string">
            <text:p>L2 Farm</text:p>
          </table:table-cell>
          <table:table-cell table:style-name="ce50" table:formula="of:=[.G16]*0.2" office:value-type="currency" office:currency="USD" office:value="398.6487362" calcext:value-type="currency">
            <text:p>$398.65</text:p>
          </table:table-cell>
          <table:table-cell table:formula="of:=[.G21]/[.G10]" office:value-type="float" office:value="1.84559600092593" calcext:value-type="float">
            <text:p>1.845596</text:p>
          </table:table-cell>
          <table:table-cell table:formula="of:=[.G21]/[.G11]" office:value-type="float" office:value="3624.07942" calcext:value-type="float">
            <text:p>3624.08</text:p>
          </table:table-cell>
          <table:table-cell table:number-columns-repeated="55"/>
        </table:table-row>
        <table:table-row table:style-name="ro1">
          <table:table-cell/>
          <table:table-cell office:value-type="float" office:value="0.0645" calcext:value-type="float">
            <text:p>0.0645</text:p>
          </table:table-cell>
          <table:table-cell office:value-type="string" calcext:value-type="string">
            <text:p>ankrBNB</text:p>
          </table:table-cell>
          <table:table-cell table:style-name="ce50" office:value-type="currency" office:currency="USD" office:value="14.53" calcext:value-type="currency">
            <text:p>$14.5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518" calcext:value-type="float">
            <text:p>0.0518</text:p>
          </table:table-cell>
          <table:table-cell office:value-type="string" calcext:value-type="string">
            <text:p>jBRL</text:p>
          </table:table-cell>
          <table:table-cell table:style-name="ce50" office:value-type="currency" office:currency="USD" office:value="0.01" calcext:value-type="currency">
            <text:p>$0.01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204" calcext:value-type="float">
            <text:p>0.0204</text:p>
          </table:table-cell>
          <table:table-cell office:value-type="string" calcext:value-type="string">
            <text:p>BNBx</text:p>
          </table:table-cell>
          <table:table-cell table:style-name="ce50" office:value-type="currency" office:currency="USD" office:value="4.63" calcext:value-type="currency">
            <text:p>$4.6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72" calcext:value-type="float">
            <text:p>0.0072</text:p>
          </table:table-cell>
          <table:table-cell office:value-type="string" calcext:value-type="string">
            <text:p>frxETH</text:p>
          </table:table-cell>
          <table:table-cell table:style-name="ce50" office:value-type="currency" office:currency="USD" office:value="11.6" calcext:value-type="currency">
            <text:p>$11.6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007" calcext:value-type="float">
            <text:p>0.0007</text:p>
          </table:table-cell>
          <table:table-cell office:value-type="string" calcext:value-type="string">
            <text:p>rBNB</text:p>
          </table:table-cell>
          <table:table-cell table:style-name="ce50" office:value-type="currency" office:currency="USD" office:value="0.17" calcext:value-type="currency">
            <text:p>$0.1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ETH</text:p>
          </table:table-cell>
          <table:table-cell table:style-name="ce50" office:value-type="currency" office:currency="USD" office:value="0.13" calcext:value-type="currency">
            <text:p>$0.1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0796.4744" calcext:value-type="float">
            <text:p>30796.4744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285.68" calcext:value-type="currency">
            <text:p>$285.68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7707.6825" calcext:value-type="float">
            <text:p>27707.6825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90.11" calcext:value-type="currency">
            <text:p>$90.11</text:p>
          </table:table-cell>
          <table:table-cell table:style-name="ce50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319.2301" calcext:value-type="float">
            <text:p>8319.2301</text:p>
          </table:table-cell>
          <table:table-cell office:value-type="string" calcext:value-type="string">
            <text:p>CSIX</text:p>
          </table:table-cell>
          <table:table-cell table:style-name="ce50" office:value-type="currency" office:currency="USD" office:value="179.62" calcext:value-type="currency">
            <text:p>$179.62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972.2496" calcext:value-type="float">
            <text:p>3972.2496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1643.199" calcext:value-type="float">
            <text:p>1643.199</text:p>
          </table:table-cell>
          <table:table-cell office:value-type="string" calcext:value-type="string">
            <text:p>ANKR</text:p>
          </table:table-cell>
          <table:table-cell table:style-name="ce50" office:value-type="currency" office:currency="USD" office:value="33.09" calcext:value-type="currency">
            <text:p>$33.0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808.519" calcext:value-type="float">
            <text:p>808.519</text:p>
          </table:table-cell>
          <table:table-cell office:value-type="string" calcext:value-type="string">
            <text:p>SD</text:p>
          </table:table-cell>
          <table:table-cell table:style-name="ce50" office:value-type="currency" office:currency="USD" office:value="404.72" calcext:value-type="currency">
            <text:p>$404.72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594.5174" calcext:value-type="float">
            <text:p>594.5174</text:p>
          </table:table-cell>
          <table:table-cell office:value-type="string" calcext:value-type="string">
            <text:p>BRZ</text:p>
          </table:table-cell>
          <table:table-cell table:style-name="ce50" office:value-type="currency" office:currency="USD" office:value="114.99" calcext:value-type="currency">
            <text:p>$114.9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329.7662" calcext:value-type="float">
            <text:p>329.7662</text:p>
          </table:table-cell>
          <table:table-cell office:value-type="string" calcext:value-type="string">
            <text:p>FIS</text:p>
          </table:table-cell>
          <table:table-cell table:style-name="ce50" office:value-type="currency" office:currency="USD" office:value="90.4" calcext:value-type="currency">
            <text:p>$90.4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295.2135" calcext:value-type="float">
            <text:p>295.2135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69.76" calcext:value-type="currency">
            <text:p>$69.7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284.7617" calcext:value-type="float">
            <text:p>284.7617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284.19" calcext:value-type="currency">
            <text:p>$284.1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108.7613" calcext:value-type="float">
            <text:p>108.7613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71.39" calcext:value-type="currency">
            <text:p>$71.3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64.019" calcext:value-type="float">
            <text:p>64.019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341.45" calcext:value-type="currency">
            <text:p>$341.45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0.0013" calcext:value-type="float">
            <text:p>0.0013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0.28" calcext:value-type="currency">
            <text:p>$0.28</text:p>
          </table:table-cell>
          <table:table-cell table:style-name="ce50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3" office:value-type="string" calcext:value-type="string">
            <text:p>Prices</text:p>
          </table:table-cell>
          <table:table-cell table:style-name="ce44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58"/>
          <table:table-cell table:style-name="ce59"/>
          <table:table-cell table:style-name="ce44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6714.9114" calcext:value-type="float">
            <text:p>96714.9114</text:p>
          </table:table-cell>
          <table:table-cell office:value-type="string" calcext:value-type="string">
            <text:p>elCHR</text:p>
          </table:table-cell>
          <table:table-cell table:style-name="ce50" office:value-type="currency" office:currency="USD" office:value="648.39" calcext:value-type="currency">
            <text:p>$648.39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671" calcext:value-type="currency">
            <text:p>$1,671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2913.0761" calcext:value-type="float">
            <text:p>52913.0761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494.77" calcext:value-type="currency">
            <text:p>$494.77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5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52.0218" calcext:value-type="float">
            <text:p>252.0218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252.09" calcext:value-type="currency">
            <text:p>$252.09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50]/[.B50]" office:value-type="currency" office:currency="USD" office:value="0.00670413683489142" calcext:value-type="currency">
            <text:p>$0.006704</text:p>
          </table:table-cell>
          <table:table-cell table:formula="of:=[.G52]/[.G50]" office:value-type="float" office:value="0.00000401205076893562" calcext:value-type="float">
            <text:p>0.00000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4.2988" calcext:value-type="float">
            <text:p>74.2988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74.3" calcext:value-type="currency">
            <text:p>$74.30</text:p>
          </table:table-cell>
          <table:table-cell table:style-name="ce50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1961" calcext:value-type="float">
            <text:p>0.1961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316.66" calcext:value-type="currency">
            <text:p>$316.66</text:p>
          </table:table-cell>
          <table:table-cell/>
          <table:table-cell table:style-name="ce4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uper Total</text:p>
          </table:table-cell>
          <table:table-cell table:style-name="ce50" table:formula="of:=SUM([.D50:.D75])" office:value-type="currency" office:currency="USD" office:value="1786.21" calcext:value-type="currency">
            <text:p>$1,786.21</text:p>
          </table:table-cell>
          <table:table-cell table:formula="of:=[.G55]/[.G50]" office:value-type="float" office:value="1.06894673847995" calcext:value-type="float">
            <text:p>1.068947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[.G55]*3286/(3286+150+85)" office:value-type="currency" office:currency="USD" office:value="1666.9940528259" calcext:value-type="currency">
            <text:p>$1,666.99</text:p>
          </table:table-cell>
          <table:table-cell table:formula="of:=[.G56]/[.G50]" office:value-type="float" office:value="0.997602664767146" calcext:value-type="float">
            <text:p>0.997603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56]*(1-0.1337)" office:value-type="currency" office:currency="USD" office:value="1444.11694796308" calcext:value-type="currency">
            <text:p>$1,444.12</text:p>
          </table:table-cell>
          <table:table-cell table:formula="of:=[.G57]/[.G50]" office:value-type="float" office:value="0.864223188487779" calcext:value-type="float">
            <text:p>0.864223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56]-[.G57]" office:value-type="currency" office:currency="USD" office:value="222.877104862823" calcext:value-type="currency">
            <text:p>$222.88</text:p>
          </table:table-cell>
          <table:table-cell table:formula="of:=[.G58]/[.G50]" office:value-type="float" office:value="0.133379476279368" calcext:value-type="float">
            <text:p>0.133379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57]*0.5" office:value-type="currency" office:currency="USD" office:value="722.058473981539" calcext:value-type="currency">
            <text:p>$722.06</text:p>
          </table:table-cell>
          <table:table-cell table:formula="of:=[.G60]/[.G50]" office:value-type="float" office:value="0.43211159424389" calcext:value-type="float">
            <text:p>0.432112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57]*0.5" office:value-type="currency" office:currency="USD" office:value="722.058473981539" calcext:value-type="currency">
            <text:p>$722.06</text:p>
          </table:table-cell>
          <table:table-cell table:formula="of:=[.G61]/[.G50]" office:value-type="float" office:value="0.43211159424389" calcext:value-type="float">
            <text:p>0.432112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 table:number-columns-repeated="4"/>
          <table:table-cell table:style-name="ce50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 table:number-columns-repeated="62"/>
        </table:table-row>
        <table:table-row table:style-name="ro1" table:number-rows-repeated="7">
          <table:table-cell/>
          <table:table-cell table:style-name="Default"/>
          <table:table-cell table:number-columns-repeated="62"/>
        </table:table-row>
        <table:table-row table:style-name="ro1" table:number-rows-repeated="8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etro</text:p>
          </table:table-cell>
          <table:table-cell table:style-name="ce49" office:value-type="string" calcext:value-type="string">
            <text:p><text:a xlink:href="https://eliteness.network/el-retro" xlink:type="simple">https://eliteness.network/el-retro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MATIC)</text:p>
          </table:table-cell>
          <table:table-cell table:style-name="ce57"/>
          <table:table-cell table:style-name="ce43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857.8352" calcext:value-type="float">
            <text:p>6857.8352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200.76" calcext:value-type="currency">
            <text:p>$200.76</text:p>
          </table:table-cell>
          <table:table-cell/>
          <table:table-cell office:value-type="string" calcext:value-type="string">
            <text:p>MATIC</text:p>
          </table:table-cell>
          <table:table-cell table:style-name="ce52" office:value-type="currency" office:currency="USD" office:value="0.55" calcext:value-type="currency">
            <text:p>$0.55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51.8079" calcext:value-type="float">
            <text:p>151.8079</text:p>
          </table:table-cell>
          <table:table-cell office:value-type="string" calcext:value-type="string">
            <text:p>axlLqdr</text:p>
          </table:table-cell>
          <table:table-cell table:style-name="ce50" office:value-type="currency" office:currency="USD" office:value="44.6" calcext:value-type="currency">
            <text:p>$44.60</text:p>
          </table:table-cell>
          <table:table-cell/>
          <table:table-cell office:value-type="string" calcext:value-type="string">
            <text:p>RETRO</text:p>
          </table:table-cell>
          <table:table-cell table:style-name="ce52" office:value-type="currency" office:currency="USD" office:value="0.08" calcext:value-type="currency">
            <text:p>$0.080000</text:p>
          </table:table-cell>
          <table:table-cell table:formula="of:=[.G87]/[.G86]" office:value-type="float" office:value="0.145454545454545" calcext:value-type="float">
            <text:p>0.14545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9.1783" calcext:value-type="float">
            <text:p>89.1783</text:p>
          </table:table-cell>
          <table:table-cell table:style-name="ce50" office:value-type="string" calcext:value-type="string">
            <text:p>CASH</text:p>
          </table:table-cell>
          <table:table-cell table:style-name="ce50" office:value-type="currency" office:currency="USD" office:value="89.17" calcext:value-type="currency">
            <text:p>$89.17</text:p>
          </table:table-cell>
          <table:table-cell/>
          <table:table-cell office:value-type="string" calcext:value-type="string">
            <text:p>elRETRO</text:p>
          </table:table-cell>
          <table:table-cell table:style-name="ce52" office:value-type="currency" office:currency="USD" office:value="0.06" calcext:value-type="currency">
            <text:p>$0.060000</text:p>
          </table:table-cell>
          <table:table-cell table:formula="of:=[.G88]/[.G86]" office:value-type="float" office:value="0.109090909090909" calcext:value-type="float">
            <text:p>0.10909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7.4694" calcext:value-type="float">
            <text:p>77.4694</text:p>
          </table:table-cell>
          <table:table-cell office:value-type="string" calcext:value-type="string">
            <text:p>ICHI</text:p>
          </table:table-cell>
          <table:table-cell table:style-name="ce50" office:value-type="currency" office:currency="USD" office:value="132.82" calcext:value-type="currency">
            <text:p>$132.82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2.051" calcext:value-type="float">
            <text:p>52.0510</text:p>
          </table:table-cell>
          <table:table-cell office:value-type="string" calcext:value-type="string">
            <text:p>STAR</text:p>
          </table:table-cell>
          <table:table-cell table:style-name="ce50" office:value-type="currency" office:currency="USD" office:value="52.07" calcext:value-type="currency">
            <text:p>$52.07</text:p>
          </table:table-cell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2.0259" calcext:value-type="float">
            <text:p>52.0259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52.03" calcext:value-type="currency">
            <text:p>$52.03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86:.D110])" office:value-type="currency" office:currency="USD" office:value="840.6" calcext:value-type="currency">
            <text:p>$840.60</text:p>
          </table:table-cell>
          <table:table-cell table:formula="of:=[.G91]/[.G86]" office:value-type="float" office:value="1528.36363636364" calcext:value-type="float">
            <text:p>1528.36363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7.7215" calcext:value-type="float">
            <text:p>37.7215</text:p>
          </table:table-cell>
          <table:table-cell office:value-type="string" calcext:value-type="string">
            <text:p>WMATIC</text:p>
          </table:table-cell>
          <table:table-cell table:style-name="ce50" office:value-type="currency" office:currency="USD" office:value="20.54" calcext:value-type="currency">
            <text:p>$20.54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91]*(1-0.1337)" office:value-type="currency" office:currency="USD" office:value="728.21178" calcext:value-type="currency">
            <text:p>$728.21</text:p>
          </table:table-cell>
          <table:table-cell table:formula="of:=[.G92]/[.G86]" office:value-type="float" office:value="1324.02141818182" calcext:value-type="float">
            <text:p>1324.02141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office:value-type="float" office:value="5.6949" calcext:value-type="float">
            <text:p>5.6949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139.78" calcext:value-type="currency">
            <text:p>$139.78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91]-[.G92]" office:value-type="currency" office:currency="USD" office:value="112.38822" calcext:value-type="currency">
            <text:p>$112.39</text:p>
          </table:table-cell>
          <table:table-cell table:formula="of:=[.G93]/[.G86]" office:value-type="float" office:value="204.342218181818" calcext:value-type="float">
            <text:p>204.342218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044" calcext:value-type="float">
            <text:p>0.0044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7.1" calcext:value-type="currency">
            <text:p>$7.1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Bribes</text:p>
          </table:table-cell>
          <table:table-cell table:style-name="ce50" table:formula="of:=[.G92]*0.8" office:value-type="currency" office:currency="USD" office:value="582.569424" calcext:value-type="currency">
            <text:p>$582.57</text:p>
          </table:table-cell>
          <table:table-cell table:formula="of:=[.G95]/[.G86]" office:value-type="float" office:value="1059.21713454545" calcext:value-type="float">
            <text:p>1059.21713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249.39" calcext:value-type="float">
            <text:p>249.39</text:p>
          </table:table-cell>
          <table:table-cell office:value-type="string" calcext:value-type="string">
            <text:p>RETRO</text:p>
          </table:table-cell>
          <table:table-cell table:style-name="ce50" office:value-type="currency" office:currency="USD" office:value="18.71" calcext:value-type="currency">
            <text:p>$18.71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92]*0.2" office:value-type="currency" office:currency="USD" office:value="145.642356" calcext:value-type="currency">
            <text:p>$145.64</text:p>
          </table:table-cell>
          <table:table-cell table:formula="of:=[.G96]/[.G86]" office:value-type="float" office:value="264.804283636364" calcext:value-type="float">
            <text:p>264.804284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180.1776" calcext:value-type="float">
            <text:p>180.1776</text:p>
          </table:table-cell>
          <table:table-cell office:value-type="string" calcext:value-type="string">
            <text:p>JRT</text:p>
          </table:table-cell>
          <table:table-cell table:style-name="ce50" office:value-type="currency" office:currency="USD" office:value="1.21" calcext:value-type="currency">
            <text:p>$1.21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91.8071" calcext:value-type="float">
            <text:p>91.8071</text:p>
          </table:table-cell>
          <table:table-cell office:value-type="string" calcext:value-type="string">
            <text:p>elRETRO</text:p>
          </table:table-cell>
          <table:table-cell table:style-name="ce50" office:value-type="currency" office:currency="USD" office:value="3.51" calcext:value-type="currency">
            <text:p>$3.51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36.4005" calcext:value-type="float">
            <text:p>36.4005</text:p>
          </table:table-cell>
          <table:table-cell office:value-type="string" calcext:value-type="string">
            <text:p>WMATIC</text:p>
          </table:table-cell>
          <table:table-cell table:style-name="ce50" office:value-type="currency" office:currency="USD" office:value="19.82" calcext:value-type="currency">
            <text:p>$19.82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35.8813" calcext:value-type="float">
            <text:p>35.8813</text:p>
          </table:table-cell>
          <table:table-cell office:value-type="string" calcext:value-type="string">
            <text:p>STAR</text:p>
          </table:table-cell>
          <table:table-cell table:style-name="ce50" office:value-type="currency" office:currency="USD" office:value="35.89" calcext:value-type="currency">
            <text:p>$35.89</text:p>
          </table:table-cell>
          <table:table-cell/>
          <table:table-cell office:value-type="string" calcext:value-type="string">
            <text:p>PoL Farming</text:p>
          </table:table-cell>
          <table:table-cell table:style-name="ce45" office:value-type="float" office:value="0" calcext:value-type="float">
            <text:p>0.0000</text:p>
          </table:table-cell>
          <table:table-cell table:style-name="Default" office:value-type="string" calcext:value-type="string">
            <text:p>oRETRO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5.6498" calcext:value-type="float">
            <text:p>5.6498</text:p>
          </table:table-cell>
          <table:table-cell office:value-type="string" calcext:value-type="string">
            <text:p>wUSDR</text:p>
          </table:table-cell>
          <table:table-cell table:style-name="ce50" office:value-type="currency" office:currency="USD" office:value="6.09" calcext:value-type="currency">
            <text:p>$6.09</text:p>
          </table:table-cell>
          <table:table-cell/>
          <table:table-cell office:value-type="string" calcext:value-type="string">
            <text:p>PoL Staking</text:p>
          </table:table-cell>
          <table:table-cell table:style-name="ce45" office:value-type="float" office:value="0" calcext:value-type="float">
            <text:p>0.0000</text:p>
          </table:table-cell>
          <table:table-cell table:style-name="Default" office:value-type="string" calcext:value-type="string">
            <text:p>MATIC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2.2458" calcext:value-type="float">
            <text:p>2.2458</text:p>
          </table:table-cell>
          <table:table-cell office:value-type="string" calcext:value-type="string">
            <text:p>axlLqdr</text:p>
          </table:table-cell>
          <table:table-cell table:style-name="ce50" office:value-type="currency" office:currency="USD" office:value="0.66" calcext:value-type="currency">
            <text:p>$0.66</text:p>
          </table:table-cell>
          <table:table-cell table:number-columns-repeated="2"/>
          <table:table-cell table:style-name="ce45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1.0282" calcext:value-type="float">
            <text:p>1.0282</text:p>
          </table:table-cell>
          <table:table-cell office:value-type="string" calcext:value-type="string">
            <text:p>ICHI</text:p>
          </table:table-cell>
          <table:table-cell table:style-name="ce50" office:value-type="currency" office:currency="USD" office:value="1.76" calcext:value-type="currency">
            <text:p>$1.76</text:p>
          </table:table-cell>
          <table:table-cell table:number-columns-repeated="2"/>
          <table:table-cell table:style-name="ce45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6519" calcext:value-type="float">
            <text:p>0.6519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0.68" calcext:value-type="currency">
            <text:p>$0.68</text:p>
          </table:table-cell>
          <table:table-cell table:number-columns-repeated="2"/>
          <table:table-cell table:style-name="ce45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5476" calcext:value-type="float">
            <text:p>0.5476</text:p>
          </table:table-cell>
          <table:table-cell office:value-type="string" calcext:value-type="string">
            <text:p>tUSDC</text:p>
          </table:table-cell>
          <table:table-cell table:style-name="ce50" office:value-type="currency" office:currency="USD" office:value="0.56" calcext:value-type="currency">
            <text:p>$0.56</text:p>
          </table:table-cell>
          <table:table-cell table:number-columns-repeated="2"/>
          <table:table-cell table:style-name="ce45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4917" calcext:value-type="float">
            <text:p>0.4917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12.07" calcext:value-type="currency">
            <text:p>$12.07</text:p>
          </table:table-cell>
          <table:table-cell table:number-columns-repeated="2"/>
          <table:table-cell table:style-name="ce45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2669" calcext:value-type="float">
            <text:p>0.2669</text:p>
          </table:table-cell>
          <table:table-cell office:value-type="string" calcext:value-type="string">
            <text:p>CASH</text:p>
          </table:table-cell>
          <table:table-cell table:style-name="ce50" office:value-type="currency" office:currency="USD" office:value="0.27" calcext:value-type="currency">
            <text:p>$0.27</text:p>
          </table:table-cell>
          <table:table-cell table:number-columns-repeated="2"/>
          <table:table-cell table:style-name="ce45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0109" calcext:value-type="float">
            <text:p>0.0109</text:p>
          </table:table-cell>
          <table:table-cell office:value-type="string" calcext:value-type="string">
            <text:p>stERN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3"/>
          <table:table-cell table:style-name="Default" table:number-columns-repeated="2"/>
          <table:table-cell table:number-columns-repeated="4"/>
          <table:table-cell table:style-name="ce60"/>
          <table:table-cell table:number-columns-repeated="50"/>
        </table:table-row>
        <table:table-row table:style-name="ro1">
          <table:table-cell/>
          <table:table-cell table:style-name="Default" office:value-type="float" office:value="0.0003" calcext:value-type="float">
            <text:p>0.0003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0.5" calcext:value-type="currency">
            <text:p>$0.50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5"/>
          <table:table-cell/>
          <table:table-cell table:style-name="ce50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4" office:value-type="string" calcext:value-type="string">
            <text:p>Distrubution</text:p>
          </table:table-cell>
          <table:table-cell table:style-name="ce44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58"/>
          <table:table-cell table:style-name="ce44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50"/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19:.D133])" office:value-type="currency" office:currency="USD" office:value="0" calcext:value-type="currency">
            <text:p>$0.00</text:p>
          </table:table-cell>
          <table:table-cell table:formula="of:=[.G121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121]*(1-0.1337)" office:value-type="currency" office:currency="USD" office:value="0" calcext:value-type="currency">
            <text:p>$0.00</text:p>
          </table:table-cell>
          <table:table-cell table:formula="of:=[.G122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21]-[.G122]" office:value-type="currency" office:currency="USD" office:value="0" calcext:value-type="currency">
            <text:p>$0.00</text:p>
          </table:table-cell>
          <table:table-cell table:formula="of:=[.G123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22]*0.2" office:value-type="currency" office:currency="USD" office:value="0" calcext:value-type="currency">
            <text:p>$0.00</text:p>
          </table:table-cell>
          <table:table-cell table:formula="of:=[.G125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22]*0.8" office:value-type="currency" office:currency="USD" office:value="0" calcext:value-type="currency">
            <text:p>$0.00</text:p>
          </table:table-cell>
          <table:table-cell table:formula="of:=[.G126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57"/>
          <table:table-cell table:style-name="ce43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0]/[.G139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1]/[.G139]" office:value-type="float" office:value="1" calcext:value-type="float">
            <text:p>1.000000</text:p>
          </table:table-cell>
          <table:table-cell/>
          <table:table-cell table:formula="of:=[.G144]*5200/([.G140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39:.D149])" office:value-type="currency" office:currency="USD" office:value="0" calcext:value-type="currency">
            <text:p>$0.00</text:p>
          </table:table-cell>
          <table:table-cell table:formula="of:=[.G144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144]*(1-0.1337)" office:value-type="currency" office:currency="USD" office:value="0" calcext:value-type="currency">
            <text:p>$0.00</text:p>
          </table:table-cell>
          <table:table-cell table:formula="of:=[.G145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44]-[.G145]" office:value-type="currency" office:currency="USD" office:value="0" calcext:value-type="currency">
            <text:p>$0.00</text:p>
          </table:table-cell>
          <table:table-cell table:formula="of:=[.G146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45]*0" office:value-type="currency" office:currency="USD" office:value="0" calcext:value-type="currency">
            <text:p>$0.00</text:p>
          </table:table-cell>
          <table:table-cell table:formula="of:=[.G148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45]*0.75" office:value-type="currency" office:currency="USD" office:value="0" calcext:value-type="currency">
            <text:p>$0.00</text:p>
          </table:table-cell>
          <table:table-cell table:formula="of:=[.G149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9-28" table:style-name="ta1">
        <table:table-column table:style-name="co1" table:default-cell-style-name="Default"/>
        <table:table-column table:style-name="co2" table:default-cell-style-name="ce45"/>
        <table:table-column table:style-name="co1" table:number-columns-repeated="5" table:default-cell-style-name="Default"/>
        <table:table-column table:style-name="co1" table:default-cell-style-name="ce53"/>
        <table:table-column table:style-name="co1" table:default-cell-style-name="ce56"/>
        <table:table-column table:style-name="co1" table:number-columns-repeated="55" table:default-cell-style-name="Default"/>
        <table:table-row table:style-name="ro1">
          <table:table-cell table:style-name="ce42" office:value-type="date" office:date-value="2023-09-28" calcext:value-type="date">
            <text:p>2023-09-28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57" office:value-type="string" calcext:value-type="string">
            <text:p>(In THE)</text:p>
          </table:table-cell>
          <table:table-cell table:style-name="ce43"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76604.5551" calcext:value-type="float">
            <text:p>376604.5551</text:p>
          </table:table-cell>
          <table:table-cell office:value-type="string" calcext:value-type="string">
            <text:p>FS</text:p>
          </table:table-cell>
          <table:table-cell table:style-name="ce50" office:value-type="currency" office:currency="USD" office:value="91.05" calcext:value-type="currency">
            <text:p>$91.05</text:p>
          </table:table-cell>
          <table:table-cell/>
          <table:table-cell office:value-type="string" calcext:value-type="string">
            <text:p>BNB</text:p>
          </table:table-cell>
          <table:table-cell table:style-name="ce52" office:value-type="currency" office:currency="USD" office:value="216" calcext:value-type="currency">
            <text:p>$216.000000</text:p>
          </table:table-cell>
          <table:table-cell office:value-type="float" office:value="1" calcext:value-type="float">
            <text:p>1.000000</text:p>
          </table:table-cell>
          <table:table-cell table:formula="of:=[.G10]/[.G11]" office:value-type="float" office:value="1963.63636363636" calcext:value-type="float">
            <text:p>1963.6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92640.9682" calcext:value-type="float">
            <text:p>192640.9682</text:p>
          </table:table-cell>
          <table:table-cell office:value-type="string" calcext:value-type="string">
            <text:p>IPAD</text:p>
          </table:table-cell>
          <table:table-cell table:style-name="ce50" office:value-type="currency" office:currency="USD" office:value="470.74" calcext:value-type="currency">
            <text:p>$470.74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office:value-type="currency" office:currency="USD" office:value="0.11" calcext:value-type="currency">
            <text:p>$0.110000</text:p>
          </table:table-cell>
          <table:table-cell table:formula="of:=[.G11]/[.G10]" office:value-type="float" office:value="0.000509259259259259" calcext:value-type="float">
            <text:p>0.000509</text:p>
          </table:table-cell>
          <table:table-cell table:formula="of:=[.G11]/[.G11]" office:value-type="float" office:value="1" calcext:value-type="float">
            <text:p>1.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3197.6508" calcext:value-type="float">
            <text:p>13197.6508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328.59" calcext:value-type="currency">
            <text:p>$328.59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office:value-type="currency" office:currency="USD" office:value="0.14" calcext:value-type="currency">
            <text:p>$0.140000</text:p>
          </table:table-cell>
          <table:table-cell table:formula="of:=[.G12]/[.G10]" office:value-type="float" office:value="0.000648148148148148" calcext:value-type="float">
            <text:p>0.000648</text:p>
          </table:table-cell>
          <table:table-cell table:formula="of:=[.G12]/[.G11]" office:value-type="float" office:value="1.27272727272727" calcext:value-type="float">
            <text:p>1.2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2712.6515" calcext:value-type="float">
            <text:p>12712.6515</text:p>
          </table:table-cell>
          <table:table-cell office:value-type="string" calcext:value-type="string">
            <text:p>CSIX</text:p>
          </table:table-cell>
          <table:table-cell table:style-name="ce50" office:value-type="currency" office:currency="USD" office:value="222.96" calcext:value-type="currency">
            <text:p>$222.9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3605.8769" calcext:value-type="float">
            <text:p>3605.8769</text:p>
          </table:table-cell>
          <table:table-cell office:value-type="string" calcext:value-type="string">
            <text:p>AST</text:p>
          </table:table-cell>
          <table:table-cell table:style-name="ce50" office:value-type="currency" office:currency="USD" office:value="107.37" calcext:value-type="currency">
            <text:p>$107.37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333.8706" calcext:value-type="float">
            <text:p>333.8706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37.8" calcext:value-type="currency">
            <text:p>$37.80</text:p>
          </table:table-cell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10:.D45])" office:value-type="currency" office:currency="USD" office:value="2907.78" calcext:value-type="currency">
            <text:p>$2,907.78</text:p>
          </table:table-cell>
          <table:table-cell table:formula="of:=[.G15]/[.G10]" office:value-type="float" office:value="13.4619444444444" calcext:value-type="float">
            <text:p>13.461944</text:p>
          </table:table-cell>
          <table:table-cell table:formula="of:=[.G15]/[.G11]" office:value-type="float" office:value="26434.3636363636" calcext:value-type="float">
            <text:p>26434.36</text:p>
          </table:table-cell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289.8126" calcext:value-type="float">
            <text:p>289.8126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212.09" calcext:value-type="currency">
            <text:p>$212.09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15]*(1-0.1337)" office:value-type="currency" office:currency="USD" office:value="2519.009814" calcext:value-type="currency">
            <text:p>$2,519.01</text:p>
          </table:table-cell>
          <table:table-cell table:formula="of:=[.G16]/[.G10]" office:value-type="float" office:value="11.6620824722222" calcext:value-type="float">
            <text:p>11.662082</text:p>
          </table:table-cell>
          <table:table-cell table:formula="of:=[.G16]/[.G11]" office:value-type="float" office:value="22900.0892181818" calcext:value-type="float">
            <text:p>22900.09</text:p>
          </table:table-cell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46.3184" calcext:value-type="float">
            <text:p>146.3184</text:p>
          </table:table-cell>
          <table:table-cell office:value-type="string" calcext:value-type="string">
            <text:p>FIS</text:p>
          </table:table-cell>
          <table:table-cell table:style-name="ce50" office:value-type="currency" office:currency="USD" office:value="43.11" calcext:value-type="currency">
            <text:p>$43.11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15]-[.G16]" office:value-type="currency" office:currency="USD" office:value="388.770186" calcext:value-type="currency">
            <text:p>$388.77</text:p>
          </table:table-cell>
          <table:table-cell table:formula="of:=[.G17]/[.G10]" office:value-type="float" office:value="1.79986197222222" calcext:value-type="float">
            <text:p>1.799862</text:p>
          </table:table-cell>
          <table:table-cell table:formula="of:=[.G17]/[.G11]" office:value-type="float" office:value="3534.27441818182" calcext:value-type="float">
            <text:p>3534.27</text:p>
          </table:table-cell>
          <table:table-cell office:value-type="string" calcext:value-type="string">
            <text:p>13.37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31.2405" calcext:value-type="float">
            <text:p>131.2405</text:p>
          </table:table-cell>
          <table:table-cell office:value-type="string" calcext:value-type="string">
            <text:p>axlLqdr</text:p>
          </table:table-cell>
          <table:table-cell table:style-name="ce50" office:value-type="currency" office:currency="USD" office:value="39.65" calcext:value-type="currency">
            <text:p>$39.65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19.1967" calcext:value-type="float">
            <text:p>119.1967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692.6" calcext:value-type="currency">
            <text:p>$692.60</text:p>
          </table:table-cell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16]*0" office:value-type="currency" office:currency="USD" office:value="0" calcext:value-type="currency">
            <text:p>$0.00</text:p>
          </table:table-cell>
          <table:table-cell table:formula="of:=[.G19]/[.G10]" office:value-type="float" office:value="0" calcext:value-type="float">
            <text:p>0.000000</text:p>
          </table:table-cell>
          <table:table-cell table:formula="of:=[.G19]/[.G11]" office:value-type="float" office:value="0" calcext:value-type="float">
            <text:p>0.00</text:p>
          </table:table-cell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7.9493" calcext:value-type="float">
            <text:p>67.9493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67.95" calcext:value-type="currency">
            <text:p>$67.95</text:p>
          </table:table-cell>
          <table:table-cell table:style-name="ce50"/>
          <table:table-cell office:value-type="string" calcext:value-type="string">
            <text:p>Staking</text:p>
          </table:table-cell>
          <table:table-cell table:style-name="ce50" table:formula="of:=[.G16]*0.8" office:value-type="currency" office:currency="USD" office:value="2015.2078512" calcext:value-type="currency">
            <text:p>$2,015.21</text:p>
          </table:table-cell>
          <table:table-cell table:formula="of:=[.G20]/[.G10]" office:value-type="float" office:value="9.32966597777778" calcext:value-type="float">
            <text:p>9.329666</text:p>
          </table:table-cell>
          <table:table-cell table:formula="of:=[.G20]/[.G11]" office:value-type="float" office:value="18320.0713745455" calcext:value-type="float">
            <text:p>18320.07</text:p>
          </table:table-cell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3.5075" calcext:value-type="float">
            <text:p>53.5075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53.46" calcext:value-type="currency">
            <text:p>$53.46</text:p>
          </table:table-cell>
          <table:table-cell table:style-name="ce50"/>
          <table:table-cell office:value-type="string" calcext:value-type="string">
            <text:p>L2 Farm</text:p>
          </table:table-cell>
          <table:table-cell table:style-name="ce50" table:formula="of:=[.G16]*0.2" office:value-type="currency" office:currency="USD" office:value="503.8019628" calcext:value-type="currency">
            <text:p>$503.80</text:p>
          </table:table-cell>
          <table:table-cell table:formula="of:=[.G21]/[.G10]" office:value-type="float" office:value="2.33241649444444" calcext:value-type="float">
            <text:p>2.332416</text:p>
          </table:table-cell>
          <table:table-cell table:formula="of:=[.G21]/[.G11]" office:value-type="float" office:value="4580.01784363636" calcext:value-type="float">
            <text:p>4580.02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1469.3483" calcext:value-type="float">
            <text:p>1469.3483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36.58" calcext:value-type="currency">
            <text:p>$36.5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334.3882" calcext:value-type="float">
            <text:p>334.3882</text:p>
          </table:table-cell>
          <table:table-cell office:value-type="string" calcext:value-type="string">
            <text:p>FS</text:p>
          </table:table-cell>
          <table:table-cell table:style-name="ce50" office:value-type="currency" office:currency="USD" office:value="0.08" calcext:value-type="currency">
            <text:p>$0.0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14.9632" calcext:value-type="float">
            <text:p>214.9632</text:p>
          </table:table-cell>
          <table:table-cell office:value-type="string" calcext:value-type="string">
            <text:p>IPAD</text:p>
          </table:table-cell>
          <table:table-cell table:style-name="ce50" office:value-type="currency" office:currency="USD" office:value="0.53" calcext:value-type="currency">
            <text:p>$0.5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205.7461" calcext:value-type="float">
            <text:p>205.7461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205.57" calcext:value-type="currency">
            <text:p>$205.5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93.349" calcext:value-type="float">
            <text:p>93.3490</text:p>
          </table:table-cell>
          <table:table-cell office:value-type="string" calcext:value-type="string">
            <text:p>PENDLE</text:p>
          </table:table-cell>
          <table:table-cell table:style-name="ce50" office:value-type="currency" office:currency="USD" office:value="61.33" calcext:value-type="currency">
            <text:p>$61.3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3.3988" calcext:value-type="float">
            <text:p>33.3988</text:p>
          </table:table-cell>
          <table:table-cell office:value-type="string" calcext:value-type="string">
            <text:p>AST</text:p>
          </table:table-cell>
          <table:table-cell table:style-name="ce50" office:value-type="currency" office:currency="USD" office:value="0.99" calcext:value-type="currency">
            <text:p>$0.99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8.1888" calcext:value-type="float">
            <text:p>28.1888</text:p>
          </table:table-cell>
          <table:table-cell office:value-type="string" calcext:value-type="string">
            <text:p>FIL</text:p>
          </table:table-cell>
          <table:table-cell table:style-name="ce50" office:value-type="currency" office:currency="USD" office:value="91.87" calcext:value-type="currency">
            <text:p>$91.87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9.0447" calcext:value-type="float">
            <text:p>9.0447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6.62" calcext:value-type="currency">
            <text:p>$6.62</text:p>
          </table:table-cell>
          <table:table-cell table:style-name="ce50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9606" calcext:value-type="float">
            <text:p>3.9606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3.96" calcext:value-type="currency">
            <text:p>$3.9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3569" calcext:value-type="float">
            <text:p>3.3569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3.35" calcext:value-type="currency">
            <text:p>$3.35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2.2387" calcext:value-type="float">
            <text:p>2.2387</text:p>
          </table:table-cell>
          <table:table-cell office:value-type="string" calcext:value-type="string">
            <text:p>CSIX</text:p>
          </table:table-cell>
          <table:table-cell table:style-name="ce50" office:value-type="currency" office:currency="USD" office:value="0.04" calcext:value-type="currency">
            <text:p>$0.04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6659" calcext:value-type="float">
            <text:p>0.6659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3.87" calcext:value-type="currency">
            <text:p>$3.8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631" calcext:value-type="float">
            <text:p>0.631</text:p>
          </table:table-cell>
          <table:table-cell office:value-type="string" calcext:value-type="string">
            <text:p>axlLqdr</text:p>
          </table:table-cell>
          <table:table-cell table:style-name="ce50" office:value-type="currency" office:currency="USD" office:value="0.19" calcext:value-type="currency">
            <text:p>$0.1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117.48" calcext:value-type="currency">
            <text:p>$117.4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096" calcext:value-type="float">
            <text:p>0.0096</text:p>
          </table:table-cell>
          <table:table-cell office:value-type="string" calcext:value-type="string">
            <text:p>ankrBNB</text:p>
          </table:table-cell>
          <table:table-cell table:style-name="ce50" office:value-type="currency" office:currency="USD" office:value="2.19" calcext:value-type="currency">
            <text:p>$2.1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034" calcext:value-type="float">
            <text:p>0.0034</text:p>
          </table:table-cell>
          <table:table-cell office:value-type="string" calcext:value-type="string">
            <text:p>frxETH</text:p>
          </table:table-cell>
          <table:table-cell table:style-name="ce50" office:value-type="currency" office:currency="USD" office:value="5.5" calcext:value-type="currency">
            <text:p>$5.5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011" calcext:value-type="float">
            <text:p>0.0011</text:p>
          </table:table-cell>
          <table:table-cell office:value-type="string" calcext:value-type="string">
            <text:p>rBNB</text:p>
          </table:table-cell>
          <table:table-cell table:style-name="ce50" office:value-type="currency" office:currency="USD" office:value="0.26" calcext:value-type="currency">
            <text:p>$0.2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002" calcext:value-type="float">
            <text:p>0.0002</text:p>
          </table:table-cell>
          <table:table-cell office:value-type="string" calcext:value-type="string">
            <text:p>DUSD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0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3" office:value-type="string" calcext:value-type="string">
            <text:p>Prices</text:p>
          </table:table-cell>
          <table:table-cell table:style-name="ce44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58"/>
          <table:table-cell table:style-name="ce59"/>
          <table:table-cell table:style-name="ce44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2123.3238" calcext:value-type="float">
            <text:p>122123.3238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1251.16" calcext:value-type="currency">
            <text:p>$1,251.16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671" calcext:value-type="currency">
            <text:p>$1,671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6447.9032" calcext:value-type="float">
            <text:p>56447.9032</text:p>
          </table:table-cell>
          <table:table-cell office:value-type="string" calcext:value-type="string">
            <text:p>elCHR</text:p>
          </table:table-cell>
          <table:table-cell table:style-name="ce50" office:value-type="currency" office:currency="USD" office:value="461.91" calcext:value-type="currency">
            <text:p>$461.91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5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06.1291" calcext:value-type="float">
            <text:p>306.1291</text:p>
          </table:table-cell>
          <table:table-cell office:value-type="string" calcext:value-type="string">
            <text:p>wUSDR</text:p>
          </table:table-cell>
          <table:table-cell table:style-name="ce50" office:value-type="currency" office:currency="USD" office:value="329.71" calcext:value-type="currency">
            <text:p>$329.71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50]/[.B50]" office:value-type="currency" office:currency="USD" office:value="0.010245053615221" calcext:value-type="currency">
            <text:p>$0.010245</text:p>
          </table:table-cell>
          <table:table-cell table:formula="of:=[.G52]/[.G50]" office:value-type="float" office:value="0.00000613109133167028" calcext:value-type="float">
            <text:p>0.0000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59.1854" calcext:value-type="float">
            <text:p>159.1854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159.09" calcext:value-type="currency">
            <text:p>$159.09</text:p>
          </table:table-cell>
          <table:table-cell table:style-name="ce50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3.2825" calcext:value-type="float">
            <text:p>33.2825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33.28" calcext:value-type="currency">
            <text:p>$33.28</text:p>
          </table:table-cell>
          <table:table-cell/>
          <table:table-cell table:style-name="ce4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0.367" calcext:value-type="float">
            <text:p>30.3670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176.64" calcext:value-type="currency">
            <text:p>$176.64</text:p>
          </table:table-cell>
          <table:table-cell/>
          <table:table-cell office:value-type="string" calcext:value-type="string">
            <text:p>Super Total</text:p>
          </table:table-cell>
          <table:table-cell table:style-name="ce50" table:formula="of:=SUM([.D50:.D75])" office:value-type="currency" office:currency="USD" office:value="2738.16" calcext:value-type="currency">
            <text:p>$2,738.16</text:p>
          </table:table-cell>
          <table:table-cell table:formula="of:=[.G55]/[.G50]" office:value-type="float" office:value="1.6386355475763" calcext:value-type="float">
            <text:p>1.638636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0.6316" calcext:value-type="float">
            <text:p>10.6316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0.63" calcext:value-type="currency">
            <text:p>$10.63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[.G55]*3286/(3286+150+85)" office:value-type="currency" office:currency="USD" office:value="2555.40862255041" calcext:value-type="currency">
            <text:p>$2,555.41</text:p>
          </table:table-cell>
          <table:table-cell table:formula="of:=[.G56]/[.G50]" office:value-type="float" office:value="1.52926907393801" calcext:value-type="float">
            <text:p>1.529269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0.0224" calcext:value-type="float">
            <text:p>10.0224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262.81" calcext:value-type="currency">
            <text:p>$262.81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56]*(1-0.1337)" office:value-type="currency" office:currency="USD" office:value="2213.75048971542" calcext:value-type="currency">
            <text:p>$2,213.75</text:p>
          </table:table-cell>
          <table:table-cell table:formula="of:=[.G57]/[.G50]" office:value-type="float" office:value="1.3248057987525" calcext:value-type="float">
            <text:p>1.324806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5172" calcext:value-type="float">
            <text:p>0.5172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0.52" calcext:value-type="currency">
            <text:p>$0.52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56]-[.G57]" office:value-type="currency" office:currency="USD" office:value="341.65813283499" calcext:value-type="currency">
            <text:p>$341.66</text:p>
          </table:table-cell>
          <table:table-cell table:formula="of:=[.G58]/[.G50]" office:value-type="float" office:value="0.204463275185512" calcext:value-type="float">
            <text:p>0.204463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4909" calcext:value-type="float">
            <text:p>0.4909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0.49" calcext:value-type="currency">
            <text:p>$0.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4543" calcext:value-type="float">
            <text:p>0.4543</text:p>
          </table:table-cell>
          <table:table-cell office:value-type="string" calcext:value-type="string">
            <text:p>USD+</text:p>
          </table:table-cell>
          <table:table-cell table:style-name="ce50" office:value-type="currency" office:currency="USD" office:value="0.45" calcext:value-type="currency">
            <text:p>$0.45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57]*0.5" office:value-type="currency" office:currency="USD" office:value="1106.87524485771" calcext:value-type="currency">
            <text:p>$1,106.88</text:p>
          </table:table-cell>
          <table:table-cell table:formula="of:=[.G60]/[.G50]" office:value-type="float" office:value="0.662402899376248" calcext:value-type="float">
            <text:p>0.662403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2615" calcext:value-type="float">
            <text:p>0.2615</text:p>
          </table:table-cell>
          <table:table-cell office:value-type="string" calcext:value-type="string">
            <text:p>MAI</text:p>
          </table:table-cell>
          <table:table-cell table:style-name="ce50" office:value-type="currency" office:currency="USD" office:value="0.23" calcext:value-type="currency">
            <text:p>$0.23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57]*0.5" office:value-type="currency" office:currency="USD" office:value="1106.87524485771" calcext:value-type="currency">
            <text:p>$1,106.88</text:p>
          </table:table-cell>
          <table:table-cell table:formula="of:=[.G61]/[.G50]" office:value-type="float" office:value="0.662402899376248" calcext:value-type="float">
            <text:p>0.662403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306" calcext:value-type="float">
            <text:p>0.0306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51.24" calcext:value-type="currency">
            <text:p>$51.24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2"/>
          <table:table-cell table:style-name="ce50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 table:number-rows-repeated="5">
          <table:table-cell/>
          <table:table-cell table:style-name="Default"/>
          <table:table-cell table:number-columns-repeated="62"/>
        </table:table-row>
        <table:table-row table:style-name="ro1" table:number-rows-repeated="8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etro</text:p>
          </table:table-cell>
          <table:table-cell table:style-name="ce49" office:value-type="string" calcext:value-type="string">
            <text:p><text:a xlink:href="https://eliteness.network/el-retro" xlink:type="simple">https://eliteness.network/el-retro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MATIC)</text:p>
          </table:table-cell>
          <table:table-cell table:style-name="ce57"/>
          <table:table-cell table:style-name="ce43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2.91" calcext:value-type="currency">
            <text:p>$2.91</text:p>
          </table:table-cell>
          <table:table-cell/>
          <table:table-cell office:value-type="string" calcext:value-type="string">
            <text:p>MATIC</text:p>
          </table:table-cell>
          <table:table-cell table:style-name="ce52" office:value-type="currency" office:currency="USD" office:value="0.52" calcext:value-type="currency">
            <text:p>$0.52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1" calcext:value-type="float">
            <text:p>0.0010</text:p>
          </table:table-cell>
          <table:table-cell office:value-type="string" calcext:value-type="string">
            <text:p>frxETH</text:p>
          </table:table-cell>
          <table:table-cell table:style-name="ce50" office:value-type="currency" office:currency="USD" office:value="1.58" calcext:value-type="currency">
            <text:p>$1.58</text:p>
          </table:table-cell>
          <table:table-cell/>
          <table:table-cell office:value-type="string" calcext:value-type="string">
            <text:p>RETRO</text:p>
          </table:table-cell>
          <table:table-cell table:style-name="ce52" office:value-type="currency" office:currency="USD" office:value="0.08" calcext:value-type="currency">
            <text:p>$0.080000</text:p>
          </table:table-cell>
          <table:table-cell table:formula="of:=[.G87]/[.G86]" office:value-type="float" office:value="0.153846153846154" calcext:value-type="float">
            <text:p>0.1538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35.2939" calcext:value-type="float">
            <text:p>435.2939</text:p>
          </table:table-cell>
          <table:table-cell office:value-type="string" calcext:value-type="string">
            <text:p>WMATIC</text:p>
          </table:table-cell>
          <table:table-cell table:style-name="ce50" office:value-type="currency" office:currency="USD" office:value="222.28" calcext:value-type="currency">
            <text:p>$222.28</text:p>
          </table:table-cell>
          <table:table-cell/>
          <table:table-cell office:value-type="string" calcext:value-type="string">
            <text:p>elRETRO</text:p>
          </table:table-cell>
          <table:table-cell table:style-name="ce52" office:value-type="currency" office:currency="USD" office:value="0.06" calcext:value-type="currency">
            <text:p>$0.060000</text:p>
          </table:table-cell>
          <table:table-cell table:formula="of:=[.G88]/[.G86]" office:value-type="float" office:value="0.115384615384615" calcext:value-type="float">
            <text:p>0.11538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86:.D96])" office:value-type="currency" office:currency="USD" office:value="226.77" calcext:value-type="currency">
            <text:p>$226.77</text:p>
          </table:table-cell>
          <table:table-cell table:formula="of:=[.G91]/[.G86]" office:value-type="float" office:value="436.096153846154" calcext:value-type="float">
            <text:p>436.096154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91]*(1-0.1337)" office:value-type="currency" office:currency="USD" office:value="196.450851" calcext:value-type="currency">
            <text:p>$196.45</text:p>
          </table:table-cell>
          <table:table-cell table:formula="of:=[.G92]/[.G86]" office:value-type="float" office:value="377.790098076923" calcext:value-type="float">
            <text:p>377.79009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91]-[.G92]" office:value-type="currency" office:currency="USD" office:value="30.319149" calcext:value-type="currency">
            <text:p>$30.32</text:p>
          </table:table-cell>
          <table:table-cell table:formula="of:=[.G93]/[.G86]" office:value-type="float" office:value="58.3060557692308" calcext:value-type="float">
            <text:p>58.306056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92]*0.8" office:value-type="currency" office:currency="USD" office:value="157.1606808" calcext:value-type="currency">
            <text:p>$157.16</text:p>
          </table:table-cell>
          <table:table-cell table:formula="of:=[.G95]/[.G86]" office:value-type="float" office:value="302.232078461538" calcext:value-type="float">
            <text:p>302.232078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92]*0.2" office:value-type="currency" office:currency="USD" office:value="39.2901702" calcext:value-type="currency">
            <text:p>$39.29</text:p>
          </table:table-cell>
          <table:table-cell table:formula="of:=[.G96]/[.G86]" office:value-type="float" office:value="75.5580196153846" calcext:value-type="float">
            <text:p>75.55802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PoL Farming</text:p>
          </table:table-cell>
          <table:table-cell table:style-name="ce45" office:value-type="float" office:value="0" calcext:value-type="float">
            <text:p>0.0000</text:p>
          </table:table-cell>
          <table:table-cell table:style-name="Default" office:value-type="string" calcext:value-type="string">
            <text:p>oRETRO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PoL Staking</text:p>
          </table:table-cell>
          <table:table-cell table:style-name="ce45" office:value-type="float" office:value="0" calcext:value-type="float">
            <text:p>0.0000</text:p>
          </table:table-cell>
          <table:table-cell table:style-name="Default" office:value-type="string" calcext:value-type="string">
            <text:p>MATIC</text:p>
          </table:table-cell>
          <table:table-cell office:value-type="float" office:value="0" calcext:value-type="float">
            <text:p>0.00</text:p>
          </table:table-cell>
          <table:table-cell table:number-columns-repeated="4"/>
          <table:table-cell table:style-name="ce60"/>
          <table:table-cell table:number-columns-repeated="5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5"/>
          <table:table-cell/>
          <table:table-cell table:style-name="ce50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4" office:value-type="string" calcext:value-type="string">
            <text:p>Distrubution</text:p>
          </table:table-cell>
          <table:table-cell table:style-name="ce44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58"/>
          <table:table-cell table:style-name="ce44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50"/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12:.D126])" office:value-type="currency" office:currency="USD" office:value="0" calcext:value-type="currency">
            <text:p>$0.00</text:p>
          </table:table-cell>
          <table:table-cell table:formula="of:=[.G114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114]*(1-0.1337)" office:value-type="currency" office:currency="USD" office:value="0" calcext:value-type="currency">
            <text:p>$0.00</text:p>
          </table:table-cell>
          <table:table-cell table:formula="of:=[.G115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14]-[.G115]" office:value-type="currency" office:currency="USD" office:value="0" calcext:value-type="currency">
            <text:p>$0.00</text:p>
          </table:table-cell>
          <table:table-cell table:formula="of:=[.G116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15]*0.2" office:value-type="currency" office:currency="USD" office:value="0" calcext:value-type="currency">
            <text:p>$0.00</text:p>
          </table:table-cell>
          <table:table-cell table:formula="of:=[.G118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15]*0.8" office:value-type="currency" office:currency="USD" office:value="0" calcext:value-type="currency">
            <text:p>$0.00</text:p>
          </table:table-cell>
          <table:table-cell table:formula="of:=[.G119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57"/>
          <table:table-cell table:style-name="ce43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33]/[.G132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34]/[.G132]" office:value-type="float" office:value="1" calcext:value-type="float">
            <text:p>1.000000</text:p>
          </table:table-cell>
          <table:table-cell/>
          <table:table-cell table:formula="of:=[.G137]*5200/([.G133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32:.D142])" office:value-type="currency" office:currency="USD" office:value="0" calcext:value-type="currency">
            <text:p>$0.00</text:p>
          </table:table-cell>
          <table:table-cell table:formula="of:=[.G137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137]*(1-0.1337)" office:value-type="currency" office:currency="USD" office:value="0" calcext:value-type="currency">
            <text:p>$0.00</text:p>
          </table:table-cell>
          <table:table-cell table:formula="of:=[.G138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37]-[.G138]" office:value-type="currency" office:currency="USD" office:value="0" calcext:value-type="currency">
            <text:p>$0.00</text:p>
          </table:table-cell>
          <table:table-cell table:formula="of:=[.G139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38]*0" office:value-type="currency" office:currency="USD" office:value="0" calcext:value-type="currency">
            <text:p>$0.00</text:p>
          </table:table-cell>
          <table:table-cell table:formula="of:=[.G141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38]*0.75" office:value-type="currency" office:currency="USD" office:value="0" calcext:value-type="currency">
            <text:p>$0.00</text:p>
          </table:table-cell>
          <table:table-cell table:formula="of:=[.G142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9-21" table:style-name="ta1">
        <table:table-column table:style-name="co1" table:default-cell-style-name="Default"/>
        <table:table-column table:style-name="co2" table:default-cell-style-name="ce45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42" office:value-type="date" office:date-value="2023-09-21" calcext:value-type="date">
            <text:p>2023-09-21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9504.6461" calcext:value-type="float">
            <text:p>119504.6461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2733.73" calcext:value-type="currency">
            <text:p>$2,733.73</text:p>
          </table:table-cell>
          <table:table-cell/>
          <table:table-cell office:value-type="string" calcext:value-type="string">
            <text:p>BNB</text:p>
          </table:table-cell>
          <table:table-cell table:style-name="ce52" office:value-type="currency" office:currency="USD" office:value="210" calcext:value-type="currency">
            <text:p>$210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207.6172" calcext:value-type="float">
            <text:p>1207.6172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1031.47" calcext:value-type="currency">
            <text:p>$1,031.47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11]/[.G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66.504" calcext:value-type="float">
            <text:p>266.5040</text:p>
          </table:table-cell>
          <table:table-cell office:value-type="string" calcext:value-type="string">
            <text:p>AST</text:p>
          </table:table-cell>
          <table:table-cell table:style-name="ce50" office:value-type="currency" office:currency="USD" office:value="7.3" calcext:value-type="currency">
            <text:p>$7.30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12]/[.G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 table:number-columns-repeated="2"/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 table:number-columns-repeated="2"/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 table:number-columns-repeated="2"/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10:.D45])" office:value-type="currency" office:currency="USD" office:value="3872.54" calcext:value-type="currency">
            <text:p>$3,872.54</text:p>
          </table:table-cell>
          <table:table-cell table:formula="of:=[.G15]/[.G10]" office:value-type="float" office:value="18.4406666666667" calcext:value-type="float">
            <text:p>18.44066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 table:number-columns-repeated="2"/>
          <table:table-cell table:style-name="ce50"/>
          <table:table-cell office:value-type="string" calcext:value-type="string">
            <text:p>Base</text:p>
          </table:table-cell>
          <table:table-cell table:style-name="ce50" table:formula="of:=[.G15]*(1-0.1337)" office:value-type="currency" office:currency="USD" office:value="3354.781402" calcext:value-type="currency">
            <text:p>$3,354.78</text:p>
          </table:table-cell>
          <table:table-cell table:formula="of:=[.G16]/[.G10]" office:value-type="float" office:value="15.9751495333333" calcext:value-type="float">
            <text:p>15.97515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 table:number-columns-repeated="2"/>
          <table:table-cell table:style-name="ce50"/>
          <table:table-cell office:value-type="string" calcext:value-type="string">
            <text:p>PoL</text:p>
          </table:table-cell>
          <table:table-cell table:style-name="ce50" table:formula="of:=[.G15]-[.G16]" office:value-type="currency" office:currency="USD" office:value="517.758598" calcext:value-type="currency">
            <text:p>$517.76</text:p>
          </table:table-cell>
          <table:table-cell table:formula="of:=[.G17]/[.G10]" office:value-type="float" office:value="2.46551713333333" calcext:value-type="float">
            <text:p>2.46551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 table:number-columns-repeated="2"/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16]*0" office:value-type="currency" office:currency="USD" office:value="0" calcext:value-type="currency">
            <text:p>$0.00</text:p>
          </table:table-cell>
          <table:table-cell table:formula="of:=[.G19]/[.G10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69.0072" calcext:value-type="float">
            <text:p>569.0072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13.02" calcext:value-type="currency">
            <text:p>$13.02</text:p>
          </table:table-cell>
          <table:table-cell table:style-name="ce50"/>
          <table:table-cell office:value-type="string" calcext:value-type="string">
            <text:p>Staking</text:p>
          </table:table-cell>
          <table:table-cell table:style-name="ce50" table:formula="of:=[.G16]*0.8" office:value-type="currency" office:currency="USD" office:value="2683.8251216" calcext:value-type="currency">
            <text:p>$2,683.83</text:p>
          </table:table-cell>
          <table:table-cell table:formula="of:=[.G20]/[.G10]" office:value-type="float" office:value="12.7801196266667" calcext:value-type="float">
            <text:p>12.78012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5.8614" calcext:value-type="float">
            <text:p>35.8614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30.63" calcext:value-type="currency">
            <text:p>$30.63</text:p>
          </table:table-cell>
          <table:table-cell table:style-name="ce50"/>
          <table:table-cell office:value-type="string" calcext:value-type="string">
            <text:p>L2 Farm</text:p>
          </table:table-cell>
          <table:table-cell table:style-name="ce50" table:formula="of:=[.G16]*0.2" office:value-type="currency" office:currency="USD" office:value="670.9562804" calcext:value-type="currency">
            <text:p>$670.96</text:p>
          </table:table-cell>
          <table:table-cell table:formula="of:=[.G21]/[.G10]" office:value-type="float" office:value="3.19502990666667" calcext:value-type="float">
            <text:p>3.19503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7.1123" calcext:value-type="float">
            <text:p>27.1123</text:p>
          </table:table-cell>
          <table:table-cell office:value-type="string" calcext:value-type="string">
            <text:p>BUSD</text:p>
          </table:table-cell>
          <table:table-cell table:style-name="ce50" office:value-type="currency" office:currency="USD" office:value="27.12" calcext:value-type="currency">
            <text:p>$27.12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24.3262" calcext:value-type="float">
            <text:p>24.3262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24.32" calcext:value-type="currency">
            <text:p>$24.32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3.4615" calcext:value-type="float">
            <text:p>3.4615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3.46" calcext:value-type="currency">
            <text:p>$3.4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ETH</text:p>
          </table:table-cell>
          <table:table-cell table:style-name="ce50" office:value-type="currency" office:currency="USD" office:value="1.49" calcext:value-type="currency">
            <text:p>$1.4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/>
          <table:table-cell table:number-columns-repeated="2"/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 table:number-rows-repeated="9">
          <table:table-cell/>
          <table:table-cell table:style-name="Default"/>
          <table:table-cell table:number-columns-repeated="2"/>
          <table:table-cell table:style-name="ce50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3" office:value-type="string" calcext:value-type="string">
            <text:p>Prices</text:p>
          </table:table-cell>
          <table:table-cell table:style-name="ce44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4"/>
          <table:table-cell table:style-name="ce59"/>
          <table:table-cell table:style-name="ce44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7258.04" calcext:value-type="float">
            <text:p>97258.0400</text:p>
          </table:table-cell>
          <table:table-cell office:value-type="string" calcext:value-type="string">
            <text:p>elCHR</text:p>
          </table:table-cell>
          <table:table-cell table:style-name="ce50" office:value-type="currency" office:currency="USD" office:value="504.42" calcext:value-type="currency">
            <text:p>$504.42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591" calcext:value-type="currency">
            <text:p>$1,591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2282.1954" calcext:value-type="float">
            <text:p>22282.1954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74.75" calcext:value-type="currency">
            <text:p>$74.75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5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15.7469" calcext:value-type="float">
            <text:p>615.7469</text:p>
          </table:table-cell>
          <table:table-cell office:value-type="string" calcext:value-type="string">
            <text:p>wUSDR</text:p>
          </table:table-cell>
          <table:table-cell table:style-name="ce50" office:value-type="currency" office:currency="USD" office:value="662.43" calcext:value-type="currency">
            <text:p>$662.43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50]/[.B50]" office:value-type="currency" office:currency="USD" office:value="0.00518640926755259" calcext:value-type="currency">
            <text:p>$0.005186</text:p>
          </table:table-cell>
          <table:table-cell table:formula="of:=[.G52]/[.G50]" office:value-type="float" office:value="0.00000325984240575272" calcext:value-type="float">
            <text:p>0.00000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9.4828" calcext:value-type="float">
            <text:p>59.4828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59.48" calcext:value-type="currency">
            <text:p>$59.48</text:p>
          </table:table-cell>
          <table:table-cell table:style-name="ce50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6.5181" calcext:value-type="float">
            <text:p>26.5181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144.52" calcext:value-type="currency">
            <text:p>$144.52</text:p>
          </table:table-cell>
          <table:table-cell/>
          <table:table-cell table:style-name="ce4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.2276" calcext:value-type="float">
            <text:p>17.2276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433.03" calcext:value-type="currency">
            <text:p>$433.03</text:p>
          </table:table-cell>
          <table:table-cell/>
          <table:table-cell office:value-type="string" calcext:value-type="string">
            <text:p>Super Total</text:p>
          </table:table-cell>
          <table:table-cell table:style-name="ce50" table:formula="of:=SUM([.D50:.D75])" office:value-type="currency" office:currency="USD" office:value="1973.94" calcext:value-type="currency">
            <text:p>$1,973.94</text:p>
          </table:table-cell>
          <table:table-cell table:formula="of:=[.G55]/[.G50]" office:value-type="float" office:value="1.24069138906348" calcext:value-type="float">
            <text:p>1.240691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6.7951" calcext:value-type="float">
            <text:p>16.7951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6.8" calcext:value-type="currency">
            <text:p>$16.80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[.G55]*3286/(3286+150+85)" office:value-type="currency" office:currency="USD" office:value="1842.19450156206" calcext:value-type="currency">
            <text:p>$1,842.19</text:p>
          </table:table-cell>
          <table:table-cell table:formula="of:=[.G56]/[.G50]" office:value-type="float" office:value="1.15788466471531" calcext:value-type="float">
            <text:p>1.157885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.4344" calcext:value-type="float">
            <text:p>1.4344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.43" calcext:value-type="currency">
            <text:p>$1.43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56]*(1-0.1337)" office:value-type="currency" office:currency="USD" office:value="1595.89309670321" calcext:value-type="currency">
            <text:p>$1,595.89</text:p>
          </table:table-cell>
          <table:table-cell table:formula="of:=[.G57]/[.G50]" office:value-type="float" office:value="1.00307548504287" calcext:value-type="float">
            <text:p>1.003075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459" calcext:value-type="float">
            <text:p>0.4590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0.46" calcext:value-type="currency">
            <text:p>$0.46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56]-[.G57]" office:value-type="currency" office:currency="USD" office:value="246.301404858847" calcext:value-type="currency">
            <text:p>$246.30</text:p>
          </table:table-cell>
          <table:table-cell table:formula="of:=[.G58]/[.G50]" office:value-type="float" office:value="0.154809179672437" calcext:value-type="float">
            <text:p>0.154809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711" calcext:value-type="float">
            <text:p>0.1711</text:p>
          </table:table-cell>
          <table:table-cell office:value-type="string" calcext:value-type="string">
            <text:p>MAI</text:p>
          </table:table-cell>
          <table:table-cell table:style-name="ce50" office:value-type="currency" office:currency="USD" office:value="0.15" calcext:value-type="currency">
            <text:p>$0.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48" calcext:value-type="float">
            <text:p>0.0480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76.47" calcext:value-type="currency">
            <text:p>$76.47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57]*0.5" office:value-type="currency" office:currency="USD" office:value="797.946548351605" calcext:value-type="currency">
            <text:p>$797.95</text:p>
          </table:table-cell>
          <table:table-cell table:formula="of:=[.G60]/[.G50]" office:value-type="float" office:value="0.501537742521436" calcext:value-type="float">
            <text:p>0.501538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57]*0.5" office:value-type="currency" office:currency="USD" office:value="797.946548351605" calcext:value-type="currency">
            <text:p>$797.95</text:p>
          </table:table-cell>
          <table:table-cell table:formula="of:=[.G61]/[.G50]" office:value-type="float" office:value="0.501537742521436" calcext:value-type="float">
            <text:p>0.501538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2"/>
          <table:table-cell table:style-name="ce50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 table:number-rows-repeated="5">
          <table:table-cell/>
          <table:table-cell table:style-name="Default"/>
          <table:table-cell table:number-columns-repeated="62"/>
        </table:table-row>
        <table:table-row table:style-name="ro1" table:number-rows-repeated="8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etro</text:p>
          </table:table-cell>
          <table:table-cell table:style-name="ce49" office:value-type="string" calcext:value-type="string">
            <text:p><text:a xlink:href="https://eliteness.network/el-retro" xlink:type="simple">https://eliteness.network/el-retro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MATIC)</text:p>
          </table:table-cell>
          <table:table-cell table:style-name="ce43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MATIC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lRETRO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87]/[.G86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2"/>
          <table:table-cell table:style-name="ce52" office:value-type="currency" office:currency="USD" office:value="1" calcext:value-type="currency">
            <text:p>$1.000000</text:p>
          </table:table-cell>
          <table:table-cell table:formula="of:=[.G88]/[.G86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86:.D96])" office:value-type="currency" office:currency="USD" office:value="0" calcext:value-type="currency">
            <text:p>$0.00</text:p>
          </table:table-cell>
          <table:table-cell table:formula="of:=[.G91]/[.G86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91]*(1-0.1337)" office:value-type="currency" office:currency="USD" office:value="0" calcext:value-type="currency">
            <text:p>$0.00</text:p>
          </table:table-cell>
          <table:table-cell table:formula="of:=[.G92]/[.G86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91]-[.G92]" office:value-type="currency" office:currency="USD" office:value="0" calcext:value-type="currency">
            <text:p>$0.00</text:p>
          </table:table-cell>
          <table:table-cell table:formula="of:=[.G93]/[.G86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92]*0" office:value-type="currency" office:currency="USD" office:value="0" calcext:value-type="currency">
            <text:p>$0.00</text:p>
          </table:table-cell>
          <table:table-cell table:formula="of:=[.G95]/[.G86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92]*0.75" office:value-type="currency" office:currency="USD" office:value="0" calcext:value-type="currency">
            <text:p>$0.00</text:p>
          </table:table-cell>
          <table:table-cell table:formula="of:=[.G96]/[.G86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RETRO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MATIC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60"/>
          <table:table-cell table:number-columns-repeated="5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5"/>
          <table:table-cell/>
          <table:table-cell table:style-name="ce50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4" office:value-type="string" calcext:value-type="string">
            <text:p>Distrubution</text:p>
          </table:table-cell>
          <table:table-cell table:style-name="ce44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4" table:number-columns-repeated="3"/>
          <table:table-cell table:number-columns-repeated="53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50"/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12:.D126])" office:value-type="currency" office:currency="USD" office:value="0" calcext:value-type="currency">
            <text:p>$0.00</text:p>
          </table:table-cell>
          <table:table-cell table:formula="of:=[.G114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114]*(1-0.1337)" office:value-type="currency" office:currency="USD" office:value="0" calcext:value-type="currency">
            <text:p>$0.00</text:p>
          </table:table-cell>
          <table:table-cell table:formula="of:=[.G115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14]-[.G115]" office:value-type="currency" office:currency="USD" office:value="0" calcext:value-type="currency">
            <text:p>$0.00</text:p>
          </table:table-cell>
          <table:table-cell table:formula="of:=[.G116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15]*0.2" office:value-type="currency" office:currency="USD" office:value="0" calcext:value-type="currency">
            <text:p>$0.00</text:p>
          </table:table-cell>
          <table:table-cell table:formula="of:=[.G118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15]*0.8" office:value-type="currency" office:currency="USD" office:value="0" calcext:value-type="currency">
            <text:p>$0.00</text:p>
          </table:table-cell>
          <table:table-cell table:formula="of:=[.G119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43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33]/[.G132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34]/[.G132]" office:value-type="float" office:value="1" calcext:value-type="float">
            <text:p>1.000000</text:p>
          </table:table-cell>
          <table:table-cell/>
          <table:table-cell table:formula="of:=[.G137]*5200/([.G133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32:.D142])" office:value-type="currency" office:currency="USD" office:value="0" calcext:value-type="currency">
            <text:p>$0.00</text:p>
          </table:table-cell>
          <table:table-cell table:formula="of:=[.G137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137]*(1-0.1337)" office:value-type="currency" office:currency="USD" office:value="0" calcext:value-type="currency">
            <text:p>$0.00</text:p>
          </table:table-cell>
          <table:table-cell table:formula="of:=[.G138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37]-[.G138]" office:value-type="currency" office:currency="USD" office:value="0" calcext:value-type="currency">
            <text:p>$0.00</text:p>
          </table:table-cell>
          <table:table-cell table:formula="of:=[.G139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38]*0" office:value-type="currency" office:currency="USD" office:value="0" calcext:value-type="currency">
            <text:p>$0.00</text:p>
          </table:table-cell>
          <table:table-cell table:formula="of:=[.G141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38]*0.75" office:value-type="currency" office:currency="USD" office:value="0" calcext:value-type="currency">
            <text:p>$0.00</text:p>
          </table:table-cell>
          <table:table-cell table:formula="of:=[.G142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9-14" table:style-name="ta1">
        <table:table-column table:style-name="co1" table:default-cell-style-name="Default"/>
        <table:table-column table:style-name="co2" table:default-cell-style-name="ce45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42" office:value-type="date" office:date-value="2023-08-24" calcext:value-type="date">
            <text:p>2023-08-24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4" office:value-type="string" calcext:value-type="string">
            <text:p>Distrubution</text:p>
          </table:table-cell>
          <table:table-cell table:style-name="ce44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4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7:.D62])" office:value-type="currency" office:currency="USD" office:value="0" calcext:value-type="currency">
            <text:p>$0.00</text:p>
          </table:table-cell>
          <table:table-cell table:formula="of:=[.G9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9]*(1-0.1337)" office:value-type="currency" office:currency="USD" office:value="0" calcext:value-type="currency">
            <text:p>$0.00</text:p>
          </table:table-cell>
          <table:table-cell table:formula="of:=[.G10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9]-[.G10]" office:value-type="currency" office:currency="USD" office:value="0" calcext:value-type="currency">
            <text:p>$0.00</text:p>
          </table:table-cell>
          <table:table-cell table:formula="of:=[.G11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0]*0.2" office:value-type="currency" office:currency="USD" office:value="0" calcext:value-type="currency">
            <text:p>$0.00</text:p>
          </table:table-cell>
          <table:table-cell table:formula="of:=[.G13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0]*0.8" office:value-type="currency" office:currency="USD" office:value="0" calcext:value-type="currency">
            <text:p>$0.00</text:p>
          </table:table-cell>
          <table:table-cell table:formula="of:=[.G14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19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ce50"/>
          <table:table-cell table:number-columns-repeated="57"/>
        </table:table-row>
        <table:table-row table:style-name="ro1" table:number-rows-repeated="12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table:number-columns-repeated="3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2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table:number-columns-repeated="3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6294.6034" calcext:value-type="float">
            <text:p>36294.6034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140.65" calcext:value-type="currency">
            <text:p>$140.65</text:p>
          </table:table-cell>
          <table:table-cell/>
          <table:table-cell office:value-type="string" calcext:value-type="string">
            <text:p>BNB</text:p>
          </table:table-cell>
          <table:table-cell table:style-name="ce52" office:value-type="currency" office:currency="USD" office:value="212" calcext:value-type="currency">
            <text:p>$212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3388.0662" calcext:value-type="float">
            <text:p>3388.0662</text:p>
          </table:table-cell>
          <table:table-cell office:value-type="string" calcext:value-type="string">
            <text:p>ANKR</text:p>
          </table:table-cell>
          <table:table-cell table:style-name="ce50" office:value-type="currency" office:currency="USD" office:value="64.69" calcext:value-type="currency">
            <text:p>$64.69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71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398.4446" calcext:value-type="float">
            <text:p>2398.4446</text:p>
          </table:table-cell>
          <table:table-cell office:value-type="string" calcext:value-type="string">
            <text:p>liveThe</text:p>
          </table:table-cell>
          <table:table-cell table:style-name="ce50" office:value-type="currency" office:currency="USD" office:value="287.01" calcext:value-type="currency">
            <text:p>$287.01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72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934.5557" calcext:value-type="float">
            <text:p>1934.5557</text:p>
          </table:table-cell>
          <table:table-cell office:value-type="string" calcext:value-type="string">
            <text:p>eTHENA</text:p>
          </table:table-cell>
          <table:table-cell table:style-name="ce50" office:value-type="currency" office:currency="USD" office:value="304.87" calcext:value-type="currency">
            <text:p>$304.8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39.2578" calcext:value-type="float">
            <text:p>639.2578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76.5" calcext:value-type="currency">
            <text:p>$76.50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18.7131" calcext:value-type="float">
            <text:p>418.7131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395.78" calcext:value-type="currency">
            <text:p>$395.78</text:p>
          </table:table-cell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70:.D105])" office:value-type="currency" office:currency="USD" office:value="2661.77" calcext:value-type="currency">
            <text:p>$2,661.77</text:p>
          </table:table-cell>
          <table:table-cell table:formula="of:=[.G75]/[.G70]" office:value-type="float" office:value="12.5555188679245" calcext:value-type="float">
            <text:p>12.555519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83.5108" calcext:value-type="float">
            <text:p>283.5108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60.84" calcext:value-type="currency">
            <text:p>$60.84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75]*(1-0.1337)" office:value-type="currency" office:currency="USD" office:value="2305.891351" calcext:value-type="currency">
            <text:p>$2,305.89</text:p>
          </table:table-cell>
          <table:table-cell table:formula="of:=[.G76]/[.G70]" office:value-type="float" office:value="10.876845995283" calcext:value-type="float">
            <text:p>10.876846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6.329" calcext:value-type="float">
            <text:p>96.3290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527.21" calcext:value-type="currency">
            <text:p>$527.21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75]-[.G76]" office:value-type="currency" office:currency="USD" office:value="355.878649" calcext:value-type="currency">
            <text:p>$355.88</text:p>
          </table:table-cell>
          <table:table-cell table:formula="of:=[.G77]/[.G70]" office:value-type="float" office:value="1.67867287264151" calcext:value-type="float">
            <text:p>1.678673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5.3291" calcext:value-type="float">
            <text:p>45.3291</text:p>
          </table:table-cell>
          <table:table-cell office:value-type="string" calcext:value-type="string">
            <text:p>GHNY</text:p>
          </table:table-cell>
          <table:table-cell table:style-name="ce50" office:value-type="currency" office:currency="USD" office:value="169.17" calcext:value-type="currency">
            <text:p>$169.17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76]*0" office:value-type="currency" office:currency="USD" office:value="0" calcext:value-type="currency">
            <text:p>$0.00</text:p>
          </table:table-cell>
          <table:table-cell table:formula="of:=[.G79]/[.G70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99.6618" calcext:value-type="float">
            <text:p>599.6618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2.32" calcext:value-type="currency">
            <text:p>$2.32</text:p>
          </table:table-cell>
          <table:table-cell table:style-name="ce50"/>
          <table:table-cell office:value-type="string" calcext:value-type="string">
            <text:p>Staking</text:p>
          </table:table-cell>
          <table:table-cell table:style-name="ce50" table:formula="of:=[.G76]*0.8" office:value-type="currency" office:currency="USD" office:value="1844.7130808" calcext:value-type="currency">
            <text:p>$1,844.71</text:p>
          </table:table-cell>
          <table:table-cell table:formula="of:=[.G80]/[.G70]" office:value-type="float" office:value="8.70147679622641" calcext:value-type="float">
            <text:p>8.701477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34.2279" calcext:value-type="float">
            <text:p>334.2279</text:p>
          </table:table-cell>
          <table:table-cell office:value-type="string" calcext:value-type="string">
            <text:p>FTM</text:p>
          </table:table-cell>
          <table:table-cell table:style-name="ce50" office:value-type="currency" office:currency="USD" office:value="65.43" calcext:value-type="currency">
            <text:p>$65.43</text:p>
          </table:table-cell>
          <table:table-cell table:style-name="ce50"/>
          <table:table-cell office:value-type="string" calcext:value-type="string">
            <text:p>L2 Farm</text:p>
          </table:table-cell>
          <table:table-cell table:style-name="ce50" table:formula="of:=[.G76]*0.2" office:value-type="currency" office:currency="USD" office:value="461.1782702" calcext:value-type="currency">
            <text:p>$461.18</text:p>
          </table:table-cell>
          <table:table-cell table:formula="of:=[.G81]/[.G70]" office:value-type="float" office:value="2.1753691990566" calcext:value-type="float">
            <text:p>2.1753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8.2868" calcext:value-type="float">
            <text:p>108.2868</text:p>
          </table:table-cell>
          <table:table-cell office:value-type="string" calcext:value-type="string">
            <text:p>MATIC</text:p>
          </table:table-cell>
          <table:table-cell table:style-name="ce50" office:value-type="currency" office:currency="USD" office:value="57.29" calcext:value-type="currency">
            <text:p>$57.2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3.1209" calcext:value-type="float">
            <text:p>43.1209</text:p>
          </table:table-cell>
          <table:table-cell office:value-type="string" calcext:value-type="string">
            <text:p>FIL</text:p>
          </table:table-cell>
          <table:table-cell table:style-name="ce50" office:value-type="currency" office:currency="USD" office:value="145.39" calcext:value-type="currency">
            <text:p>$145.3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1.5122" calcext:value-type="float">
            <text:p>41.5122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8.91" calcext:value-type="currency">
            <text:p>$8.91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7.9351" calcext:value-type="float">
            <text:p>37.9351</text:p>
          </table:table-cell>
          <table:table-cell office:value-type="string" calcext:value-type="string">
            <text:p>BUSD</text:p>
          </table:table-cell>
          <table:table-cell table:style-name="ce50" office:value-type="currency" office:currency="USD" office:value="37.93" calcext:value-type="currency">
            <text:p>$37.9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3.9093" calcext:value-type="float">
            <text:p>33.9093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32.05" calcext:value-type="currency">
            <text:p>$32.0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3.8507" calcext:value-type="float">
            <text:p>23.8507</text:p>
          </table:table-cell>
          <table:table-cell office:value-type="string" calcext:value-type="string">
            <text:p>eTHENA</text:p>
          </table:table-cell>
          <table:table-cell table:style-name="ce50" office:value-type="currency" office:currency="USD" office:value="3.76" calcext:value-type="currency">
            <text:p>$3.7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1.6654" calcext:value-type="float">
            <text:p>21.6654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2.59" calcext:value-type="currency">
            <text:p>$2.59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.1448" calcext:value-type="float">
            <text:p>8.1448</text:p>
          </table:table-cell>
          <table:table-cell office:value-type="string" calcext:value-type="string">
            <text:p>liveThe</text:p>
          </table:table-cell>
          <table:table-cell table:style-name="ce50" office:value-type="currency" office:currency="USD" office:value="0.97" calcext:value-type="currency">
            <text:p>$0.97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2533" calcext:value-type="float">
            <text:p>1.2533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269.33" calcext:value-type="currency">
            <text:p>$269.33</text:p>
          </table:table-cell>
          <table:table-cell table:style-name="ce50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214" calcext:value-type="float">
            <text:p>0.1214</text:p>
          </table:table-cell>
          <table:table-cell office:value-type="string" calcext:value-type="string">
            <text:p>GHNY</text:p>
          </table:table-cell>
          <table:table-cell table:style-name="ce50" office:value-type="currency" office:currency="USD" office:value="0.45" calcext:value-type="currency">
            <text:p>$0.4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378" calcext:value-type="float">
            <text:p>0.0378</text:p>
          </table:table-cell>
          <table:table-cell office:value-type="string" calcext:value-type="string">
            <text:p>ankrBNB</text:p>
          </table:table-cell>
          <table:table-cell table:style-name="ce50" office:value-type="currency" office:currency="USD" office:value="8.63" calcext:value-type="currency">
            <text:p>$8.63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 table:number-rows-repeated="6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3" office:value-type="string" calcext:value-type="string">
            <text:p>Prices</text:p>
          </table:table-cell>
          <table:table-cell table:style-name="ce44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4"/>
          <table:table-cell table:style-name="ce59"/>
          <table:table-cell table:style-name="ce44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0963.2547" calcext:value-type="float">
            <text:p>80963.2547</text:p>
          </table:table-cell>
          <table:table-cell office:value-type="string" calcext:value-type="string">
            <text:p>elCHR</text:p>
          </table:table-cell>
          <table:table-cell table:style-name="ce50" office:value-type="currency" office:currency="USD" office:value="713.69" calcext:value-type="currency">
            <text:p>$713.69</text:p>
          </table:table-cell>
          <table:table-cell/>
          <table:table-cell office:value-type="string" calcext:value-type="string">
            <text:p>ETH Price</text:p>
          </table:table-cell>
          <table:table-cell table:style-name="ce50" table:formula="of:=1642" office:value-type="currency" office:currency="USD" office:value="1642" calcext:value-type="currency">
            <text:p>$1,642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8461.482" calcext:value-type="float">
            <text:p>28461.4820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109.32" calcext:value-type="currency">
            <text:p>$109.32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814.461" calcext:value-type="float">
            <text:p>1814.4610</text:p>
          </table:table-cell>
          <table:table-cell office:value-type="string" calcext:value-type="string">
            <text:p>PLS</text:p>
          </table:table-cell>
          <table:table-cell table:style-name="ce50" office:value-type="currency" office:currency="USD" office:value="244.28" calcext:value-type="currency">
            <text:p>$244.28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110]/[.B110]" office:value-type="currency" office:currency="USD" office:value="0.00881498653487309" calcext:value-type="currency">
            <text:p>$0.008815</text:p>
          </table:table-cell>
          <table:table-cell table:formula="of:=[.G112]/[.G110]" office:value-type="float" office:value="0.00000536844490552563" calcext:value-type="float">
            <text:p>0.00000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18.2908" calcext:value-type="float">
            <text:p>518.2908</text:p>
          </table:table-cell>
          <table:table-cell office:value-type="string" calcext:value-type="string">
            <text:p>wUSDR</text:p>
          </table:table-cell>
          <table:table-cell table:style-name="ce50" office:value-type="currency" office:currency="USD" office:value="556.91" calcext:value-type="currency">
            <text:p>$556.91</text:p>
          </table:table-cell>
          <table:table-cell table:style-name="ce50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0.0555" calcext:value-type="float">
            <text:p>80.0555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80.07" calcext:value-type="currency">
            <text:p>$80.07</text:p>
          </table:table-cell>
          <table:table-cell/>
          <table:table-cell table:style-name="ce4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5.4952" calcext:value-type="float">
            <text:p>25.4952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25.5" calcext:value-type="currency">
            <text:p>$25.50</text:p>
          </table:table-cell>
          <table:table-cell/>
          <table:table-cell office:value-type="string" calcext:value-type="string">
            <text:p>Super Total</text:p>
          </table:table-cell>
          <table:table-cell table:style-name="ce50" table:formula="of:=SUM([.D110:.D135])" office:value-type="currency" office:currency="USD" office:value="2308.71" calcext:value-type="currency">
            <text:p>$2,308.71</text:p>
          </table:table-cell>
          <table:table-cell table:formula="of:=[.G115]/[.G110]" office:value-type="float" office:value="1.4060353227771" calcext:value-type="float">
            <text:p>1.406035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9.007" calcext:value-type="float">
            <text:p>19.007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4.02" calcext:value-type="currency">
            <text:p>$4.02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[.G115]*3286/(3286+150+85)" office:value-type="currency" office:currency="USD" office:value="2154.62114740131" calcext:value-type="currency">
            <text:p>$2,154.62</text:p>
          </table:table-cell>
          <table:table-cell table:formula="of:=[.G116]/[.G110]" office:value-type="float" office:value="1.31219314701663" calcext:value-type="float">
            <text:p>1.312193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4.7774" calcext:value-type="float">
            <text:p>14.7774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452.86" calcext:value-type="currency">
            <text:p>$452.86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116]*(1-0.1337)" office:value-type="currency" office:currency="USD" office:value="1866.54829999375" calcext:value-type="currency">
            <text:p>$1,866.55</text:p>
          </table:table-cell>
          <table:table-cell table:formula="of:=[.G117]/[.G110]" office:value-type="float" office:value="1.13675292326051" calcext:value-type="float">
            <text:p>1.136753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.5371" calcext:value-type="float">
            <text:p>8.5371</text:p>
          </table:table-cell>
          <table:table-cell office:value-type="string" calcext:value-type="string">
            <text:p>plsRDNT</text:p>
          </table:table-cell>
          <table:table-cell table:style-name="ce50" office:value-type="currency" office:currency="USD" office:value="4.6" calcext:value-type="currency">
            <text:p>$4.60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116]-[.G117]" office:value-type="currency" office:currency="USD" office:value="288.072847407555" calcext:value-type="currency">
            <text:p>$288.07</text:p>
          </table:table-cell>
          <table:table-cell table:formula="of:=[.G118]/[.G110]" office:value-type="float" office:value="0.175440223756123" calcext:value-type="float">
            <text:p>0.17544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9015" calcext:value-type="float">
            <text:p>0.9015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0.9" calcext:value-type="currency">
            <text:p>$0.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716" calcext:value-type="float">
            <text:p>0.0716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116.5" calcext:value-type="currency">
            <text:p>$116.50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117]*0.5" office:value-type="currency" office:currency="USD" office:value="933.274149996876" calcext:value-type="currency">
            <text:p>$933.27</text:p>
          </table:table-cell>
          <table:table-cell table:formula="of:=[.G120]/[.G110]" office:value-type="float" office:value="0.568376461630253" calcext:value-type="float">
            <text:p>0.568376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57" calcext:value-type="float">
            <text:p>0.0570</text:p>
          </table:table-cell>
          <table:table-cell office:value-type="string" calcext:value-type="string">
            <text:p>YFX</text:p>
          </table:table-cell>
          <table:table-cell table:style-name="ce50" office:value-type="currency" office:currency="USD" office:value="0.06" calcext:value-type="currency">
            <text:p>$0.06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117]*0.5" office:value-type="currency" office:currency="USD" office:value="933.274149996876" calcext:value-type="currency">
            <text:p>$933.27</text:p>
          </table:table-cell>
          <table:table-cell table:formula="of:=[.G121]/[.G110]" office:value-type="float" office:value="0.568376461630253" calcext:value-type="float">
            <text:p>0.568376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2"/>
          <table:table-cell table:style-name="ce50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 table:number-rows-repeated="5">
          <table:table-cell/>
          <table:table-cell table:style-name="Default"/>
          <table:table-cell table:number-columns-repeated="62"/>
        </table:table-row>
        <table:table-row table:style-name="ro1" table:number-rows-repeated="4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43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5"/>
          <table:table-cell/>
          <table:table-cell table:style-name="ce50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5"/>
          <table:table-cell/>
          <table:table-cell table:style-name="ce50"/>
          <table:table-cell table:number-columns-repeated="5"/>
          <table:table-cell table:style-name="ce60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45"/>
          <table:table-cell/>
          <table:table-cell table:style-name="ce50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62"/>
          <table:table-cell table:style-name="ce77"/>
          <table:table-cell table:number-columns-repeated="60"/>
        </table:table-row>
        <table:table-row table:style-name="ro1">
          <table:table-cell/>
          <table:table-cell table:style-name="ce49"/>
          <table:table-cell table:style-name="ce63"/>
          <table:table-cell table:style-name="ce79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9-07" table:style-name="ta1">
        <table:table-column table:style-name="co1" table:default-cell-style-name="Default"/>
        <table:table-column table:style-name="co2" table:default-cell-style-name="ce45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42" office:value-type="date" office:date-value="2023-08-24" calcext:value-type="date">
            <text:p>2023-08-24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4" office:value-type="string" calcext:value-type="string">
            <text:p>Distrubution</text:p>
          </table:table-cell>
          <table:table-cell table:style-name="ce44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4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7:.D62])" office:value-type="currency" office:currency="USD" office:value="0" calcext:value-type="currency">
            <text:p>$0.00</text:p>
          </table:table-cell>
          <table:table-cell table:formula="of:=[.G9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9]*(1-0.1337)" office:value-type="currency" office:currency="USD" office:value="0" calcext:value-type="currency">
            <text:p>$0.00</text:p>
          </table:table-cell>
          <table:table-cell table:formula="of:=[.G10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9]-[.G10]" office:value-type="currency" office:currency="USD" office:value="0" calcext:value-type="currency">
            <text:p>$0.00</text:p>
          </table:table-cell>
          <table:table-cell table:formula="of:=[.G11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0]*0.2" office:value-type="currency" office:currency="USD" office:value="0" calcext:value-type="currency">
            <text:p>$0.00</text:p>
          </table:table-cell>
          <table:table-cell table:formula="of:=[.G13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0]*0.8" office:value-type="currency" office:currency="USD" office:value="0" calcext:value-type="currency">
            <text:p>$0.00</text:p>
          </table:table-cell>
          <table:table-cell table:formula="of:=[.G14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19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ce50"/>
          <table:table-cell table:number-columns-repeated="57"/>
        </table:table-row>
        <table:table-row table:style-name="ro1" table:number-rows-repeated="12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table:number-columns-repeated="3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2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table:number-columns-repeated="3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6751.8626" calcext:value-type="float">
            <text:p>56751.8626</text:p>
          </table:table-cell>
          <table:table-cell office:value-type="string" calcext:value-type="string">
            <text:p>IPAD</text:p>
          </table:table-cell>
          <table:table-cell table:style-name="ce50" office:value-type="currency" office:currency="USD" office:value="152.01" calcext:value-type="currency">
            <text:p>$152.01</text:p>
          </table:table-cell>
          <table:table-cell/>
          <table:table-cell office:value-type="string" calcext:value-type="string">
            <text:p>BNB</text:p>
          </table:table-cell>
          <table:table-cell table:style-name="ce52" office:value-type="currency" office:currency="USD" office:value="216" calcext:value-type="currency">
            <text:p>$216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35487.1133" calcext:value-type="float">
            <text:p>35487.1133</text:p>
          </table:table-cell>
          <table:table-cell office:value-type="string" calcext:value-type="string">
            <text:p>ANKR</text:p>
          </table:table-cell>
          <table:table-cell table:style-name="ce50" office:value-type="currency" office:currency="USD" office:value="690.48" calcext:value-type="currency">
            <text:p>$690.48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71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499.403" calcext:value-type="float">
            <text:p>11499.4030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742.72" calcext:value-type="currency">
            <text:p>$742.72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72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097.4227" calcext:value-type="float">
            <text:p>7097.4227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730.99" calcext:value-type="currency">
            <text:p>$730.9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54.7578" calcext:value-type="float">
            <text:p>1154.7578</text:p>
          </table:table-cell>
          <table:table-cell office:value-type="string" calcext:value-type="string">
            <text:p>BRZ</text:p>
          </table:table-cell>
          <table:table-cell table:style-name="ce50" office:value-type="currency" office:currency="USD" office:value="231.69" calcext:value-type="currency">
            <text:p>$231.69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 table:number-columns-repeated="2"/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70:.D101])" office:value-type="currency" office:currency="USD" office:value="2924.54" calcext:value-type="currency">
            <text:p>$2,924.54</text:p>
          </table:table-cell>
          <table:table-cell table:formula="of:=[.G75]/[.G70]" office:value-type="float" office:value="13.539537037037" calcext:value-type="float">
            <text:p>13.53953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77.721" calcext:value-type="float">
            <text:p>777.7210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80.18" calcext:value-type="currency">
            <text:p>$80.18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75]*(1-0.1337)" office:value-type="currency" office:currency="USD" office:value="2533.529002" calcext:value-type="currency">
            <text:p>$2,533.53</text:p>
          </table:table-cell>
          <table:table-cell table:formula="of:=[.G76]/[.G70]" office:value-type="float" office:value="11.7293009351852" calcext:value-type="float">
            <text:p>11.729301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96.3541" calcext:value-type="float">
            <text:p>496.3541</text:p>
          </table:table-cell>
          <table:table-cell office:value-type="string" calcext:value-type="string">
            <text:p>FTM</text:p>
          </table:table-cell>
          <table:table-cell table:style-name="ce50" office:value-type="currency" office:currency="USD" office:value="99.59" calcext:value-type="currency">
            <text:p>$99.59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75]-[.G76]" office:value-type="currency" office:currency="USD" office:value="391.010998" calcext:value-type="currency">
            <text:p>$391.01</text:p>
          </table:table-cell>
          <table:table-cell table:formula="of:=[.G77]/[.G70]" office:value-type="float" office:value="1.81023610185185" calcext:value-type="float">
            <text:p>1.81023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9.1006" calcext:value-type="float">
            <text:p>79.1006</text:p>
          </table:table-cell>
          <table:table-cell office:value-type="string" calcext:value-type="string">
            <text:p>IPAD</text:p>
          </table:table-cell>
          <table:table-cell table:style-name="ce50" office:value-type="currency" office:currency="USD" office:value="0.21" calcext:value-type="currency">
            <text:p>$0.21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4.5714" calcext:value-type="float">
            <text:p>74.5714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4.82" calcext:value-type="currency">
            <text:p>$4.82</text:p>
          </table:table-cell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76]*0.2" office:value-type="currency" office:currency="USD" office:value="506.7058004" calcext:value-type="currency">
            <text:p>$506.71</text:p>
          </table:table-cell>
          <table:table-cell table:formula="of:=[.G79]/[.G70]" office:value-type="float" office:value="2.34586018703704" calcext:value-type="float">
            <text:p>2.34586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.2559" calcext:value-type="float">
            <text:p>11.2559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11.25" calcext:value-type="currency">
            <text:p>$11.25</text:p>
          </table:table-cell>
          <table:table-cell table:style-name="ce50"/>
          <table:table-cell office:value-type="string" calcext:value-type="string">
            <text:p>Staking</text:p>
          </table:table-cell>
          <table:table-cell table:style-name="ce50" table:formula="of:=[.G76]*0.8" office:value-type="currency" office:currency="USD" office:value="2026.8232016" calcext:value-type="currency">
            <text:p>$2,026.82</text:p>
          </table:table-cell>
          <table:table-cell table:formula="of:=[.G80]/[.G70]" office:value-type="float" office:value="9.38344074814815" calcext:value-type="float">
            <text:p>9.383441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4.3784" calcext:value-type="float">
            <text:p>4.3784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4.38" calcext:value-type="currency">
            <text:p>$4.3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986" calcext:value-type="float">
            <text:p>0.9860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0.99" calcext:value-type="currency">
            <text:p>$0.9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4467" calcext:value-type="float">
            <text:p>0.4467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95.73" calcext:value-type="currency">
            <text:p>$95.7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3088" calcext:value-type="float">
            <text:p>0.3088</text:p>
          </table:table-cell>
          <table:table-cell office:value-type="string" calcext:value-type="string">
            <text:p>ankrBNB</text:p>
          </table:table-cell>
          <table:table-cell table:style-name="ce50" office:value-type="currency" office:currency="USD" office:value="70.39" calcext:value-type="currency">
            <text:p>$70.3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2077" calcext:value-type="float">
            <text:p>0.2077</text:p>
          </table:table-cell>
          <table:table-cell office:value-type="string" calcext:value-type="string">
            <text:p>jBRL</text:p>
          </table:table-cell>
          <table:table-cell table:style-name="ce50" office:value-type="currency" office:currency="USD" office:value="0.04" calcext:value-type="currency">
            <text:p>$0.04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118" calcext:value-type="float">
            <text:p>0.0118</text:p>
          </table:table-cell>
          <table:table-cell office:value-type="string" calcext:value-type="string">
            <text:p>BUSD</text:p>
          </table:table-cell>
          <table:table-cell table:style-name="ce50" office:value-type="currency" office:currency="USD" office:value="0.01" calcext:value-type="currency">
            <text:p>$0.01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55" calcext:value-type="float">
            <text:p>0.0055</text:p>
          </table:table-cell>
          <table:table-cell office:value-type="string" calcext:value-type="string">
            <text:p>frxETH</text:p>
          </table:table-cell>
          <table:table-cell table:style-name="ce50" office:value-type="currency" office:currency="USD" office:value="9.06" calcext:value-type="currency">
            <text:p>$9.0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/>
          <table:table-cell table:number-columns-repeated="2"/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/>
          <table:table-cell table:number-columns-repeated="2"/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3" office:value-type="string" calcext:value-type="string">
            <text:p>Prices</text:p>
          </table:table-cell>
          <table:table-cell table:style-name="ce44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4"/>
          <table:table-cell table:style-name="ce59"/>
          <table:table-cell table:style-name="ce44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4598.5765" calcext:value-type="float">
            <text:p>24598.5765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269.15" calcext:value-type="currency">
            <text:p>$269.15</text:p>
          </table:table-cell>
          <table:table-cell/>
          <table:table-cell office:value-type="string" calcext:value-type="string">
            <text:p>ETH Price</text:p>
          </table:table-cell>
          <table:table-cell table:style-name="ce50" table:formula="of:=1662" office:value-type="currency" office:currency="USD" office:value="1662" calcext:value-type="currency">
            <text:p>$1,662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981.1908" calcext:value-type="float">
            <text:p>13981.1908</text:p>
          </table:table-cell>
          <table:table-cell office:value-type="string" calcext:value-type="string">
            <text:p>elCHR</text:p>
          </table:table-cell>
          <table:table-cell table:style-name="ce50" office:value-type="currency" office:currency="USD" office:value="155.16" calcext:value-type="currency">
            <text:p>$155.16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334.2631" calcext:value-type="float">
            <text:p>7334.2631</text:p>
          </table:table-cell>
          <table:table-cell office:value-type="string" calcext:value-type="string">
            <text:p>IBEX</text:p>
          </table:table-cell>
          <table:table-cell table:style-name="ce50" office:value-type="currency" office:currency="USD" office:value="177.23" calcext:value-type="currency">
            <text:p>$177.23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110]/[.B110]" office:value-type="currency" office:currency="USD" office:value="0.0109416900608049" calcext:value-type="currency">
            <text:p>$0.010942</text:p>
          </table:table-cell>
          <table:table-cell table:formula="of:=[.G112]/[.G110]" office:value-type="float" office:value="0.00000658344769001501" calcext:value-type="float">
            <text:p>0.00000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494.5835" calcext:value-type="float">
            <text:p>2494.5835</text:p>
          </table:table-cell>
          <table:table-cell office:value-type="string" calcext:value-type="string">
            <text:p>PLS</text:p>
          </table:table-cell>
          <table:table-cell table:style-name="ce50" office:value-type="currency" office:currency="USD" office:value="362.42" calcext:value-type="currency">
            <text:p>$362.42</text:p>
          </table:table-cell>
          <table:table-cell table:style-name="ce50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75.4984" calcext:value-type="float">
            <text:p>375.4984</text:p>
          </table:table-cell>
          <table:table-cell office:value-type="string" calcext:value-type="string">
            <text:p>wUSDR</text:p>
          </table:table-cell>
          <table:table-cell table:style-name="ce50" office:value-type="currency" office:currency="USD" office:value="403.08" calcext:value-type="currency">
            <text:p>$403.08</text:p>
          </table:table-cell>
          <table:table-cell/>
          <table:table-cell table:style-name="ce4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9.4325" calcext:value-type="float">
            <text:p>59.4325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325.63" calcext:value-type="currency">
            <text:p>$325.63</text:p>
          </table:table-cell>
          <table:table-cell/>
          <table:table-cell office:value-type="string" calcext:value-type="string">
            <text:p>Super Total</text:p>
          </table:table-cell>
          <table:table-cell table:style-name="ce50" table:formula="of:=SUM([.D110:.D135])" office:value-type="currency" office:currency="USD" office:value="2462.24" calcext:value-type="currency">
            <text:p>$2,462.24</text:p>
          </table:table-cell>
          <table:table-cell table:formula="of:=[.G115]/[.G110]" office:value-type="float" office:value="1.48149217809868" calcext:value-type="float">
            <text:p>1.481492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5.1457" calcext:value-type="float">
            <text:p>35.1457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35.15" calcext:value-type="currency">
            <text:p>$35.15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[.G115]*3286/(3286+150+85)" office:value-type="currency" office:currency="USD" office:value="2297.90418631071" calcext:value-type="currency">
            <text:p>$2,297.90</text:p>
          </table:table-cell>
          <table:table-cell table:formula="of:=[.G116]/[.G110]" office:value-type="float" office:value="1.38261383051186" calcext:value-type="float">
            <text:p>1.382614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4.4028" calcext:value-type="float">
            <text:p>34.4028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7.78" calcext:value-type="currency">
            <text:p>$7.78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116]*(1-0.1337)" office:value-type="currency" office:currency="USD" office:value="1990.67439660097" calcext:value-type="currency">
            <text:p>$1,990.67</text:p>
          </table:table-cell>
          <table:table-cell table:formula="of:=[.G117]/[.G110]" office:value-type="float" office:value="1.19775836137242" calcext:value-type="float">
            <text:p>1.197758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.4429" calcext:value-type="float">
            <text:p>29.4429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29.43" calcext:value-type="currency">
            <text:p>$29.43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116]-[.G117]" office:value-type="currency" office:currency="USD" office:value="307.229789709742" calcext:value-type="currency">
            <text:p>$307.23</text:p>
          </table:table-cell>
          <table:table-cell table:formula="of:=[.G118]/[.G110]" office:value-type="float" office:value="0.184855469139435" calcext:value-type="float">
            <text:p>0.184855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5.8289" calcext:value-type="float">
            <text:p>15.8289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600.91" calcext:value-type="currency">
            <text:p>$600.9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4.1068" calcext:value-type="float">
            <text:p>14.1068</text:p>
          </table:table-cell>
          <table:table-cell office:value-type="string" calcext:value-type="string">
            <text:p>plsRDNT</text:p>
          </table:table-cell>
          <table:table-cell table:style-name="ce50" office:value-type="currency" office:currency="USD" office:value="7.8" calcext:value-type="currency">
            <text:p>$7.80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117]*0.5" office:value-type="currency" office:currency="USD" office:value="995.337198300483" calcext:value-type="currency">
            <text:p>$995.34</text:p>
          </table:table-cell>
          <table:table-cell table:formula="of:=[.G120]/[.G110]" office:value-type="float" office:value="0.598879180686211" calcext:value-type="float">
            <text:p>0.598879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2546" calcext:value-type="float">
            <text:p>2.2546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2.25" calcext:value-type="currency">
            <text:p>$2.25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117]*0.5" office:value-type="currency" office:currency="USD" office:value="995.337198300483" calcext:value-type="currency">
            <text:p>$995.34</text:p>
          </table:table-cell>
          <table:table-cell table:formula="of:=[.G121]/[.G110]" office:value-type="float" office:value="0.598879180686211" calcext:value-type="float">
            <text:p>0.598879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.197" calcext:value-type="float">
            <text:p>2.197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2.19" calcext:value-type="currency">
            <text:p>$2.19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1396" calcext:value-type="float">
            <text:p>2.1396</text:p>
          </table:table-cell>
          <table:table-cell office:value-type="string" calcext:value-type="string">
            <text:p>MAI</text:p>
          </table:table-cell>
          <table:table-cell table:style-name="ce50" office:value-type="currency" office:currency="USD" office:value="1.88" calcext:value-type="currency">
            <text:p>$1.88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989" calcext:value-type="float">
            <text:p>0.1989</text:p>
          </table:table-cell>
          <table:table-cell office:value-type="string" calcext:value-type="string">
            <text:p>USD+</text:p>
          </table:table-cell>
          <table:table-cell table:style-name="ce50" office:value-type="currency" office:currency="USD" office:value="0.2" calcext:value-type="currency">
            <text:p>$0.20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501" calcext:value-type="float">
            <text:p>0.0501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81.98" calcext:value-type="currency">
            <text:p>$81.98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 table:number-rows-repeated="5">
          <table:table-cell/>
          <table:table-cell table:style-name="Default"/>
          <table:table-cell table:number-columns-repeated="62"/>
        </table:table-row>
        <table:table-row table:style-name="ro1" table:number-rows-repeated="4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43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5"/>
          <table:table-cell/>
          <table:table-cell table:style-name="ce50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5"/>
          <table:table-cell/>
          <table:table-cell table:style-name="ce50"/>
          <table:table-cell table:number-columns-repeated="5"/>
          <table:table-cell table:style-name="ce60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45"/>
          <table:table-cell/>
          <table:table-cell table:style-name="ce50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62"/>
          <table:table-cell table:style-name="ce77"/>
          <table:table-cell table:number-columns-repeated="60"/>
        </table:table-row>
        <table:table-row table:style-name="ro1">
          <table:table-cell/>
          <table:table-cell table:style-name="ce49"/>
          <table:table-cell table:style-name="ce63"/>
          <table:table-cell table:style-name="ce79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8-31" table:style-name="ta1">
        <table:table-column table:style-name="co1" table:default-cell-style-name="Default"/>
        <table:table-column table:style-name="co2" table:default-cell-style-name="ce45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42" office:value-type="date" office:date-value="2023-08-24" calcext:value-type="date">
            <text:p>2023-08-24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4" office:value-type="string" calcext:value-type="string">
            <text:p>Distrubution</text:p>
          </table:table-cell>
          <table:table-cell table:style-name="ce44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4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7:.D62])" office:value-type="currency" office:currency="USD" office:value="0" calcext:value-type="currency">
            <text:p>$0.00</text:p>
          </table:table-cell>
          <table:table-cell table:formula="of:=[.G9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9]*(1-0.1337)" office:value-type="currency" office:currency="USD" office:value="0" calcext:value-type="currency">
            <text:p>$0.00</text:p>
          </table:table-cell>
          <table:table-cell table:formula="of:=[.G10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9]-[.G10]" office:value-type="currency" office:currency="USD" office:value="0" calcext:value-type="currency">
            <text:p>$0.00</text:p>
          </table:table-cell>
          <table:table-cell table:formula="of:=[.G11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0]*0.2" office:value-type="currency" office:currency="USD" office:value="0" calcext:value-type="currency">
            <text:p>$0.00</text:p>
          </table:table-cell>
          <table:table-cell table:formula="of:=[.G13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0]*0.8" office:value-type="currency" office:currency="USD" office:value="0" calcext:value-type="currency">
            <text:p>$0.00</text:p>
          </table:table-cell>
          <table:table-cell table:formula="of:=[.G14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19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ce50"/>
          <table:table-cell table:number-columns-repeated="57"/>
        </table:table-row>
        <table:table-row table:style-name="ro1" table:number-rows-repeated="12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table:number-columns-repeated="3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2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table:number-columns-repeated="3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BNB</text:p>
          </table:table-cell>
          <table:table-cell table:style-name="ce52" office:value-type="currency" office:currency="USD" office:value="216" calcext:value-type="currency">
            <text:p>$216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/>
          <table:table-cell table:style-name="ce50" table:number-columns-repeated="2"/>
          <table:table-cell office:value-type="string" calcext:value-type="string">
            <text:p>THE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71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50" table:number-columns-repeated="2"/>
          <table:table-cell office:value-type="string" calcext:value-type="string">
            <text:p>eTHENA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72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50" table:number-columns-repeated="2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50" table:number-columns-repeated="2"/>
          <table:table-cell office:value-type="string" calcext:value-type="string">
            <text:p>Total</text:p>
          </table:table-cell>
          <table:table-cell table:style-name="ce50" office:value-type="currency" office:currency="USD" office:value="2800" calcext:value-type="currency">
            <text:p>$2,800.00</text:p>
          </table:table-cell>
          <table:table-cell table:formula="of:=[.G75]/[.G70]" office:value-type="float" office:value="12.962962962963" calcext:value-type="float">
            <text:p>12.962963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50" table:number-columns-repeated="2"/>
          <table:table-cell office:value-type="string" calcext:value-type="string">
            <text:p>Base</text:p>
          </table:table-cell>
          <table:table-cell table:style-name="ce50" table:formula="of:=[.G75]*(1-0.1337)" office:value-type="currency" office:currency="USD" office:value="2425.64" calcext:value-type="currency">
            <text:p>$2,425.64</text:p>
          </table:table-cell>
          <table:table-cell table:formula="of:=[.G76]/[.G70]" office:value-type="float" office:value="11.2298148148148" calcext:value-type="float">
            <text:p>11.22981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50" table:number-columns-repeated="2"/>
          <table:table-cell office:value-type="string" calcext:value-type="string">
            <text:p>PoL</text:p>
          </table:table-cell>
          <table:table-cell table:style-name="ce50" table:formula="of:=[.G75]-[.G76]" office:value-type="currency" office:currency="USD" office:value="374.36" calcext:value-type="currency">
            <text:p>$374.36</text:p>
          </table:table-cell>
          <table:table-cell table:formula="of:=[.G77]/[.G70]" office:value-type="float" office:value="1.73314814814815" calcext:value-type="float">
            <text:p>1.733148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50" table:number-columns-repeated="2"/>
          <table:table-cell office:value-type="string" calcext:value-type="string">
            <text:p>Bribes</text:p>
          </table:table-cell>
          <table:table-cell table:style-name="ce50" table:formula="of:=[.G76]*0.2" office:value-type="currency" office:currency="USD" office:value="485.128" calcext:value-type="currency">
            <text:p>$485.13</text:p>
          </table:table-cell>
          <table:table-cell table:formula="of:=[.G79]/[.G70]" office:value-type="float" office:value="2.24596296296296" calcext:value-type="float">
            <text:p>2.24596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50" table:number-columns-repeated="2"/>
          <table:table-cell office:value-type="string" calcext:value-type="string">
            <text:p>Staking</text:p>
          </table:table-cell>
          <table:table-cell table:style-name="ce50" table:formula="of:=[.G76]*0.8" office:value-type="currency" office:currency="USD" office:value="1940.512" calcext:value-type="currency">
            <text:p>$1,940.51</text:p>
          </table:table-cell>
          <table:table-cell table:formula="of:=[.G80]/[.G70]" office:value-type="float" office:value="8.98385185185185" calcext:value-type="float">
            <text:p>8.98385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3" office:value-type="string" calcext:value-type="string">
            <text:p>Prices</text:p>
          </table:table-cell>
          <table:table-cell table:style-name="ce44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4"/>
          <table:table-cell table:style-name="ce59"/>
          <table:table-cell table:style-name="ce44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53672" calcext:value-type="float">
            <text:p>1753672.0000</text:p>
          </table:table-cell>
          <table:table-cell office:value-type="string" calcext:value-type="string">
            <text:p>xDCA</text:p>
          </table:table-cell>
          <table:table-cell table:style-name="ce50" office:value-type="currency" office:currency="USD" office:value="848" calcext:value-type="currency">
            <text:p>$848.00</text:p>
          </table:table-cell>
          <table:table-cell/>
          <table:table-cell office:value-type="string" calcext:value-type="string">
            <text:p>ETH Price</text:p>
          </table:table-cell>
          <table:table-cell table:style-name="ce50" table:formula="of:=1662" office:value-type="currency" office:currency="USD" office:value="1662" calcext:value-type="currency">
            <text:p>$1,662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0933.1759" calcext:value-type="float">
            <text:p>20933.1759</text:p>
          </table:table-cell>
          <table:table-cell office:value-type="string" calcext:value-type="string">
            <text:p>elCHR</text:p>
          </table:table-cell>
          <table:table-cell table:style-name="ce50" office:value-type="currency" office:currency="USD" office:value="278.23" calcext:value-type="currency">
            <text:p>$278.23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831.4229" calcext:value-type="float">
            <text:p>16831.4229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107.21" calcext:value-type="currency">
            <text:p>$107.21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110]/[.B110]" office:value-type="currency" office:currency="USD" office:value="0.000483556788270555" calcext:value-type="currency">
            <text:p>$0.000484</text:p>
          </table:table-cell>
          <table:table-cell table:formula="of:=[.G112]/[.G110]" office:value-type="float" office:value="0.000000290948729404666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969.479" calcext:value-type="float">
            <text:p>5969.4790</text:p>
          </table:table-cell>
          <table:table-cell office:value-type="string" calcext:value-type="string">
            <text:p>CHR</text:p>
          </table:table-cell>
          <table:table-cell table:style-name="ce50" office:value-type="currency" office:currency="USD" office:value="104.32" calcext:value-type="currency">
            <text:p>$104.32</text:p>
          </table:table-cell>
          <table:table-cell table:style-name="ce50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08.1653" calcext:value-type="float">
            <text:p>408.1653</text:p>
          </table:table-cell>
          <table:table-cell office:value-type="string" calcext:value-type="string">
            <text:p>PLS</text:p>
          </table:table-cell>
          <table:table-cell table:style-name="ce50" office:value-type="currency" office:currency="USD" office:value="59.83" calcext:value-type="currency">
            <text:p>$59.83</text:p>
          </table:table-cell>
          <table:table-cell/>
          <table:table-cell table:style-name="ce4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83.9809" calcext:value-type="float">
            <text:p>183.9809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183.93" calcext:value-type="currency">
            <text:p>$183.93</text:p>
          </table:table-cell>
          <table:table-cell/>
          <table:table-cell office:value-type="string" calcext:value-type="string">
            <text:p>Super Total</text:p>
          </table:table-cell>
          <table:table-cell table:style-name="ce50" table:formula="of:=SUM([.D110:.D135])" office:value-type="currency" office:currency="USD" office:value="2576.25" calcext:value-type="currency">
            <text:p>$2,576.25</text:p>
          </table:table-cell>
          <table:table-cell table:formula="of:=[.G115]/[.G110]" office:value-type="float" office:value="1.55009025270758" calcext:value-type="float">
            <text:p>1.550090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58.8287" calcext:value-type="float">
            <text:p>158.8287</text:p>
          </table:table-cell>
          <table:table-cell office:value-type="string" calcext:value-type="string">
            <text:p>MAI</text:p>
          </table:table-cell>
          <table:table-cell table:style-name="ce50" office:value-type="currency" office:currency="USD" office:value="148.61" calcext:value-type="currency">
            <text:p>$148.61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[.G115]*3286/(3286+150+85)" office:value-type="currency" office:currency="USD" office:value="2404.30488497586" calcext:value-type="currency">
            <text:p>$2,404.30</text:p>
          </table:table-cell>
          <table:table-cell table:formula="of:=[.G116]/[.G110]" office:value-type="float" office:value="1.44663350479895" calcext:value-type="float">
            <text:p>1.446634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53.8117" calcext:value-type="float">
            <text:p>153.8117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53.81" calcext:value-type="currency">
            <text:p>$153.81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116]*(1-0.1337)" office:value-type="currency" office:currency="USD" office:value="2082.84932185459" calcext:value-type="currency">
            <text:p>$2,082.85</text:p>
          </table:table-cell>
          <table:table-cell table:formula="of:=[.G117]/[.G110]" office:value-type="float" office:value="1.25321860520733" calcext:value-type="float">
            <text:p>1.253219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19.4406" calcext:value-type="float">
            <text:p>119.4406</text:p>
          </table:table-cell>
          <table:table-cell office:value-type="string" calcext:value-type="string">
            <text:p>DCA</text:p>
          </table:table-cell>
          <table:table-cell table:style-name="ce50" office:value-type="currency" office:currency="USD" office:value="0.06" calcext:value-type="currency">
            <text:p>$0.06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116]-[.G117]" office:value-type="currency" office:currency="USD" office:value="321.455563121272" calcext:value-type="currency">
            <text:p>$321.46</text:p>
          </table:table-cell>
          <table:table-cell table:formula="of:=[.G118]/[.G110]" office:value-type="float" office:value="0.19341489959162" calcext:value-type="float">
            <text:p>0.193415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6.6598" calcext:value-type="float">
            <text:p>66.6598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373.56" calcext:value-type="currency">
            <text:p>$373.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.156" calcext:value-type="float">
            <text:p>29.1560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28.96" calcext:value-type="currency">
            <text:p>$28.96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117]*0.5" office:value-type="currency" office:currency="USD" office:value="1041.42466092729" calcext:value-type="currency">
            <text:p>$1,041.42</text:p>
          </table:table-cell>
          <table:table-cell table:formula="of:=[.G120]/[.G110]" office:value-type="float" office:value="0.626609302603666" calcext:value-type="float">
            <text:p>0.626609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.5162" calcext:value-type="float">
            <text:p>5.5162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1.28" calcext:value-type="currency">
            <text:p>$1.28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117]*0.5" office:value-type="currency" office:currency="USD" office:value="1041.42466092729" calcext:value-type="currency">
            <text:p>$1,041.42</text:p>
          </table:table-cell>
          <table:table-cell table:formula="of:=[.G121]/[.G110]" office:value-type="float" office:value="0.626609302603666" calcext:value-type="float">
            <text:p>0.626609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.2603" calcext:value-type="float">
            <text:p>2.2603</text:p>
          </table:table-cell>
          <table:table-cell office:value-type="string" calcext:value-type="string">
            <text:p>plsRDNT</text:p>
          </table:table-cell>
          <table:table-cell table:style-name="ce50" office:value-type="currency" office:currency="USD" office:value="1.32" calcext:value-type="currency">
            <text:p>$1.3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2527" calcext:value-type="float">
            <text:p>2.2527</text:p>
          </table:table-cell>
          <table:table-cell office:value-type="string" calcext:value-type="string">
            <text:p>USD+</text:p>
          </table:table-cell>
          <table:table-cell table:style-name="ce50" office:value-type="currency" office:currency="USD" office:value="2.25" calcext:value-type="currency">
            <text:p>$2.25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6956" calcext:value-type="float">
            <text:p>1.6956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58.38" calcext:value-type="currency">
            <text:p>$58.38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6364" calcext:value-type="float">
            <text:p>0.6364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0.63" calcext:value-type="currency">
            <text:p>$0.6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5377" calcext:value-type="float">
            <text:p>0.5377</text:p>
          </table:table-cell>
          <table:table-cell office:value-type="string" calcext:value-type="string">
            <text:p>YFX</text:p>
          </table:table-cell>
          <table:table-cell table:style-name="ce50" office:value-type="currency" office:currency="USD" office:value="0.56" calcext:value-type="currency">
            <text:p>$0.56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0.1369" calcext:value-type="float">
            <text:p>0.1369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225.31" calcext:value-type="currency">
            <text:p>$225.31</text:p>
          </table:table-cell>
          <table:table-cell table:number-columns-repeated="60"/>
        </table:table-row>
        <table:table-row table:style-name="ro1" table:number-rows-repeated="5">
          <table:table-cell/>
          <table:table-cell table:style-name="Default"/>
          <table:table-cell table:number-columns-repeated="62"/>
        </table:table-row>
        <table:table-row table:style-name="ro1" table:number-rows-repeated="4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43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5"/>
          <table:table-cell/>
          <table:table-cell table:style-name="ce50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5"/>
          <table:table-cell/>
          <table:table-cell table:style-name="ce50"/>
          <table:table-cell table:number-columns-repeated="5"/>
          <table:table-cell table:style-name="ce60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45"/>
          <table:table-cell/>
          <table:table-cell table:style-name="ce50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62"/>
          <table:table-cell table:style-name="ce77"/>
          <table:table-cell table:number-columns-repeated="60"/>
        </table:table-row>
        <table:table-row table:style-name="ro1">
          <table:table-cell/>
          <table:table-cell table:style-name="ce49"/>
          <table:table-cell table:style-name="ce63"/>
          <table:table-cell table:style-name="ce79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8-24" table:style-name="ta1">
        <table:table-column table:style-name="co1" table:default-cell-style-name="Default"/>
        <table:table-column table:style-name="co1" table:default-cell-style-name="ce45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42" office:value-type="date" office:date-value="2023-08-24" calcext:value-type="date">
            <text:p>2023-08-24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4" office:value-type="string" calcext:value-type="string">
            <text:p>Distrubution</text:p>
          </table:table-cell>
          <table:table-cell table:style-name="ce44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4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7:.D62])" office:value-type="currency" office:currency="USD" office:value="0" calcext:value-type="currency">
            <text:p>$0.00</text:p>
          </table:table-cell>
          <table:table-cell table:formula="of:=[.G9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9]*(1-0.1337)" office:value-type="currency" office:currency="USD" office:value="0" calcext:value-type="currency">
            <text:p>$0.00</text:p>
          </table:table-cell>
          <table:table-cell table:formula="of:=[.G10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9]-[.G10]" office:value-type="currency" office:currency="USD" office:value="0" calcext:value-type="currency">
            <text:p>$0.00</text:p>
          </table:table-cell>
          <table:table-cell table:formula="of:=[.G11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0]*0.2" office:value-type="currency" office:currency="USD" office:value="0" calcext:value-type="currency">
            <text:p>$0.00</text:p>
          </table:table-cell>
          <table:table-cell table:formula="of:=[.G13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0]*0.8" office:value-type="currency" office:currency="USD" office:value="0" calcext:value-type="currency">
            <text:p>$0.00</text:p>
          </table:table-cell>
          <table:table-cell table:formula="of:=[.G14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19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ce50"/>
          <table:table-cell table:number-columns-repeated="57"/>
        </table:table-row>
        <table:table-row table:style-name="ro1" table:number-rows-repeated="12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table:number-columns-repeated="3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2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table:number-columns-repeated="3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394.0095" calcext:value-type="float">
            <text:p>5394.0095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149.18" calcext:value-type="currency">
            <text:p>$149.18</text:p>
          </table:table-cell>
          <table:table-cell/>
          <table:table-cell office:value-type="string" calcext:value-type="string">
            <text:p>BNB</text:p>
          </table:table-cell>
          <table:table-cell table:style-name="ce52" office:value-type="currency" office:currency="USD" office:value="216" calcext:value-type="currency">
            <text:p>$216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4870.1421" calcext:value-type="float">
            <text:p>4870.1421</text:p>
          </table:table-cell>
          <table:table-cell office:value-type="string" calcext:value-type="string">
            <text:p>CGPT</text:p>
          </table:table-cell>
          <table:table-cell table:style-name="ce50" office:value-type="currency" office:currency="USD" office:value="275.91" calcext:value-type="currency">
            <text:p>$275.91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71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873.8341" calcext:value-type="float">
            <text:p>3873.8341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48.46" calcext:value-type="currency">
            <text:p>$48.46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72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59.4722" calcext:value-type="float">
            <text:p>1159.4722</text:p>
          </table:table-cell>
          <table:table-cell office:value-type="string" calcext:value-type="string">
            <text:p>eTHENA</text:p>
          </table:table-cell>
          <table:table-cell table:style-name="ce50" office:value-type="currency" office:currency="USD" office:value="227.25" calcext:value-type="currency">
            <text:p>$227.2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94.9058" calcext:value-type="float">
            <text:p>794.9058</text:p>
          </table:table-cell>
          <table:table-cell office:value-type="string" calcext:value-type="string">
            <text:p>BRZ</text:p>
          </table:table-cell>
          <table:table-cell table:style-name="ce50" office:value-type="currency" office:currency="USD" office:value="161.49" calcext:value-type="currency">
            <text:p>$161.49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63.8487" calcext:value-type="float">
            <text:p>763.8487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93.96" calcext:value-type="currency">
            <text:p>$93.96</text:p>
          </table:table-cell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70:.D101])" office:value-type="currency" office:currency="USD" office:value="2815.27" calcext:value-type="currency">
            <text:p>$2,815.27</text:p>
          </table:table-cell>
          <table:table-cell table:formula="of:=[.G75]/[.G70]" office:value-type="float" office:value="13.0336574074074" calcext:value-type="float">
            <text:p>13.03365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47.482" calcext:value-type="float">
            <text:p>747.4820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568.64" calcext:value-type="currency">
            <text:p>$568.64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75]*(1-0.1337)" office:value-type="currency" office:currency="USD" office:value="2438.868401" calcext:value-type="currency">
            <text:p>$2,438.87</text:p>
          </table:table-cell>
          <table:table-cell table:formula="of:=[.G76]/[.G70]" office:value-type="float" office:value="11.291057412037" calcext:value-type="float">
            <text:p>11.291057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19.1158" calcext:value-type="float">
            <text:p>319.1158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319.01" calcext:value-type="currency">
            <text:p>$319.01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75]-[.G76]" office:value-type="currency" office:currency="USD" office:value="376.401599" calcext:value-type="currency">
            <text:p>$376.40</text:p>
          </table:table-cell>
          <table:table-cell table:formula="of:=[.G77]/[.G70]" office:value-type="float" office:value="1.74259999537037" calcext:value-type="float">
            <text:p>1.7426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10.9111" calcext:value-type="float">
            <text:p>310.9111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310.78" calcext:value-type="currency">
            <text:p>$310.78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26.1267" calcext:value-type="float">
            <text:p>126.1267</text:p>
          </table:table-cell>
          <table:table-cell office:value-type="string" calcext:value-type="string">
            <text:p>PNP</text:p>
          </table:table-cell>
          <table:table-cell table:style-name="ce50" office:value-type="currency" office:currency="USD" office:value="96.48" calcext:value-type="currency">
            <text:p>$96.48</text:p>
          </table:table-cell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76]*0.2" office:value-type="currency" office:currency="USD" office:value="487.7736802" calcext:value-type="currency">
            <text:p>$487.77</text:p>
          </table:table-cell>
          <table:table-cell table:formula="of:=[.G79]/[.G70]" office:value-type="float" office:value="2.25821148240741" calcext:value-type="float">
            <text:p>2.258211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1.6468" calcext:value-type="float">
            <text:p>31.6468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185.81" calcext:value-type="currency">
            <text:p>$185.81</text:p>
          </table:table-cell>
          <table:table-cell table:style-name="ce50"/>
          <table:table-cell office:value-type="string" calcext:value-type="string">
            <text:p>Staking</text:p>
          </table:table-cell>
          <table:table-cell table:style-name="ce50" table:formula="of:=[.G76]*0.8" office:value-type="currency" office:currency="USD" office:value="1951.0947208" calcext:value-type="currency">
            <text:p>$1,951.09</text:p>
          </table:table-cell>
          <table:table-cell table:formula="of:=[.G80]/[.G70]" office:value-type="float" office:value="9.03284592962963" calcext:value-type="float">
            <text:p>9.032846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25.1914" calcext:value-type="float">
            <text:p>225.1914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171.31" calcext:value-type="currency">
            <text:p>$171.31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77.4892" calcext:value-type="float">
            <text:p>177.4892</text:p>
          </table:table-cell>
          <table:table-cell office:value-type="string" calcext:value-type="string">
            <text:p>BUSD</text:p>
          </table:table-cell>
          <table:table-cell table:style-name="ce50" office:value-type="currency" office:currency="USD" office:value="177.58" calcext:value-type="currency">
            <text:p>$177.5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2.1335" calcext:value-type="float">
            <text:p>32.1335</text:p>
          </table:table-cell>
          <table:table-cell office:value-type="string" calcext:value-type="string">
            <text:p>eTHENA</text:p>
          </table:table-cell>
          <table:table-cell table:style-name="ce50" office:value-type="currency" office:currency="USD" office:value="6.3" calcext:value-type="currency">
            <text:p>$6.3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.9563" calcext:value-type="float">
            <text:p>10.9563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0.14" calcext:value-type="currency">
            <text:p>$0.14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.8898" calcext:value-type="float">
            <text:p>4.8898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5.07" calcext:value-type="currency">
            <text:p>$5.0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.7851" calcext:value-type="float">
            <text:p>4.7851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4.78" calcext:value-type="currency">
            <text:p>$4.7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983" calcext:value-type="float">
            <text:p>3.9830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3.98" calcext:value-type="currency">
            <text:p>$3.98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5382" calcext:value-type="float">
            <text:p>1.5382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1.53" calcext:value-type="currency">
            <text:p>$1.53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4147" calcext:value-type="float">
            <text:p>0.4147</text:p>
          </table:table-cell>
          <table:table-cell office:value-type="string" calcext:value-type="string">
            <text:p>CGPT</text:p>
          </table:table-cell>
          <table:table-cell table:style-name="ce50" office:value-type="currency" office:currency="USD" office:value="0.02" calcext:value-type="currency">
            <text:p>$0.02</text:p>
          </table:table-cell>
          <table:table-cell table:style-name="ce50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2023" calcext:value-type="float">
            <text:p>0.2023</text:p>
          </table:table-cell>
          <table:table-cell office:value-type="string" calcext:value-type="string">
            <text:p>jBRL</text:p>
          </table:table-cell>
          <table:table-cell table:style-name="ce50" office:value-type="currency" office:currency="USD" office:value="0.04" calcext:value-type="currency">
            <text:p>$0.04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33" calcext:value-type="float">
            <text:p>0.0330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7.23" calcext:value-type="currency">
            <text:p>$7.23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rxETH</text:p>
          </table:table-cell>
          <table:table-cell table:style-name="ce50" office:value-type="currency" office:currency="USD" office:value="0.32" calcext:value-type="currency">
            <text:p>$0.32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PNP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style-name="ce50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3" office:value-type="string" calcext:value-type="string">
            <text:p>Prices</text:p>
          </table:table-cell>
          <table:table-cell table:style-name="ce44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4"/>
          <table:table-cell table:style-name="ce59"/>
          <table:table-cell table:style-name="ce44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2709.8969" calcext:value-type="float">
            <text:p>102709.8969</text:p>
          </table:table-cell>
          <table:table-cell office:value-type="string" calcext:value-type="string">
            <text:p>elCHR</text:p>
          </table:table-cell>
          <table:table-cell table:style-name="ce50" office:value-type="currency" office:currency="USD" office:value="1359.13" calcext:value-type="currency">
            <text:p>$1,359.13</text:p>
          </table:table-cell>
          <table:table-cell/>
          <table:table-cell office:value-type="string" calcext:value-type="string">
            <text:p>ETH Price</text:p>
          </table:table-cell>
          <table:table-cell table:style-name="ce50" table:formula="of:=1662" office:value-type="currency" office:currency="USD" office:value="1662" calcext:value-type="currency">
            <text:p>$1,662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4192.5631" calcext:value-type="float">
            <text:p>54192.5631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712.02" calcext:value-type="currency">
            <text:p>$712.02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895.9991" calcext:value-type="float">
            <text:p>3895.9991</text:p>
          </table:table-cell>
          <table:table-cell office:value-type="string" calcext:value-type="string">
            <text:p>QI</text:p>
          </table:table-cell>
          <table:table-cell table:style-name="ce50" office:value-type="currency" office:currency="USD" office:value="90.59" calcext:value-type="currency">
            <text:p>$90.59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110]/[.B110]" office:value-type="currency" office:currency="USD" office:value="0.0132327072757484" calcext:value-type="currency">
            <text:p>$0.013233</text:p>
          </table:table-cell>
          <table:table-cell table:formula="of:=[.G112]/[.G110]" office:value-type="float" office:value="0.00000796191773510735" calcext:value-type="float">
            <text:p>0.00000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33.39" calcext:value-type="float">
            <text:p>1033.3900</text:p>
          </table:table-cell>
          <table:table-cell office:value-type="string" calcext:value-type="string">
            <text:p>PLS</text:p>
          </table:table-cell>
          <table:table-cell table:style-name="ce50" office:value-type="currency" office:currency="USD" office:value="153.43" calcext:value-type="currency">
            <text:p>$153.43</text:p>
          </table:table-cell>
          <table:table-cell table:style-name="ce50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17.9267" calcext:value-type="float">
            <text:p>917.9267</text:p>
          </table:table-cell>
          <table:table-cell office:value-type="string" calcext:value-type="string">
            <text:p>wUSDR</text:p>
          </table:table-cell>
          <table:table-cell table:style-name="ce50" office:value-type="currency" office:currency="USD" office:value="981.3" calcext:value-type="currency">
            <text:p>$981.30</text:p>
          </table:table-cell>
          <table:table-cell/>
          <table:table-cell table:style-name="ce4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09.1879" calcext:value-type="float">
            <text:p>509.1879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509.44" calcext:value-type="currency">
            <text:p>$509.44</text:p>
          </table:table-cell>
          <table:table-cell/>
          <table:table-cell office:value-type="string" calcext:value-type="string">
            <text:p>Super Total</text:p>
          </table:table-cell>
          <table:table-cell table:style-name="ce50" table:formula="of:=SUM([.D110:.D135])" office:value-type="currency" office:currency="USD" office:value="4463.46" calcext:value-type="currency">
            <text:p>$4,463.46</text:p>
          </table:table-cell>
          <table:table-cell table:formula="of:=[.G115]/[.G110]" office:value-type="float" office:value="2.68559566787004" calcext:value-type="float">
            <text:p>2.685596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25.1937" calcext:value-type="float">
            <text:p>225.1937</text:p>
          </table:table-cell>
          <table:table-cell office:value-type="string" calcext:value-type="string">
            <text:p>USD+</text:p>
          </table:table-cell>
          <table:table-cell table:style-name="ce50" office:value-type="currency" office:currency="USD" office:value="225.33" calcext:value-type="currency">
            <text:p>$225.33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[.G115]*2814/(2814+150+65)" office:value-type="currency" office:currency="USD" office:value="4146.64128095081" calcext:value-type="currency">
            <text:p>$4,146.64</text:p>
          </table:table-cell>
          <table:table-cell table:formula="of:=[.G116]/[.G110]" office:value-type="float" office:value="2.49497068649267" calcext:value-type="float">
            <text:p>2.494971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40.3124" calcext:value-type="float">
            <text:p>40.3124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40.3" calcext:value-type="currency">
            <text:p>$40.30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116]*(1-0.1337)" office:value-type="currency" office:currency="USD" office:value="3592.23534168769" calcext:value-type="currency">
            <text:p>$3,592.24</text:p>
          </table:table-cell>
          <table:table-cell table:formula="of:=[.G117]/[.G110]" office:value-type="float" office:value="2.1613931057086" calcext:value-type="float">
            <text:p>2.161393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.48" calcext:value-type="float">
            <text:p>19.4800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116.33" calcext:value-type="currency">
            <text:p>$116.33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116]-[.G117]" office:value-type="currency" office:currency="USD" office:value="554.405939263123" calcext:value-type="currency">
            <text:p>$554.41</text:p>
          </table:table-cell>
          <table:table-cell table:formula="of:=[.G118]/[.G110]" office:value-type="float" office:value="0.333577580784069" calcext:value-type="float">
            <text:p>0.333578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.6265" calcext:value-type="float">
            <text:p>9.6265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2.29" calcext:value-type="currency">
            <text:p>$2.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.8965" calcext:value-type="float">
            <text:p>8.8965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8.9" calcext:value-type="currency">
            <text:p>$8.90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117]*0.5" office:value-type="currency" office:currency="USD" office:value="1796.11767084384" calcext:value-type="currency">
            <text:p>$1,796.12</text:p>
          </table:table-cell>
          <table:table-cell table:formula="of:=[.G120]/[.G110]" office:value-type="float" office:value="1.0806965528543" calcext:value-type="float">
            <text:p>1.080697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5039" calcext:value-type="float">
            <text:p>3.5039</text:p>
          </table:table-cell>
          <table:table-cell office:value-type="string" calcext:value-type="string">
            <text:p>plsRDNT</text:p>
          </table:table-cell>
          <table:table-cell table:style-name="ce50" office:value-type="currency" office:currency="USD" office:value="1.92" calcext:value-type="currency">
            <text:p>$1.92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117]*0.5" office:value-type="currency" office:currency="USD" office:value="1796.11767084384" calcext:value-type="currency">
            <text:p>$1,796.12</text:p>
          </table:table-cell>
          <table:table-cell table:formula="of:=[.G121]/[.G110]" office:value-type="float" office:value="1.0806965528543" calcext:value-type="float">
            <text:p>1.080697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.3121" calcext:value-type="float">
            <text:p>3.3121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96.19" calcext:value-type="currency">
            <text:p>$96.19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2322" calcext:value-type="float">
            <text:p>2.2322</text:p>
          </table:table-cell>
          <table:table-cell office:value-type="string" calcext:value-type="string">
            <text:p>DAI+</text:p>
          </table:table-cell>
          <table:table-cell table:style-name="ce50" office:value-type="currency" office:currency="USD" office:value="2.23" calcext:value-type="currency">
            <text:p>$2.23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3935" calcext:value-type="float">
            <text:p>0.3935</text:p>
          </table:table-cell>
          <table:table-cell office:value-type="string" calcext:value-type="string">
            <text:p>MAI</text:p>
          </table:table-cell>
          <table:table-cell table:style-name="ce50" office:value-type="currency" office:currency="USD" office:value="0.37" calcext:value-type="currency">
            <text:p>$0.37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3531" calcext:value-type="float">
            <text:p>0.3531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0.35" calcext:value-type="currency">
            <text:p>$0.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983" calcext:value-type="float">
            <text:p>0.0983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163.34" calcext:value-type="currency">
            <text:p>$163.34</text:p>
          </table:table-cell>
          <table:table-cell table:number-columns-repeated="60"/>
        </table:table-row>
        <table:table-row table:style-name="ro1" table:number-rows-repeated="6">
          <table:table-cell/>
          <table:table-cell table:style-name="Default"/>
          <table:table-cell table:number-columns-repeated="62"/>
        </table:table-row>
        <table:table-row table:style-name="ro1" table:number-rows-repeated="4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43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5"/>
          <table:table-cell/>
          <table:table-cell table:style-name="ce50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5"/>
          <table:table-cell/>
          <table:table-cell table:style-name="ce50"/>
          <table:table-cell table:number-columns-repeated="5"/>
          <table:table-cell table:style-name="ce60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45"/>
          <table:table-cell/>
          <table:table-cell table:style-name="ce50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62"/>
          <table:table-cell table:style-name="ce77"/>
          <table:table-cell table:number-columns-repeated="60"/>
        </table:table-row>
        <table:table-row table:style-name="ro1">
          <table:table-cell/>
          <table:table-cell table:style-name="ce49"/>
          <table:table-cell table:style-name="ce63"/>
          <table:table-cell table:style-name="ce79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8-17" table:style-name="ta1">
        <table:table-column table:style-name="co1" table:default-cell-style-name="Default"/>
        <table:table-column table:style-name="co1" table:default-cell-style-name="ce45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42" office:value-type="date" office:date-value="2023-08-10" calcext:value-type="date">
            <text:p>2023-08-10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4" office:value-type="string" calcext:value-type="string">
            <text:p>Distrubution</text:p>
          </table:table-cell>
          <table:table-cell table:style-name="ce44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4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50" office:value-type="currency" office:currency="USD" office:value="500" calcext:value-type="currency">
            <text:p>$500.00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7:.D62])" office:value-type="currency" office:currency="USD" office:value="500" calcext:value-type="currency">
            <text:p>$500.00</text:p>
          </table:table-cell>
          <table:table-cell table:formula="of:=[.G9]/[.G7]" office:value-type="float" office:value="0.303030303030303" calcext:value-type="float">
            <text:p>0.30303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9]*(1-0.1337)" office:value-type="currency" office:currency="USD" office:value="433.15" calcext:value-type="currency">
            <text:p>$433.15</text:p>
          </table:table-cell>
          <table:table-cell table:formula="of:=[.G10]/[.G7]" office:value-type="float" office:value="0.262515151515151" calcext:value-type="float">
            <text:p>0.26251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9]-[.G10]" office:value-type="currency" office:currency="USD" office:value="66.85" calcext:value-type="currency">
            <text:p>$66.85</text:p>
          </table:table-cell>
          <table:table-cell table:formula="of:=[.G11]/[.G7]" office:value-type="float" office:value="0.0405151515151515" calcext:value-type="float">
            <text:p>0.040515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11]*7" office:value-type="currency" office:currency="USD" office:value="66.85" calcext:value-type="currency">
            <text:p>$66.85</text:p>
          </table:table-cell>
          <table:table-cell table:style-name="ce50" table:formula="of:=([.G11]+[.D59])/7" office:value-type="currency" office:currency="USD" office:value="9.55" calcext:value-type="currency">
            <text:p>$9.55</text:p>
          </table:table-cell>
          <table:table-cell table:style-name="ce50" table:formula="of:=[.M11]*365" office:value-type="currency" office:currency="USD" office:value="3485.75" calcext:value-type="currency">
            <text:p>$3,485.75</text:p>
          </table:table-cell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0]*0.2" office:value-type="currency" office:currency="USD" office:value="86.63" calcext:value-type="currency">
            <text:p>$86.63</text:p>
          </table:table-cell>
          <table:table-cell table:formula="of:=[.G13]/[.G7]" office:value-type="float" office:value="0.0525030303030303" calcext:value-type="float">
            <text:p>0.05250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0]*0.8" office:value-type="currency" office:currency="USD" office:value="346.52" calcext:value-type="currency">
            <text:p>$346.52</text:p>
          </table:table-cell>
          <table:table-cell table:formula="of:=[.G14]/[.G7]" office:value-type="float" office:value="0.210012121212121" calcext:value-type="float">
            <text:p>0.21001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19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ce50"/>
          <table:table-cell table:number-columns-repeated="57"/>
        </table:table-row>
        <table:table-row table:style-name="ro1" table:number-rows-repeated="12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table:number-columns-repeated="3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2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table:number-columns-repeated="3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582.0139" calcext:value-type="float">
            <text:p>10582.0139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174.44" calcext:value-type="currency">
            <text:p>$174.44</text:p>
          </table:table-cell>
          <table:table-cell table:style-name="ce50"/>
          <table:table-cell office:value-type="string" calcext:value-type="string">
            <text:p>BNB</text:p>
          </table:table-cell>
          <table:table-cell table:style-name="ce52" office:value-type="currency" office:currency="USD" office:value="224" calcext:value-type="currency">
            <text:p>$224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2141.8425" calcext:value-type="float">
            <text:p>2141.8425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2916.52" calcext:value-type="currency">
            <text:p>$2,916.52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71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5.0243" calcext:value-type="float">
            <text:p>55.0243</text:p>
          </table:table-cell>
          <table:table-cell office:value-type="string" calcext:value-type="string">
            <text:p>GHNY</text:p>
          </table:table-cell>
          <table:table-cell table:style-name="ce50" office:value-type="currency" office:currency="USD" office:value="359.84" calcext:value-type="currency">
            <text:p>$359.84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72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1.2911" calcext:value-type="float">
            <text:p>41.2911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0.68" calcext:value-type="currency">
            <text:p>$0.68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/>
          <table:table-cell office:value-type="float" office:value="35.9244" calcext:value-type="float">
            <text:p>35.9244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48.92" calcext:value-type="currency">
            <text:p>$48.92</text:p>
          </table:table-cell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70:.D101])" office:value-type="currency" office:currency="USD" office:value="3561.4" calcext:value-type="currency">
            <text:p>$3,561.40</text:p>
          </table:table-cell>
          <table:table-cell table:formula="of:=[.G75]/[.G70]" office:value-type="float" office:value="15.8991071428571" calcext:value-type="float">
            <text:p>15.89910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5.3152" calcext:value-type="float">
            <text:p>35.3152</text:p>
          </table:table-cell>
          <table:table-cell office:value-type="string" calcext:value-type="string">
            <text:p>BUSD</text:p>
          </table:table-cell>
          <table:table-cell table:style-name="ce50" office:value-type="currency" office:currency="USD" office:value="35.35" calcext:value-type="currency">
            <text:p>$35.35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75]*(1-0.1337)" office:value-type="currency" office:currency="USD" office:value="3085.24082" calcext:value-type="currency">
            <text:p>$3,085.24</text:p>
          </table:table-cell>
          <table:table-cell table:formula="of:=[.G76]/[.G70]" office:value-type="float" office:value="13.7733965178571" calcext:value-type="float">
            <text:p>13.773397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3025" calcext:value-type="float">
            <text:p>0.3025</text:p>
          </table:table-cell>
          <table:table-cell office:value-type="string" calcext:value-type="string">
            <text:p>GHNY</text:p>
          </table:table-cell>
          <table:table-cell table:style-name="ce50" office:value-type="currency" office:currency="USD" office:value="1.98" calcext:value-type="currency">
            <text:p>$1.98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75]-[.G76]" office:value-type="currency" office:currency="USD" office:value="476.15918" calcext:value-type="currency">
            <text:p>$476.16</text:p>
          </table:table-cell>
          <table:table-cell table:formula="of:=[.G77]/[.G70]" office:value-type="float" office:value="2.125710625" calcext:value-type="float">
            <text:p>2.125711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/>
          <table:table-cell office:value-type="float" office:value="0.0551" calcext:value-type="float">
            <text:p>0.0551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12.02" calcext:value-type="currency">
            <text:p>$12.02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0.0069" calcext:value-type="float">
            <text:p>0.0069</text:p>
          </table:table-cell>
          <table:table-cell office:value-type="string" calcext:value-type="string">
            <text:p>ETH</text:p>
          </table:table-cell>
          <table:table-cell table:style-name="ce50" office:value-type="currency" office:currency="USD" office:value="11.65" calcext:value-type="currency">
            <text:p>$11.65</text:p>
          </table:table-cell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76]*0.2" office:value-type="currency" office:currency="USD" office:value="617.048164" calcext:value-type="currency">
            <text:p>$617.05</text:p>
          </table:table-cell>
          <table:table-cell table:formula="of:=[.G79]/[.G70]" office:value-type="float" office:value="2.75467930357143" calcext:value-type="float">
            <text:p>2.754679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 table:number-columns-repeated="2"/>
          <table:table-cell office:value-type="string" calcext:value-type="string">
            <text:p>Staking</text:p>
          </table:table-cell>
          <table:table-cell table:style-name="ce50" table:formula="of:=[.G76]*0.8" office:value-type="currency" office:currency="USD" office:value="2468.192656" calcext:value-type="currency">
            <text:p>$2,468.19</text:p>
          </table:table-cell>
          <table:table-cell table:formula="of:=[.G80]/[.G70]" office:value-type="float" office:value="11.0187172142857" calcext:value-type="float">
            <text:p>11.018717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7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>
          <table:table-cell table:number-columns-repeated="3"/>
          <table:table-cell table:style-name="ce50" table:number-columns-repeated="4"/>
          <table:table-cell table:number-columns-repeated="57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 table:number-rows-repeated="6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3" office:value-type="string" calcext:value-type="string">
            <text:p>Prices</text:p>
          </table:table-cell>
          <table:table-cell table:style-name="ce44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4" table:formula="of:=13520/8" office:value-type="float" office:value="1690" calcext:value-type="float">
            <text:p>1690</text:p>
          </table:table-cell>
          <table:table-cell table:style-name="ce59"/>
          <table:table-cell table:style-name="ce44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67128.6239" calcext:value-type="float">
            <text:p>67128.6239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1109.05" calcext:value-type="currency">
            <text:p>$1,109.05</text:p>
          </table:table-cell>
          <table:table-cell/>
          <table:table-cell office:value-type="string" calcext:value-type="string">
            <text:p>ETH Price</text:p>
          </table:table-cell>
          <table:table-cell table:style-name="ce50" table:formula="of:=[.D115]/[.B115]" office:value-type="currency" office:currency="USD" office:value="1695.08196721311" calcext:value-type="currency">
            <text:p>$1,695.08</text:p>
          </table:table-cell>
          <table:table-cell office:value-type="float" office:value="1" calcext:value-type="float">
            <text:p>1.000000</text:p>
          </table:table-cell>
          <table:table-cell table:formula="of:=4000/[.I109]" office:value-type="float" office:value="2.36686390532544" calcext:value-type="float">
            <text:p>2.3668639053254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6113.6274" calcext:value-type="float">
            <text:p>36113.6274</text:p>
          </table:table-cell>
          <table:table-cell office:value-type="string" calcext:value-type="string">
            <text:p>elCHR</text:p>
          </table:table-cell>
          <table:table-cell table:style-name="ce50" office:value-type="currency" office:currency="USD" office:value="483.88" calcext:value-type="currency">
            <text:p>$483.88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040.5868" calcext:value-type="float">
            <text:p>2040.5868</text:p>
          </table:table-cell>
          <table:table-cell office:value-type="string" calcext:value-type="string">
            <text:p>wUSDR</text:p>
          </table:table-cell>
          <table:table-cell table:style-name="ce50" office:value-type="currency" office:currency="USD" office:value="2180.15" calcext:value-type="currency">
            <text:p>$2,180.15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111]/[.B111]" office:value-type="currency" office:currency="USD" office:value="0.0133988201916266" calcext:value-type="currency">
            <text:p>$0.013399</text:p>
          </table:table-cell>
          <table:table-cell table:formula="of:=[.G112]/[.G110]" office:value-type="float" office:value="0.00000790452641865787" calcext:value-type="float">
            <text:p>0.00000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07.7608" calcext:value-type="float">
            <text:p>807.7608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807.68" calcext:value-type="currency">
            <text:p>$807.68</text:p>
          </table:table-cell>
          <table:table-cell table:style-name="ce50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.1033" calcext:value-type="float">
            <text:p>6.1033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6.1" calcext:value-type="currency">
            <text:p>$6.10</text:p>
          </table:table-cell>
          <table:table-cell/>
          <table:table-cell table:style-name="ce4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61" calcext:value-type="float">
            <text:p>0.0061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10.34" calcext:value-type="currency">
            <text:p>$10.34</text:p>
          </table:table-cell>
          <table:table-cell/>
          <table:table-cell office:value-type="string" calcext:value-type="string">
            <text:p>Super Total</text:p>
          </table:table-cell>
          <table:table-cell table:style-name="ce50" table:formula="of:=SUM([.D110:.D135])" office:value-type="currency" office:currency="USD" office:value="4597.2" calcext:value-type="currency">
            <text:p>$4,597.20</text:p>
          </table:table-cell>
          <table:table-cell table:formula="of:=[.G115]/[.G110]" office:value-type="float" office:value="2.71208123791102" calcext:value-type="float">
            <text:p>2.712081</text:p>
          </table:table-cell>
          <table:table-cell/>
          <table:table-cell office:value-type="string" calcext:value-type="string">
            <text:p>Arrears+Treasury+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[.G115]-[.D111]" office:value-type="currency" office:currency="USD" office:value="4113.32" calcext:value-type="currency">
            <text:p>$4,113.32</text:p>
          </table:table-cell>
          <table:table-cell table:formula="of:=[.G116]/[.G110]" office:value-type="float" office:value="2.42662011605416" calcext:value-type="float">
            <text:p>2.42662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116]*(1-0.1337)" office:value-type="currency" office:currency="USD" office:value="3563.369116" calcext:value-type="currency">
            <text:p>$3,563.37</text:p>
          </table:table-cell>
          <table:table-cell table:formula="of:=[.G117]/[.G110]" office:value-type="float" office:value="2.10218100653772" calcext:value-type="float">
            <text:p>2.102181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50" table:formula="of:=[.M117]*7" office:value-type="string" office:string-value="" calcext:value-type="error">
            <text:p>#VALUE!</text:p>
          </table:table-cell>
          <table:table-cell table:style-name="ce50" table:formula="of:=([.G118]+[.D140])/7" office:value-type="string" office:string-value="" calcext:value-type="error">
            <text:p>#VALUE!</text:p>
          </table:table-cell>
          <table:table-cell table:style-name="ce50" table:formula="of:=[.M117]*365" office:value-type="string" office:string-value="" calcext:value-type="error">
            <text:p>#VALUE!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16]-[.G117]" office:value-type="currency" office:currency="USD" office:value="549.950884" calcext:value-type="currency">
            <text:p>$549.95</text:p>
          </table:table-cell>
          <table:table-cell table:formula="of:=[.G118]/[.G110]" office:value-type="float" office:value="0.324439109516441" calcext:value-type="float">
            <text:p>0.324439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17]*0.4" office:value-type="currency" office:currency="USD" office:value="1425.3476464" calcext:value-type="currency">
            <text:p>$1,425.35</text:p>
          </table:table-cell>
          <table:table-cell table:formula="of:=[.G120]/[.G110]" office:value-type="float" office:value="0.840872402615087" calcext:value-type="float">
            <text:p>0.840872</text:p>
          </table:table-cell>
          <table:table-cell/>
          <table:table-cell office:value-type="string" calcext:value-type="string">
            <text:p>4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17]*0.6" office:value-type="currency" office:currency="USD" office:value="2138.0214696" calcext:value-type="currency">
            <text:p>$2,138.02</text:p>
          </table:table-cell>
          <table:table-cell table:formula="of:=[.G121]/[.G110]" office:value-type="float" office:value="1.26130860392263" calcext:value-type="float">
            <text:p>1.261309</text:p>
          </table:table-cell>
          <table:table-cell/>
          <table:table-cell office:value-type="string" calcext:value-type="string">
            <text:p>6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 table:number-rows-repeated="4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43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5"/>
          <table:table-cell/>
          <table:table-cell table:style-name="ce50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5"/>
          <table:table-cell/>
          <table:table-cell table:style-name="ce50"/>
          <table:table-cell table:number-columns-repeated="5"/>
          <table:table-cell table:style-name="ce60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45"/>
          <table:table-cell/>
          <table:table-cell table:style-name="ce50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62"/>
          <table:table-cell table:style-name="ce77"/>
          <table:table-cell table:number-columns-repeated="60"/>
        </table:table-row>
        <table:table-row table:style-name="ro1">
          <table:table-cell/>
          <table:table-cell table:style-name="ce49"/>
          <table:table-cell table:style-name="ce63"/>
          <table:table-cell table:style-name="ce79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8-10" table:style-name="ta1">
        <table:table-column table:style-name="co1" table:default-cell-style-name="Default"/>
        <table:table-column table:style-name="co1" table:default-cell-style-name="ce45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42" office:value-type="date" office:date-value="2023-08-10" calcext:value-type="date">
            <text:p>2023-08-10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4" office:value-type="string" calcext:value-type="string">
            <text:p>Distrubution</text:p>
          </table:table-cell>
          <table:table-cell table:style-name="ce44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4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92.1764" calcext:value-type="float">
            <text:p>92.1764</text:p>
          </table:table-cell>
          <table:table-cell office:value-type="string" calcext:value-type="string">
            <text:p>TAROT</text:p>
          </table:table-cell>
          <table:table-cell table:style-name="ce50" office:value-type="currency" office:currency="USD" office:value="7.73" calcext:value-type="currency">
            <text:p>$7.73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850" calcext:value-type="currency">
            <text:p>$1,8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 office:value-type="float" office:value="56.9533" calcext:value-type="float">
            <text:p>56.9533</text:p>
          </table:table-cell>
          <table:table-cell office:value-type="string" calcext:value-type="string">
            <text:p>FBA</text:p>
          </table:table-cell>
          <table:table-cell table:style-name="ce50" office:value-type="currency" office:currency="USD" office:value="36.36" calcext:value-type="currency">
            <text:p>$36.36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28.9145" calcext:value-type="float">
            <text:p>28.9145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28.95" calcext:value-type="currency">
            <text:p>$28.95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7:.D62])" office:value-type="currency" office:currency="USD" office:value="185.7909561" calcext:value-type="currency">
            <text:p>$185.79</text:p>
          </table:table-cell>
          <table:table-cell table:formula="of:=[.G9]/[.G7]" office:value-type="float" office:value="0.100427543837838" calcext:value-type="float">
            <text:p>0.100428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6.7037" calcext:value-type="float">
            <text:p>6.7037</text:p>
          </table:table-cell>
          <table:table-cell office:value-type="string" calcext:value-type="string">
            <text:p>ARB</text:p>
          </table:table-cell>
          <table:table-cell table:style-name="ce50" office:value-type="currency" office:currency="USD" office:value="7.76" calcext:value-type="currency">
            <text:p>$7.76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9]*(1-0.1337)" office:value-type="currency" office:currency="USD" office:value="160.95070526943" calcext:value-type="currency">
            <text:p>$160.95</text:p>
          </table:table-cell>
          <table:table-cell table:formula="of:=[.G10]/[.G7]" office:value-type="float" office:value="0.0870003812267189" calcext:value-type="float">
            <text:p>0.087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2.7979" calcext:value-type="float">
            <text:p>2.7979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2.78" calcext:value-type="currency">
            <text:p>$2.78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9]-[.G10]" office:value-type="currency" office:currency="USD" office:value="24.84025083057" calcext:value-type="currency">
            <text:p>$24.84</text:p>
          </table:table-cell>
          <table:table-cell table:formula="of:=[.G11]/[.G7]" office:value-type="float" office:value="0.0134271626111189" calcext:value-type="float">
            <text:p>0.01342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11]*7" office:value-type="currency" office:currency="USD" office:value="24.84025083057" calcext:value-type="currency">
            <text:p>$24.84</text:p>
          </table:table-cell>
          <table:table-cell table:style-name="ce50" table:formula="of:=([.G11]+[.D59])/7" office:value-type="currency" office:currency="USD" office:value="3.54860726151" calcext:value-type="currency">
            <text:p>$3.55</text:p>
          </table:table-cell>
          <table:table-cell table:style-name="ce50" table:formula="of:=[.M11]*365" office:value-type="currency" office:currency="USD" office:value="1295.24165045115" calcext:value-type="currency">
            <text:p>$1,295.24</text:p>
          </table:table-cell>
          <table:table-cell table:number-columns-repeated="50"/>
        </table:table-row>
        <table:table-row table:style-name="ro1">
          <table:table-cell/>
          <table:table-cell table:style-name="Default" office:value-type="float" office:value="0.6049" calcext:value-type="float">
            <text:p>0.6049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0.63" calcext:value-type="currency">
            <text:p>$0.63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0.3006" calcext:value-type="float">
            <text:p>0.3006</text:p>
          </table:table-cell>
          <table:table-cell office:value-type="string" calcext:value-type="string">
            <text:p>LUSD</text:p>
          </table:table-cell>
          <table:table-cell table:style-name="ce50" office:value-type="currency" office:currency="USD" office:value="0.3" calcext:value-type="currency">
            <text:p>$0.30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10]*0.2" office:value-type="currency" office:currency="USD" office:value="32.190141053886" calcext:value-type="currency">
            <text:p>$32.19</text:p>
          </table:table-cell>
          <table:table-cell table:formula="of:=[.G13]/[.G7]" office:value-type="float" office:value="0.0174000762453438" calcext:value-type="float">
            <text:p>0.0174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062" calcext:value-type="float">
            <text:p>0.0062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0.01" calcext:value-type="currency">
            <text:p>$0.01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10]*0.8" office:value-type="currency" office:currency="USD" office:value="128.760564215544" calcext:value-type="currency">
            <text:p>$128.76</text:p>
          </table:table-cell>
          <table:table-cell table:formula="of:=[.G14]/[.G7]" office:value-type="float" office:value="0.0696003049813751" calcext:value-type="float">
            <text:p>0.0696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005" calcext:value-type="float">
            <text:p>0.0005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0.88" calcext:value-type="currency">
            <text:p>$0.88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7.8176" calcext:value-type="float">
            <text:p>7.8176</text:p>
          </table:table-cell>
          <table:table-cell office:value-type="string" calcext:value-type="string">
            <text:p>FBA</text:p>
          </table:table-cell>
          <table:table-cell table:style-name="ce50" office:value-type="currency" office:currency="USD" office:value="4.99" calcext:value-type="currency">
            <text:p>$4.99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3.2234" calcext:value-type="float">
            <text:p>3.2234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3.23" calcext:value-type="currency">
            <text:p>$3.23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3841" calcext:value-type="float">
            <text:p>0.3841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0.38" calcext:value-type="currency">
            <text:p>$0.38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83" calcext:value-type="float">
            <text:p>0.083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0.09" calcext:value-type="currency">
            <text:p>$0.09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413" calcext:value-type="float">
            <text:p>0.0413</text:p>
          </table:table-cell>
          <table:table-cell office:value-type="string" calcext:value-type="string">
            <text:p>LUSD</text:p>
          </table:table-cell>
          <table:table-cell table:style-name="ce50" office:value-type="currency" office:currency="USD" office:value="0.04" calcext:value-type="currency">
            <text:p>$0.04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009" calcext:value-type="float">
            <text:p>0.0009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3.8487" calcext:value-type="float">
            <text:p>3.8487</text:p>
          </table:table-cell>
          <table:table-cell office:value-type="string" calcext:value-type="string">
            <text:p>FBA</text:p>
          </table:table-cell>
          <table:table-cell table:style-name="ce50" office:value-type="currency" office:currency="USD" office:value="2.46" calcext:value-type="currency">
            <text:p>$2.46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1.5869" calcext:value-type="float">
            <text:p>1.5869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.59" calcext:value-type="currency">
            <text:p>$1.59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1891" calcext:value-type="float">
            <text:p>0.1891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0.19" calcext:value-type="currency">
            <text:p>$0.19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409" calcext:value-type="float">
            <text:p>0.0409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0.04" calcext:value-type="currency">
            <text:p>$0.04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203" calcext:value-type="float">
            <text:p>0.0203</text:p>
          </table:table-cell>
          <table:table-cell office:value-type="string" calcext:value-type="string">
            <text:p>LUSD</text:p>
          </table:table-cell>
          <table:table-cell table:style-name="ce50" office:value-type="currency" office:currency="USD" office:value="0.02" calcext:value-type="currency">
            <text:p>$0.02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004" calcext:value-type="float">
            <text:p>0.0004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2.0492" calcext:value-type="float">
            <text:p>2.0492</text:p>
          </table:table-cell>
          <table:table-cell office:value-type="string" calcext:value-type="string">
            <text:p>FBA</text:p>
          </table:table-cell>
          <table:table-cell table:style-name="ce50" office:value-type="currency" office:currency="USD" office:value="1.31" calcext:value-type="currency">
            <text:p>$1.31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8449" calcext:value-type="float">
            <text:p>0.8449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0.85" calcext:value-type="currency">
            <text:p>$0.85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1007" calcext:value-type="float">
            <text:p>0.1007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0.1" calcext:value-type="currency">
            <text:p>$0.1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218" calcext:value-type="float">
            <text:p>0.0218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0.02" calcext:value-type="currency">
            <text:p>$0.0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0108" calcext:value-type="float">
            <text:p>0.0108</text:p>
          </table:table-cell>
          <table:table-cell office:value-type="string" calcext:value-type="string">
            <text:p>LUSD</text:p>
          </table:table-cell>
          <table:table-cell table:style-name="ce50" office:value-type="currency" office:currency="USD" office:value="0.01" calcext:value-type="currency">
            <text:p>$0.01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002" calcext:value-type="float">
            <text:p>0.0002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6543.9197" calcext:value-type="float">
            <text:p>6543.9197</text:p>
          </table:table-cell>
          <table:table-cell office:value-type="string" calcext:value-type="string">
            <text:p>ELR</text:p>
          </table:table-cell>
          <table:table-cell table:style-name="ce50" table:formula="of:=0.013*[.B38]" office:value-type="currency" office:currency="USD" office:value="85.0709561" calcext:value-type="currency">
            <text:p>$85.07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5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ce50"/>
          <table:table-cell table:number-columns-repeated="57"/>
        </table:table-row>
        <table:table-row table:style-name="ro1" table:number-rows-repeated="12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table:number-columns-repeated="3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2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table:number-columns-repeated="3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3.9421" calcext:value-type="float">
            <text:p>43.9421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61.17" calcext:value-type="currency">
            <text:p>$61.17</text:p>
          </table:table-cell>
          <table:table-cell table:style-name="ce50"/>
          <table:table-cell office:value-type="string" calcext:value-type="string">
            <text:p>BNB</text:p>
          </table:table-cell>
          <table:table-cell table:style-name="ce52" table:formula="of:=[.D73]/[.B73]" office:value-type="currency" office:currency="USD" office:value="239.527027027027" calcext:value-type="currency">
            <text:p>$239.527027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21.8685" calcext:value-type="float">
            <text:p>21.8685</text:p>
          </table:table-cell>
          <table:table-cell office:value-type="string" calcext:value-type="string">
            <text:p>BUSD</text:p>
          </table:table-cell>
          <table:table-cell table:style-name="ce50" office:value-type="currency" office:currency="USD" office:value="21.89" calcext:value-type="currency">
            <text:p>$21.89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71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4.3923" calcext:value-type="float">
            <text:p>14.3923</text:p>
          </table:table-cell>
          <table:table-cell office:value-type="string" calcext:value-type="string">
            <text:p>eTHENA</text:p>
          </table:table-cell>
          <table:table-cell table:style-name="ce50" office:value-type="currency" office:currency="USD" office:value="3.67" calcext:value-type="currency">
            <text:p>$3.67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table:formula="of:=[.D77]/[.B77]" office:value-type="currency" office:currency="USD" office:value="0.255310998365303" calcext:value-type="currency">
            <text:p>$0.255311</text:p>
          </table:table-cell>
          <table:table-cell table:formula="of:=[.G72]/[.G70]" office:value-type="float" office:value="0.00106589641066474" calcext:value-type="float">
            <text:p>0.00106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888" calcext:value-type="float">
            <text:p>0.0888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21.27" calcext:value-type="currency">
            <text:p>$21.2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129" calcext:value-type="float">
            <text:p>0.0129</text:p>
          </table:table-cell>
          <table:table-cell office:value-type="string" calcext:value-type="string">
            <text:p>ETH</text:p>
          </table:table-cell>
          <table:table-cell table:style-name="ce50" office:value-type="currency" office:currency="USD" office:value="23.82" calcext:value-type="currency">
            <text:p>$23.82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50" table:number-columns-repeated="2"/>
          <table:table-cell office:value-type="string" calcext:value-type="string">
            <text:p>Total</text:p>
          </table:table-cell>
          <table:table-cell table:style-name="ce50" table:formula="of:=SUM([.D70:.D101])" office:value-type="currency" office:currency="USD" office:value="3307.69" calcext:value-type="currency">
            <text:p>$3,307.69</text:p>
          </table:table-cell>
          <table:table-cell table:formula="of:=[.G75]/[.G70]" office:value-type="float" office:value="13.8092558533145" calcext:value-type="float">
            <text:p>13.80925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073.5612" calcext:value-type="float">
            <text:p>2073.5612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2886.62" calcext:value-type="currency">
            <text:p>$2,886.62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75]*(1-0.1337)" office:value-type="currency" office:currency="USD" office:value="2865.451847" calcext:value-type="currency">
            <text:p>$2,865.45</text:p>
          </table:table-cell>
          <table:table-cell table:formula="of:=[.G76]/[.G70]" office:value-type="float" office:value="11.9629583457264" calcext:value-type="float">
            <text:p>11.96295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32.932" calcext:value-type="float">
            <text:p>1132.9320</text:p>
          </table:table-cell>
          <table:table-cell office:value-type="string" calcext:value-type="string">
            <text:p>eTHENA</text:p>
          </table:table-cell>
          <table:table-cell table:style-name="ce50" office:value-type="currency" office:currency="USD" office:value="289.25" calcext:value-type="currency">
            <text:p>$289.25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75]-[.G76]" office:value-type="currency" office:currency="USD" office:value="442.238153" calcext:value-type="currency">
            <text:p>$442.24</text:p>
          </table:table-cell>
          <table:table-cell table:formula="of:=[.G77]/[.G70]" office:value-type="float" office:value="1.84629750758815" calcext:value-type="float">
            <text:p>1.846298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table:number-columns-repeated="3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>
          <table:table-cell table:number-columns-repeated="3"/>
          <table:table-cell table:style-name="ce50" table:number-columns-repeated="2"/>
          <table:table-cell office:value-type="string" calcext:value-type="string">
            <text:p>Bribes</text:p>
          </table:table-cell>
          <table:table-cell table:style-name="ce50" table:formula="of:=[.G76]*0.2" office:value-type="currency" office:currency="USD" office:value="573.0903694" calcext:value-type="currency">
            <text:p>$573.09</text:p>
          </table:table-cell>
          <table:table-cell table:formula="of:=[.G79]/[.G70]" office:value-type="float" office:value="2.39259166914527" calcext:value-type="float">
            <text:p>2.392592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 table:number-columns-repeated="2"/>
          <table:table-cell office:value-type="string" calcext:value-type="string">
            <text:p>Staking</text:p>
          </table:table-cell>
          <table:table-cell table:style-name="ce50" table:formula="of:=[.G76]*0.8" office:value-type="currency" office:currency="USD" office:value="2292.3614776" calcext:value-type="currency">
            <text:p>$2,292.36</text:p>
          </table:table-cell>
          <table:table-cell table:formula="of:=[.G80]/[.G70]" office:value-type="float" office:value="9.5703666765811" calcext:value-type="float">
            <text:p>9.570367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7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>
          <table:table-cell table:number-columns-repeated="3"/>
          <table:table-cell table:style-name="ce50" table:number-columns-repeated="4"/>
          <table:table-cell table:number-columns-repeated="57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 table:number-rows-repeated="6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3" office:value-type="string" calcext:value-type="string">
            <text:p>Prices</text:p>
          </table:table-cell>
          <table:table-cell table:style-name="ce44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4"/>
          <table:table-cell table:style-name="ce59"/>
          <table:table-cell table:style-name="ce44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15844.0587" calcext:value-type="float">
            <text:p>115844.0587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510.62" calcext:value-type="currency">
            <text:p>$510.62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850" calcext:value-type="currency">
            <text:p>$1,8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60375.9602" calcext:value-type="float">
            <text:p>60375.9602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1045.86" calcext:value-type="currency">
            <text:p>$1,045.86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092.7433" calcext:value-type="float">
            <text:p>7092.7433</text:p>
          </table:table-cell>
          <table:table-cell office:value-type="string" calcext:value-type="string">
            <text:p>PLS</text:p>
          </table:table-cell>
          <table:table-cell table:style-name="ce50" office:value-type="currency" office:currency="USD" office:value="1258.85" calcext:value-type="currency">
            <text:p>$1,258.85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111]/[.B111]" office:value-type="currency" office:currency="USD" office:value="0.0173224574240394" calcext:value-type="currency">
            <text:p>$0.017322</text:p>
          </table:table-cell>
          <table:table-cell table:formula="of:=[.G112]/[.G110]" office:value-type="float" office:value="0.00000936349049948078" calcext:value-type="float">
            <text:p>0.00000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198.4158" calcext:value-type="float">
            <text:p>1198.4158</text:p>
          </table:table-cell>
          <table:table-cell office:value-type="string" calcext:value-type="string">
            <text:p>USD+</text:p>
          </table:table-cell>
          <table:table-cell table:style-name="ce50" office:value-type="currency" office:currency="USD" office:value="1199.73" calcext:value-type="currency">
            <text:p>$1,199.73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30.1041" calcext:value-type="float">
            <text:p>630.1041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630.8" calcext:value-type="currency">
            <text:p>$630.80</text:p>
          </table:table-cell>
          <table:table-cell/>
          <table:table-cell table:style-name="ce4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22.8425" calcext:value-type="float">
            <text:p>422.8425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119.15" calcext:value-type="currency">
            <text:p>$119.15</text:p>
          </table:table-cell>
          <table:table-cell/>
          <table:table-cell office:value-type="string" calcext:value-type="string">
            <text:p>Super Total</text:p>
          </table:table-cell>
          <table:table-cell table:style-name="ce50" table:formula="of:=SUM([.D110:.D135])" office:value-type="currency" office:currency="USD" office:value="6063.49" calcext:value-type="currency">
            <text:p>$6,063.49</text:p>
          </table:table-cell>
          <table:table-cell table:formula="of:=[.G115]/[.G110]" office:value-type="float" office:value="3.27756216216216" calcext:value-type="float">
            <text:p>3.277562</text:p>
          </table:table-cell>
          <table:table-cell/>
          <table:table-cell office:value-type="string" calcext:value-type="string">
            <text:p>Arrears+Treasury+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7.4162" calcext:value-type="float">
            <text:p>177.4162</text:p>
          </table:table-cell>
          <table:table-cell office:value-type="string" calcext:value-type="string">
            <text:p>fUSDC</text:p>
          </table:table-cell>
          <table:table-cell table:style-name="ce50" office:value-type="currency" office:currency="USD" office:value="177.54" calcext:value-type="currency">
            <text:p>$177.54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[.G115]*(2757582/(2757582+150000+64373))/2" office:value-type="currency" office:currency="USD" office:value="2813.05922888805" calcext:value-type="currency">
            <text:p>$2,813.06</text:p>
          </table:table-cell>
          <table:table-cell table:formula="of:=[.G116]/[.G110]" office:value-type="float" office:value="1.52057255615571" calcext:value-type="float">
            <text:p>1.520573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0.6248" calcext:value-type="float">
            <text:p>30.6248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882.03" calcext:value-type="currency">
            <text:p>$882.03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116]*(1-0.1337)" office:value-type="currency" office:currency="USD" office:value="2436.95320998572" calcext:value-type="currency">
            <text:p>$2,436.95</text:p>
          </table:table-cell>
          <table:table-cell table:formula="of:=[.G117]/[.G110]" office:value-type="float" office:value="1.31727200539769" calcext:value-type="float">
            <text:p>1.317272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50" table:formula="of:=[.M117]*7" office:value-type="string" office:string-value="" calcext:value-type="error">
            <text:p>#VALUE!</text:p>
          </table:table-cell>
          <table:table-cell table:style-name="ce50" table:formula="of:=([.G118]+[.D140])/7" office:value-type="string" office:string-value="" calcext:value-type="error">
            <text:p>#VALUE!</text:p>
          </table:table-cell>
          <table:table-cell table:style-name="ce50" table:formula="of:=[.M117]*365" office:value-type="string" office:string-value="" calcext:value-type="error">
            <text:p>#VALUE!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8.1426" calcext:value-type="float">
            <text:p>18.1426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115.9" calcext:value-type="currency">
            <text:p>$115.90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116]-[.G117]" office:value-type="currency" office:currency="USD" office:value="376.106018902333" calcext:value-type="currency">
            <text:p>$376.11</text:p>
          </table:table-cell>
          <table:table-cell table:formula="of:=[.G118]/[.G110]" office:value-type="float" office:value="0.203300550758018" calcext:value-type="float">
            <text:p>0.203301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3853" calcext:value-type="float">
            <text:p>2.3853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2.48" calcext:value-type="currency">
            <text:p>$2.4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7954" calcext:value-type="float">
            <text:p>0.7954</text:p>
          </table:table-cell>
          <table:table-cell office:value-type="string" calcext:value-type="string">
            <text:p>DAI+</text:p>
          </table:table-cell>
          <table:table-cell table:style-name="ce50" office:value-type="currency" office:currency="USD" office:value="0.8" calcext:value-type="currency">
            <text:p>$0.80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117]*0.4" office:value-type="currency" office:currency="USD" office:value="974.781283994289" calcext:value-type="currency">
            <text:p>$974.78</text:p>
          </table:table-cell>
          <table:table-cell table:formula="of:=[.G120]/[.G110]" office:value-type="float" office:value="0.526908802159075" calcext:value-type="float">
            <text:p>0.526909</text:p>
          </table:table-cell>
          <table:table-cell/>
          <table:table-cell office:value-type="string" calcext:value-type="string">
            <text:p>4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5998" calcext:value-type="float">
            <text:p>0.5998</text:p>
          </table:table-cell>
          <table:table-cell office:value-type="string" calcext:value-type="string">
            <text:p>plsRDNT</text:p>
          </table:table-cell>
          <table:table-cell table:style-name="ce50" office:value-type="currency" office:currency="USD" office:value="0.41" calcext:value-type="currency">
            <text:p>$0.41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117]*0.6" office:value-type="currency" office:currency="USD" office:value="1462.17192599143" calcext:value-type="currency">
            <text:p>$1,462.17</text:p>
          </table:table-cell>
          <table:table-cell table:formula="of:=[.G121]/[.G110]" office:value-type="float" office:value="0.790363203238613" calcext:value-type="float">
            <text:p>0.790363</text:p>
          </table:table-cell>
          <table:table-cell/>
          <table:table-cell office:value-type="string" calcext:value-type="string">
            <text:p>6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646" calcext:value-type="float">
            <text:p>0.0646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119.31" calcext:value-type="currency">
            <text:p>$119.31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096" calcext:value-type="float">
            <text:p>0.0096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0.01" calcext:value-type="currency">
            <text:p>$0.01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06" calcext:value-type="float">
            <text:p>0.0006</text:p>
          </table:table-cell>
          <table:table-cell office:value-type="string" calcext:value-type="string">
            <text:p>YF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 table:number-rows-repeated="4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43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5"/>
          <table:table-cell/>
          <table:table-cell table:style-name="ce50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5"/>
          <table:table-cell/>
          <table:table-cell table:style-name="ce50"/>
          <table:table-cell table:number-columns-repeated="5"/>
          <table:table-cell table:style-name="ce60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45"/>
          <table:table-cell/>
          <table:table-cell table:style-name="ce50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62"/>
          <table:table-cell table:style-name="ce77"/>
          <table:table-cell table:number-columns-repeated="60"/>
        </table:table-row>
        <table:table-row table:style-name="ro1">
          <table:table-cell/>
          <table:table-cell table:style-name="ce49"/>
          <table:table-cell table:style-name="ce63"/>
          <table:table-cell table:style-name="ce79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8-03" table:style-name="ta1">
        <table:table-column table:style-name="co1" table:default-cell-style-name="Default"/>
        <table:table-column table:style-name="co1" table:default-cell-style-name="ce45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42" office:value-type="date" office:date-value="2023-08-03" calcext:value-type="date">
            <text:p>2023-08-03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4" office:value-type="string" calcext:value-type="string">
            <text:p>Distrubution</text:p>
          </table:table-cell>
          <table:table-cell table:style-name="ce44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4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13.9855" calcext:value-type="float">
            <text:p>213.9855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9.97" calcext:value-type="currency">
            <text:p>$9.97</text:p>
          </table:table-cell>
          <table:table-cell/>
          <table:table-cell office:value-type="string" calcext:value-type="string">
            <text:p>ETH Price</text:p>
          </table:table-cell>
          <table:table-cell table:style-name="ce50" table:formula="of:=[.D56]/[.B56]" office:value-type="currency" office:currency="USD" office:value="1816.12903225806" calcext:value-type="currency">
            <text:p>$1,816.13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 office:value-type="float" office:value="2.3004" calcext:value-type="float">
            <text:p>2.3004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2.29" calcext:value-type="currency">
            <text:p>$2.29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1.0944" calcext:value-type="float">
            <text:p>1.0944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6.99" calcext:value-type="currency">
            <text:p>$6.99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7:.D62])" office:value-type="currency" office:currency="USD" office:value="542.5103" calcext:value-type="currency">
            <text:p>$542.51</text:p>
          </table:table-cell>
          <table:table-cell table:formula="of:=[.G9]/[.G7]" office:value-type="float" office:value="0.298717927175844" calcext:value-type="float">
            <text:p>0.298718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7284" calcext:value-type="float">
            <text:p>0.7284</text:p>
          </table:table-cell>
          <table:table-cell office:value-type="string" calcext:value-type="string">
            <text:p>FBA</text:p>
          </table:table-cell>
          <table:table-cell table:style-name="ce50" office:value-type="currency" office:currency="USD" office:value="0.47" calcext:value-type="currency">
            <text:p>$0.47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9]*(1-0.1337)" office:value-type="currency" office:currency="USD" office:value="469.97667289" calcext:value-type="currency">
            <text:p>$469.98</text:p>
          </table:table-cell>
          <table:table-cell table:formula="of:=[.G10]/[.G7]" office:value-type="float" office:value="0.258779340312433" calcext:value-type="float">
            <text:p>0.25877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2969" calcext:value-type="float">
            <text:p>0.2969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0.3" calcext:value-type="currency">
            <text:p>$0.30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9]-[.G10]" office:value-type="currency" office:currency="USD" office:value="72.5336271100001" calcext:value-type="currency">
            <text:p>$72.53</text:p>
          </table:table-cell>
          <table:table-cell table:formula="of:=[.G11]/[.G7]" office:value-type="float" office:value="0.0399385868634103" calcext:value-type="float">
            <text:p>0.039939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11]*7" office:value-type="currency" office:currency="USD" office:value="72.5336271100001" calcext:value-type="currency">
            <text:p>$72.53</text:p>
          </table:table-cell>
          <table:table-cell table:style-name="ce50" table:formula="of:=([.G11]+[.D59])/7" office:value-type="currency" office:currency="USD" office:value="10.36194673" calcext:value-type="currency">
            <text:p>$10.36</text:p>
          </table:table-cell>
          <table:table-cell table:style-name="ce50" table:formula="of:=[.M11]*365" office:value-type="currency" office:currency="USD" office:value="3782.11055645" calcext:value-type="currency">
            <text:p>$3,782.11</text:p>
          </table:table-cell>
          <table:table-cell table:number-columns-repeated="50"/>
        </table:table-row>
        <table:table-row table:style-name="ro1">
          <table:table-cell/>
          <table:table-cell table:style-name="Default" office:value-type="float" office:value="0.29" calcext:value-type="float">
            <text:p>0.29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0.29" calcext:value-type="currency">
            <text:p>$0.29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0.2662" calcext:value-type="float">
            <text:p>0.2662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0.28" calcext:value-type="currency">
            <text:p>$0.28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10]*0.2" office:value-type="currency" office:currency="USD" office:value="93.995334578" calcext:value-type="currency">
            <text:p>$94.00</text:p>
          </table:table-cell>
          <table:table-cell table:formula="of:=[.G13]/[.G7]" office:value-type="float" office:value="0.0517558680624867" calcext:value-type="float">
            <text:p>0.051756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1553" calcext:value-type="float">
            <text:p>0.1553</text:p>
          </table:table-cell>
          <table:table-cell office:value-type="string" calcext:value-type="string">
            <text:p>LUSD</text:p>
          </table:table-cell>
          <table:table-cell table:style-name="ce50" office:value-type="currency" office:currency="USD" office:value="0.16" calcext:value-type="currency">
            <text:p>$0.16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10]*0.8" office:value-type="currency" office:currency="USD" office:value="375.981338312" calcext:value-type="currency">
            <text:p>$375.98</text:p>
          </table:table-cell>
          <table:table-cell table:formula="of:=[.G14]/[.G7]" office:value-type="float" office:value="0.207023472249947" calcext:value-type="float">
            <text:p>0.207023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047" calcext:value-type="float">
            <text:p>0.0047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0.13" calcext:value-type="currency">
            <text:p>$0.13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02" calcext:value-type="float">
            <text:p>0.002</text:p>
          </table:table-cell>
          <table:table-cell office:value-type="string" calcext:value-type="string">
            <text:p>sLSD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0.15" calcext:value-type="currency">
            <text:p>$0.15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office:value-type="string" calcext:value-type="string">
            <text:p>FRAX</text:p>
          </table:table-cell>
          <table:table-cell office:value-type="float" office:value="0.0001" calcext:value-type="float">
            <text:p>0.0001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4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146.1218" calcext:value-type="float">
            <text:p>146.1218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6.81" calcext:value-type="currency">
            <text:p>$6.81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22.6102" calcext:value-type="float">
            <text:p>22.6102</text:p>
          </table:table-cell>
          <table:table-cell office:value-type="string" calcext:value-type="string">
            <text:p>FBA</text:p>
          </table:table-cell>
          <table:table-cell table:style-name="ce50" office:value-type="currency" office:currency="USD" office:value="14.46" calcext:value-type="currency">
            <text:p>$14.46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10.5869" calcext:value-type="float">
            <text:p>10.5869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0.6" calcext:value-type="currency">
            <text:p>$10.6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4.3206" calcext:value-type="float">
            <text:p>4.3206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4.3" calcext:value-type="currency">
            <text:p>$4.3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2.0555" calcext:value-type="float">
            <text:p>2.0555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13.13" calcext:value-type="currency">
            <text:p>$13.13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7639" calcext:value-type="float">
            <text:p>0.7639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0.76" calcext:value-type="currency">
            <text:p>$0.76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5167" calcext:value-type="float">
            <text:p>0.5167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0.54" calcext:value-type="currency">
            <text:p>$0.54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2421" calcext:value-type="float">
            <text:p>0.2421</text:p>
          </table:table-cell>
          <table:table-cell office:value-type="string" calcext:value-type="string">
            <text:p>LUSD</text:p>
          </table:table-cell>
          <table:table-cell table:style-name="ce50" office:value-type="currency" office:currency="USD" office:value="0.24" calcext:value-type="currency">
            <text:p>$0.24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122" calcext:value-type="float">
            <text:p>0.0122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0.33" calcext:value-type="currency">
            <text:p>$0.33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038" calcext:value-type="float">
            <text:p>0.0038</text:p>
          </table:table-cell>
          <table:table-cell office:value-type="string" calcext:value-type="string">
            <text:p>sLSD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002" calcext:value-type="float">
            <text:p>0.0002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0.38" calcext:value-type="currency">
            <text:p>$0.38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office:value-type="string" calcext:value-type="string">
            <text:p>FRAX</text:p>
          </table:table-cell>
          <table:table-cell office:value-type="float" office:value="0.0001" calcext:value-type="float">
            <text:p>0.0001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4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296.8103" calcext:value-type="float">
            <text:p>296.8103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13.84" calcext:value-type="currency">
            <text:p>$13.84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8.7762" calcext:value-type="float">
            <text:p>8.7762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8.73" calcext:value-type="currency">
            <text:p>$8.73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4.1752" calcext:value-type="float">
            <text:p>4.1752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26.68" calcext:value-type="currency">
            <text:p>$26.68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2.779" calcext:value-type="float">
            <text:p>2.779</text:p>
          </table:table-cell>
          <table:table-cell office:value-type="string" calcext:value-type="string">
            <text:p>FBA</text:p>
          </table:table-cell>
          <table:table-cell table:style-name="ce50" office:value-type="currency" office:currency="USD" office:value="1.78" calcext:value-type="currency">
            <text:p>$1.78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1.5515" calcext:value-type="float">
            <text:p>1.5515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1.55" calcext:value-type="currency">
            <text:p>$1.55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1.1064" calcext:value-type="float">
            <text:p>1.1064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.11" calcext:value-type="currency">
            <text:p>$1.11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1.0551" calcext:value-type="float">
            <text:p>1.0551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1.1" calcext:value-type="currency">
            <text:p>$1.1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4918" calcext:value-type="float">
            <text:p>0.4918</text:p>
          </table:table-cell>
          <table:table-cell office:value-type="string" calcext:value-type="string">
            <text:p>LUSD</text:p>
          </table:table-cell>
          <table:table-cell table:style-name="ce50" office:value-type="currency" office:currency="USD" office:value="0.49" calcext:value-type="currency">
            <text:p>$0.49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247" calcext:value-type="float">
            <text:p>0.0247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0.68" calcext:value-type="currency">
            <text:p>$0.68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078" calcext:value-type="float">
            <text:p>0.0078</text:p>
          </table:table-cell>
          <table:table-cell office:value-type="string" calcext:value-type="string">
            <text:p>sLSD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004" calcext:value-type="float">
            <text:p>0.0004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0.77" calcext:value-type="currency">
            <text:p>$0.77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office:value-type="string" calcext:value-type="string">
            <text:p>FRAX</text:p>
          </table:table-cell>
          <table:table-cell office:value-type="float" office:value="0.0001" calcext:value-type="float">
            <text:p>0.0001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4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2162.3358" calcext:value-type="float">
            <text:p>2162.3358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100.8" calcext:value-type="currency">
            <text:p>$100.8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63.937" calcext:value-type="float">
            <text:p>63.937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63.6" calcext:value-type="currency">
            <text:p>$63.6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30.4173" calcext:value-type="float">
            <text:p>30.4173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194.37" calcext:value-type="currency">
            <text:p>$194.37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20.246" calcext:value-type="float">
            <text:p>20.246</text:p>
          </table:table-cell>
          <table:table-cell office:value-type="string" calcext:value-type="string">
            <text:p>FBA</text:p>
          </table:table-cell>
          <table:table-cell table:style-name="ce50" office:value-type="currency" office:currency="USD" office:value="12.95" calcext:value-type="currency">
            <text:p>$12.95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11.3028" calcext:value-type="float">
            <text:p>11.3028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11.29" calcext:value-type="currency">
            <text:p>$11.29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8.0608" calcext:value-type="float">
            <text:p>8.0608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8.07" calcext:value-type="currency">
            <text:p>$8.07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7.6454" calcext:value-type="float">
            <text:p>7.6454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7.97" calcext:value-type="currency">
            <text:p>$7.97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3.5827" calcext:value-type="float">
            <text:p>3.5827</text:p>
          </table:table-cell>
          <table:table-cell office:value-type="string" calcext:value-type="string">
            <text:p>LUSD</text:p>
          </table:table-cell>
          <table:table-cell table:style-name="ce50" office:value-type="currency" office:currency="USD" office:value="3.58" calcext:value-type="currency">
            <text:p>$3.58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1801" calcext:value-type="float">
            <text:p>0.1801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4.94" calcext:value-type="currency">
            <text:p>$4.94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569" calcext:value-type="float">
            <text:p>0.0569</text:p>
          </table:table-cell>
          <table:table-cell office:value-type="string" calcext:value-type="string">
            <text:p>sLSD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031" calcext:value-type="float">
            <text:p>0.0031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5.63" calcext:value-type="currency">
            <text:p>$5.63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table:number-columns-repeated="3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RAM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ETH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XRAM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32965.9328" calcext:value-type="float">
            <text:p>132965.9328</text:p>
          </table:table-cell>
          <table:table-cell office:value-type="string" calcext:value-type="string">
            <text:p>ARKEN</text:p>
          </table:table-cell>
          <table:table-cell table:style-name="ce50" office:value-type="currency" office:currency="USD" office:value="316.63" calcext:value-type="currency">
            <text:p>$316.63</text:p>
          </table:table-cell>
          <table:table-cell table:style-name="ce50"/>
          <table:table-cell office:value-type="string" calcext:value-type="string">
            <text:p>BNB</text:p>
          </table:table-cell>
          <table:table-cell table:style-name="ce52" table:formula="of:=[.D96]/[.B96]" office:value-type="currency" office:currency="USD" office:value="241.496101364522" calcext:value-type="currency">
            <text:p>$241.496101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4855.3747" calcext:value-type="float">
            <text:p>14855.3747</text:p>
          </table:table-cell>
          <table:table-cell office:value-type="string" calcext:value-type="string">
            <text:p>GRAIN</text:p>
          </table:table-cell>
          <table:table-cell table:style-name="ce50" office:value-type="currency" office:currency="USD" office:value="169.45" calcext:value-type="currency">
            <text:p>$169.45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table:formula="of:=[.D86]/[.B86]" office:value-type="currency" office:currency="USD" office:value="0.210258693285131" calcext:value-type="currency">
            <text:p>$0.210259</text:p>
          </table:table-cell>
          <table:table-cell table:formula="of:=[.G71]/[.G70]" office:value-type="float" office:value="0.000870650466393077" calcext:value-type="float">
            <text:p>0.00087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016.3398" calcext:value-type="float">
            <text:p>5016.3398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233.23" calcext:value-type="currency">
            <text:p>$233.23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72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426.4403" calcext:value-type="float">
            <text:p>3426.4403</text:p>
          </table:table-cell>
          <table:table-cell office:value-type="string" calcext:value-type="string">
            <text:p>ANKR</text:p>
          </table:table-cell>
          <table:table-cell table:style-name="ce50" office:value-type="currency" office:currency="USD" office:value="82.52" calcext:value-type="currency">
            <text:p>$82.52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265.2408" calcext:value-type="float">
            <text:p>1265.2408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90.75" calcext:value-type="currency">
            <text:p>$90.75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38.3902" calcext:value-type="float">
            <text:p>938.3902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197.3" calcext:value-type="currency">
            <text:p>$197.30</text:p>
          </table:table-cell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70:.D101])" office:value-type="currency" office:currency="USD" office:value="3257.29" calcext:value-type="currency">
            <text:p>$3,257.29</text:p>
          </table:table-cell>
          <table:table-cell table:formula="of:=[.G75]/[.G70]" office:value-type="float" office:value="13.4879610130158" calcext:value-type="float">
            <text:p>13.48796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61.4265" calcext:value-type="float">
            <text:p>361.4265</text:p>
          </table:table-cell>
          <table:table-cell office:value-type="string" calcext:value-type="string">
            <text:p>BRZ</text:p>
          </table:table-cell>
          <table:table-cell table:style-name="ce50" office:value-type="currency" office:currency="USD" office:value="73.81" calcext:value-type="currency">
            <text:p>$73.81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75]*(1-0.1337)" office:value-type="currency" office:currency="USD" office:value="2821.790327" calcext:value-type="currency">
            <text:p>$2,821.79</text:p>
          </table:table-cell>
          <table:table-cell table:formula="of:=[.G76]/[.G70]" office:value-type="float" office:value="11.6846206255756" calcext:value-type="float">
            <text:p>11.684621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51.1455" calcext:value-type="float">
            <text:p>351.1455</text:p>
          </table:table-cell>
          <table:table-cell office:value-type="string" calcext:value-type="string">
            <text:p>FIS</text:p>
          </table:table-cell>
          <table:table-cell table:style-name="ce50" office:value-type="currency" office:currency="USD" office:value="92.41" calcext:value-type="currency">
            <text:p>$92.41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75]-[.G76]" office:value-type="currency" office:currency="USD" office:value="435.499673" calcext:value-type="currency">
            <text:p>$435.50</text:p>
          </table:table-cell>
          <table:table-cell table:formula="of:=[.G77]/[.G70]" office:value-type="float" office:value="1.80334038744022" calcext:value-type="float">
            <text:p>1.80334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77]*7" office:value-type="currency" office:currency="USD" office:value="437.469673" calcext:value-type="currency">
            <text:p>$437.47</text:p>
          </table:table-cell>
          <table:table-cell table:style-name="ce50" table:formula="of:=([.G77]+[.D103])/7" office:value-type="currency" office:currency="USD" office:value="62.4956675714286" calcext:value-type="currency">
            <text:p>$62.50</text:p>
          </table:table-cell>
          <table:table-cell table:style-name="ce50" table:formula="of:=[.M77]*365" office:value-type="currency" office:currency="USD" office:value="22810.9186635714" calcext:value-type="currency">
            <text:p>$22,810.92</text:p>
          </table:table-cell>
          <table:table-cell table:number-columns-repeated="50"/>
        </table:table-row>
        <table:table-row table:style-name="ro1">
          <table:table-cell/>
          <table:table-cell office:value-type="float" office:value="301.9614" calcext:value-type="float">
            <text:p>301.9614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302.11" calcext:value-type="currency">
            <text:p>$302.11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57.372" calcext:value-type="float">
            <text:p>257.3720</text:p>
          </table:table-cell>
          <table:table-cell office:value-type="string" calcext:value-type="string">
            <text:p>SD</text:p>
          </table:table-cell>
          <table:table-cell table:style-name="ce50" office:value-type="currency" office:currency="USD" office:value="196.15" calcext:value-type="currency">
            <text:p>$196.15</text:p>
          </table:table-cell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76]*0.2" office:value-type="currency" office:currency="USD" office:value="564.3580654" calcext:value-type="currency">
            <text:p>$564.36</text:p>
          </table:table-cell>
          <table:table-cell table:formula="of:=[.G79]/[.G70]" office:value-type="float" office:value="2.33692412511513" calcext:value-type="float">
            <text:p>2.336924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2.4439" calcext:value-type="float">
            <text:p>82.4439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519.11" calcext:value-type="currency">
            <text:p>$519.11</text:p>
          </table:table-cell>
          <table:table-cell table:style-name="ce50"/>
          <table:table-cell office:value-type="string" calcext:value-type="string">
            <text:p>Staking</text:p>
          </table:table-cell>
          <table:table-cell table:style-name="ce50" table:formula="of:=[.G76]*0.8" office:value-type="currency" office:currency="USD" office:value="2257.4322616" calcext:value-type="currency">
            <text:p>$2,257.43</text:p>
          </table:table-cell>
          <table:table-cell table:formula="of:=[.G80]/[.G70]" office:value-type="float" office:value="9.3476965004605" calcext:value-type="float">
            <text:p>9.347697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5.0876" calcext:value-type="float">
            <text:p>25.0876</text:p>
          </table:table-cell>
          <table:table-cell office:value-type="string" calcext:value-type="string">
            <text:p>GHNY</text:p>
          </table:table-cell>
          <table:table-cell table:style-name="ce50" office:value-type="currency" office:currency="USD" office:value="181.84" calcext:value-type="currency">
            <text:p>$181.84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258.1535" calcext:value-type="float">
            <text:p>2258.1535</text:p>
          </table:table-cell>
          <table:table-cell office:value-type="string" calcext:value-type="string">
            <text:p>ARKEN</text:p>
          </table:table-cell>
          <table:table-cell table:style-name="ce50" office:value-type="currency" office:currency="USD" office:value="5.38" calcext:value-type="currency">
            <text:p>$5.3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56.2329" calcext:value-type="float">
            <text:p>456.2329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32.73" calcext:value-type="currency">
            <text:p>$32.7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34.7953" calcext:value-type="float">
            <text:p>234.7953</text:p>
          </table:table-cell>
          <table:table-cell office:value-type="string" calcext:value-type="string">
            <text:p>GRAIN</text:p>
          </table:table-cell>
          <table:table-cell table:style-name="ce50" office:value-type="currency" office:currency="USD" office:value="2.9" calcext:value-type="currency">
            <text:p>$2.9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30.5059" calcext:value-type="float">
            <text:p>130.5059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27.44" calcext:value-type="currency">
            <text:p>$27.44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25.6755" calcext:value-type="float">
            <text:p>125.6755</text:p>
          </table:table-cell>
          <table:table-cell office:value-type="string" calcext:value-type="string">
            <text:p>TWT</text:p>
          </table:table-cell>
          <table:table-cell table:style-name="ce50" office:value-type="currency" office:currency="USD" office:value="112.45" calcext:value-type="currency">
            <text:p>$112.4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8.9953" calcext:value-type="float">
            <text:p>68.9953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68.89" calcext:value-type="currency">
            <text:p>$68.89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3.6539" calcext:value-type="float">
            <text:p>53.6539</text:p>
          </table:table-cell>
          <table:table-cell office:value-type="string" calcext:value-type="string">
            <text:p>PENDLE</text:p>
          </table:table-cell>
          <table:table-cell table:style-name="ce50" office:value-type="currency" office:currency="USD" office:value="37.88" calcext:value-type="currency">
            <text:p>$37.88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2.8595" calcext:value-type="float">
            <text:p>42.8595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34.44" calcext:value-type="currency">
            <text:p>$34.44</text:p>
          </table:table-cell>
          <table:table-cell table:style-name="ce50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5.2029" calcext:value-type="float">
            <text:p>35.2029</text:p>
          </table:table-cell>
          <table:table-cell office:value-type="string" calcext:value-type="string">
            <text:p>BUSD</text:p>
          </table:table-cell>
          <table:table-cell table:style-name="ce50" office:value-type="currency" office:currency="USD" office:value="35.25" calcext:value-type="currency">
            <text:p>$35.2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1.459" calcext:value-type="float">
            <text:p>31.4590</text:p>
          </table:table-cell>
          <table:table-cell office:value-type="string" calcext:value-type="string">
            <text:p>MULTI</text:p>
          </table:table-cell>
          <table:table-cell table:style-name="ce50" office:value-type="currency" office:currency="USD" office:value="51.28" calcext:value-type="currency">
            <text:p>$51.28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.7587" calcext:value-type="float">
            <text:p>5.7587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5.74" calcext:value-type="currency">
            <text:p>$5.74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.546" calcext:value-type="float">
            <text:p>5.5460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5.55" calcext:value-type="currency">
            <text:p>$5.5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2538" calcext:value-type="float">
            <text:p>1.2538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1.31" calcext:value-type="currency">
            <text:p>$1.31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office:value-type="float" office:value="0.8208" calcext:value-type="float">
            <text:p>0.8208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198.22" calcext:value-type="currency">
            <text:p>$198.22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office:value-type="float" office:value="0.499" calcext:value-type="float">
            <text:p>0.4990</text:p>
          </table:table-cell>
          <table:table-cell office:value-type="string" calcext:value-type="string">
            <text:p>jBRL</text:p>
          </table:table-cell>
          <table:table-cell table:style-name="ce50" office:value-type="currency" office:currency="USD" office:value="0.1" calcext:value-type="currency">
            <text:p>$0.10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office:value-type="float" office:value="0.397" calcext:value-type="float">
            <text:p>0.3970</text:p>
          </table:table-cell>
          <table:table-cell office:value-type="string" calcext:value-type="string">
            <text:p>BNBx</text:p>
          </table:table-cell>
          <table:table-cell table:style-name="ce50" office:value-type="currency" office:currency="USD" office:value="102.06" calcext:value-type="currency">
            <text:p>$102.06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0.1433" calcext:value-type="float">
            <text:p>0.1433</text:p>
          </table:table-cell>
          <table:table-cell office:value-type="string" calcext:value-type="string">
            <text:p>GHNY</text:p>
          </table:table-cell>
          <table:table-cell table:style-name="ce50" office:value-type="currency" office:currency="USD" office:value="1.04" calcext:value-type="currency">
            <text:p>$1.04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0.0396" calcext:value-type="float">
            <text:p>0.0396</text:p>
          </table:table-cell>
          <table:table-cell office:value-type="string" calcext:value-type="string">
            <text:p>ETH</text:p>
          </table:table-cell>
          <table:table-cell table:style-name="ce50" office:value-type="currency" office:currency="USD" office:value="72.58" calcext:value-type="currency">
            <text:p>$72.58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office:value-type="float" office:value="0.0265" calcext:value-type="float">
            <text:p>0.0265</text:p>
          </table:table-cell>
          <table:table-cell office:value-type="string" calcext:value-type="string">
            <text:p>ankrBNB</text:p>
          </table:table-cell>
          <table:table-cell table:style-name="ce50" office:value-type="currency" office:currency="USD" office:value="6.74" calcext:value-type="currency">
            <text:p>$6.74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office:value-type="float" office:value="0.0029" calcext:value-type="float">
            <text:p>0.0029</text:p>
          </table:table-cell>
          <table:table-cell office:value-type="string" calcext:value-type="string">
            <text:p>rBNB</text:p>
          </table:table-cell>
          <table:table-cell table:style-name="ce50" office:value-type="currency" office:currency="USD" office:value="0.79" calcext:value-type="currency">
            <text:p>$0.7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.0011" calcext:value-type="float">
            <text:p>0.0011</text:p>
          </table:table-cell>
          <table:table-cell office:value-type="string" calcext:value-type="string">
            <text:p>frxETH</text:p>
          </table:table-cell>
          <table:table-cell table:style-name="ce50" office:value-type="currency" office:currency="USD" office:value="1.97" calcext:value-type="currency">
            <text:p>$1.9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50" table:formula="of:=[.B10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3" office:value-type="string" calcext:value-type="string">
            <text:p>Prices</text:p>
          </table:table-cell>
          <table:table-cell table:style-name="ce44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4"/>
          <table:table-cell table:style-name="ce59"/>
          <table:table-cell table:style-name="ce44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81168.523" calcext:value-type="float">
            <text:p>81168.523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369.75" calcext:value-type="currency">
            <text:p>$369.75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865" calcext:value-type="currency">
            <text:p>$1,86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6878.1177" calcext:value-type="float">
            <text:p>16878.1177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298.76" calcext:value-type="currency">
            <text:p>$298.76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601.2261" calcext:value-type="float">
            <text:p>7601.2261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367.18" calcext:value-type="currency">
            <text:p>$367.18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111]/[.B111]" office:value-type="currency" office:currency="USD" office:value="0.0177010259858539" calcext:value-type="currency">
            <text:p>$0.017701</text:p>
          </table:table-cell>
          <table:table-cell table:formula="of:=[.G112]/[.G110]" office:value-type="float" office:value="0.00000949116674844711" calcext:value-type="float">
            <text:p>0.00000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868.3284" calcext:value-type="float">
            <text:p>5868.3284</text:p>
          </table:table-cell>
          <table:table-cell office:value-type="string" calcext:value-type="string">
            <text:p>GRAIN</text:p>
          </table:table-cell>
          <table:table-cell table:style-name="ce50" office:value-type="currency" office:currency="USD" office:value="73.12" calcext:value-type="currency">
            <text:p>$73.1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300.1196" calcext:value-type="float">
            <text:p>5300.1196</text:p>
          </table:table-cell>
          <table:table-cell office:value-type="string" calcext:value-type="string">
            <text:p>elCHR</text:p>
          </table:table-cell>
          <table:table-cell table:style-name="ce50" office:value-type="currency" office:currency="USD" office:value="106.35" calcext:value-type="currency">
            <text:p>$106.35</text:p>
          </table:table-cell>
          <table:table-cell/>
          <table:table-cell table:style-name="ce4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029.114" calcext:value-type="float">
            <text:p>4029.1140</text:p>
          </table:table-cell>
          <table:table-cell office:value-type="string" calcext:value-type="string">
            <text:p>QI</text:p>
          </table:table-cell>
          <table:table-cell table:style-name="ce50" office:value-type="currency" office:currency="USD" office:value="116.18" calcext:value-type="currency">
            <text:p>$116.18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110:.D145])" office:value-type="currency" office:currency="USD" office:value="2672.37" calcext:value-type="currency">
            <text:p>$2,672.37</text:p>
          </table:table-cell>
          <table:table-cell table:formula="of:=[.G115]/[.G110]" office:value-type="float" office:value="1.43290616621984" calcext:value-type="float">
            <text:p>1.43290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60.262" calcext:value-type="float">
            <text:p>860.2620</text:p>
          </table:table-cell>
          <table:table-cell office:value-type="string" calcext:value-type="string">
            <text:p>TAROT</text:p>
          </table:table-cell>
          <table:table-cell table:style-name="ce50" office:value-type="currency" office:currency="USD" office:value="86.52" calcext:value-type="currency">
            <text:p>$86.52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115]*(1-0.1337)" office:value-type="currency" office:currency="USD" office:value="2315.074131" calcext:value-type="currency">
            <text:p>$2,315.07</text:p>
          </table:table-cell>
          <table:table-cell table:formula="of:=[.G116]/[.G110]" office:value-type="float" office:value="1.24132661179625" calcext:value-type="float">
            <text:p>1.241327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02.9758" calcext:value-type="float">
            <text:p>602.9758</text:p>
          </table:table-cell>
          <table:table-cell office:value-type="string" calcext:value-type="string">
            <text:p>fUSDC</text:p>
          </table:table-cell>
          <table:table-cell table:style-name="ce50" office:value-type="currency" office:currency="USD" office:value="603.44" calcext:value-type="currency">
            <text:p>$603.44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115]-[.G116]" office:value-type="currency" office:currency="USD" office:value="357.295869" calcext:value-type="currency">
            <text:p>$357.30</text:p>
          </table:table-cell>
          <table:table-cell table:formula="of:=[.G117]/[.G110]" office:value-type="float" office:value="0.191579554423593" calcext:value-type="float">
            <text:p>0.19158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117]*7" office:value-type="string" office:string-value="" calcext:value-type="error">
            <text:p>#VALUE!</text:p>
          </table:table-cell>
          <table:table-cell table:style-name="ce50" table:formula="of:=([.G117]+[.D140])/7" office:value-type="string" office:string-value="" calcext:value-type="error">
            <text:p>#VALUE!</text:p>
          </table:table-cell>
          <table:table-cell table:style-name="ce50" table:formula="of:=[.M117]*365" office:value-type="string" office:string-value="" calcext:value-type="error">
            <text:p>#VALUE!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24.8362" calcext:value-type="float">
            <text:p>324.8362</text:p>
          </table:table-cell>
          <table:table-cell office:value-type="string" calcext:value-type="string">
            <text:p>WAR</text:p>
          </table:table-cell>
          <table:table-cell table:style-name="ce50" office:value-type="currency" office:currency="USD" office:value="3.75" calcext:value-type="currency">
            <text:p>$3.7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07.1979" calcext:value-type="float">
            <text:p>207.1979</text:p>
          </table:table-cell>
          <table:table-cell office:value-type="string" calcext:value-type="string">
            <text:p>PLS</text:p>
          </table:table-cell>
          <table:table-cell table:style-name="ce50" office:value-type="currency" office:currency="USD" office:value="42.23" calcext:value-type="currency">
            <text:p>$42.23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116]*0.35" office:value-type="currency" office:currency="USD" office:value="810.27594585" calcext:value-type="currency">
            <text:p>$810.28</text:p>
          </table:table-cell>
          <table:table-cell table:formula="of:=[.G119]/[.G110]" office:value-type="float" office:value="0.434464314128686" calcext:value-type="float">
            <text:p>0.434464</text:p>
          </table:table-cell>
          <table:table-cell/>
          <table:table-cell office:value-type="string" calcext:value-type="string">
            <text:p>35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52.0347" calcext:value-type="float">
            <text:p>152.0347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44.5" calcext:value-type="currency">
            <text:p>$44.50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116]*0.65" office:value-type="currency" office:currency="USD" office:value="1504.79818515" calcext:value-type="currency">
            <text:p>$1,504.80</text:p>
          </table:table-cell>
          <table:table-cell table:formula="of:=[.G120]/[.G110]" office:value-type="float" office:value="0.80686229766756" calcext:value-type="float">
            <text:p>0.806862</text:p>
          </table:table-cell>
          <table:table-cell/>
          <table:table-cell office:value-type="string" calcext:value-type="string">
            <text:p>65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0.4406" calcext:value-type="float">
            <text:p>120.4406</text:p>
          </table:table-cell>
          <table:table-cell office:value-type="string" calcext:value-type="string">
            <text:p>ARB</text:p>
          </table:table-cell>
          <table:table-cell table:style-name="ce50" office:value-type="currency" office:currency="USD" office:value="135.99" calcext:value-type="currency">
            <text:p>$135.9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13.059" calcext:value-type="float">
            <text:p>113.059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110.94" calcext:value-type="currency">
            <text:p>$110.94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45.5819" calcext:value-type="float">
            <text:p>45.5819</text:p>
          </table:table-cell>
          <table:table-cell office:value-type="string" calcext:value-type="string">
            <text:p>MAI</text:p>
          </table:table-cell>
          <table:table-cell table:style-name="ce50" office:value-type="currency" office:currency="USD" office:value="43.6" calcext:value-type="currency">
            <text:p>$43.60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2.4064" calcext:value-type="float">
            <text:p>42.4064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42.12" calcext:value-type="currency">
            <text:p>$42.1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3.5418" calcext:value-type="float">
            <text:p>33.5418</text:p>
          </table:table-cell>
          <table:table-cell office:value-type="string" calcext:value-type="string">
            <text:p>USD+</text:p>
          </table:table-cell>
          <table:table-cell table:style-name="ce50" office:value-type="currency" office:currency="USD" office:value="33.57" calcext:value-type="currency">
            <text:p>$33.5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1.6007" calcext:value-type="float">
            <text:p>21.6007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128.46" calcext:value-type="currency">
            <text:p>$128.4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.3214" calcext:value-type="float">
            <text:p>8.3214</text:p>
          </table:table-cell>
          <table:table-cell office:value-type="string" calcext:value-type="string">
            <text:p>LQTY</text:p>
          </table:table-cell>
          <table:table-cell table:style-name="ce50" office:value-type="currency" office:currency="USD" office:value="8.69" calcext:value-type="currency">
            <text:p>$8.6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6.6987" calcext:value-type="float">
            <text:p>6.6987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6.7" calcext:value-type="currency">
            <text:p>$6.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.5324" calcext:value-type="float">
            <text:p>6.5324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6.81" calcext:value-type="currency">
            <text:p>$6.8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6004" calcext:value-type="float">
            <text:p>2.6004</text:p>
          </table:table-cell>
          <table:table-cell office:value-type="string" calcext:value-type="string">
            <text:p>LUSD</text:p>
          </table:table-cell>
          <table:table-cell table:style-name="ce50" office:value-type="currency" office:currency="USD" office:value="2.59" calcext:value-type="currency">
            <text:p>$2.5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.4587" calcext:value-type="float">
            <text:p>2.4587</text:p>
          </table:table-cell>
          <table:table-cell office:value-type="string" calcext:value-type="string">
            <text:p>plsRDNT</text:p>
          </table:table-cell>
          <table:table-cell table:style-name="ce50" office:value-type="currency" office:currency="USD" office:value="1.69" calcext:value-type="currency">
            <text:p>$1.6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215" calcext:value-type="float">
            <text:p>0.0215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39.43" calcext:value-type="currency">
            <text:p>$39.43</text:p>
          </table:table-cell>
          <table:table-cell table:number-columns-repeated="60"/>
        </table:table-row>
        <table:table-row table:style-name="ro1" table:number-rows-repeated="4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43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5"/>
          <table:table-cell/>
          <table:table-cell table:style-name="ce50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5"/>
          <table:table-cell/>
          <table:table-cell table:style-name="ce50"/>
          <table:table-cell table:number-columns-repeated="5"/>
          <table:table-cell table:style-name="ce60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45"/>
          <table:table-cell/>
          <table:table-cell table:style-name="ce50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62"/>
          <table:table-cell table:style-name="ce77"/>
          <table:table-cell table:number-columns-repeated="60"/>
        </table:table-row>
        <table:table-row table:style-name="ro1">
          <table:table-cell/>
          <table:table-cell table:style-name="ce49"/>
          <table:table-cell table:style-name="ce63"/>
          <table:table-cell table:style-name="ce79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7-27" table:style-name="ta1">
        <table:table-column table:style-name="co1" table:default-cell-style-name="Default"/>
        <table:table-column table:style-name="co1" table:default-cell-style-name="ce45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42" office:value-type="date" office:date-value="2023-07-27" calcext:value-type="date">
            <text:p>2023-07-27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4" office:value-type="string" calcext:value-type="string">
            <text:p>Distrubution</text:p>
          </table:table-cell>
          <table:table-cell table:style-name="ce44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4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6.8309" calcext:value-type="float">
            <text:p>136.8309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7.24" calcext:value-type="currency">
            <text:p>$7.24</text:p>
          </table:table-cell>
          <table:table-cell/>
          <table:table-cell office:value-type="string" calcext:value-type="string">
            <text:p>ETH Price</text:p>
          </table:table-cell>
          <table:table-cell table:style-name="ce50" table:formula="of:=1863" office:value-type="currency" office:currency="USD" office:value="1863" calcext:value-type="currency">
            <text:p>$1,863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.1743" calcext:value-type="float">
            <text:p>0.1743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5" calcext:value-type="currency">
            <text:p>$5.00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office:value-type="float" office:value="0.009" calcext:value-type="float">
            <text:p>0.0090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0.01" calcext:value-type="currency">
            <text:p>$0.01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7:.D42])" office:value-type="currency" office:currency="USD" office:value="659.6" calcext:value-type="currency">
            <text:p>$659.60</text:p>
          </table:table-cell>
          <table:table-cell table:formula="of:=[.G9]/[.G7]" office:value-type="float" office:value="0.354052603327966" calcext:value-type="float">
            <text:p>0.354053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0.003" calcext:value-type="float">
            <text:p>0.0030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9]*(1-0.1337)" office:value-type="currency" office:currency="USD" office:value="571.41148" calcext:value-type="currency">
            <text:p>$571.41</text:p>
          </table:table-cell>
          <table:table-cell table:formula="of:=[.G10]/[.G7]" office:value-type="float" office:value="0.306715770263017" calcext:value-type="float">
            <text:p>0.306716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table:style-name="ce50" office:value-type="string" calcext:value-type="string">
            <text:p>WETH</text:p>
          </table:table-cell>
          <table:table-cell table:style-name="ce50" office:value-type="currency" office:currency="USD" office:value="0.06" calcext:value-type="currency">
            <text:p>$0.06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9]-[.G10]" office:value-type="currency" office:currency="USD" office:value="88.18852" calcext:value-type="currency">
            <text:p>$88.19</text:p>
          </table:table-cell>
          <table:table-cell table:formula="of:=[.G11]/[.G7]" office:value-type="float" office:value="0.047336833064949" calcext:value-type="float">
            <text:p>0.04733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11]*7" office:value-type="currency" office:currency="USD" office:value="88.18852" calcext:value-type="currency">
            <text:p>$88.19</text:p>
          </table:table-cell>
          <table:table-cell table:style-name="ce50" table:formula="of:=([.G11]+[.D39])/7" office:value-type="currency" office:currency="USD" office:value="12.59836" calcext:value-type="currency">
            <text:p>$12.60</text:p>
          </table:table-cell>
          <table:table-cell table:style-name="ce50" table:formula="of:=[.M11]*365" office:value-type="currency" office:currency="USD" office:value="4598.4014" calcext:value-type="currency">
            <text:p>$4,598.40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office:value-type="float" office:value="0.0411" calcext:value-type="float">
            <text:p>0.0411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0.04" calcext:value-type="currency">
            <text:p>$0.04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10]*0.2" office:value-type="currency" office:currency="USD" office:value="114.282296" calcext:value-type="currency">
            <text:p>$114.28</text:p>
          </table:table-cell>
          <table:table-cell table:formula="of:=[.G13]/[.G7]" office:value-type="float" office:value="0.0613431540526033" calcext:value-type="float">
            <text:p>0.06134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0]*0.8" office:value-type="currency" office:currency="USD" office:value="457.129184" calcext:value-type="currency">
            <text:p>$457.13</text:p>
          </table:table-cell>
          <table:table-cell table:formula="of:=[.G14]/[.G7]" office:value-type="float" office:value="0.245372616210413" calcext:value-type="float">
            <text:p>0.245373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715.1174" calcext:value-type="float">
            <text:p>715.1174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37.83" calcext:value-type="currency">
            <text:p>$37.83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19.1868" calcext:value-type="float">
            <text:p>19.1868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9.19" calcext:value-type="currency">
            <text:p>$19.19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14.5669" calcext:value-type="float">
            <text:p>14.5669</text:p>
          </table:table-cell>
          <table:table-cell office:value-type="string" calcext:value-type="string">
            <text:p>ARB</text:p>
          </table:table-cell>
          <table:table-cell table:style-name="ce50" office:value-type="currency" office:currency="USD" office:value="17.6" calcext:value-type="currency">
            <text:p>$17.6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0.9112" calcext:value-type="float">
            <text:p>0.9112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26.12" calcext:value-type="currency">
            <text:p>$26.12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0.0471" calcext:value-type="float">
            <text:p>0.0471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0.05" calcext:value-type="currency">
            <text:p>$0.05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0.0101" calcext:value-type="float">
            <text:p>0.0101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0.01" calcext:value-type="currency">
            <text:p>$0.01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0.0002" calcext:value-type="float">
            <text:p>0.0002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0.3" calcext:value-type="currency">
            <text:p>$0.3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table:number-columns-repeated="3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5209.828" calcext:value-type="float">
            <text:p>5209.8280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275.61" calcext:value-type="currency">
            <text:p>$275.61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22.1542" calcext:value-type="float">
            <text:p>22.1542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22.16" calcext:value-type="currency">
            <text:p>$22.16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19.6963" calcext:value-type="float">
            <text:p>19.6963</text:p>
          </table:table-cell>
          <table:table-cell office:value-type="string" calcext:value-type="string">
            <text:p>ARB</text:p>
          </table:table-cell>
          <table:table-cell table:style-name="ce50" office:value-type="currency" office:currency="USD" office:value="23.79" calcext:value-type="currency">
            <text:p>$23.79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6.6381" calcext:value-type="float">
            <text:p>6.6381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190.3" calcext:value-type="currency">
            <text:p>$190.3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0.343" calcext:value-type="float">
            <text:p>0.3430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0.34" calcext:value-type="currency">
            <text:p>$0.34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0.0735" calcext:value-type="float">
            <text:p>0.0735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0.08" calcext:value-type="currency">
            <text:p>$0.08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0.0011" calcext:value-type="float">
            <text:p>0.0011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2.15" calcext:value-type="currency">
            <text:p>$2.15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table:number-columns-repeated="3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352.1113" calcext:value-type="float">
            <text:p>352.1113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18.67" calcext:value-type="currency">
            <text:p>$18.67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0.4486" calcext:value-type="float">
            <text:p>0.4486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12.87" calcext:value-type="currency">
            <text:p>$12.87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0.0232" calcext:value-type="float">
            <text:p>0.0232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0.02" calcext:value-type="currency">
            <text:p>$0.02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0.0077" calcext:value-type="float">
            <text:p>0.0077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0.01" calcext:value-type="currency">
            <text:p>$0.01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0.15" calcext:value-type="currency">
            <text:p>$0.15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3">
          <table:table-cell table:number-columns-repeated="3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RAM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ETH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XRAM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04922.8844" calcext:value-type="float">
            <text:p>104922.8844</text:p>
          </table:table-cell>
          <table:table-cell office:value-type="string" calcext:value-type="string">
            <text:p>ARKEN</text:p>
          </table:table-cell>
          <table:table-cell table:style-name="ce50" table:formula="of:=[.B50]*[.D92]/[.B92]" office:value-type="currency" office:currency="USD" office:value="242.821495111418" calcext:value-type="currency">
            <text:p>$242.82</text:p>
          </table:table-cell>
          <table:table-cell table:style-name="ce50"/>
          <table:table-cell office:value-type="string" calcext:value-type="string">
            <text:p>BNB</text:p>
          </table:table-cell>
          <table:table-cell table:style-name="ce52" table:formula="of:=[.D70]/[.B70]" office:value-type="currency" office:currency="USD" office:value="240.428015564202" calcext:value-type="currency">
            <text:p>$240.428016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54326.5078" calcext:value-type="float">
            <text:p>54326.5078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1106.32" calcext:value-type="currency">
            <text:p>$1,106.32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table:formula="of:=[.D52]/[.B52]" office:value-type="currency" office:currency="USD" office:value="0.219935228291078" calcext:value-type="currency">
            <text:p>$0.219935</text:p>
          </table:table-cell>
          <table:table-cell table:formula="of:=[.G51]/[.G50]" office:value-type="float" office:value="0.000914765393604257" calcext:value-type="float">
            <text:p>0.00091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28.8804" calcext:value-type="float">
            <text:p>828.8804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182.3" calcext:value-type="currency">
            <text:p>$182.30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52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87.158" calcext:value-type="float">
            <text:p>487.1580</text:p>
          </table:table-cell>
          <table:table-cell office:value-type="string" calcext:value-type="string">
            <text:p>FIS</text:p>
          </table:table-cell>
          <table:table-cell table:style-name="ce50" office:value-type="currency" office:currency="USD" office:value="138.35" calcext:value-type="currency">
            <text:p>$138.3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70.9327" calcext:value-type="float">
            <text:p>470.9327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470.66" calcext:value-type="currency">
            <text:p>$470.66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94.829" calcext:value-type="float">
            <text:p>194.8290</text:p>
          </table:table-cell>
          <table:table-cell office:value-type="string" calcext:value-type="string">
            <text:p>SD</text:p>
          </table:table-cell>
          <table:table-cell table:style-name="ce50" office:value-type="currency" office:currency="USD" office:value="149.12" calcext:value-type="currency">
            <text:p>$149.12</text:p>
          </table:table-cell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50:.D81])" office:value-type="currency" office:currency="USD" office:value="3611.60683301192" calcext:value-type="currency">
            <text:p>$3,611.61</text:p>
          </table:table-cell>
          <table:table-cell table:formula="of:=[.G55]/[.G50]" office:value-type="float" office:value="15.0215723593472" calcext:value-type="float">
            <text:p>15.02157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52.7715" calcext:value-type="float">
            <text:p>152.7715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52.8" calcext:value-type="currency">
            <text:p>$152.80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55]*(1-0.1337)" office:value-type="currency" office:currency="USD" office:value="3128.73499943822" calcext:value-type="currency">
            <text:p>$3,128.73</text:p>
          </table:table-cell>
          <table:table-cell table:formula="of:=[.G56]/[.G50]" office:value-type="float" office:value="13.0131881349025" calcext:value-type="float">
            <text:p>13.01318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4.0856" calcext:value-type="float">
            <text:p>64.0856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393.46" calcext:value-type="currency">
            <text:p>$393.46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55]-[.G56]" office:value-type="currency" office:currency="USD" office:value="482.871833573693" calcext:value-type="currency">
            <text:p>$482.87</text:p>
          </table:table-cell>
          <table:table-cell table:formula="of:=[.G57]/[.G50]" office:value-type="float" office:value="2.00838422444472" calcext:value-type="float">
            <text:p>2.008384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57]*7" office:value-type="currency" office:currency="USD" office:value="482.871833573693" calcext:value-type="currency">
            <text:p>$482.87</text:p>
          </table:table-cell>
          <table:table-cell table:style-name="ce50" table:formula="of:=([.G57]+[.D83])/7" office:value-type="currency" office:currency="USD" office:value="68.9816905105276" calcext:value-type="currency">
            <text:p>$68.98</text:p>
          </table:table-cell>
          <table:table-cell table:style-name="ce50" table:formula="of:=[.M57]*365" office:value-type="currency" office:currency="USD" office:value="25178.3170363426" calcext:value-type="currency">
            <text:p>$25,178.32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186.2573" calcext:value-type="float">
            <text:p>1186.2573</text:p>
          </table:table-cell>
          <table:table-cell office:value-type="string" calcext:value-type="string">
            <text:p>ARKEN</text:p>
          </table:table-cell>
          <table:table-cell table:style-name="ce50" table:formula="of:=[.B59]*[.D92]/[.B92]" office:value-type="currency" office:currency="USD" office:value="2.74533790049747" calcext:value-type="currency">
            <text:p>$2.75</text:p>
          </table:table-cell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56]*0.2" office:value-type="currency" office:currency="USD" office:value="625.746999887645" calcext:value-type="currency">
            <text:p>$625.75</text:p>
          </table:table-cell>
          <table:table-cell table:formula="of:=[.G59]/[.G50]" office:value-type="float" office:value="2.60263762698049" calcext:value-type="float">
            <text:p>2.602638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991.5028" calcext:value-type="float">
            <text:p>991.5028</text:p>
          </table:table-cell>
          <table:table-cell office:value-type="string" calcext:value-type="string">
            <text:p>DOGE</text:p>
          </table:table-cell>
          <table:table-cell table:style-name="ce50" office:value-type="currency" office:currency="USD" office:value="77.64" calcext:value-type="currency">
            <text:p>$77.64</text:p>
          </table:table-cell>
          <table:table-cell table:style-name="ce50"/>
          <table:table-cell office:value-type="string" calcext:value-type="string">
            <text:p>Staking</text:p>
          </table:table-cell>
          <table:table-cell table:style-name="ce50" table:formula="of:=[.G56]*0.8" office:value-type="currency" office:currency="USD" office:value="2502.98799955058" calcext:value-type="currency">
            <text:p>$2,502.99</text:p>
          </table:table-cell>
          <table:table-cell table:formula="of:=[.G60]/[.G50]" office:value-type="float" office:value="10.410550507922" calcext:value-type="float">
            <text:p>10.410551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85.073" calcext:value-type="float">
            <text:p>285.0730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21.5" calcext:value-type="currency">
            <text:p>$21.5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36.9364" calcext:value-type="float">
            <text:p>136.9364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2.79" calcext:value-type="currency">
            <text:p>$2.7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1.9008" calcext:value-type="float">
            <text:p>51.9008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11.42" calcext:value-type="currency">
            <text:p>$11.42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6.8655" calcext:value-type="float">
            <text:p>26.8655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26.86" calcext:value-type="currency">
            <text:p>$26.8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9.3095" calcext:value-type="float">
            <text:p>19.3095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19.3" calcext:value-type="currency">
            <text:p>$19.3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5.6266" calcext:value-type="float">
            <text:p>15.6266</text:p>
          </table:table-cell>
          <table:table-cell office:value-type="string" calcext:value-type="string">
            <text:p>MULTI</text:p>
          </table:table-cell>
          <table:table-cell table:style-name="ce50" office:value-type="currency" office:currency="USD" office:value="25.81" calcext:value-type="currency">
            <text:p>$25.81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.9035" calcext:value-type="float">
            <text:p>5.9035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5.88" calcext:value-type="currency">
            <text:p>$5.8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.1129" calcext:value-type="float">
            <text:p>4.1129</text:p>
          </table:table-cell>
          <table:table-cell office:value-type="string" calcext:value-type="string">
            <text:p>BUSD</text:p>
          </table:table-cell>
          <table:table-cell table:style-name="ce50" office:value-type="currency" office:currency="USD" office:value="4.11" calcext:value-type="currency">
            <text:p>$4.11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8734" calcext:value-type="float">
            <text:p>0.8734</text:p>
          </table:table-cell>
          <table:table-cell office:value-type="string" calcext:value-type="string">
            <text:p>BNBx</text:p>
          </table:table-cell>
          <table:table-cell table:style-name="ce50" office:value-type="currency" office:currency="USD" office:value="222.3" calcext:value-type="currency">
            <text:p>$222.30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514" calcext:value-type="float">
            <text:p>0.5140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123.58" calcext:value-type="currency">
            <text:p>$123.58</text:p>
          </table:table-cell>
          <table:table-cell table:style-name="ce50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4749" calcext:value-type="float">
            <text:p>0.4749</text:p>
          </table:table-cell>
          <table:table-cell office:value-type="string" calcext:value-type="string">
            <text:p>DJED</text:p>
          </table:table-cell>
          <table:table-cell table:style-name="ce50" office:value-type="currency" office:currency="USD" office:value="0.51" calcext:value-type="currency">
            <text:p>$0.51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3869" calcext:value-type="float">
            <text:p>0.3869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0.39" calcext:value-type="currency">
            <text:p>$0.39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75" calcext:value-type="float">
            <text:p>0.0075</text:p>
          </table:table-cell>
          <table:table-cell office:value-type="string" calcext:value-type="string">
            <text:p>BTCB</text:p>
          </table:table-cell>
          <table:table-cell table:style-name="ce50" office:value-type="currency" office:currency="USD" office:value="220.68" calcext:value-type="currency">
            <text:p>$220.6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51" calcext:value-type="float">
            <text:p>0.0051</text:p>
          </table:table-cell>
          <table:table-cell office:value-type="string" calcext:value-type="string">
            <text:p>frxETH</text:p>
          </table:table-cell>
          <table:table-cell table:style-name="ce50" office:value-type="currency" office:currency="USD" office:value="9.66" calcext:value-type="currency">
            <text:p>$9.6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22" calcext:value-type="float">
            <text:p>0.0022</text:p>
          </table:table-cell>
          <table:table-cell office:value-type="string" calcext:value-type="string">
            <text:p>rBNB</text:p>
          </table:table-cell>
          <table:table-cell table:style-name="ce50" office:value-type="currency" office:currency="USD" office:value="0.6" calcext:value-type="currency">
            <text:p>$0.60</text:p>
          </table:table-cell>
          <table:table-cell table:style-name="ce50"/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/>
          <table:table-cell office:value-type="string" calcext:value-type="string">
            <text:p>BNB</text:p>
          </table:table-cell>
          <table:table-cell table:style-name="ce50" table:formula="of:=[.B83]*[.G50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50" table:formula="of:=[.B8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3" office:value-type="string" calcext:value-type="string">
            <text:p>Prices</text:p>
          </table:table-cell>
          <table:table-cell table:style-name="ce44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4"/>
          <table:table-cell table:style-name="ce59"/>
          <table:table-cell table:style-name="ce44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0591.5855" calcext:value-type="float">
            <text:p>10591.5855</text:p>
          </table:table-cell>
          <table:table-cell office:value-type="string" calcext:value-type="string">
            <text:p>QI</text:p>
          </table:table-cell>
          <table:table-cell table:style-name="ce50" office:value-type="currency" office:currency="USD" office:value="321.05" calcext:value-type="currency">
            <text:p>$321.05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865" calcext:value-type="currency">
            <text:p>$1,86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8752.6698" calcext:value-type="float">
            <text:p>8752.6698</text:p>
          </table:table-cell>
          <table:table-cell office:value-type="string" calcext:value-type="string">
            <text:p>CHR</text:p>
          </table:table-cell>
          <table:table-cell table:style-name="ce50" office:value-type="currency" office:currency="USD" office:value="300.81" calcext:value-type="currency">
            <text:p>$300.81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91]/[.G9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516.6669" calcext:value-type="float">
            <text:p>1516.6669</text:p>
          </table:table-cell>
          <table:table-cell office:value-type="string" calcext:value-type="string">
            <text:p>ARKEN</text:p>
          </table:table-cell>
          <table:table-cell table:style-name="ce50" office:value-type="currency" office:currency="USD" office:value="3.51" calcext:value-type="currency">
            <text:p>$3.51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91]/[.B91]" office:value-type="currency" office:currency="USD" office:value="0.0343677994113293" calcext:value-type="currency">
            <text:p>$0.034368</text:p>
          </table:table-cell>
          <table:table-cell table:formula="of:=[.G92]/[.G90]" office:value-type="float" office:value="0.0000184277744832865" calcext:value-type="float">
            <text:p>0.00001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59.4114" calcext:value-type="float">
            <text:p>1059.4114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059.52" calcext:value-type="currency">
            <text:p>$1,059.5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80.9126" calcext:value-type="float">
            <text:p>480.9126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481.3" calcext:value-type="currency">
            <text:p>$481.30</text:p>
          </table:table-cell>
          <table:table-cell/>
          <table:table-cell table:style-name="ce4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49.4793" calcext:value-type="float">
            <text:p>249.4793</text:p>
          </table:table-cell>
          <table:table-cell office:value-type="string" calcext:value-type="string">
            <text:p>DAI+</text:p>
          </table:table-cell>
          <table:table-cell table:style-name="ce50" office:value-type="currency" office:currency="USD" office:value="249.6" calcext:value-type="currency">
            <text:p>$249.60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90:.D125])" office:value-type="currency" office:currency="USD" office:value="3126.18" calcext:value-type="currency">
            <text:p>$3,126.18</text:p>
          </table:table-cell>
          <table:table-cell table:formula="of:=[.G95]/[.G90]" office:value-type="float" office:value="1.67623592493298" calcext:value-type="float">
            <text:p>1.67623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36.0225" calcext:value-type="float">
            <text:p>236.0225</text:p>
          </table:table-cell>
          <table:table-cell office:value-type="string" calcext:value-type="string">
            <text:p>USD+</text:p>
          </table:table-cell>
          <table:table-cell table:style-name="ce50" office:value-type="currency" office:currency="USD" office:value="236.05" calcext:value-type="currency">
            <text:p>$236.05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95]*(1-0.1337)" office:value-type="currency" office:currency="USD" office:value="2708.209734" calcext:value-type="currency">
            <text:p>$2,708.21</text:p>
          </table:table-cell>
          <table:table-cell table:formula="of:=[.G96]/[.G90]" office:value-type="float" office:value="1.45212318176944" calcext:value-type="float">
            <text:p>1.452123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1.2602" calcext:value-type="float">
            <text:p>41.2602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252.22" calcext:value-type="currency">
            <text:p>$252.22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95]-[.G96]" office:value-type="currency" office:currency="USD" office:value="417.970266" calcext:value-type="currency">
            <text:p>$417.97</text:p>
          </table:table-cell>
          <table:table-cell table:formula="of:=[.G97]/[.G90]" office:value-type="float" office:value="0.224112743163539" calcext:value-type="float">
            <text:p>0.224113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97]*7" office:value-type="string" office:string-value="" calcext:value-type="error">
            <text:p>#VALUE!</text:p>
          </table:table-cell>
          <table:table-cell table:style-name="ce50" table:formula="of:=([.G97]+[.D120])/7" office:value-type="string" office:string-value="" calcext:value-type="error">
            <text:p>#VALUE!</text:p>
          </table:table-cell>
          <table:table-cell table:style-name="ce50" table:formula="of:=[.M97]*365" office:value-type="string" office:string-value="" calcext:value-type="error">
            <text:p>#VALUE!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.6173" calcext:value-type="float">
            <text:p>16.6173</text:p>
          </table:table-cell>
          <table:table-cell office:value-type="string" calcext:value-type="string">
            <text:p>MAI</text:p>
          </table:table-cell>
          <table:table-cell table:style-name="ce50" office:value-type="currency" office:currency="USD" office:value="15.57" calcext:value-type="currency">
            <text:p>$15.5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1.5695" calcext:value-type="float">
            <text:p>11.5695</text:p>
          </table:table-cell>
          <table:table-cell office:value-type="string" calcext:value-type="string">
            <text:p>wUSDR</text:p>
          </table:table-cell>
          <table:table-cell table:style-name="ce50" office:value-type="currency" office:currency="USD" office:value="12.34" calcext:value-type="currency">
            <text:p>$12.34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96]*0.3" office:value-type="currency" office:currency="USD" office:value="812.4629202" calcext:value-type="currency">
            <text:p>$812.46</text:p>
          </table:table-cell>
          <table:table-cell table:formula="of:=[.G99]/[.G90]" office:value-type="float" office:value="0.435636954530831" calcext:value-type="float">
            <text:p>0.435637</text:p>
          </table:table-cell>
          <table:table-cell/>
          <table:table-cell office:value-type="string" calcext:value-type="string">
            <text:p>3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.3517" calcext:value-type="float">
            <text:p>9.3517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9.33" calcext:value-type="currency">
            <text:p>$9.33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96]*0.7" office:value-type="currency" office:currency="USD" office:value="1895.7468138" calcext:value-type="currency">
            <text:p>$1,895.75</text:p>
          </table:table-cell>
          <table:table-cell table:formula="of:=[.G100]/[.G90]" office:value-type="float" office:value="1.01648622723861" calcext:value-type="float">
            <text:p>1.016486</text:p>
          </table:table-cell>
          <table:table-cell/>
          <table:table-cell office:value-type="string" calcext:value-type="string">
            <text:p>7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.1479" calcext:value-type="float">
            <text:p>6.1479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176.23" calcext:value-type="currency">
            <text:p>$176.23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.2413" calcext:value-type="float">
            <text:p>2.2413</text:p>
          </table:table-cell>
          <table:table-cell office:value-type="string" calcext:value-type="string">
            <text:p>YFX</text:p>
          </table:table-cell>
          <table:table-cell table:style-name="ce50" office:value-type="currency" office:currency="USD" office:value="2.15" calcext:value-type="currency">
            <text:p>$2.15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035" calcext:value-type="float">
            <text:p>0.0035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6.5" calcext:value-type="currency">
            <text:p>$6.50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3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43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22]/[.G12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23]/[.G121]" office:value-type="float" office:value="1" calcext:value-type="float">
            <text:p>1.000000</text:p>
          </table:table-cell>
          <table:table-cell/>
          <table:table-cell table:formula="of:=[.G126]*5200/([.G12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21:.D131])" office:value-type="currency" office:currency="USD" office:value="0" calcext:value-type="currency">
            <text:p>$0.00</text:p>
          </table:table-cell>
          <table:table-cell table:formula="of:=[.G126]/[.G12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126]*(1-0.1337)" office:value-type="currency" office:currency="USD" office:value="0" calcext:value-type="currency">
            <text:p>$0.00</text:p>
          </table:table-cell>
          <table:table-cell table:formula="of:=[.G127]/[.G12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26]-[.G127]" office:value-type="currency" office:currency="USD" office:value="0" calcext:value-type="currency">
            <text:p>$0.00</text:p>
          </table:table-cell>
          <table:table-cell table:formula="of:=[.G128]/[.G12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27]*0" office:value-type="currency" office:currency="USD" office:value="0" calcext:value-type="currency">
            <text:p>$0.00</text:p>
          </table:table-cell>
          <table:table-cell table:formula="of:=[.G130]/[.G12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27]*0.75" office:value-type="currency" office:currency="USD" office:value="0" calcext:value-type="currency">
            <text:p>$0.00</text:p>
          </table:table-cell>
          <table:table-cell table:formula="of:=[.G131]/[.G12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5"/>
          <table:table-cell/>
          <table:table-cell table:style-name="ce50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5"/>
          <table:table-cell/>
          <table:table-cell table:style-name="ce50"/>
          <table:table-cell table:number-columns-repeated="5"/>
          <table:table-cell table:style-name="ce60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45"/>
          <table:table-cell/>
          <table:table-cell table:style-name="ce50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62"/>
          <table:table-cell table:style-name="ce77"/>
          <table:table-cell table:number-columns-repeated="60"/>
        </table:table-row>
        <table:table-row table:style-name="ro1">
          <table:table-cell/>
          <table:table-cell table:style-name="ce49"/>
          <table:table-cell table:style-name="ce63"/>
          <table:table-cell table:style-name="ce79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 table:number-rows-repeated="104837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7-20" table:style-name="ta1">
        <table:table-column table:style-name="co1" table:default-cell-style-name="Default"/>
        <table:table-column table:style-name="co1" table:default-cell-style-name="ce45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42" office:value-type="date" office:date-value="2023-07-20" calcext:value-type="date">
            <text:p>2023-07-20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4" office:value-type="string" calcext:value-type="string">
            <text:p>Distrubution</text:p>
          </table:table-cell>
          <table:table-cell table:style-name="ce44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4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2011" calcext:value-type="currency">
            <text:p>$2,011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7:.D16])" office:value-type="currency" office:currency="USD" office:value="0" calcext:value-type="currency">
            <text:p>$0.00</text:p>
          </table:table-cell>
          <table:table-cell table:formula="of:=[.G9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9]*(1-0.1337)" office:value-type="currency" office:currency="USD" office:value="0" calcext:value-type="currency">
            <text:p>$0.00</text:p>
          </table:table-cell>
          <table:table-cell table:formula="of:=[.G10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9]-[.G10]" office:value-type="currency" office:currency="USD" office:value="0" calcext:value-type="currency">
            <text:p>$0.00</text:p>
          </table:table-cell>
          <table:table-cell table:formula="of:=[.G11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11]*7" office:value-type="currency" office:currency="USD" office:value="0" calcext:value-type="currency">
            <text:p>$0.00</text:p>
          </table:table-cell>
          <table:table-cell table:style-name="ce50" table:formula="of:=([.G11]+[.D18])/7" office:value-type="currency" office:currency="USD" office:value="0" calcext:value-type="currency">
            <text:p>$0.00</text:p>
          </table:table-cell>
          <table:table-cell table:style-name="ce50" table:formula="of:=[.M11]*365" office:value-type="currency" office:currency="USD" office:value="0" calcext:value-type="currency">
            <text:p>$0.00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0]*0.2" office:value-type="currency" office:currency="USD" office:value="0" calcext:value-type="currency">
            <text:p>$0.00</text:p>
          </table:table-cell>
          <table:table-cell table:formula="of:=[.G13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0]*0.8" office:value-type="currency" office:currency="USD" office:value="0" calcext:value-type="currency">
            <text:p>$0.00</text:p>
          </table:table-cell>
          <table:table-cell table:formula="of:=[.G14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25]/[.G24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26]/[.G24]" office:value-type="float" office:value="1" calcext:value-type="float">
            <text:p>1.000000</text:p>
          </table:table-cell>
          <table:table-cell/>
          <table:table-cell table:formula="of:=[.G29]*5200/([.G25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24:.D34])" office:value-type="currency" office:currency="USD" office:value="0" calcext:value-type="currency">
            <text:p>$0.00</text:p>
          </table:table-cell>
          <table:table-cell table:formula="of:=[.G29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29]*(1-0.1337)" office:value-type="currency" office:currency="USD" office:value="0" calcext:value-type="currency">
            <text:p>$0.00</text:p>
          </table:table-cell>
          <table:table-cell table:formula="of:=[.G30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29]-[.G30]" office:value-type="currency" office:currency="USD" office:value="0" calcext:value-type="currency">
            <text:p>$0.00</text:p>
          </table:table-cell>
          <table:table-cell table:formula="of:=[.G31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31]*7" office:value-type="currency" office:currency="USD" office:value="0" calcext:value-type="currency">
            <text:p>$0.00</text:p>
          </table:table-cell>
          <table:table-cell table:style-name="ce50" table:formula="of:=([.G31]+[.D36])/7" office:value-type="currency" office:currency="USD" office:value="0" calcext:value-type="currency">
            <text:p>$0.00</text:p>
          </table:table-cell>
          <table:table-cell table:style-name="ce50" table:formula="of:=[.M31]*365" office:value-type="currency" office:currency="USD" office:value="0" calcext:value-type="currency">
            <text:p>$0.00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30]*0" office:value-type="currency" office:currency="USD" office:value="0" calcext:value-type="currency">
            <text:p>$0.00</text:p>
          </table:table-cell>
          <table:table-cell table:formula="of:=[.G33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30]*0.75" office:value-type="currency" office:currency="USD" office:value="0" calcext:value-type="currency">
            <text:p>$0.00</text:p>
          </table:table-cell>
          <table:table-cell table:formula="of:=[.G34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86000" calcext:value-type="float">
            <text:p>86000.0000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43057.3635" calcext:value-type="float">
            <text:p>243057.3635</text:p>
          </table:table-cell>
          <table:table-cell office:value-type="string" calcext:value-type="string">
            <text:p>IPAD</text:p>
          </table:table-cell>
          <table:table-cell table:style-name="ce50" office:value-type="currency" office:currency="USD" office:value="891.07" calcext:value-type="currency">
            <text:p>$891.07</text:p>
          </table:table-cell>
          <table:table-cell table:style-name="ce50"/>
          <table:table-cell office:value-type="string" calcext:value-type="string">
            <text:p>BNB</text:p>
          </table:table-cell>
          <table:table-cell table:style-name="ce52" table:formula="of:=[.D64]/[.B64]" office:value-type="currency" office:currency="USD" office:value="243.795275590551" calcext:value-type="currency">
            <text:p>$243.795276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2902.1445" calcext:value-type="float">
            <text:p>12902.1445</text:p>
          </table:table-cell>
          <table:table-cell office:value-type="string" calcext:value-type="string">
            <text:p>BTE</text:p>
          </table:table-cell>
          <table:table-cell table:style-name="ce50" office:value-type="currency" office:currency="USD" office:value="28.77" calcext:value-type="currency">
            <text:p>$28.77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45]/[.G4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179.9926" calcext:value-type="float">
            <text:p>9179.9926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690.94" calcext:value-type="currency">
            <text:p>$690.94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46]/[.G4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435.059" calcext:value-type="float">
            <text:p>1435.0590</text:p>
          </table:table-cell>
          <table:table-cell office:value-type="string" calcext:value-type="string">
            <text:p>eTHENA</text:p>
          </table:table-cell>
          <table:table-cell table:style-name="ce50" office:value-type="currency" office:currency="USD" office:value="406.79" calcext:value-type="currency">
            <text:p>$406.7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25.4042" calcext:value-type="float">
            <text:p>425.4042</text:p>
          </table:table-cell>
          <table:table-cell office:value-type="string" calcext:value-type="string">
            <text:p>BRZ</text:p>
          </table:table-cell>
          <table:table-cell table:style-name="ce50" office:value-type="currency" office:currency="USD" office:value="87.99" calcext:value-type="currency">
            <text:p>$87.99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16.9805" calcext:value-type="float">
            <text:p>416.9805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95.3" calcext:value-type="currency">
            <text:p>$95.30</text:p>
          </table:table-cell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44:.D75])" office:value-type="currency" office:currency="USD" office:value="4356.79" calcext:value-type="currency">
            <text:p>$4,356.79</text:p>
          </table:table-cell>
          <table:table-cell table:formula="of:=[.G49]/[.G44]" office:value-type="float" office:value="17.8706908468445" calcext:value-type="float">
            <text:p>17.87069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15.3641" calcext:value-type="float">
            <text:p>415.3641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349.73" calcext:value-type="currency">
            <text:p>$349.73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49]*(1-0.1337)" office:value-type="currency" office:currency="USD" office:value="3774.287177" calcext:value-type="currency">
            <text:p>$3,774.29</text:p>
          </table:table-cell>
          <table:table-cell table:formula="of:=[.G50]/[.G44]" office:value-type="float" office:value="15.4813794806214" calcext:value-type="float">
            <text:p>15.48137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89.7189" calcext:value-type="float">
            <text:p>189.7189</text:p>
          </table:table-cell>
          <table:table-cell office:value-type="string" calcext:value-type="string">
            <text:p>SD</text:p>
          </table:table-cell>
          <table:table-cell table:style-name="ce50" office:value-type="currency" office:currency="USD" office:value="152.19" calcext:value-type="currency">
            <text:p>$152.19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49]-[.G50]" office:value-type="currency" office:currency="USD" office:value="582.502823" calcext:value-type="currency">
            <text:p>$582.50</text:p>
          </table:table-cell>
          <table:table-cell table:formula="of:=[.G51]/[.G44]" office:value-type="float" office:value="2.38931136622311" calcext:value-type="float">
            <text:p>2.389311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51]*7" office:value-type="currency" office:currency="USD" office:value="582.502823" calcext:value-type="currency">
            <text:p>$582.50</text:p>
          </table:table-cell>
          <table:table-cell table:style-name="ce50" table:formula="of:=([.G51]+[.D77])/7" office:value-type="currency" office:currency="USD" office:value="83.214689" calcext:value-type="currency">
            <text:p>$83.21</text:p>
          </table:table-cell>
          <table:table-cell table:style-name="ce50" table:formula="of:=[.M51]*365" office:value-type="currency" office:currency="USD" office:value="30373.361485" calcext:value-type="currency">
            <text:p>$30,373.3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.398" calcext:value-type="float">
            <text:p>9.3980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56.46" calcext:value-type="currency">
            <text:p>$56.46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table:number-columns-repeated="3"/>
          <table:table-cell table:style-name="ce50" table:number-columns-repeated="2"/>
          <table:table-cell office:value-type="string" calcext:value-type="string">
            <text:p>Bribes</text:p>
          </table:table-cell>
          <table:table-cell table:style-name="ce50" table:formula="of:=[.G50]*0.2" office:value-type="currency" office:currency="USD" office:value="754.8574354" calcext:value-type="currency">
            <text:p>$754.86</text:p>
          </table:table-cell>
          <table:table-cell table:formula="of:=[.G53]/[.G44]" office:value-type="float" office:value="3.09627589612428" calcext:value-type="float">
            <text:p>3.096276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06.4878" calcext:value-type="float">
            <text:p>806.4878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60.7" calcext:value-type="currency">
            <text:p>$60.70</text:p>
          </table:table-cell>
          <table:table-cell table:style-name="ce50"/>
          <table:table-cell office:value-type="string" calcext:value-type="string">
            <text:p>Staking</text:p>
          </table:table-cell>
          <table:table-cell table:style-name="ce50" table:formula="of:=[.G50]*0.8" office:value-type="currency" office:currency="USD" office:value="3019.4297416" calcext:value-type="currency">
            <text:p>$3,019.43</text:p>
          </table:table-cell>
          <table:table-cell table:formula="of:=[.G54]/[.G44]" office:value-type="float" office:value="12.3851035844971" calcext:value-type="float">
            <text:p>12.385104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753.2952" calcext:value-type="float">
            <text:p>753.2952</text:p>
          </table:table-cell>
          <table:table-cell office:value-type="string" calcext:value-type="string">
            <text:p>IPAD</text:p>
          </table:table-cell>
          <table:table-cell table:style-name="ce50" office:value-type="currency" office:currency="USD" office:value="2.76" calcext:value-type="currency">
            <text:p>$2.7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6.2661" calcext:value-type="float">
            <text:p>106.2661</text:p>
          </table:table-cell>
          <table:table-cell office:value-type="string" calcext:value-type="string">
            <text:p>BUSD</text:p>
          </table:table-cell>
          <table:table-cell table:style-name="ce50" office:value-type="currency" office:currency="USD" office:value="106.26" calcext:value-type="currency">
            <text:p>$106.2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70.4093" calcext:value-type="float">
            <text:p>70.4093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70.41" calcext:value-type="currency">
            <text:p>$70.41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4.3409" calcext:value-type="float">
            <text:p>64.3409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70.32" calcext:value-type="currency">
            <text:p>$70.32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3.7754" calcext:value-type="float">
            <text:p>63.7754</text:p>
          </table:table-cell>
          <table:table-cell office:value-type="string" calcext:value-type="string">
            <text:p>MULTI</text:p>
          </table:table-cell>
          <table:table-cell table:style-name="ce50" office:value-type="currency" office:currency="USD" office:value="110.49" calcext:value-type="currency">
            <text:p>$110.4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3.0033" calcext:value-type="float">
            <text:p>53.0033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44.63" calcext:value-type="currency">
            <text:p>$44.6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1.7606" calcext:value-type="float">
            <text:p>21.7606</text:p>
          </table:table-cell>
          <table:table-cell office:value-type="string" calcext:value-type="string">
            <text:p>eTHENA</text:p>
          </table:table-cell>
          <table:table-cell table:style-name="ce50" office:value-type="currency" office:currency="USD" office:value="6.17" calcext:value-type="currency">
            <text:p>$6.1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.7932" calcext:value-type="float">
            <text:p>8.7932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8.75" calcext:value-type="currency">
            <text:p>$8.75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8767" calcext:value-type="float">
            <text:p>1.8767</text:p>
          </table:table-cell>
          <table:table-cell office:value-type="string" calcext:value-type="string">
            <text:p>BNBx</text:p>
          </table:table-cell>
          <table:table-cell table:style-name="ce50" office:value-type="currency" office:currency="USD" office:value="488.95" calcext:value-type="currency">
            <text:p>$488.95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635" calcext:value-type="float">
            <text:p>0.6350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154.81" calcext:value-type="currency">
            <text:p>$154.81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239" calcext:value-type="float">
            <text:p>0.2390</text:p>
          </table:table-cell>
          <table:table-cell office:value-type="string" calcext:value-type="string">
            <text:p>jBRL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158" calcext:value-type="float">
            <text:p>0.0158</text:p>
          </table:table-cell>
          <table:table-cell office:value-type="string" calcext:value-type="string">
            <text:p>BTCB</text:p>
          </table:table-cell>
          <table:table-cell table:style-name="ce50" office:value-type="currency" office:currency="USD" office:value="473.3" calcext:value-type="currency">
            <text:p>$473.30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 table:number-rows-repeated="6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/>
          <table:table-cell office:value-type="string" calcext:value-type="string">
            <text:p>BNB</text:p>
          </table:table-cell>
          <table:table-cell table:style-name="ce50" table:formula="of:=[.B77]*[.G4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50" table:formula="of:=[.B78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3" office:value-type="string" calcext:value-type="string">
            <text:p>Prices</text:p>
          </table:table-cell>
          <table:table-cell table:style-name="ce44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4"/>
          <table:table-cell table:style-name="ce59"/>
          <table:table-cell table:style-name="ce44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31742.4205" calcext:value-type="float">
            <text:p>131742.4205</text:p>
          </table:table-cell>
          <table:table-cell office:value-type="string" calcext:value-type="string">
            <text:p>ARKEN</text:p>
          </table:table-cell>
          <table:table-cell table:style-name="ce50" office:value-type="currency" office:currency="USD" office:value="328.2" calcext:value-type="currency">
            <text:p>$328.20</text:p>
          </table:table-cell>
          <table:table-cell/>
          <table:table-cell office:value-type="string" calcext:value-type="string">
            <text:p>ETH Price</text:p>
          </table:table-cell>
          <table:table-cell table:style-name="ce50" table:formula="of:=[.D93]/[.B93]" office:value-type="currency" office:currency="USD" office:value="1893.87254901961" calcext:value-type="currency">
            <text:p>$1,893.87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51953.075" calcext:value-type="float">
            <text:p>51953.075</text:p>
          </table:table-cell>
          <table:table-cell office:value-type="string" calcext:value-type="string">
            <text:p>elCHR</text:p>
          </table:table-cell>
          <table:table-cell table:style-name="ce50" office:value-type="currency" office:currency="USD" office:value="1609.55" calcext:value-type="currency">
            <text:p>$1,609.55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85]/[.G8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4081.2524" calcext:value-type="float">
            <text:p>14081.2524</text:p>
          </table:table-cell>
          <table:table-cell office:value-type="string" calcext:value-type="string">
            <text:p>QI</text:p>
          </table:table-cell>
          <table:table-cell table:style-name="ce50" office:value-type="currency" office:currency="USD" office:value="545.5" calcext:value-type="currency">
            <text:p>$545.50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85]/[.B85]" office:value-type="currency" office:currency="USD" office:value="0.0309808418462237" calcext:value-type="currency">
            <text:p>$0.030981</text:p>
          </table:table-cell>
          <table:table-cell table:formula="of:=[.G86]/[.G84]" office:value-type="float" office:value="0.0000163584618522833" calcext:value-type="float">
            <text:p>0.00001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130.0912" calcext:value-type="float">
            <text:p>1130.0912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346" calcext:value-type="currency">
            <text:p>$346.00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47.9948" calcext:value-type="float">
            <text:p>447.9948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447.78" calcext:value-type="currency">
            <text:p>$447.78</text:p>
          </table:table-cell>
          <table:table-cell/>
          <table:table-cell table:style-name="ce4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0.711" calcext:value-type="float">
            <text:p>30.7110</text:p>
          </table:table-cell>
          <table:table-cell office:value-type="string" calcext:value-type="string">
            <text:p>USD+</text:p>
          </table:table-cell>
          <table:table-cell table:style-name="ce50" office:value-type="currency" office:currency="USD" office:value="30.71" calcext:value-type="currency">
            <text:p>$30.71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84:.D119])" office:value-type="currency" office:currency="USD" office:value="3592.41" calcext:value-type="currency">
            <text:p>$3,592.41</text:p>
          </table:table-cell>
          <table:table-cell table:formula="of:=[.G89]/[.G84]" office:value-type="float" office:value="1.89685942797981" calcext:value-type="float">
            <text:p>1.896859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7.4128" calcext:value-type="float">
            <text:p>27.4128</text:p>
          </table:table-cell>
          <table:table-cell office:value-type="string" calcext:value-type="string">
            <text:p>MAI</text:p>
          </table:table-cell>
          <table:table-cell table:style-name="ce50" office:value-type="currency" office:currency="USD" office:value="26.19" calcext:value-type="currency">
            <text:p>$26.19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89]*(1-0.1337)" office:value-type="currency" office:currency="USD" office:value="3112.104783" calcext:value-type="currency">
            <text:p>$3,112.10</text:p>
          </table:table-cell>
          <table:table-cell table:formula="of:=[.G90]/[.G84]" office:value-type="float" office:value="1.64324932245891" calcext:value-type="float">
            <text:p>1.64324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6.1034" calcext:value-type="float">
            <text:p>26.1034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156.99" calcext:value-type="currency">
            <text:p>$156.99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89]-[.G90]" office:value-type="currency" office:currency="USD" office:value="480.305217" calcext:value-type="currency">
            <text:p>$480.31</text:p>
          </table:table-cell>
          <table:table-cell table:formula="of:=[.G91]/[.G84]" office:value-type="float" office:value="0.253610105520901" calcext:value-type="float">
            <text:p>0.25361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91]*7" office:value-type="currency" office:currency="USD" office:value="480.305217" calcext:value-type="currency">
            <text:p>$480.31</text:p>
          </table:table-cell>
          <table:table-cell table:style-name="ce50" table:formula="of:=([.G91]+[.D114])/7" office:value-type="currency" office:currency="USD" office:value="68.615031" calcext:value-type="currency">
            <text:p>$68.62</text:p>
          </table:table-cell>
          <table:table-cell table:style-name="ce50" table:formula="of:=[.M91]*365" office:value-type="currency" office:currency="USD" office:value="25044.486315" calcext:value-type="currency">
            <text:p>$25,044.4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4.2537" calcext:value-type="float">
            <text:p>24.2537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24.22" calcext:value-type="currency">
            <text:p>$24.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408" calcext:value-type="float">
            <text:p>0.0408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77.27" calcext:value-type="currency">
            <text:p>$77.27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90]*0.3" office:value-type="currency" office:currency="USD" office:value="933.6314349" calcext:value-type="currency">
            <text:p>$933.63</text:p>
          </table:table-cell>
          <table:table-cell table:formula="of:=[.G93]/[.G84]" office:value-type="float" office:value="0.492974796737673" calcext:value-type="float">
            <text:p>0.492975</text:p>
          </table:table-cell>
          <table:table-cell/>
          <table:table-cell office:value-type="string" calcext:value-type="string">
            <text:p>3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90]*0.7" office:value-type="currency" office:currency="USD" office:value="2178.4733481" calcext:value-type="currency">
            <text:p>$2,178.47</text:p>
          </table:table-cell>
          <table:table-cell table:formula="of:=[.G94]/[.G84]" office:value-type="float" office:value="1.15027452572124" calcext:value-type="float">
            <text:p>1.150275</text:p>
          </table:table-cell>
          <table:table-cell/>
          <table:table-cell office:value-type="string" calcext:value-type="string">
            <text:p>7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 table:number-rows-repeated="10">
          <table:table-cell table:number-columns-repeated="3"/>
          <table:table-cell table:style-name="ce50"/>
          <table:table-cell table:number-columns-repeated="60"/>
        </table:table-row>
        <table:table-row table:style-name="ro1" table:number-rows-repeated="7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46"/>
          <table:table-cell table:style-name="ce49"/>
          <table:table-cell table:style-name="ce80"/>
          <table:table-cell/>
          <table:table-cell table:style-name="ce46"/>
          <table:table-cell table:style-name="ce49"/>
          <table:table-cell table:style-name="ce80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5"/>
          <table:table-cell/>
          <table:table-cell table:style-name="Default"/>
          <table:table-cell table:number-columns-repeated="56"/>
        </table:table-row>
        <table:table-row table:style-name="ro1" table:number-rows-repeated="3">
          <table:table-cell table:number-columns-repeated="3"/>
          <table:table-cell table:style-name="ce50"/>
          <table:table-cell/>
          <table:table-cell table:style-name="ce45"/>
          <table:table-cell/>
          <table:table-cell table:style-name="ce50"/>
          <table:table-cell table:number-columns-repeated="56"/>
        </table:table-row>
        <table:table-row table:style-name="ro1" table:number-rows-repeated="4">
          <table:table-cell/>
          <table:table-cell table:style-name="Default"/>
          <table:table-cell table:number-columns-repeated="3"/>
          <table:table-cell table:style-name="ce45"/>
          <table:table-cell/>
          <table:table-cell table:style-name="ce50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5"/>
          <table:table-cell/>
          <table:table-cell table:style-name="ce50"/>
          <table:table-cell table:number-columns-repeated="5"/>
          <table:table-cell table:style-name="ce60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45"/>
          <table:table-cell/>
          <table:table-cell table:style-name="ce50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62"/>
          <table:table-cell table:style-name="ce77"/>
          <table:table-cell table:number-columns-repeated="60"/>
        </table:table-row>
        <table:table-row table:style-name="ro1">
          <table:table-cell/>
          <table:table-cell table:style-name="ce49"/>
          <table:table-cell table:style-name="ce63"/>
          <table:table-cell table:style-name="ce79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 table:number-rows-repeated="104838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7-13" table:style-name="ta1">
        <table:table-column table:style-name="co1" table:default-cell-style-name="Default"/>
        <table:table-column table:style-name="co1" table:default-cell-style-name="ce45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42" office:value-type="date" office:date-value="2023-07-13" calcext:value-type="date">
            <text:p>2023-07-13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4" office:value-type="string" calcext:value-type="string">
            <text:p>Distrubution</text:p>
          </table:table-cell>
          <table:table-cell table:style-name="ce44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4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6588.5672" calcext:value-type="float">
            <text:p>46588.5672</text:p>
          </table:table-cell>
          <table:table-cell office:value-type="string" calcext:value-type="string">
            <text:p>xRAM</text:p>
          </table:table-cell>
          <table:table-cell table:style-name="ce50" table:formula="of:=[.B7]*0.0148" office:value-type="currency" office:currency="USD" office:value="689.51079456" calcext:value-type="currency">
            <text:p>$689.51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2011" calcext:value-type="currency">
            <text:p>$2,011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95.1934" calcext:value-type="float">
            <text:p>95.1934</text:p>
          </table:table-cell>
          <table:table-cell office:value-type="string" calcext:value-type="string">
            <text:p>RAM</text:p>
          </table:table-cell>
          <table:table-cell table:style-name="ce50" office:value-type="currency" office:currency="USD" office:value="1.56" calcext:value-type="currency">
            <text:p>$1.56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office:value-type="float" office:value="34.1829" calcext:value-type="float">
            <text:p>34.1829</text:p>
          </table:table-cell>
          <table:table-cell office:value-type="string" calcext:value-type="string">
            <text:p>ELR</text:p>
          </table:table-cell>
          <table:table-cell table:style-name="ce50" office:value-type="currency" office:currency="USD" office:value="0.57" calcext:value-type="currency">
            <text:p>$0.57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7:.D16])" office:value-type="currency" office:currency="USD" office:value="754.85079456" calcext:value-type="currency">
            <text:p>$754.85</text:p>
          </table:table-cell>
          <table:table-cell table:formula="of:=[.G9]/[.G7]" office:value-type="float" office:value="0.375360912262556" calcext:value-type="float">
            <text:p>0.37536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31.2386" calcext:value-type="float">
            <text:p>31.2386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31.23" calcext:value-type="currency">
            <text:p>$31.23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9]*(1-0.1337)" office:value-type="currency" office:currency="USD" office:value="653.927243327328" calcext:value-type="currency">
            <text:p>$653.93</text:p>
          </table:table-cell>
          <table:table-cell table:formula="of:=[.G10]/[.G7]" office:value-type="float" office:value="0.325175158293052" calcext:value-type="float">
            <text:p>0.32517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office:value-type="float" office:value="0.014" calcext:value-type="float">
            <text:p>0.0140</text:p>
          </table:table-cell>
          <table:table-cell office:value-type="string" calcext:value-type="string">
            <text:p>wstETH</text:p>
          </table:table-cell>
          <table:table-cell table:style-name="ce50" office:value-type="currency" office:currency="USD" office:value="31.76" calcext:value-type="currency">
            <text:p>$31.76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9]-[.G10]" office:value-type="currency" office:currency="USD" office:value="100.923551232672" calcext:value-type="currency">
            <text:p>$100.92</text:p>
          </table:table-cell>
          <table:table-cell table:formula="of:=[.G11]/[.G7]" office:value-type="float" office:value="0.0501857539695037" calcext:value-type="float">
            <text:p>0.05018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11]*7" office:value-type="currency" office:currency="USD" office:value="100.923551232672" calcext:value-type="currency">
            <text:p>$100.92</text:p>
          </table:table-cell>
          <table:table-cell table:style-name="ce50" table:formula="of:=([.G11]+[.D18])/7" office:value-type="currency" office:currency="USD" office:value="14.417650176096" calcext:value-type="currency">
            <text:p>$14.42</text:p>
          </table:table-cell>
          <table:table-cell table:style-name="ce50" table:formula="of:=[.M11]*365" office:value-type="currency" office:currency="USD" office:value="5262.44231427504" calcext:value-type="currency">
            <text:p>$5,262.44</text:p>
          </table:table-cell>
          <table:table-cell table:number-columns-repeated="50"/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0.22" calcext:value-type="currency">
            <text:p>$0.22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0]*0.2" office:value-type="currency" office:currency="USD" office:value="130.785448665466" calcext:value-type="currency">
            <text:p>$130.79</text:p>
          </table:table-cell>
          <table:table-cell table:formula="of:=[.G13]/[.G7]" office:value-type="float" office:value="0.0650350316586105" calcext:value-type="float">
            <text:p>0.065035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0]*0.8" office:value-type="currency" office:currency="USD" office:value="523.141794661863" calcext:value-type="currency">
            <text:p>$523.14</text:p>
          </table:table-cell>
          <table:table-cell table:formula="of:=[.G14]/[.G7]" office:value-type="float" office:value="0.260140126634442" calcext:value-type="float">
            <text:p>0.26014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25]/[.G24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26]/[.G24]" office:value-type="float" office:value="1" calcext:value-type="float">
            <text:p>1.000000</text:p>
          </table:table-cell>
          <table:table-cell/>
          <table:table-cell table:formula="of:=[.G29]*5200/([.G25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24:.D34])" office:value-type="currency" office:currency="USD" office:value="0" calcext:value-type="currency">
            <text:p>$0.00</text:p>
          </table:table-cell>
          <table:table-cell table:formula="of:=[.G29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29]*(1-0.1337)" office:value-type="currency" office:currency="USD" office:value="0" calcext:value-type="currency">
            <text:p>$0.00</text:p>
          </table:table-cell>
          <table:table-cell table:formula="of:=[.G30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29]-[.G30]" office:value-type="currency" office:currency="USD" office:value="0" calcext:value-type="currency">
            <text:p>$0.00</text:p>
          </table:table-cell>
          <table:table-cell table:formula="of:=[.G31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31]*7" office:value-type="currency" office:currency="USD" office:value="0" calcext:value-type="currency">
            <text:p>$0.00</text:p>
          </table:table-cell>
          <table:table-cell table:style-name="ce50" table:formula="of:=([.G31]+[.D36])/7" office:value-type="currency" office:currency="USD" office:value="0" calcext:value-type="currency">
            <text:p>$0.00</text:p>
          </table:table-cell>
          <table:table-cell table:style-name="ce50" table:formula="of:=[.M31]*365" office:value-type="currency" office:currency="USD" office:value="0" calcext:value-type="currency">
            <text:p>$0.00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30]*0" office:value-type="currency" office:currency="USD" office:value="0" calcext:value-type="currency">
            <text:p>$0.00</text:p>
          </table:table-cell>
          <table:table-cell table:formula="of:=[.G33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30]*0.75" office:value-type="currency" office:currency="USD" office:value="0" calcext:value-type="currency">
            <text:p>$0.00</text:p>
          </table:table-cell>
          <table:table-cell table:formula="of:=[.G34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86000" calcext:value-type="float">
            <text:p>86000.0000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331.4559" calcext:value-type="float">
            <text:p>4331.4559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3718.21" calcext:value-type="currency">
            <text:p>$3,718.21</text:p>
          </table:table-cell>
          <table:table-cell table:style-name="ce50"/>
          <table:table-cell office:value-type="string" calcext:value-type="string">
            <text:p>BNB</text:p>
          </table:table-cell>
          <table:table-cell table:style-name="ce52" office:value-type="currency" office:currency="USD" office:value="259" calcext:value-type="currency">
            <text:p>$259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0"/>
          <table:table-cell office:value-type="string" calcext:value-type="string">
            <text:p>THE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45]/[.G4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4.63" calcext:value-type="float">
            <text:p>64.6300</text:p>
          </table:table-cell>
          <table:table-cell office:value-type="string" calcext:value-type="string">
            <text:p>XCAD</text:p>
          </table:table-cell>
          <table:table-cell table:style-name="ce50" table:formula="of:=[.B46]*[.D44]/[.B44]" office:value-type="currency" office:currency="USD" office:value="55.4797088664807" calcext:value-type="currency">
            <text:p>$55.48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46]/[.G4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4.18" calcext:value-type="float">
            <text:p>64.1800</text:p>
          </table:table-cell>
          <table:table-cell office:value-type="string" calcext:value-type="string">
            <text:p>BUSD</text:p>
          </table:table-cell>
          <table:table-cell table:style-name="ce50" table:formula="of:=[.B47]" office:value-type="currency" office:currency="USD" office:value="64.18" calcext:value-type="currency">
            <text:p>$64.18</text:p>
          </table:table-cell>
          <table:table-cell table:style-name="ce50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50" table:number-columns-repeated="2"/>
          <table:table-cell office:value-type="string" calcext:value-type="string">
            <text:p>Total</text:p>
          </table:table-cell>
          <table:table-cell table:style-name="ce50" table:formula="of:=SUM([.D44:.D75])" office:value-type="currency" office:currency="USD" office:value="3837.86970886648" calcext:value-type="currency">
            <text:p>$3,837.87</text:p>
          </table:table-cell>
          <table:table-cell table:formula="of:=[.G49]/[.G44]" office:value-type="float" office:value="14.8180297639632" calcext:value-type="float">
            <text:p>14.81803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 table:number-columns-repeated="2"/>
          <table:table-cell office:value-type="string" calcext:value-type="string">
            <text:p>Base</text:p>
          </table:table-cell>
          <table:table-cell table:style-name="ce50" table:formula="of:=[.G49]*(1-0.1337)" office:value-type="currency" office:currency="USD" office:value="3324.74652879103" calcext:value-type="currency">
            <text:p>$3,324.75</text:p>
          </table:table-cell>
          <table:table-cell table:formula="of:=[.G50]/[.G44]" office:value-type="float" office:value="12.8368591845214" calcext:value-type="float">
            <text:p>12.83685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 table:number-columns-repeated="2"/>
          <table:table-cell office:value-type="string" calcext:value-type="string">
            <text:p>PoL</text:p>
          </table:table-cell>
          <table:table-cell table:style-name="ce50" table:formula="of:=[.G49]-[.G50]" office:value-type="currency" office:currency="USD" office:value="513.123180075449" calcext:value-type="currency">
            <text:p>$513.12</text:p>
          </table:table-cell>
          <table:table-cell table:formula="of:=[.G51]/[.G44]" office:value-type="float" office:value="1.98117057944189" calcext:value-type="float">
            <text:p>1.981171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51]*7" office:value-type="currency" office:currency="USD" office:value="513.123180075449" calcext:value-type="currency">
            <text:p>$513.12</text:p>
          </table:table-cell>
          <table:table-cell table:style-name="ce50" table:formula="of:=([.G51]+[.D77])/7" office:value-type="currency" office:currency="USD" office:value="73.3033114393498" calcext:value-type="currency">
            <text:p>$73.30</text:p>
          </table:table-cell>
          <table:table-cell table:style-name="ce50" table:formula="of:=[.M51]*365" office:value-type="currency" office:currency="USD" office:value="26755.7086753627" calcext:value-type="currency">
            <text:p>$26,755.71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office:value-type="string" calcext:value-type="string">
            <text:p>Bribes</text:p>
          </table:table-cell>
          <table:table-cell table:style-name="ce50" table:formula="of:=[.G50]*0.2" office:value-type="currency" office:currency="USD" office:value="664.949305758207" calcext:value-type="currency">
            <text:p>$664.95</text:p>
          </table:table-cell>
          <table:table-cell table:formula="of:=[.G53]/[.G44]" office:value-type="float" office:value="2.56737183690427" calcext:value-type="float">
            <text:p>2.567372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 table:number-columns-repeated="2"/>
          <table:table-cell office:value-type="string" calcext:value-type="string">
            <text:p>Staking</text:p>
          </table:table-cell>
          <table:table-cell table:style-name="ce50" table:formula="of:=[.G50]*0.8" office:value-type="currency" office:currency="USD" office:value="2659.79722303283" calcext:value-type="currency">
            <text:p>$2,659.80</text:p>
          </table:table-cell>
          <table:table-cell table:formula="of:=[.G54]/[.G44]" office:value-type="float" office:value="10.2694873476171" calcext:value-type="float">
            <text:p>10.269487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18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/>
          <table:table-cell office:value-type="string" calcext:value-type="string">
            <text:p>BNB</text:p>
          </table:table-cell>
          <table:table-cell table:style-name="ce50" table:formula="of:=[.B77]*[.G4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50" table:formula="of:=[.B78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3" office:value-type="string" calcext:value-type="string">
            <text:p>Prices</text:p>
          </table:table-cell>
          <table:table-cell table:style-name="ce44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4"/>
          <table:table-cell table:style-name="ce59"/>
          <table:table-cell table:style-name="ce44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11073.5637" calcext:value-type="float">
            <text:p>111073.5637</text:p>
          </table:table-cell>
          <table:table-cell office:value-type="string" calcext:value-type="string">
            <text:p>ARKEN</text:p>
          </table:table-cell>
          <table:table-cell table:style-name="ce50" office:value-type="currency" office:currency="USD" office:value="316.73" calcext:value-type="currency">
            <text:p>$316.73</text:p>
          </table:table-cell>
          <table:table-cell/>
          <table:table-cell office:value-type="string" calcext:value-type="string">
            <text:p>ETH Price</text:p>
          </table:table-cell>
          <table:table-cell table:style-name="ce50" table:formula="of:=[.D101]/[.B101]" office:value-type="currency" office:currency="USD" office:value="2011.15241635688" calcext:value-type="currency">
            <text:p>$2,011.15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8362.1118" calcext:value-type="float">
            <text:p>8362.1118</text:p>
          </table:table-cell>
          <table:table-cell office:value-type="string" calcext:value-type="string">
            <text:p>QI</text:p>
          </table:table-cell>
          <table:table-cell table:style-name="ce50" office:value-type="currency" office:currency="USD" office:value="368.81" calcext:value-type="currency">
            <text:p>$368.81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85]/[.G8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208.6759" calcext:value-type="float">
            <text:p>6208.6759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405.94" calcext:value-type="currency">
            <text:p>$405.94</text:p>
          </table:table-cell>
          <table:table-cell/>
          <table:table-cell office:value-type="string" calcext:value-type="string">
            <text:p>el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86]/[.G8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407.073" calcext:value-type="float">
            <text:p>1407.0730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417.56" calcext:value-type="currency">
            <text:p>$417.56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08.0503" calcext:value-type="float">
            <text:p>708.0503</text:p>
          </table:table-cell>
          <table:table-cell office:value-type="string" calcext:value-type="string">
            <text:p>ARB</text:p>
          </table:table-cell>
          <table:table-cell table:style-name="ce50" office:value-type="currency" office:currency="USD" office:value="871.19" calcext:value-type="currency">
            <text:p>$871.19</text:p>
          </table:table-cell>
          <table:table-cell/>
          <table:table-cell table:style-name="ce4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09.3072" calcext:value-type="float">
            <text:p>409.3072</text:p>
          </table:table-cell>
          <table:table-cell office:value-type="string" calcext:value-type="string">
            <text:p>LQDR</text:p>
          </table:table-cell>
          <table:table-cell table:style-name="ce50" office:value-type="currency" office:currency="USD" office:value="219.29" calcext:value-type="currency">
            <text:p>$219.29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84:.D119])" office:value-type="currency" office:currency="USD" office:value="4779.99" calcext:value-type="currency">
            <text:p>$4,779.99</text:p>
          </table:table-cell>
          <table:table-cell table:formula="of:=[.G89]/[.G84]" office:value-type="float" office:value="2.37674179297597" calcext:value-type="float">
            <text:p>2.37674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39.126" calcext:value-type="float">
            <text:p>339.1260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338.99" calcext:value-type="currency">
            <text:p>$338.99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89]*(1-0.1337)" office:value-type="currency" office:currency="USD" office:value="4140.905337" calcext:value-type="currency">
            <text:p>$4,140.91</text:p>
          </table:table-cell>
          <table:table-cell table:formula="of:=[.G90]/[.G84]" office:value-type="float" office:value="2.05897141525508" calcext:value-type="float">
            <text:p>2.058971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1.2223" calcext:value-type="float">
            <text:p>131.2223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130.82" calcext:value-type="currency">
            <text:p>$130.82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89]-[.G90]" office:value-type="currency" office:currency="USD" office:value="639.084663000001" calcext:value-type="currency">
            <text:p>$639.08</text:p>
          </table:table-cell>
          <table:table-cell table:formula="of:=[.G91]/[.G84]" office:value-type="float" office:value="0.317770377720887" calcext:value-type="float">
            <text:p>0.31777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91]*7" office:value-type="currency" office:currency="USD" office:value="639.084663000001" calcext:value-type="currency">
            <text:p>$639.08</text:p>
          </table:table-cell>
          <table:table-cell table:style-name="ce50" table:formula="of:=([.G91]+[.D114])/7" office:value-type="currency" office:currency="USD" office:value="91.2978090000001" calcext:value-type="currency">
            <text:p>$91.30</text:p>
          </table:table-cell>
          <table:table-cell table:style-name="ce50" table:formula="of:=[.M91]*365" office:value-type="currency" office:currency="USD" office:value="33323.700285" calcext:value-type="currency">
            <text:p>$33,323.7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1.4688" calcext:value-type="float">
            <text:p>121.4688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120.47" calcext:value-type="currency">
            <text:p>$120.4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8.2573" calcext:value-type="float">
            <text:p>38.2573</text:p>
          </table:table-cell>
          <table:table-cell office:value-type="string" calcext:value-type="string">
            <text:p>LUSD</text:p>
          </table:table-cell>
          <table:table-cell table:style-name="ce50" office:value-type="currency" office:currency="USD" office:value="38.25" calcext:value-type="currency">
            <text:p>$38.25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90]*0.2" office:value-type="currency" office:currency="USD" office:value="828.1810674" calcext:value-type="currency">
            <text:p>$828.18</text:p>
          </table:table-cell>
          <table:table-cell table:formula="of:=[.G93]/[.G84]" office:value-type="float" office:value="0.411794283051017" calcext:value-type="float">
            <text:p>0.411794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7.6196" calcext:value-type="float">
            <text:p>37.6196</text:p>
          </table:table-cell>
          <table:table-cell office:value-type="string" calcext:value-type="string">
            <text:p>GNS</text:p>
          </table:table-cell>
          <table:table-cell table:style-name="ce50" office:value-type="currency" office:currency="USD" office:value="188.82" calcext:value-type="currency">
            <text:p>$188.82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90]*0.8" office:value-type="currency" office:currency="USD" office:value="3312.7242696" calcext:value-type="currency">
            <text:p>$3,312.72</text:p>
          </table:table-cell>
          <table:table-cell table:formula="of:=[.G94]/[.G84]" office:value-type="float" office:value="1.64717713220407" calcext:value-type="float">
            <text:p>1.647177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5.2459" calcext:value-type="float">
            <text:p>35.2459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237.1" calcext:value-type="currency">
            <text:p>$237.1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1.0649" calcext:value-type="float">
            <text:p>31.0649</text:p>
          </table:table-cell>
          <table:table-cell office:value-type="string" calcext:value-type="string">
            <text:p>LQTY</text:p>
          </table:table-cell>
          <table:table-cell table:style-name="ce50" office:value-type="currency" office:currency="USD" office:value="44.14" calcext:value-type="currency">
            <text:p>$44.14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0.7418" calcext:value-type="float">
            <text:p>30.7418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952.92" calcext:value-type="currency">
            <text:p>$952.9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.6675" calcext:value-type="float">
            <text:p>16.6675</text:p>
          </table:table-cell>
          <table:table-cell office:value-type="string" calcext:value-type="string">
            <text:p>MAI</text:p>
          </table:table-cell>
          <table:table-cell table:style-name="ce50" office:value-type="currency" office:currency="USD" office:value="16.21" calcext:value-type="currency">
            <text:p>$16.21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3424" calcext:value-type="float">
            <text:p>2.3424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2.44" calcext:value-type="currency">
            <text:p>$2.4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9859" calcext:value-type="float">
            <text:p>1.9859</text:p>
          </table:table-cell>
          <table:table-cell office:value-type="string" calcext:value-type="string">
            <text:p>wUSDR</text:p>
          </table:table-cell>
          <table:table-cell table:style-name="ce50" office:value-type="currency" office:currency="USD" office:value="2.11" calcext:value-type="currency">
            <text:p>$2.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538" calcext:value-type="float">
            <text:p>0.0538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108.2" calcext:value-type="currency">
            <text:p>$108.2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 table:number-rows-repeated="10">
          <table:table-cell table:number-columns-repeated="3"/>
          <table:table-cell table:style-name="ce50"/>
          <table:table-cell table:number-columns-repeated="60"/>
        </table:table-row>
        <table:table-row table:style-name="ro1" table:number-rows-repeated="7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Total</text:p>
          </table:table-cell>
          <table:table-cell table:style-name="ce80" table:formula="of:=SUM([.D128:.D148])" office:value-type="currency" office:currency="USD" office:value="3837.86970886648" calcext:value-type="currency">
            <text:p>$3,837.87</text:p>
          </table:table-cell>
          <table:table-cell/>
          <table:table-cell table:style-name="ce46" office:value-type="string" calcext:value-type="string">
            <text:p>liveTHE</text:p>
          </table:table-cell>
          <table:table-cell table:style-name="ce49" office:value-type="string" calcext:value-type="string">
            <text:p>Total</text:p>
          </table:table-cell>
          <table:table-cell table:style-name="ce80" table:formula="of:=SUM([.H128:.H148])" office:value-type="currency" office:currency="USD" office:value="42401.48" calcext:value-type="currency">
            <text:p>$42,401.48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5"/>
          <table:table-cell/>
          <table:table-cell table:style-name="Default"/>
          <table:table-cell table:number-columns-repeated="56"/>
        </table:table-row>
        <table:table-row table:style-name="ro1">
          <table:table-cell/>
          <table:table-cell office:value-type="float" office:value="4331.4559" calcext:value-type="float">
            <text:p>4331.4559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3718.21" calcext:value-type="currency">
            <text:p>$3,718.21</text:p>
          </table:table-cell>
          <table:table-cell/>
          <table:table-cell table:style-name="ce45" office:value-type="float" office:value="79824.3814" calcext:value-type="float">
            <text:p>79824.3814</text:p>
          </table:table-cell>
          <table:table-cell office:value-type="string" calcext:value-type="string">
            <text:p>ANKR</text:p>
          </table:table-cell>
          <table:table-cell table:style-name="ce50" office:value-type="currency" office:currency="USD" office:value="1972.17" calcext:value-type="currency">
            <text:p>$1,972.17</text:p>
          </table:table-cell>
          <table:table-cell table:number-columns-repeated="56"/>
        </table:table-row>
        <table:table-row table:style-name="ro1">
          <table:table-cell/>
          <table:table-cell office:value-type="float" office:value="64.63" calcext:value-type="float">
            <text:p>64.6300</text:p>
          </table:table-cell>
          <table:table-cell office:value-type="string" calcext:value-type="string">
            <text:p>XCAD</text:p>
          </table:table-cell>
          <table:table-cell table:style-name="ce50" table:formula="of:=[.B129]*[.D128]/[.B128]" office:value-type="currency" office:currency="USD" office:value="55.4797088664807" calcext:value-type="currency">
            <text:p>$55.48</text:p>
          </table:table-cell>
          <table:table-cell/>
          <table:table-cell table:style-name="ce45" office:value-type="float" office:value="16615.2239" calcext:value-type="float">
            <text:p>16615.2239</text:p>
          </table:table-cell>
          <table:table-cell office:value-type="string" calcext:value-type="string">
            <text:p>MPX</text:p>
          </table:table-cell>
          <table:table-cell table:style-name="ce50" office:value-type="currency" office:currency="USD" office:value="2087.76" calcext:value-type="currency">
            <text:p>$2,087.76</text:p>
          </table:table-cell>
          <table:table-cell table:number-columns-repeated="56"/>
        </table:table-row>
        <table:table-row table:style-name="ro1">
          <table:table-cell/>
          <table:table-cell office:value-type="float" office:value="64.18" calcext:value-type="float">
            <text:p>64.1800</text:p>
          </table:table-cell>
          <table:table-cell office:value-type="string" calcext:value-type="string">
            <text:p>BUSD</text:p>
          </table:table-cell>
          <table:table-cell table:style-name="ce50" table:formula="of:=[.B130]" office:value-type="currency" office:currency="USD" office:value="64.18" calcext:value-type="currency">
            <text:p>$64.18</text:p>
          </table:table-cell>
          <table:table-cell/>
          <table:table-cell table:style-name="ce45" office:value-type="float" office:value="6723.8065" calcext:value-type="float">
            <text:p>6723.8065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6721.12" calcext:value-type="currency">
            <text:p>$6,721.12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5" office:value-type="float" office:value="5759.3277" calcext:value-type="float">
            <text:p>5759.3277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4943.92" calcext:value-type="currency">
            <text:p>$4,943.92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5" office:value-type="float" office:value="2942.3543" calcext:value-type="float">
            <text:p>2942.3543</text:p>
          </table:table-cell>
          <table:table-cell office:value-type="string" calcext:value-type="string">
            <text:p>liveThe</text:p>
          </table:table-cell>
          <table:table-cell table:style-name="ce50" office:value-type="currency" office:currency="USD" office:value="714.43" calcext:value-type="currency">
            <text:p>$714.43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5" office:value-type="float" office:value="2637.4203" calcext:value-type="float">
            <text:p>2637.4203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656.87" calcext:value-type="currency">
            <text:p>$656.87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5" office:value-type="float" office:value="2447.4268" calcext:value-type="float">
            <text:p>2447.4268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2448.44" calcext:value-type="currency">
            <text:p>$2,448.44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5" office:value-type="float" office:value="2290.916" calcext:value-type="float">
            <text:p>2290.9160</text:p>
          </table:table-cell>
          <table:table-cell office:value-type="string" calcext:value-type="string">
            <text:p>USD+</text:p>
          </table:table-cell>
          <table:table-cell table:style-name="ce50" office:value-type="currency" office:currency="USD" office:value="2290.69" calcext:value-type="currency">
            <text:p>$2,290.69</text:p>
          </table:table-cell>
          <table:table-cell table:number-columns-repeated="5"/>
          <table:table-cell table:style-name="ce60"/>
          <table:table-cell table:number-columns-repeated="50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5" office:value-type="float" office:value="2227.7911" calcext:value-type="float">
            <text:p>2227.7911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659.45" calcext:value-type="currency">
            <text:p>$659.45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5" office:value-type="float" office:value="1310.9154" calcext:value-type="float">
            <text:p>1310.9154</text:p>
          </table:table-cell>
          <table:table-cell office:value-type="string" calcext:value-type="string">
            <text:p>MATIC</text:p>
          </table:table-cell>
          <table:table-cell table:style-name="ce50" office:value-type="currency" office:currency="USD" office:value="1113.87" calcext:value-type="currency">
            <text:p>$1,113.87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5" office:value-type="float" office:value="1269.1757" calcext:value-type="float">
            <text:p>1269.1757</text:p>
          </table:table-cell>
          <table:table-cell office:value-type="string" calcext:value-type="string">
            <text:p>SD</text:p>
          </table:table-cell>
          <table:table-cell table:style-name="ce50" office:value-type="currency" office:currency="USD" office:value="1115.02" calcext:value-type="currency">
            <text:p>$1,115.02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5" office:value-type="float" office:value="525.1686" calcext:value-type="float">
            <text:p>525.1686</text:p>
          </table:table-cell>
          <table:table-cell office:value-type="string" calcext:value-type="string">
            <text:p>USDT+</text:p>
          </table:table-cell>
          <table:table-cell table:style-name="ce50" office:value-type="currency" office:currency="USD" office:value="525.39" calcext:value-type="currency">
            <text:p>$525.39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5" office:value-type="float" office:value="508.2843" calcext:value-type="float">
            <text:p>508.2843</text:p>
          </table:table-cell>
          <table:table-cell office:value-type="string" calcext:value-type="string">
            <text:p>FIL</text:p>
          </table:table-cell>
          <table:table-cell table:style-name="ce50" office:value-type="currency" office:currency="USD" office:value="2348.84" calcext:value-type="currency">
            <text:p>$2,348.84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5" office:value-type="float" office:value="470.1789" calcext:value-type="float">
            <text:p>470.1789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469.41" calcext:value-type="currency">
            <text:p>$469.41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5" office:value-type="float" office:value="157.2176" calcext:value-type="float">
            <text:p>157.2176</text:p>
          </table:table-cell>
          <table:table-cell office:value-type="string" calcext:value-type="string">
            <text:p>wUSDR</text:p>
          </table:table-cell>
          <table:table-cell table:style-name="ce50" office:value-type="currency" office:currency="USD" office:value="165.25" calcext:value-type="currency">
            <text:p>$165.25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5" office:value-type="float" office:value="52.3324" calcext:value-type="float">
            <text:p>52.3324</text:p>
          </table:table-cell>
          <table:table-cell office:value-type="string" calcext:value-type="string">
            <text:p>BUSD</text:p>
          </table:table-cell>
          <table:table-cell table:style-name="ce50" office:value-type="currency" office:currency="USD" office:value="52.33" calcext:value-type="currency">
            <text:p>$52.33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5" office:value-type="float" office:value="40.2767" calcext:value-type="float">
            <text:p>40.2767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10310.84" calcext:value-type="currency">
            <text:p>$10,310.84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5" office:value-type="float" office:value="1.752" calcext:value-type="float">
            <text:p>1.7520</text:p>
          </table:table-cell>
          <table:table-cell office:value-type="string" calcext:value-type="string">
            <text:p>ETH</text:p>
          </table:table-cell>
          <table:table-cell table:style-name="ce50" office:value-type="currency" office:currency="USD" office:value="3511.71" calcext:value-type="currency">
            <text:p>$3,511.71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5" office:value-type="float" office:value="0.9591" calcext:value-type="float">
            <text:p>0.9591</text:p>
          </table:table-cell>
          <table:table-cell office:value-type="string" calcext:value-type="string">
            <text:p>ankrBNB</text:p>
          </table:table-cell>
          <table:table-cell table:style-name="ce50" office:value-type="currency" office:currency="USD" office:value="259.16" calcext:value-type="currency">
            <text:p>$259.16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5" office:value-type="float" office:value="0.4503" calcext:value-type="float">
            <text:p>0.4503</text:p>
          </table:table-cell>
          <table:table-cell office:value-type="string" calcext:value-type="string">
            <text:p>DJED</text:p>
          </table:table-cell>
          <table:table-cell table:style-name="ce50" office:value-type="currency" office:currency="USD" office:value="0.47" calcext:value-type="currency">
            <text:p>$0.47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5" office:value-type="float" office:value="0.1256" calcext:value-type="float">
            <text:p>0.1256</text:p>
          </table:table-cell>
          <table:table-cell office:value-type="string" calcext:value-type="string">
            <text:p>BNBx</text:p>
          </table:table-cell>
          <table:table-cell table:style-name="ce50" office:value-type="currency" office:currency="USD" office:value="34.34" calcext:value-type="currency">
            <text:p>$34.34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ce81" office:value-type="string" calcext:value-type="string">
            <text:p>2023/06/14</text:p>
          </table:table-cell>
          <table:table-cell table:style-name="ce46" office:value-type="string" calcext:value-type="string">
            <text:p>Comparision</text:p>
          </table:table-cell>
          <table:table-cell table:number-columns-repeated="61"/>
        </table:table-row>
        <table:table-row table:style-name="ro1">
          <table:table-cell/>
          <table:table-cell table:style-name="Default"/>
          <table:table-cell table:style-name="ce49" table:number-columns-repeated="2"/>
          <table:table-cell table:number-columns-repeated="60"/>
        </table:table-row>
        <table:table-row table:style-name="ro1">
          <table:table-cell/>
          <table:table-cell table:style-name="ce49" office:value-type="string" calcext:value-type="string">
            <text:p>Wrapper</text:p>
          </table:table-cell>
          <table:table-cell table:style-name="ce63" office:value-type="string" calcext:value-type="string">
            <text:p>eTHENA</text:p>
          </table:table-cell>
          <table:table-cell table:style-name="ce79" office:value-type="string" calcext:value-type="string">
            <text:p>liveTHE</text:p>
          </table:table-cell>
          <table:table-cell/>
          <table:table-cell table:style-name="ce49" office:value-type="string" calcext:value-type="string">
            <text:p>Wrapper</text:p>
          </table:table-cell>
          <table:table-cell table:style-name="ce63" office:value-type="string" calcext:value-type="string">
            <text:p>eTHENA</text:p>
          </table:table-cell>
          <table:table-cell table:style-name="ce79" office:value-type="string" calcext:value-type="string">
            <text:p>liveTHE</text:p>
          </table:table-cell>
          <table:table-cell/>
          <table:table-cell table:style-name="ce49" office:value-type="string" calcext:value-type="string">
            <text:p>Wrapper</text:p>
          </table:table-cell>
          <table:table-cell table:style-name="ce63" office:value-type="string" calcext:value-type="string">
            <text:p>eTHENA</text:p>
          </table:table-cell>
          <table:table-cell table:style-name="ce79" office:value-type="string" calcext:value-type="string">
            <text:p>liveTHE</text:p>
          </table:table-cell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Manager</text:p>
          </table:table-cell>
          <table:table-cell table:style-name="ce86" office:value-type="string" calcext:value-type="string">
            <text:p>GuruNetwork</text:p>
          </table:table-cell>
          <table:table-cell table:style-name="ce108" office:value-type="string" calcext:value-type="string">
            <text:p>Liquid Driver</text:p>
          </table:table-cell>
          <table:table-cell table:number-columns-repeated="2"/>
          <table:table-cell table:style-name="ce86"/>
          <table:table-cell table:style-name="ce108"/>
          <table:table-cell table:number-columns-repeated="2"/>
          <table:table-cell table:style-name="ce86"/>
          <table:table-cell table:style-name="ce108"/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Governance</text:p>
          </table:table-cell>
          <table:table-cell table:style-name="ce86" office:value-type="string" calcext:value-type="string">
            <text:p>ELITE</text:p>
          </table:table-cell>
          <table:table-cell table:style-name="ce108" office:value-type="string" calcext:value-type="string">
            <text:p>xLQDR</text:p>
          </table:table-cell>
          <table:table-cell/>
          <table:table-cell office:value-type="string" calcext:value-type="string">
            <text:p>Voting Earng.</text:p>
          </table:table-cell>
          <table:table-cell table:style-name="ce106" table:formula="of:=[.G49]" office:value-type="currency" office:currency="USD" office:value="3837.86970886648" calcext:value-type="currency">
            <text:p>$3,837.87</text:p>
          </table:table-cell>
          <table:table-cell table:style-name="ce109" table:formula="of:=SUM([.H128:.H148])" office:value-type="currency" office:currency="USD" office:value="42401.48" calcext:value-type="currency">
            <text:p>$42,401.48</text:p>
          </table:table-cell>
          <table:table-cell/>
          <table:table-cell office:value-type="string" calcext:value-type="string">
            <text:p>Rebase Rec.</text:p>
          </table:table-cell>
          <table:table-cell table:style-name="ce86" table:formula="of:=[.G157]*0.0097" office:value-type="float" office:value="8797.9" calcext:value-type="float">
            <text:p>8,798</text:p>
          </table:table-cell>
          <table:table-cell table:style-name="ce108" table:formula="of:=[.H157]*0.0097" office:value-type="float" office:value="93537.1" calcext:value-type="float">
            <text:p>93,537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style-name="ce86"/>
          <table:table-cell table:style-name="ce108"/>
          <table:table-cell/>
          <table:table-cell office:value-type="string" calcext:value-type="string">
            <text:p>Votes</text:p>
          </table:table-cell>
          <table:table-cell table:style-name="ce86" office:value-type="float" office:value="907000" calcext:value-type="float">
            <text:p>907,000</text:p>
          </table:table-cell>
          <table:table-cell table:style-name="ce108" office:value-type="float" office:value="9643000" calcext:value-type="float">
            <text:p>9,643,000</text:p>
          </table:table-cell>
          <table:table-cell/>
          <table:table-cell office:value-type="string" calcext:value-type="string">
            <text:p>Rebase $</text:p>
          </table:table-cell>
          <table:table-cell table:style-name="ce106" table:formula="of:=[.K156]*0.26" office:value-type="currency" office:currency="USD" office:value="2287.454" calcext:value-type="currency">
            <text:p>$2,287.45</text:p>
          </table:table-cell>
          <table:table-cell table:style-name="ce109" table:formula="of:=[.L156]*0.26" office:value-type="currency" office:currency="USD" office:value="24319.646" calcext:value-type="currency">
            <text:p>$24,319.65</text:p>
          </table:table-cell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Total Supply</text:p>
          </table:table-cell>
          <table:table-cell table:style-name="ce86" office:value-type="float" office:value="603520" calcext:value-type="float">
            <text:p>603,520</text:p>
          </table:table-cell>
          <table:table-cell table:style-name="ce108" office:value-type="float" office:value="9374000" calcext:value-type="float">
            <text:p>9,374,000</text:p>
          </table:table-cell>
          <table:table-cell/>
          <table:table-cell table:style-name="ce45" office:value-type="string" calcext:value-type="string">
            <text:p>Earned APR</text:p>
          </table:table-cell>
          <table:table-cell table:style-name="ce111" table:formula="of:=[.G156]*52/([.G157]*0.27)" office:value-type="percentage" office:value="0.814934153542639" calcext:value-type="percentage">
            <text:p>81.49%</text:p>
          </table:table-cell>
          <table:table-cell table:style-name="ce112" table:formula="of:=[.H156]*52/([.H157]*0.27)" office:value-type="percentage" office:value="0.84685377610318" calcext:value-type="percentage">
            <text:p>84.69%</text:p>
          </table:table-cell>
          <table:table-cell/>
          <table:table-cell office:value-type="string" calcext:value-type="string">
            <text:p>Rb: Fees %</text:p>
          </table:table-cell>
          <table:table-cell table:style-name="ce111" office:value-type="percentage" office:value="0" calcext:value-type="percentage">
            <text:p>0.00%</text:p>
          </table:table-cell>
          <table:table-cell table:style-name="ce112" office:value-type="percentage" office:value="0.0125" calcext:value-type="percentage">
            <text:p>1.25%</text:p>
          </table:table-cell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Price</text:p>
          </table:table-cell>
          <table:table-cell table:style-name="ce106" office:value-type="currency" office:currency="USD" office:value="0.28" calcext:value-type="currency">
            <text:p>$0.28</text:p>
          </table:table-cell>
          <table:table-cell table:style-name="ce109" office:value-type="currency" office:currency="USD" office:value="0.26" calcext:value-type="currency">
            <text:p>$0.26</text:p>
          </table:table-cell>
          <table:table-cell table:number-columns-repeated="2"/>
          <table:table-cell table:style-name="ce61"/>
          <table:table-cell table:style-name="ce76"/>
          <table:table-cell/>
          <table:table-cell office:value-type="string" calcext:value-type="string">
            <text:p>Rb: to Users</text:p>
          </table:table-cell>
          <table:table-cell table:style-name="ce111" office:value-type="percentage" office:value="1" calcext:value-type="percentage">
            <text:p>100.00%</text:p>
          </table:table-cell>
          <table:table-cell table:style-name="ce112" table:formula="of:=1-[.L158]" office:value-type="percentage" office:value="0.9875" calcext:value-type="percentage">
            <text:p>98.75%</text:p>
          </table:table-cell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Mkt Cap.</text:p>
          </table:table-cell>
          <table:table-cell table:style-name="ce107" table:formula="of:=[.C159]*[.C158]" office:value-type="currency" office:currency="USD" office:value="168985.6" calcext:value-type="currency">
            <text:p>$168,986</text:p>
          </table:table-cell>
          <table:table-cell table:style-name="ce110" table:formula="of:=[.D159]*[.D158]" office:value-type="currency" office:currency="USD" office:value="2437240" calcext:value-type="currency">
            <text:p>$2,437,240</text:p>
          </table:table-cell>
          <table:table-cell/>
          <table:table-cell table:style-name="ce45" office:value-type="string" calcext:value-type="string">
            <text:p>Bribes %</text:p>
          </table:table-cell>
          <table:table-cell table:style-name="ce111" table:formula="of:=(1-0.1337)*0.2" office:value-type="percentage" office:value="0.17326" calcext:value-type="percentage">
            <text:p>17.33%</text:p>
          </table:table-cell>
          <table:table-cell table:style-name="ce112" office:value-type="percentage" office:value="0.1" calcext:value-type="percentage">
            <text:p>10.00%</text:p>
          </table:table-cell>
          <table:table-cell table:number-columns-repeated="2"/>
          <table:table-cell table:style-name="ce111"/>
          <table:table-cell table:style-name="ce76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Bribes $</text:p>
          </table:table-cell>
          <table:table-cell table:style-name="ce106" table:formula="of:=[.G156]*[.G160]" office:value-type="currency" office:currency="USD" office:value="664.949305758207" calcext:value-type="currency">
            <text:p>$664.95</text:p>
          </table:table-cell>
          <table:table-cell table:style-name="ce109" table:formula="of:=[.H156]*[.H160]" office:value-type="currency" office:currency="USD" office:value="4240.148" calcext:value-type="currency">
            <text:p>$4,240.15</text:p>
          </table:table-cell>
          <table:table-cell/>
          <table:table-cell office:value-type="string" calcext:value-type="string">
            <text:p>Rb: LP Bribe</text:p>
          </table:table-cell>
          <table:table-cell table:style-name="ce111" office:value-type="percentage" office:value="0" calcext:value-type="percentage">
            <text:p>0.00%</text:p>
          </table:table-cell>
          <table:table-cell table:style-name="ce112" office:value-type="percentage" office:value="0.0838" calcext:value-type="percentage">
            <text:p>8.38%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4"/>
          <table:table-cell table:style-name="ce61"/>
          <table:table-cell table:style-name="ce76"/>
          <table:table-cell/>
          <table:table-cell office:value-type="string" calcext:value-type="string">
            <text:p>Rb: LP Brb. $</text:p>
          </table:table-cell>
          <table:table-cell table:style-name="ce106" table:formula="of:=[.K161]*[.K157]" office:value-type="currency" office:currency="USD" office:value="0" calcext:value-type="currency">
            <text:p>$0.00</text:p>
          </table:table-cell>
          <table:table-cell table:style-name="ce109" table:formula="of:=[.L161]*[.L157]" office:value-type="currency" office:currency="USD" office:value="2037.9863348" calcext:value-type="currency">
            <text:p>$2,037.99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5" office:value-type="string" calcext:value-type="string">
            <text:p>PoL/xLQDR</text:p>
          </table:table-cell>
          <table:table-cell table:style-name="ce111" table:formula="of:=1-[.G166]-[.G160]" office:value-type="percentage" office:value="0.1337" calcext:value-type="percentage">
            <text:p>13.37%</text:p>
          </table:table-cell>
          <table:table-cell table:style-name="ce112" office:value-type="percentage" office:value="0.075" calcext:value-type="percentage">
            <text:p>7.50%</text:p>
          </table:table-cell>
          <table:table-cell table:number-columns-repeated="2"/>
          <table:table-cell table:style-name="ce111"/>
          <table:table-cell table:style-name="ce112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5" office:value-type="string" calcext:value-type="string">
            <text:p>PoL/xLqdr %</text:p>
          </table:table-cell>
          <table:table-cell table:style-name="ce106" table:formula="of:=[.G156]*[.G163]" office:value-type="currency" office:currency="USD" office:value="513.123180075449" calcext:value-type="currency">
            <text:p>$513.12</text:p>
          </table:table-cell>
          <table:table-cell table:style-name="ce109" table:formula="of:=[.H156]*[.H163]" office:value-type="currency" office:currency="USD" office:value="3180.111" calcext:value-type="currency">
            <text:p>$3,180.11</text:p>
          </table:table-cell>
          <table:table-cell/>
          <table:table-cell office:value-type="string" calcext:value-type="string">
            <text:p>Rb:VoteBribe</text:p>
          </table:table-cell>
          <table:table-cell table:style-name="ce111" office:value-type="percentage" office:value="0" calcext:value-type="percentage">
            <text:p>0.00%</text:p>
          </table:table-cell>
          <table:table-cell table:style-name="ce112" office:value-type="percentage" office:value="0.0641" calcext:value-type="percentage">
            <text:p>6.41%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4"/>
          <table:table-cell table:style-name="ce61"/>
          <table:table-cell table:style-name="ce76"/>
          <table:table-cell/>
          <table:table-cell office:value-type="string" calcext:value-type="string">
            <text:p>Rb:VoteBribe</text:p>
          </table:table-cell>
          <table:table-cell table:style-name="ce106" table:formula="of:=[.K164]*[.K157]" office:value-type="currency" office:currency="USD" office:value="0" calcext:value-type="currency">
            <text:p>$0.00</text:p>
          </table:table-cell>
          <table:table-cell table:style-name="ce109" table:formula="of:=[.L164]*[.L157]" office:value-type="currency" office:currency="USD" office:value="1558.8893086" calcext:value-type="currency">
            <text:p>$1,558.89</text:p>
          </table:table-cell>
          <table:table-cell table:number-columns-repeated="52"/>
        </table:table-row>
        <table:table-row table:style-name="ro1">
          <table:table-cell/>
          <table:table-cell table:style-name="ce49" office:value-type="string" calcext:value-type="string">
            <text:p>Total APR for Holders</text:p>
          </table:table-cell>
          <table:table-cell table:number-columns-repeated="3"/>
          <table:table-cell table:style-name="ce45" office:value-type="string" calcext:value-type="string">
            <text:p>Staking %</text:p>
          </table:table-cell>
          <table:table-cell table:style-name="ce111" table:formula="of:=(1-0.1337)*0.8" office:value-type="percentage" office:value="0.69304" calcext:value-type="percentage">
            <text:p>69.30%</text:p>
          </table:table-cell>
          <table:table-cell table:style-name="ce112" office:value-type="percentage" office:value="0.825" calcext:value-type="percentage">
            <text:p>82.50%</text:p>
          </table:table-cell>
          <table:table-cell table:number-columns-repeated="2"/>
          <table:table-cell table:style-name="ce111"/>
          <table:table-cell table:style-name="ce112"/>
          <table:table-cell table:number-columns-repeated="52"/>
        </table:table-row>
        <table:table-row table:style-name="ro1">
          <table:table-cell/>
          <table:table-cell table:style-name="ce49" office:value-type="string" calcext:value-type="string">
            <text:p><text:s/>= Staking APR + Rebase APR</text:p>
          </table:table-cell>
          <table:table-cell table:number-columns-repeated="3"/>
          <table:table-cell office:value-type="string" calcext:value-type="string">
            <text:p>Staking $</text:p>
          </table:table-cell>
          <table:table-cell table:style-name="ce106" table:formula="of:=[.G156]*[.G166]" office:value-type="currency" office:currency="USD" office:value="2659.79722303283" calcext:value-type="currency">
            <text:p>$2,659.80</text:p>
          </table:table-cell>
          <table:table-cell table:style-name="ce109" table:formula="of:=[.H156]*[.H166]" office:value-type="currency" office:currency="USD" office:value="34981.221" calcext:value-type="currency">
            <text:p>$34,981.22</text:p>
          </table:table-cell>
          <table:table-cell/>
          <table:table-cell office:value-type="string" calcext:value-type="string">
            <text:p>Rb: Stakers</text:p>
          </table:table-cell>
          <table:table-cell table:style-name="ce111" office:value-type="percentage" office:value="1" calcext:value-type="percentage">
            <text:p>100.00%</text:p>
          </table:table-cell>
          <table:table-cell table:style-name="ce112" office:value-type="percentage" office:value="0.8396" calcext:value-type="percentage">
            <text:p>83.96%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4"/>
          <table:table-cell table:style-name="ce61"/>
          <table:table-cell table:style-name="ce76"/>
          <table:table-cell/>
          <table:table-cell office:value-type="string" calcext:value-type="string">
            <text:p>Rb: Stk. $</text:p>
          </table:table-cell>
          <table:table-cell table:style-name="ce106" table:formula="of:=[.K167]*[.K157]" office:value-type="currency" office:currency="USD" office:value="2287.454" calcext:value-type="currency">
            <text:p>$2,287.45</text:p>
          </table:table-cell>
          <table:table-cell table:style-name="ce109" table:formula="of:=[.L167]*[.L157]" office:value-type="currency" office:currency="USD" office:value="20418.7747816" calcext:value-type="currency">
            <text:p>$20,418.77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style-name="ce63" office:value-type="string" calcext:value-type="string">
            <text:p>eTHENA</text:p>
          </table:table-cell>
          <table:table-cell table:style-name="ce79" office:value-type="string" calcext:value-type="string">
            <text:p>liveTHE</text:p>
          </table:table-cell>
          <table:table-cell/>
          <table:table-cell office:value-type="string" calcext:value-type="string">
            <text:p>Staking TVL</text:p>
          </table:table-cell>
          <table:table-cell table:style-name="ce107" office:value-type="currency" office:currency="USD" office:value="146400" calcext:value-type="currency">
            <text:p>$146,400</text:p>
          </table:table-cell>
          <table:table-cell table:style-name="ce110" office:value-type="currency" office:currency="USD" office:value="2041000" calcext:value-type="currency">
            <text:p>$2,041,000</text:p>
          </table:table-cell>
          <table:table-cell table:number-columns-repeated="2"/>
          <table:table-cell table:style-name="ce61"/>
          <table:table-cell table:style-name="ce76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62" table:formula="of:=[.G170]+[.K170]" office:value-type="percentage" office:value="1.64862869515803" calcext:value-type="percentage">
            <text:p>164.86%</text:p>
          </table:table-cell>
          <table:table-cell table:style-name="ce77" table:formula="of:=[.H170]+[.L170]" office:value-type="percentage" office:value="1.41011576063893" calcext:value-type="percentage">
            <text:p>141.01%</text:p>
          </table:table-cell>
          <table:table-cell/>
          <table:table-cell office:value-type="string" calcext:value-type="string">
            <text:p>Staking APR</text:p>
          </table:table-cell>
          <table:table-cell table:style-name="ce62" table:formula="of:=[.G167]*52/[.G169]" office:value-type="percentage" office:value="0.944736718563572" calcext:value-type="percentage">
            <text:p>94.47%</text:p>
          </table:table-cell>
          <table:table-cell table:style-name="ce77" table:formula="of:=[.H167]*52/[.H169]" office:value-type="percentage" office:value="0.891241299363058" calcext:value-type="percentage">
            <text:p>89.12%</text:p>
          </table:table-cell>
          <table:table-cell/>
          <table:table-cell office:value-type="string" calcext:value-type="string">
            <text:p>Rebase APR</text:p>
          </table:table-cell>
          <table:table-cell table:style-name="ce62" table:formula="of:=[.K168]*52/[.C160]" office:value-type="percentage" office:value="0.703891976594455" calcext:value-type="percentage">
            <text:p>70.39%</text:p>
          </table:table-cell>
          <table:table-cell table:style-name="ce77" table:formula="of:=[.L157]*52/[.D160]" office:value-type="percentage" office:value="0.518874461275869" calcext:value-type="percentage">
            <text:p>51.89%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85" office:value-type="string" calcext:value-type="string">
            <text:p>*Does NOT include auto-compounding APY of eTHENA.</text:p>
          </table:table-cell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4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>
          <table:table-cell/>
          <table:table-cell table:style-name="Default" office:value-type="string" calcext:value-type="string">
            <text:p>APR(St+Rb)</text:p>
          </table:table-cell>
          <table:table-cell table:style-name="ce62" table:formula="of:=[.K170]+[.G170]" office:value-type="percentage" office:value="1.64862869515803" calcext:value-type="percentage">
            <text:p>164.86%</text:p>
          </table:table-cell>
          <table:table-cell table:style-name="ce77" table:formula="of:=[.L170]+[.H170]" office:value-type="percentage" office:value="1.41011576063893" calcext:value-type="percentage">
            <text:p>141.01%</text:p>
          </table:table-cell>
          <table:table-cell table:number-columns-repeated="60"/>
        </table:table-row>
        <table:table-row table:style-name="ro1">
          <table:table-cell/>
          <table:table-cell table:style-name="ce49" office:value-type="string" calcext:value-type="string">
            <text:p>Wrapper</text:p>
          </table:table-cell>
          <table:table-cell table:style-name="ce63" office:value-type="string" calcext:value-type="string">
            <text:p>eTHENA</text:p>
          </table:table-cell>
          <table:table-cell table:style-name="ce79" office:value-type="string" calcext:value-type="string">
            <text:p>liveTHE</text:p>
          </table:table-cell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 table:number-rows-repeated="104838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7-06" table:style-name="ta1">
        <table:table-column table:style-name="co1" table:default-cell-style-name="Default"/>
        <table:table-column table:style-name="co1" table:default-cell-style-name="ce45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42" office:value-type="date" office:date-value="2023-07-06" calcext:value-type="date">
            <text:p>2023-07-06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4" office:value-type="string" calcext:value-type="string">
            <text:p>Distrubution</text:p>
          </table:table-cell>
          <table:table-cell table:style-name="ce44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4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3000" calcext:value-type="float">
            <text:p>33000.0000</text:p>
          </table:table-cell>
          <table:table-cell office:value-type="string" calcext:value-type="string">
            <text:p>xRAM</text:p>
          </table:table-cell>
          <table:table-cell table:style-name="ce50" table:formula="of:=[.B7]*0.022" office:value-type="currency" office:currency="USD" office:value="726" calcext:value-type="currency">
            <text:p>$726.00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925" calcext:value-type="currency">
            <text:p>$1,92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7:.D16])" office:value-type="currency" office:currency="USD" office:value="726" calcext:value-type="currency">
            <text:p>$726.00</text:p>
          </table:table-cell>
          <table:table-cell table:formula="of:=[.G9]/[.G7]" office:value-type="float" office:value="0.377142857142857" calcext:value-type="float">
            <text:p>0.377143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9]*(1-0.1337)" office:value-type="currency" office:currency="USD" office:value="628.9338" calcext:value-type="currency">
            <text:p>$628.93</text:p>
          </table:table-cell>
          <table:table-cell table:formula="of:=[.G10]/[.G7]" office:value-type="float" office:value="0.326718857142857" calcext:value-type="float">
            <text:p>0.32671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9]-[.G10]" office:value-type="currency" office:currency="USD" office:value="97.0662" calcext:value-type="currency">
            <text:p>$97.07</text:p>
          </table:table-cell>
          <table:table-cell table:formula="of:=[.G11]/[.G7]" office:value-type="float" office:value="0.050424" calcext:value-type="float">
            <text:p>0.050424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11]*7" office:value-type="currency" office:currency="USD" office:value="97.0662" calcext:value-type="currency">
            <text:p>$97.07</text:p>
          </table:table-cell>
          <table:table-cell table:style-name="ce50" table:formula="of:=([.G11]+[.D18])/7" office:value-type="currency" office:currency="USD" office:value="13.8666" calcext:value-type="currency">
            <text:p>$13.87</text:p>
          </table:table-cell>
          <table:table-cell table:style-name="ce50" table:formula="of:=[.M11]*365" office:value-type="currency" office:currency="USD" office:value="5061.309" calcext:value-type="currency">
            <text:p>$5,061.31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0]*0.2" office:value-type="currency" office:currency="USD" office:value="125.78676" calcext:value-type="currency">
            <text:p>$125.79</text:p>
          </table:table-cell>
          <table:table-cell table:formula="of:=[.G13]/[.G7]" office:value-type="float" office:value="0.0653437714285714" calcext:value-type="float">
            <text:p>0.065344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0]*0.8" office:value-type="currency" office:currency="USD" office:value="503.14704" calcext:value-type="currency">
            <text:p>$503.15</text:p>
          </table:table-cell>
          <table:table-cell table:formula="of:=[.G14]/[.G7]" office:value-type="float" office:value="0.261375085714286" calcext:value-type="float">
            <text:p>0.26137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3229.2302" calcext:value-type="float">
            <text:p>23229.2302</text:p>
          </table:table-cell>
          <table:table-cell office:value-type="string" calcext:value-type="string">
            <text:p>elSNEK</text:p>
          </table:table-cell>
          <table:table-cell table:style-name="ce50" office:value-type="currency" office:currency="USD" office:value="50.89" calcext:value-type="currency">
            <text:p>$50.89</text:p>
          </table:table-cell>
          <table:table-cell/>
          <table:table-cell office:value-type="string" calcext:value-type="string">
            <text:p>AVAX</text:p>
          </table:table-cell>
          <table:table-cell table:style-name="ce52" table:formula="of:=[.D29]/[.B29]" office:value-type="currency" office:currency="USD" office:value="12.7733872449917" calcext:value-type="currency">
            <text:p>$12.773387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89.0272" calcext:value-type="float">
            <text:p>889.0272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58.22" calcext:value-type="currency">
            <text:p>$58.22</text:p>
          </table:table-cell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0.002" calcext:value-type="currency">
            <text:p>$0.002000</text:p>
          </table:table-cell>
          <table:table-cell table:formula="of:=[.G25]/[.G24]" office:value-type="float" office:value="0.000156575539568345" calcext:value-type="float">
            <text:p>0.0001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6.7279" calcext:value-type="float">
            <text:p>126.7279</text:p>
          </table:table-cell>
          <table:table-cell office:value-type="string" calcext:value-type="string">
            <text:p>LQDR</text:p>
          </table:table-cell>
          <table:table-cell table:style-name="ce50" office:value-type="currency" office:currency="USD" office:value="72.43" calcext:value-type="currency">
            <text:p>$72.43</text:p>
          </table:table-cell>
          <table:table-cell/>
          <table:table-cell office:value-type="string" calcext:value-type="string">
            <text:p>elSNEK</text:p>
          </table:table-cell>
          <table:table-cell table:style-name="ce52" table:formula="of:=[.D24]/[.B24]" office:value-type="currency" office:currency="USD" office:value="0.00219077427714329" calcext:value-type="currency">
            <text:p>$0.002191</text:p>
          </table:table-cell>
          <table:table-cell table:formula="of:=[.G26]/[.G24]" office:value-type="float" office:value="0.000171510832258081" calcext:value-type="float">
            <text:p>0.000172</text:p>
          </table:table-cell>
          <table:table-cell/>
          <table:table-cell table:formula="of:=[.G29]*5200/([.G25]*3809000)" office:value-type="float" office:value="163.658703071672" calcext:value-type="float">
            <text:p>163.65870307167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7.8578" calcext:value-type="float">
            <text:p>47.8578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47.87" calcext:value-type="currency">
            <text:p>$47.8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4665" calcext:value-type="float">
            <text:p>1.4665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.47" calcext:value-type="currency">
            <text:p>$1.47</text:p>
          </table:table-cell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5441" calcext:value-type="float">
            <text:p>0.5441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6.95" calcext:value-type="currency">
            <text:p>$6.95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24:.D34])" office:value-type="currency" office:currency="USD" office:value="239.76" calcext:value-type="currency">
            <text:p>$239.76</text:p>
          </table:table-cell>
          <table:table-cell table:formula="of:=[.G29]/[.G24]" office:value-type="float" office:value="18.7702756834532" calcext:value-type="float">
            <text:p>18.77027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5" calcext:value-type="float">
            <text:p>0.0050</text:p>
          </table:table-cell>
          <table:table-cell table:style-name="ce50" office:value-type="string" calcext:value-type="string">
            <text:p>BIFI</text:p>
          </table:table-cell>
          <table:table-cell table:style-name="ce50" office:value-type="currency" office:currency="USD" office:value="1.93" calcext:value-type="currency">
            <text:p>$1.93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29]*(1-0.1337)" office:value-type="currency" office:currency="USD" office:value="207.704088" calcext:value-type="currency">
            <text:p>$207.70</text:p>
          </table:table-cell>
          <table:table-cell table:formula="of:=[.G30]/[.G24]" office:value-type="float" office:value="16.2606898245755" calcext:value-type="float">
            <text:p>16.26069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29]-[.G30]" office:value-type="currency" office:currency="USD" office:value="32.055912" calcext:value-type="currency">
            <text:p>$32.06</text:p>
          </table:table-cell>
          <table:table-cell table:formula="of:=[.G31]/[.G24]" office:value-type="float" office:value="2.5095858588777" calcext:value-type="float">
            <text:p>2.50958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31]*7" office:value-type="currency" office:currency="USD" office:value="157.225912" calcext:value-type="currency">
            <text:p>$157.23</text:p>
          </table:table-cell>
          <table:table-cell table:style-name="ce50" table:formula="of:=([.G31]+[.D36])/7" office:value-type="currency" office:currency="USD" office:value="22.4608445714286" calcext:value-type="currency">
            <text:p>$22.46</text:p>
          </table:table-cell>
          <table:table-cell table:style-name="ce50" table:formula="of:=[.M31]*365" office:value-type="currency" office:currency="USD" office:value="8198.20826857143" calcext:value-type="currency">
            <text:p>$8,198.21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30]*0" office:value-type="currency" office:currency="USD" office:value="0" calcext:value-type="currency">
            <text:p>$0.00</text:p>
          </table:table-cell>
          <table:table-cell table:formula="of:=[.G33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30]*0.75" office:value-type="currency" office:currency="USD" office:value="155.778066" calcext:value-type="currency">
            <text:p>$155.78</text:p>
          </table:table-cell>
          <table:table-cell table:formula="of:=[.G34]/[.G24]" office:value-type="float" office:value="12.1955173684317" calcext:value-type="float">
            <text:p>12.195517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51783.3047" calcext:value-type="float">
            <text:p>51783.3047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125.17" calcext:value-type="currency">
            <text:p>$125.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74331" calcext:value-type="float">
            <text:p>74331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122.43" calcext:value-type="currency">
            <text:p>$122.43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4832" calcext:value-type="float">
            <text:p>0.4832</text:p>
          </table:table-cell>
          <table:table-cell office:value-type="string" calcext:value-type="string">
            <text:p>WAVAX</text:p>
          </table:table-cell>
          <table:table-cell table:style-name="ce50" table:formula="of:=[.B38]*[.G24]" office:value-type="currency" office:currency="USD" office:value="6.17210071678" calcext:value-type="currency">
            <text:p>$6.17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2317.2875" calcext:value-type="float">
            <text:p>82317.2875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375.19" calcext:value-type="currency">
            <text:p>$375.19</text:p>
          </table:table-cell>
          <table:table-cell table:style-name="ce50"/>
          <table:table-cell office:value-type="string" calcext:value-type="string">
            <text:p>BNB</text:p>
          </table:table-cell>
          <table:table-cell table:style-name="ce52" office:value-type="currency" office:currency="USD" office:value="241" calcext:value-type="currency">
            <text:p>$24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595.5052" calcext:value-type="float">
            <text:p>11595.5052</text:p>
          </table:table-cell>
          <table:table-cell office:value-type="string" calcext:value-type="string">
            <text:p>ANKR</text:p>
          </table:table-cell>
          <table:table-cell table:style-name="ce50" office:value-type="currency" office:currency="USD" office:value="263.02" calcext:value-type="currency">
            <text:p>$263.02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table:formula="of:=[.D49]/[.B49]" office:value-type="currency" office:currency="USD" office:value="0.230882508742062" calcext:value-type="currency">
            <text:p>$0.230883</text:p>
          </table:table-cell>
          <table:table-cell table:formula="of:=[.G45]/[.G44]" office:value-type="float" office:value="0.000958018708473287" calcext:value-type="float">
            <text:p>0.00095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103.5733" calcext:value-type="float">
            <text:p>5103.5733</text:p>
          </table:table-cell>
          <table:table-cell office:value-type="string" calcext:value-type="string">
            <text:p>GRAIN</text:p>
          </table:table-cell>
          <table:table-cell table:style-name="ce50" office:value-type="currency" office:currency="USD" office:value="91.12" calcext:value-type="currency">
            <text:p>$91.12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/>
          <table:table-cell table:formula="of:=[.G46]/[.G4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729.1417" calcext:value-type="float">
            <text:p>4729.1417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281.74" calcext:value-type="currency">
            <text:p>$281.74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598.9491" calcext:value-type="float">
            <text:p>1598.9491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1272.18" calcext:value-type="currency">
            <text:p>$1,272.18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225.1686" calcext:value-type="float">
            <text:p>1225.1686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282.87" calcext:value-type="currency">
            <text:p>$282.87</text:p>
          </table:table-cell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44:.D75])" office:value-type="currency" office:currency="USD" office:value="4176.22" calcext:value-type="currency">
            <text:p>$4,176.22</text:p>
          </table:table-cell>
          <table:table-cell table:formula="of:=[.G49]/[.G44]" office:value-type="float" office:value="17.3287136929461" calcext:value-type="float">
            <text:p>17.328714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56.8434" calcext:value-type="float">
            <text:p>956.8434</text:p>
          </table:table-cell>
          <table:table-cell office:value-type="string" calcext:value-type="string">
            <text:p>MPX</text:p>
          </table:table-cell>
          <table:table-cell table:style-name="ce50" office:value-type="currency" office:currency="USD" office:value="119.6" calcext:value-type="currency">
            <text:p>$119.60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49]*(1-0.1337)" office:value-type="currency" office:currency="USD" office:value="3617.859386" calcext:value-type="currency">
            <text:p>$3,617.86</text:p>
          </table:table-cell>
          <table:table-cell table:formula="of:=[.G50]/[.G44]" office:value-type="float" office:value="15.0118646721992" calcext:value-type="float">
            <text:p>15.01186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08.8249" calcext:value-type="float">
            <text:p>708.8249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188.55" calcext:value-type="currency">
            <text:p>$188.55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49]-[.G50]" office:value-type="currency" office:currency="USD" office:value="558.360614" calcext:value-type="currency">
            <text:p>$558.36</text:p>
          </table:table-cell>
          <table:table-cell table:formula="of:=[.G51]/[.G44]" office:value-type="float" office:value="2.31684902074689" calcext:value-type="float">
            <text:p>2.316849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51]*7" office:value-type="currency" office:currency="USD" office:value="558.360614" calcext:value-type="currency">
            <text:p>$558.36</text:p>
          </table:table-cell>
          <table:table-cell table:style-name="ce50" table:formula="of:=([.G51]+[.D77])/7" office:value-type="currency" office:currency="USD" office:value="79.765802" calcext:value-type="currency">
            <text:p>$79.77</text:p>
          </table:table-cell>
          <table:table-cell table:style-name="ce50" table:formula="of:=[.M51]*365" office:value-type="currency" office:currency="USD" office:value="29114.51773" calcext:value-type="currency">
            <text:p>$29,114.5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19.6338" calcext:value-type="float">
            <text:p>519.6338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40.05" calcext:value-type="currency">
            <text:p>$40.0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8.0572" calcext:value-type="float">
            <text:p>68.0572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68.03" calcext:value-type="currency">
            <text:p>$68.03</text:p>
          </table:table-cell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50]*0.2" office:value-type="currency" office:currency="USD" office:value="723.5718772" calcext:value-type="currency">
            <text:p>$723.57</text:p>
          </table:table-cell>
          <table:table-cell table:formula="of:=[.G53]/[.G44]" office:value-type="float" office:value="3.00237293443983" calcext:value-type="float">
            <text:p>3.00237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.4185" calcext:value-type="float">
            <text:p>6.4185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40.94" calcext:value-type="currency">
            <text:p>$40.94</text:p>
          </table:table-cell>
          <table:table-cell table:style-name="ce50"/>
          <table:table-cell office:value-type="string" calcext:value-type="string">
            <text:p>Staking</text:p>
          </table:table-cell>
          <table:table-cell table:style-name="ce50" table:formula="of:=[.G50]*0.8" office:value-type="currency" office:currency="USD" office:value="2894.2875088" calcext:value-type="currency">
            <text:p>$2,894.29</text:p>
          </table:table-cell>
          <table:table-cell table:formula="of:=[.G54]/[.G44]" office:value-type="float" office:value="12.0094917377593" calcext:value-type="float">
            <text:p>12.00949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3788" calcext:value-type="float">
            <text:p>0.3788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87.95" calcext:value-type="currency">
            <text:p>$87.9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0212" calcext:value-type="float">
            <text:p>0.0212</text:p>
          </table:table-cell>
          <table:table-cell office:value-type="string" calcext:value-type="string">
            <text:p>wBETH</text:p>
          </table:table-cell>
          <table:table-cell table:style-name="ce50" office:value-type="currency" office:currency="USD" office:value="39.6" calcext:value-type="currency">
            <text:p>$39.60</text:p>
          </table:table-cell>
          <table:table-cell table:style-name="ce50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50.9036" calcext:value-type="float">
            <text:p>150.9036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40.14" calcext:value-type="currency">
            <text:p>$40.14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1.5253" calcext:value-type="float">
            <text:p>101.5253</text:p>
          </table:table-cell>
          <table:table-cell office:value-type="string" calcext:value-type="string">
            <text:p>FIL</text:p>
          </table:table-cell>
          <table:table-cell table:style-name="ce50" office:value-type="currency" office:currency="USD" office:value="443.08" calcext:value-type="currency">
            <text:p>$443.0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7.0039" calcext:value-type="float">
            <text:p>47.0039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10.85" calcext:value-type="currency">
            <text:p>$10.8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2.6148" calcext:value-type="float">
            <text:p>32.6148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2.51" calcext:value-type="currency">
            <text:p>$2.51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6.7605" calcext:value-type="float">
            <text:p>26.7605</text:p>
          </table:table-cell>
          <table:table-cell office:value-type="string" calcext:value-type="string">
            <text:p>GRAIN</text:p>
          </table:table-cell>
          <table:table-cell table:style-name="ce50" office:value-type="currency" office:currency="USD" office:value="0.48" calcext:value-type="currency">
            <text:p>$0.4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3.205" calcext:value-type="float">
            <text:p>23.2050</text:p>
          </table:table-cell>
          <table:table-cell office:value-type="string" calcext:value-type="string">
            <text:p>TWT</text:p>
          </table:table-cell>
          <table:table-cell table:style-name="ce50" office:value-type="currency" office:currency="USD" office:value="19.83" calcext:value-type="currency">
            <text:p>$19.8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1.3282" calcext:value-type="float">
            <text:p>21.3282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16.97" calcext:value-type="currency">
            <text:p>$16.9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3.5435" calcext:value-type="float">
            <text:p>13.5435</text:p>
          </table:table-cell>
          <table:table-cell office:value-type="string" calcext:value-type="string">
            <text:p>MPX</text:p>
          </table:table-cell>
          <table:table-cell table:style-name="ce50" office:value-type="currency" office:currency="USD" office:value="1.69" calcext:value-type="currency">
            <text:p>$1.6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1.3491" calcext:value-type="float">
            <text:p>11.3491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0.05" calcext:value-type="currency">
            <text:p>$0.0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8062" calcext:value-type="float">
            <text:p>3.8062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3.8" calcext:value-type="currency">
            <text:p>$3.8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.3384" calcext:value-type="float">
            <text:p>2.3384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2.34" calcext:value-type="currency">
            <text:p>$2.34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7923" calcext:value-type="float">
            <text:p>1.7923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416.16" calcext:value-type="currency">
            <text:p>$416.1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2231" calcext:value-type="float">
            <text:p>0.2231</text:p>
          </table:table-cell>
          <table:table-cell office:value-type="string" calcext:value-type="string">
            <text:p>ankrBNB</text:p>
          </table:table-cell>
          <table:table-cell table:style-name="ce50" office:value-type="currency" office:currency="USD" office:value="57.02" calcext:value-type="currency">
            <text:p>$57.02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4" calcext:value-type="float">
            <text:p>0.0040</text:p>
          </table:table-cell>
          <table:table-cell office:value-type="string" calcext:value-type="string">
            <text:p>ETH</text:p>
          </table:table-cell>
          <table:table-cell table:style-name="ce50" office:value-type="currency" office:currency="USD" office:value="7.31" calcext:value-type="currency">
            <text:p>$7.31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office:value-type="float" office:value="0.0014" calcext:value-type="float">
            <text:p>0.0014</text:p>
          </table:table-cell>
          <table:table-cell office:value-type="string" calcext:value-type="string">
            <text:p>frxETH</text:p>
          </table:table-cell>
          <table:table-cell table:style-name="ce50" office:value-type="currency" office:currency="USD" office:value="2.61" calcext:value-type="currency">
            <text:p>$2.61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0.0003" calcext:value-type="float">
            <text:p>0.0003</text:p>
          </table:table-cell>
          <table:table-cell office:value-type="string" calcext:value-type="string">
            <text:p>wBETH</text:p>
          </table:table-cell>
          <table:table-cell table:style-name="ce50" office:value-type="currency" office:currency="USD" office:value="0.54" calcext:value-type="currency">
            <text:p>$0.54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/>
          <table:table-cell office:value-type="string" calcext:value-type="string">
            <text:p>BNB</text:p>
          </table:table-cell>
          <table:table-cell table:style-name="ce50" table:formula="of:=[.B77]*[.G4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50" table:formula="of:=[.B78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3" office:value-type="string" calcext:value-type="string">
            <text:p>Prices</text:p>
          </table:table-cell>
          <table:table-cell table:style-name="ce44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4" table:number-columns-repeated="6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26293.9414" calcext:value-type="float">
            <text:p>326293.9414</text:p>
          </table:table-cell>
          <table:table-cell office:value-type="string" calcext:value-type="string">
            <text:p>DCA</text:p>
          </table:table-cell>
          <table:table-cell table:style-name="ce50" office:value-type="currency" office:currency="USD" office:value="307.94" calcext:value-type="currency">
            <text:p>$307.94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925" calcext:value-type="currency">
            <text:p>$1,92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90578.952" calcext:value-type="float">
            <text:p>90578.952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424.18" calcext:value-type="currency">
            <text:p>$424.18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.047" calcext:value-type="currency">
            <text:p>$0.047000</text:p>
          </table:table-cell>
          <table:table-cell table:formula="of:=[.G85]/[.G84]" office:value-type="float" office:value="0.0000244155844155844" calcext:value-type="float">
            <text:p>0.00002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2453.8813" calcext:value-type="float">
            <text:p>72453.8813</text:p>
          </table:table-cell>
          <table:table-cell office:value-type="string" calcext:value-type="string">
            <text:p>ARKEN</text:p>
          </table:table-cell>
          <table:table-cell table:style-name="ce50" office:value-type="currency" office:currency="USD" office:value="204.02" calcext:value-type="currency">
            <text:p>$204.02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88]/[.B88]" office:value-type="currency" office:currency="USD" office:value="0.0237847433761575" calcext:value-type="currency">
            <text:p>$0.023785</text:p>
          </table:table-cell>
          <table:table-cell table:formula="of:=[.G86]/[.G84]" office:value-type="float" office:value="0.0000123557108447571" calcext:value-type="float">
            <text:p>0.0000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4339.6628" calcext:value-type="float">
            <text:p>34339.6628</text:p>
          </table:table-cell>
          <table:table-cell office:value-type="string" calcext:value-type="string">
            <text:p>elCHR</text:p>
          </table:table-cell>
          <table:table-cell table:style-name="ce50" table:formula="of:=1085.51*0.9" office:value-type="currency" office:currency="USD" office:value="976.959" calcext:value-type="currency">
            <text:p>$976.96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353.3402" calcext:value-type="float">
            <text:p>16353.3402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388.96" calcext:value-type="currency">
            <text:p>$388.96</text:p>
          </table:table-cell>
          <table:table-cell/>
          <table:table-cell table:style-name="ce4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002.7924" calcext:value-type="float">
            <text:p>4002.7924</text:p>
          </table:table-cell>
          <table:table-cell office:value-type="string" calcext:value-type="string">
            <text:p>QI</text:p>
          </table:table-cell>
          <table:table-cell table:style-name="ce50" office:value-type="currency" office:currency="USD" office:value="143.07" calcext:value-type="currency">
            <text:p>$143.07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84:.D119])" office:value-type="currency" office:currency="USD" office:value="5455.349" calcext:value-type="currency">
            <text:p>$5,455.35</text:p>
          </table:table-cell>
          <table:table-cell table:formula="of:=[.G89]/[.G84]" office:value-type="float" office:value="2.83394753246753" calcext:value-type="float">
            <text:p>2.833948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291.8362" calcext:value-type="float">
            <text:p>3291.8362</text:p>
          </table:table-cell>
          <table:table-cell office:value-type="string" calcext:value-type="string">
            <text:p>IBEX</text:p>
          </table:table-cell>
          <table:table-cell table:style-name="ce50" office:value-type="currency" office:currency="USD" office:value="164.79" calcext:value-type="currency">
            <text:p>$164.79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89]*(1-0.1337)" office:value-type="currency" office:currency="USD" office:value="4725.9688387" calcext:value-type="currency">
            <text:p>$4,725.97</text:p>
          </table:table-cell>
          <table:table-cell table:formula="of:=[.G90]/[.G84]" office:value-type="float" office:value="2.45504874737662" calcext:value-type="float">
            <text:p>2.45504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837.1438" calcext:value-type="float">
            <text:p>1837.1438</text:p>
          </table:table-cell>
          <table:table-cell office:value-type="string" calcext:value-type="string">
            <text:p>PLS</text:p>
          </table:table-cell>
          <table:table-cell table:style-name="ce50" office:value-type="currency" office:currency="USD" office:value="475.67" calcext:value-type="currency">
            <text:p>$475.67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89]-[.G90]" office:value-type="currency" office:currency="USD" office:value="729.380161300001" calcext:value-type="currency">
            <text:p>$729.38</text:p>
          </table:table-cell>
          <table:table-cell table:formula="of:=[.G91]/[.G84]" office:value-type="float" office:value="0.378898785090909" calcext:value-type="float">
            <text:p>0.378899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91]*7" office:value-type="currency" office:currency="USD" office:value="731.010161300001" calcext:value-type="currency">
            <text:p>$731.01</text:p>
          </table:table-cell>
          <table:table-cell table:style-name="ce50" table:formula="of:=([.G91]+[.D114])/7" office:value-type="currency" office:currency="USD" office:value="104.430023042857" calcext:value-type="currency">
            <text:p>$104.43</text:p>
          </table:table-cell>
          <table:table-cell table:style-name="ce50" table:formula="of:=[.M91]*365" office:value-type="currency" office:currency="USD" office:value="38116.9584106429" calcext:value-type="currency">
            <text:p>$38,116.9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546.3264" calcext:value-type="float">
            <text:p>1546.3264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99.02" calcext:value-type="currency">
            <text:p>$99.0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94.3831" calcext:value-type="float">
            <text:p>794.3831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794.38" calcext:value-type="currency">
            <text:p>$794.38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90]*0.2" office:value-type="currency" office:currency="USD" office:value="945.19376774" calcext:value-type="currency">
            <text:p>$945.19</text:p>
          </table:table-cell>
          <table:table-cell table:formula="of:=[.G93]/[.G84]" office:value-type="float" office:value="0.491009749475325" calcext:value-type="float">
            <text:p>0.49101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9.0823" calcext:value-type="float">
            <text:p>299.0823</text:p>
          </table:table-cell>
          <table:table-cell office:value-type="string" calcext:value-type="string">
            <text:p>LQDR</text:p>
          </table:table-cell>
          <table:table-cell table:style-name="ce50" office:value-type="currency" office:currency="USD" office:value="158.68" calcext:value-type="currency">
            <text:p>$158.68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90]*0.8" office:value-type="currency" office:currency="USD" office:value="3780.77507096" calcext:value-type="currency">
            <text:p>$3,780.78</text:p>
          </table:table-cell>
          <table:table-cell table:formula="of:=[.G94]/[.G84]" office:value-type="float" office:value="1.9640389979013" calcext:value-type="float">
            <text:p>1.964039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30.1522" calcext:value-type="float">
            <text:p>230.1522</text:p>
          </table:table-cell>
          <table:table-cell office:value-type="string" calcext:value-type="string">
            <text:p>fUSDC</text:p>
          </table:table-cell>
          <table:table-cell table:style-name="ce50" office:value-type="currency" office:currency="USD" office:value="227.08" calcext:value-type="currency">
            <text:p>$227.08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27.2013" calcext:value-type="float">
            <text:p>227.2013</text:p>
          </table:table-cell>
          <table:table-cell office:value-type="string" calcext:value-type="string">
            <text:p>BELA</text:p>
          </table:table-cell>
          <table:table-cell table:style-name="ce50" office:value-type="currency" office:currency="USD" office:value="1.77" calcext:value-type="currency">
            <text:p>$1.77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91.7295" calcext:value-type="float">
            <text:p>191.7295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191.08" calcext:value-type="currency">
            <text:p>$191.08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7.7418" calcext:value-type="float">
            <text:p>137.7418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106.82" calcext:value-type="currency">
            <text:p>$106.8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5.271" calcext:value-type="float">
            <text:p>95.2710</text:p>
          </table:table-cell>
          <table:table-cell office:value-type="string" calcext:value-type="string">
            <text:p>ARB</text:p>
          </table:table-cell>
          <table:table-cell table:style-name="ce50" office:value-type="currency" office:currency="USD" office:value="101.81" calcext:value-type="currency">
            <text:p>$101.8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5.2215" calcext:value-type="float">
            <text:p>65.2215</text:p>
          </table:table-cell>
          <table:table-cell office:value-type="string" calcext:value-type="string">
            <text:p>USD+</text:p>
          </table:table-cell>
          <table:table-cell table:style-name="ce50" office:value-type="currency" office:currency="USD" office:value="65.22" calcext:value-type="currency">
            <text:p>$65.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8.9615" calcext:value-type="float">
            <text:p>58.9615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372.93" calcext:value-type="currency">
            <text:p>$372.9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3.0757" calcext:value-type="float">
            <text:p>13.0757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3.45" calcext:value-type="currency">
            <text:p>$3.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.527" calcext:value-type="float">
            <text:p>10.5270</text:p>
          </table:table-cell>
          <table:table-cell office:value-type="string" calcext:value-type="string">
            <text:p>LUSD</text:p>
          </table:table-cell>
          <table:table-cell table:style-name="ce50" office:value-type="currency" office:currency="USD" office:value="10.52" calcext:value-type="currency">
            <text:p>$10.5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.4665" calcext:value-type="float">
            <text:p>6.4665</text:p>
          </table:table-cell>
          <table:table-cell office:value-type="string" calcext:value-type="string">
            <text:p>plsRDNT</text:p>
          </table:table-cell>
          <table:table-cell table:style-name="ce50" office:value-type="currency" office:currency="USD" office:value="5.24" calcext:value-type="currency">
            <text:p>$5.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5.4034" calcext:value-type="float">
            <text:p>5.4034</text:p>
          </table:table-cell>
          <table:table-cell office:value-type="string" calcext:value-type="string">
            <text:p>YFX</text:p>
          </table:table-cell>
          <table:table-cell table:style-name="ce50" office:value-type="currency" office:currency="USD" office:value="5.16" calcext:value-type="currency">
            <text:p>$5.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.5072" calcext:value-type="float">
            <text:p>4.5072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115.64" calcext:value-type="currency">
            <text:p>$115.6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7897" calcext:value-type="float">
            <text:p>3.7897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3.79" calcext:value-type="currency">
            <text:p>$3.7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7445" calcext:value-type="float">
            <text:p>3.7445</text:p>
          </table:table-cell>
          <table:table-cell office:value-type="string" calcext:value-type="string">
            <text:p>MAI</text:p>
          </table:table-cell>
          <table:table-cell table:style-name="ce50" office:value-type="currency" office:currency="USD" office:value="3.68" calcext:value-type="currency">
            <text:p>$3.6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7138" calcext:value-type="float">
            <text:p>2.7138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2.69" calcext:value-type="currency">
            <text:p>$2.6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4317" calcext:value-type="float">
            <text:p>1.4317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1.48" calcext:value-type="currency">
            <text:p>$1.4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426" calcext:value-type="float">
            <text:p>0.1426</text:p>
          </table:table-cell>
          <table:table-cell office:value-type="string" calcext:value-type="string">
            <text:p>USDF</text:p>
          </table:table-cell>
          <table:table-cell table:style-name="ce50" office:value-type="currency" office:currency="USD" office:value="0.14" calcext:value-type="currency">
            <text:p>$0.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921" calcext:value-type="float">
            <text:p>0.0921</text:p>
          </table:table-cell>
          <table:table-cell office:value-type="string" calcext:value-type="string">
            <text:p>gmdUSDC</text:p>
          </table:table-cell>
          <table:table-cell table:style-name="ce50" office:value-type="currency" office:currency="USD" office:value="0.1" calcext:value-type="currency">
            <text:p>$0.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51" calcext:value-type="float">
            <text:p>0.0510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94.28" calcext:value-type="currency">
            <text:p>$94.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37" calcext:value-type="float">
            <text:p>0.0370</text:p>
          </table:table-cell>
          <table:table-cell office:value-type="string" calcext:value-type="string">
            <text:p>xSHRAP</text:p>
          </table:table-cell>
          <table:table-cell table:style-name="ce50" office:value-type="currency" office:currency="USD" office:value="1.63" calcext:value-type="currency">
            <text:p>$1.6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frxETH</text:p>
          </table:table-cell>
          <table:table-cell table:style-name="ce50" office:value-type="currency" office:currency="USD" office:value="3.17" calcext:value-type="currency">
            <text:p>$3.17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63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6-29" table:style-name="ta1">
        <table:table-column table:style-name="co1" table:default-cell-style-name="Default"/>
        <table:table-column table:style-name="co1" table:default-cell-style-name="ce45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42" office:value-type="date" office:date-value="2023-06-15" calcext:value-type="date">
            <text:p>2023-06-15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4" office:value-type="string" calcext:value-type="string">
            <text:p>Distrubution</text:p>
          </table:table-cell>
          <table:table-cell table:style-name="ce44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4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134.3236" calcext:value-type="float">
            <text:p>7134.3236</text:p>
          </table:table-cell>
          <table:table-cell office:value-type="string" calcext:value-type="string">
            <text:p>RAM</text:p>
          </table:table-cell>
          <table:table-cell table:style-name="ce50" office:value-type="currency" office:currency="USD" office:value="177.12" calcext:value-type="currency">
            <text:p>$177.12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645" calcext:value-type="currency">
            <text:p>$1,64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183.4564" calcext:value-type="float">
            <text:p>4183.4564</text:p>
          </table:table-cell>
          <table:table-cell office:value-type="string" calcext:value-type="string">
            <text:p>ELR</text:p>
          </table:table-cell>
          <table:table-cell table:style-name="ce50" office:value-type="currency" office:currency="USD" office:value="122" calcext:value-type="currency">
            <text:p>$122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55.5125" calcext:value-type="float">
            <text:p>1755.5125</text:p>
          </table:table-cell>
          <table:table-cell office:value-type="string" calcext:value-type="string">
            <text:p>QI</text:p>
          </table:table-cell>
          <table:table-cell table:style-name="ce50" office:value-type="currency" office:currency="USD" office:value="62.92" calcext:value-type="currency">
            <text:p>$62.92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7:.D16])" office:value-type="currency" office:currency="USD" office:value="581.56" calcext:value-type="currency">
            <text:p>$581.56</text:p>
          </table:table-cell>
          <table:table-cell table:formula="of:=[.G9]/[.G7]" office:value-type="float" office:value="0.353531914893617" calcext:value-type="float">
            <text:p>0.35353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18.1325" calcext:value-type="float">
            <text:p>318.1325</text:p>
          </table:table-cell>
          <table:table-cell office:value-type="string" calcext:value-type="string">
            <text:p>neadRAM</text:p>
          </table:table-cell>
          <table:table-cell table:style-name="ce50" office:value-type="currency" office:currency="USD" office:value="5.96" calcext:value-type="currency">
            <text:p>$5.96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9]*(1-0.1337)" office:value-type="currency" office:currency="USD" office:value="503.805428" calcext:value-type="currency">
            <text:p>$503.81</text:p>
          </table:table-cell>
          <table:table-cell table:formula="of:=[.G10]/[.G7]" office:value-type="float" office:value="0.30626469787234" calcext:value-type="float">
            <text:p>0.30626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7.2452" calcext:value-type="float">
            <text:p>87.2452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78.65" calcext:value-type="currency">
            <text:p>$78.65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9]-[.G10]" office:value-type="currency" office:currency="USD" office:value="77.7545720000001" calcext:value-type="currency">
            <text:p>$77.75</text:p>
          </table:table-cell>
          <table:table-cell table:formula="of:=[.G11]/[.G7]" office:value-type="float" office:value="0.0472672170212766" calcext:value-type="float">
            <text:p>0.04726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11]*7" office:value-type="currency" office:currency="USD" office:value="77.7545720000001" calcext:value-type="currency">
            <text:p>$77.75</text:p>
          </table:table-cell>
          <table:table-cell table:style-name="ce50" table:formula="of:=([.G11]+[.D18])/7" office:value-type="currency" office:currency="USD" office:value="11.107796" calcext:value-type="currency">
            <text:p>$11.11</text:p>
          </table:table-cell>
          <table:table-cell table:style-name="ce50" table:formula="of:=[.M11]*365" office:value-type="currency" office:currency="USD" office:value="4054.34554" calcext:value-type="currency">
            <text:p>$4,054.3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3.4112" calcext:value-type="float">
            <text:p>63.4112</text:p>
          </table:table-cell>
          <table:table-cell office:value-type="string" calcext:value-type="string">
            <text:p>USD+</text:p>
          </table:table-cell>
          <table:table-cell table:style-name="ce50" office:value-type="currency" office:currency="USD" office:value="63.42" calcext:value-type="currency">
            <text:p>$63.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.3176" calcext:value-type="float">
            <text:p>19.3176</text:p>
          </table:table-cell>
          <table:table-cell office:value-type="string" calcext:value-type="string">
            <text:p>GNS</text:p>
          </table:table-cell>
          <table:table-cell table:style-name="ce50" office:value-type="currency" office:currency="USD" office:value="71.38" calcext:value-type="currency">
            <text:p>$71.38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10]*0.2" office:value-type="currency" office:currency="USD" office:value="100.7610856" calcext:value-type="currency">
            <text:p>$100.76</text:p>
          </table:table-cell>
          <table:table-cell table:formula="of:=[.G13]/[.G7]" office:value-type="float" office:value="0.0612529395744681" calcext:value-type="float">
            <text:p>0.06125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121" calcext:value-type="float">
            <text:p>0.1121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0.11" calcext:value-type="currency">
            <text:p>$0.11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10]*0.8" office:value-type="currency" office:currency="USD" office:value="403.0443424" calcext:value-type="currency">
            <text:p>$403.04</text:p>
          </table:table-cell>
          <table:table-cell table:formula="of:=[.G14]/[.G7]" office:value-type="float" office:value="0.245011758297872" calcext:value-type="float">
            <text:p>0.24501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3229.2302" calcext:value-type="float">
            <text:p>23229.2302</text:p>
          </table:table-cell>
          <table:table-cell office:value-type="string" calcext:value-type="string">
            <text:p>elSNEK</text:p>
          </table:table-cell>
          <table:table-cell table:style-name="ce50" office:value-type="currency" office:currency="USD" office:value="50.89" calcext:value-type="currency">
            <text:p>$50.89</text:p>
          </table:table-cell>
          <table:table-cell/>
          <table:table-cell office:value-type="string" calcext:value-type="string">
            <text:p>AVAX</text:p>
          </table:table-cell>
          <table:table-cell table:style-name="ce52" table:formula="of:=[.D29]/[.B29]" office:value-type="currency" office:currency="USD" office:value="12.7733872449917" calcext:value-type="currency">
            <text:p>$12.773387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89.0272" calcext:value-type="float">
            <text:p>889.0272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58.22" calcext:value-type="currency">
            <text:p>$58.22</text:p>
          </table:table-cell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0.002" calcext:value-type="currency">
            <text:p>$0.002000</text:p>
          </table:table-cell>
          <table:table-cell table:formula="of:=[.G25]/[.G24]" office:value-type="float" office:value="0.000156575539568345" calcext:value-type="float">
            <text:p>0.0001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6.7279" calcext:value-type="float">
            <text:p>126.7279</text:p>
          </table:table-cell>
          <table:table-cell office:value-type="string" calcext:value-type="string">
            <text:p>LQDR</text:p>
          </table:table-cell>
          <table:table-cell table:style-name="ce50" office:value-type="currency" office:currency="USD" office:value="72.43" calcext:value-type="currency">
            <text:p>$72.43</text:p>
          </table:table-cell>
          <table:table-cell/>
          <table:table-cell office:value-type="string" calcext:value-type="string">
            <text:p>elSNEK</text:p>
          </table:table-cell>
          <table:table-cell table:style-name="ce52" table:formula="of:=[.D24]/[.B24]" office:value-type="currency" office:currency="USD" office:value="0.00219077427714329" calcext:value-type="currency">
            <text:p>$0.002191</text:p>
          </table:table-cell>
          <table:table-cell table:formula="of:=[.G26]/[.G24]" office:value-type="float" office:value="0.000171510832258081" calcext:value-type="float">
            <text:p>0.000172</text:p>
          </table:table-cell>
          <table:table-cell/>
          <table:table-cell table:formula="of:=[.G29]*5200/([.G25]*3809000)" office:value-type="float" office:value="163.658703071672" calcext:value-type="float">
            <text:p>163.65870307167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7.8578" calcext:value-type="float">
            <text:p>47.8578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47.87" calcext:value-type="currency">
            <text:p>$47.8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4665" calcext:value-type="float">
            <text:p>1.4665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.47" calcext:value-type="currency">
            <text:p>$1.47</text:p>
          </table:table-cell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5441" calcext:value-type="float">
            <text:p>0.5441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6.95" calcext:value-type="currency">
            <text:p>$6.95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24:.D34])" office:value-type="currency" office:currency="USD" office:value="239.76" calcext:value-type="currency">
            <text:p>$239.76</text:p>
          </table:table-cell>
          <table:table-cell table:formula="of:=[.G29]/[.G24]" office:value-type="float" office:value="18.7702756834532" calcext:value-type="float">
            <text:p>18.77027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5" calcext:value-type="float">
            <text:p>0.0050</text:p>
          </table:table-cell>
          <table:table-cell table:style-name="ce50" office:value-type="string" calcext:value-type="string">
            <text:p>BIFI</text:p>
          </table:table-cell>
          <table:table-cell table:style-name="ce50" office:value-type="currency" office:currency="USD" office:value="1.93" calcext:value-type="currency">
            <text:p>$1.93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29]*(1-0.1337)" office:value-type="currency" office:currency="USD" office:value="207.704088" calcext:value-type="currency">
            <text:p>$207.70</text:p>
          </table:table-cell>
          <table:table-cell table:formula="of:=[.G30]/[.G24]" office:value-type="float" office:value="16.2606898245755" calcext:value-type="float">
            <text:p>16.26069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29]-[.G30]" office:value-type="currency" office:currency="USD" office:value="32.055912" calcext:value-type="currency">
            <text:p>$32.06</text:p>
          </table:table-cell>
          <table:table-cell table:formula="of:=[.G31]/[.G24]" office:value-type="float" office:value="2.5095858588777" calcext:value-type="float">
            <text:p>2.50958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31]*7" office:value-type="currency" office:currency="USD" office:value="157.225912" calcext:value-type="currency">
            <text:p>$157.23</text:p>
          </table:table-cell>
          <table:table-cell table:style-name="ce50" table:formula="of:=([.G31]+[.D36])/7" office:value-type="currency" office:currency="USD" office:value="22.4608445714286" calcext:value-type="currency">
            <text:p>$22.46</text:p>
          </table:table-cell>
          <table:table-cell table:style-name="ce50" table:formula="of:=[.M31]*365" office:value-type="currency" office:currency="USD" office:value="8198.20826857143" calcext:value-type="currency">
            <text:p>$8,198.21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30]*0" office:value-type="currency" office:currency="USD" office:value="0" calcext:value-type="currency">
            <text:p>$0.00</text:p>
          </table:table-cell>
          <table:table-cell table:formula="of:=[.G33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30]*0.75" office:value-type="currency" office:currency="USD" office:value="155.778066" calcext:value-type="currency">
            <text:p>$155.78</text:p>
          </table:table-cell>
          <table:table-cell table:formula="of:=[.G34]/[.G24]" office:value-type="float" office:value="12.1955173684317" calcext:value-type="float">
            <text:p>12.195517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51783.3047" calcext:value-type="float">
            <text:p>51783.3047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125.17" calcext:value-type="currency">
            <text:p>$125.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74331" calcext:value-type="float">
            <text:p>74331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122.43" calcext:value-type="currency">
            <text:p>$122.43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4832" calcext:value-type="float">
            <text:p>0.4832</text:p>
          </table:table-cell>
          <table:table-cell office:value-type="string" calcext:value-type="string">
            <text:p>WAVAX</text:p>
          </table:table-cell>
          <table:table-cell table:style-name="ce50" table:formula="of:=[.B38]*[.G24]" office:value-type="currency" office:currency="USD" office:value="6.17210071678" calcext:value-type="currency">
            <text:p>$6.17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3007.5342" calcext:value-type="float">
            <text:p>13007.5342</text:p>
          </table:table-cell>
          <table:table-cell office:value-type="string" calcext:value-type="string">
            <text:p>GRAIN</text:p>
          </table:table-cell>
          <table:table-cell table:style-name="ce50" office:value-type="currency" office:currency="USD" office:value="297.03" calcext:value-type="currency">
            <text:p>$297.03</text:p>
          </table:table-cell>
          <table:table-cell table:style-name="ce50"/>
          <table:table-cell office:value-type="string" calcext:value-type="string">
            <text:p>BNB</text:p>
          </table:table-cell>
          <table:table-cell table:style-name="ce52" table:formula="of:=[.D66]/[.B66]" office:value-type="currency" office:currency="USD" office:value="232.700892857143" calcext:value-type="currency">
            <text:p>$232.700893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572.9542" calcext:value-type="float">
            <text:p>5572.9542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396.86" calcext:value-type="currency">
            <text:p>$396.86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table:formula="of:=[.D47]/[.B47]" office:value-type="currency" office:currency="USD" office:value="0.256376513893148" calcext:value-type="currency">
            <text:p>$0.256377</text:p>
          </table:table-cell>
          <table:table-cell table:formula="of:=[.G45]/[.G44]" office:value-type="float" office:value="0.00110174271677823" calcext:value-type="float">
            <text:p>0.00110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86.9748" calcext:value-type="float">
            <text:p>886.9748</text:p>
          </table:table-cell>
          <table:table-cell office:value-type="string" calcext:value-type="string">
            <text:p>eTHENA</text:p>
          </table:table-cell>
          <table:table-cell table:style-name="ce50" office:value-type="currency" office:currency="USD" office:value="233.22" calcext:value-type="currency">
            <text:p>$233.22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table:formula="of:=[.D46]/[.B46]" office:value-type="currency" office:currency="USD" office:value="0.262938699047594" calcext:value-type="currency">
            <text:p>$0.262939</text:p>
          </table:table-cell>
          <table:table-cell table:formula="of:=[.G46]/[.G44]" office:value-type="float" office:value="0.0011299428026218" calcext:value-type="float">
            <text:p>0.00113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31.1719" calcext:value-type="float">
            <text:p>531.1719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136.18" calcext:value-type="currency">
            <text:p>$136.1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88.1035" calcext:value-type="float">
            <text:p>388.1035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325.32" calcext:value-type="currency">
            <text:p>$325.32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54.3536" calcext:value-type="float">
            <text:p>354.3536</text:p>
          </table:table-cell>
          <table:table-cell office:value-type="string" calcext:value-type="string">
            <text:p>SD</text:p>
          </table:table-cell>
          <table:table-cell table:style-name="ce50" office:value-type="currency" office:currency="USD" office:value="277.57" calcext:value-type="currency">
            <text:p>$277.57</text:p>
          </table:table-cell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44:.D75])" office:value-type="currency" office:currency="USD" office:value="4408.84" calcext:value-type="currency">
            <text:p>$4,408.84</text:p>
          </table:table-cell>
          <table:table-cell table:formula="of:=[.G49]/[.G44]" office:value-type="float" office:value="18.9463819664269" calcext:value-type="float">
            <text:p>18.94638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35.9879" calcext:value-type="float">
            <text:p>235.9879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160.25" calcext:value-type="currency">
            <text:p>$160.25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49]*(1-0.1337)" office:value-type="currency" office:currency="USD" office:value="3819.378092" calcext:value-type="currency">
            <text:p>$3,819.38</text:p>
          </table:table-cell>
          <table:table-cell table:formula="of:=[.G50]/[.G44]" office:value-type="float" office:value="16.4132506975156" calcext:value-type="float">
            <text:p>16.413251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59.2634" calcext:value-type="float">
            <text:p>159.2634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159.22" calcext:value-type="currency">
            <text:p>$159.22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49]-[.G50]" office:value-type="currency" office:currency="USD" office:value="589.461908" calcext:value-type="currency">
            <text:p>$589.46</text:p>
          </table:table-cell>
          <table:table-cell table:formula="of:=[.G51]/[.G44]" office:value-type="float" office:value="2.53313126891127" calcext:value-type="float">
            <text:p>2.533131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51]*7" office:value-type="currency" office:currency="USD" office:value="589.461908" calcext:value-type="currency">
            <text:p>$589.46</text:p>
          </table:table-cell>
          <table:table-cell table:style-name="ce50" table:formula="of:=([.G51]+[.D77])/7" office:value-type="currency" office:currency="USD" office:value="84.208844" calcext:value-type="currency">
            <text:p>$84.21</text:p>
          </table:table-cell>
          <table:table-cell table:style-name="ce50" table:formula="of:=[.M51]*365" office:value-type="currency" office:currency="USD" office:value="30736.22806" calcext:value-type="currency">
            <text:p>$30,736.2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0.3805" calcext:value-type="float">
            <text:p>80.3805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430.75" calcext:value-type="currency">
            <text:p>$430.7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0537" calcext:value-type="float">
            <text:p>0.0537</text:p>
          </table:table-cell>
          <table:table-cell office:value-type="string" calcext:value-type="string">
            <text:p>wBETH</text:p>
          </table:table-cell>
          <table:table-cell table:style-name="ce50" office:value-type="currency" office:currency="USD" office:value="99.76" calcext:value-type="currency">
            <text:p>$99.76</text:p>
          </table:table-cell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50]*0.2" office:value-type="currency" office:currency="USD" office:value="763.8756184" calcext:value-type="currency">
            <text:p>$763.88</text:p>
          </table:table-cell>
          <table:table-cell table:formula="of:=[.G53]/[.G44]" office:value-type="float" office:value="3.28265013950312" calcext:value-type="float">
            <text:p>3.28265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 table:number-columns-repeated="2"/>
          <table:table-cell office:value-type="string" calcext:value-type="string">
            <text:p>Staking</text:p>
          </table:table-cell>
          <table:table-cell table:style-name="ce50" table:formula="of:=[.G50]*0.8" office:value-type="currency" office:currency="USD" office:value="3055.5024736" calcext:value-type="currency">
            <text:p>$3,055.50</text:p>
          </table:table-cell>
          <table:table-cell table:formula="of:=[.G54]/[.G44]" office:value-type="float" office:value="13.1306005580125" calcext:value-type="float">
            <text:p>13.130601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57.0829" calcext:value-type="float">
            <text:p>557.0829</text:p>
          </table:table-cell>
          <table:table-cell office:value-type="string" calcext:value-type="string">
            <text:p>TWT</text:p>
          </table:table-cell>
          <table:table-cell table:style-name="ce50" office:value-type="currency" office:currency="USD" office:value="486.05" calcext:value-type="currency">
            <text:p>$486.0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32.7174" calcext:value-type="float">
            <text:p>432.7174</text:p>
          </table:table-cell>
          <table:table-cell office:value-type="string" calcext:value-type="string">
            <text:p>GRAIN</text:p>
          </table:table-cell>
          <table:table-cell table:style-name="ce50" office:value-type="currency" office:currency="USD" office:value="9.88" calcext:value-type="currency">
            <text:p>$9.8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83.5807" calcext:value-type="float">
            <text:p>383.5807</text:p>
          </table:table-cell>
          <table:table-cell office:value-type="string" calcext:value-type="string">
            <text:p>FTM</text:p>
          </table:table-cell>
          <table:table-cell table:style-name="ce50" office:value-type="currency" office:currency="USD" office:value="114.08" calcext:value-type="currency">
            <text:p>$114.0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42.5118" calcext:value-type="float">
            <text:p>242.5118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17.27" calcext:value-type="currency">
            <text:p>$17.2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5.4877" calcext:value-type="float">
            <text:p>45.4877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38.13" calcext:value-type="currency">
            <text:p>$38.1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1.3689" calcext:value-type="float">
            <text:p>41.3689</text:p>
          </table:table-cell>
          <table:table-cell office:value-type="string" calcext:value-type="string">
            <text:p>BUSD</text:p>
          </table:table-cell>
          <table:table-cell table:style-name="ce50" office:value-type="currency" office:currency="USD" office:value="41.36" calcext:value-type="currency">
            <text:p>$41.3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1.1967" calcext:value-type="float">
            <text:p>31.1967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31.14" calcext:value-type="currency">
            <text:p>$31.14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7.6294" calcext:value-type="float">
            <text:p>27.6294</text:p>
          </table:table-cell>
          <table:table-cell office:value-type="string" calcext:value-type="string">
            <text:p>eTHENA</text:p>
          </table:table-cell>
          <table:table-cell table:style-name="ce50" office:value-type="currency" office:currency="USD" office:value="7.26" calcext:value-type="currency">
            <text:p>$7.2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4.8572" calcext:value-type="float">
            <text:p>14.8572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14.86" calcext:value-type="currency">
            <text:p>$14.8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.2448" calcext:value-type="float">
            <text:p>5.2448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3.56" calcext:value-type="currency">
            <text:p>$3.5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7032" calcext:value-type="float">
            <text:p>3.7032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3.7" calcext:value-type="currency">
            <text:p>$3.7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.8672" calcext:value-type="float">
            <text:p>2.8672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667.2" calcext:value-type="currency">
            <text:p>$667.2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8827" calcext:value-type="float">
            <text:p>1.8827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.88" calcext:value-type="currency">
            <text:p>$1.8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1109" calcext:value-type="float">
            <text:p>1.1109</text:p>
          </table:table-cell>
          <table:table-cell office:value-type="string" calcext:value-type="string">
            <text:p>BNBx</text:p>
          </table:table-cell>
          <table:table-cell table:style-name="ce50" office:value-type="currency" office:currency="USD" office:value="278.42" calcext:value-type="currency">
            <text:p>$278.42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57" calcext:value-type="float">
            <text:p>0.0057</text:p>
          </table:table-cell>
          <table:table-cell office:value-type="string" calcext:value-type="string">
            <text:p>BTCB</text:p>
          </table:table-cell>
          <table:table-cell table:style-name="ce50" office:value-type="currency" office:currency="USD" office:value="173.45" calcext:value-type="currency">
            <text:p>$173.4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22" calcext:value-type="float">
            <text:p>0.0022</text:p>
          </table:table-cell>
          <table:table-cell office:value-type="string" calcext:value-type="string">
            <text:p>frxETH</text:p>
          </table:table-cell>
          <table:table-cell table:style-name="ce50" office:value-type="currency" office:currency="USD" office:value="4.04" calcext:value-type="currency">
            <text:p>$4.04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wBETH</text:p>
          </table:table-cell>
          <table:table-cell table:style-name="ce50" office:value-type="currency" office:currency="USD" office:value="0.4" calcext:value-type="currency">
            <text:p>$0.40</text:p>
          </table:table-cell>
          <table:table-cell table:style-name="ce50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/>
          <table:table-cell office:value-type="string" calcext:value-type="string">
            <text:p>BNB</text:p>
          </table:table-cell>
          <table:table-cell table:style-name="ce50" table:formula="of:=[.B77]*[.G4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50" table:formula="of:=[.B78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3" office:value-type="string" calcext:value-type="string">
            <text:p>Prices</text:p>
          </table:table-cell>
          <table:table-cell table:style-name="ce44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4" table:number-columns-repeated="6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532990.7387" calcext:value-type="float">
            <text:p>532990.7387</text:p>
          </table:table-cell>
          <table:table-cell office:value-type="string" calcext:value-type="string">
            <text:p>DCA</text:p>
          </table:table-cell>
          <table:table-cell office:value-type="float" office:value="457.21" calcext:value-type="float">
            <text:p>457.21</text:p>
          </table:table-cell>
          <table:table-cell/>
          <table:table-cell office:value-type="string" calcext:value-type="string">
            <text:p>ETH Price</text:p>
          </table:table-cell>
          <table:table-cell table:style-name="ce50" table:formula="of:=[.D107]/[.B107]" office:value-type="currency" office:currency="USD" office:value="1856.3829787234" calcext:value-type="currency">
            <text:p>$1,856.38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56931.6574" calcext:value-type="float">
            <text:p>156931.6574</text:p>
          </table:table-cell>
          <table:table-cell office:value-type="string" calcext:value-type="string">
            <text:p>RING</text:p>
          </table:table-cell>
          <table:table-cell table:style-name="ce50" office:value-type="currency" office:currency="USD" office:value="1080.48" calcext:value-type="currency">
            <text:p>$1,080.48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.047" calcext:value-type="currency">
            <text:p>$0.047000</text:p>
          </table:table-cell>
          <table:table-cell table:formula="of:=[.G85]/[.G84]" office:value-type="float" office:value="0.0000253180515759312" calcext:value-type="float">
            <text:p>0.00002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8710.9148" calcext:value-type="float">
            <text:p>38710.9148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169.73" calcext:value-type="currency">
            <text:p>$169.73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88]/[.B88]" office:value-type="currency" office:currency="USD" office:value="0.0307558531470943" calcext:value-type="currency">
            <text:p>$0.030756</text:p>
          </table:table-cell>
          <table:table-cell table:formula="of:=[.G86]/[.G84]" office:value-type="float" office:value="0.0000165676228987213" calcext:value-type="float">
            <text:p>0.00001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7454.557" calcext:value-type="float">
            <text:p>27454.5570</text:p>
          </table:table-cell>
          <table:table-cell office:value-type="string" calcext:value-type="string">
            <text:p>ARKEN</text:p>
          </table:table-cell>
          <table:table-cell table:style-name="ce50" office:value-type="currency" office:currency="USD" office:value="69.17" calcext:value-type="currency">
            <text:p>$69.17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652.3368" calcext:value-type="float">
            <text:p>8652.3368</text:p>
          </table:table-cell>
          <table:table-cell office:value-type="string" calcext:value-type="string">
            <text:p>elCHR</text:p>
          </table:table-cell>
          <table:table-cell table:style-name="ce50" office:value-type="currency" office:currency="USD" office:value="266.11" calcext:value-type="currency">
            <text:p>$266.11</text:p>
          </table:table-cell>
          <table:table-cell/>
          <table:table-cell table:style-name="ce4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809.2819" calcext:value-type="float">
            <text:p>2809.2819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178.1" calcext:value-type="currency">
            <text:p>$178.10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84:.D113])" office:value-type="currency" office:currency="USD" office:value="4293.87" calcext:value-type="currency">
            <text:p>$4,293.87</text:p>
          </table:table-cell>
          <table:table-cell table:formula="of:=[.G89]/[.G84]" office:value-type="float" office:value="2.31303025787966" calcext:value-type="float">
            <text:p>2.31303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58.0164" calcext:value-type="float">
            <text:p>1258.0164</text:p>
          </table:table-cell>
          <table:table-cell office:value-type="string" calcext:value-type="string">
            <text:p>LEVI</text:p>
          </table:table-cell>
          <table:table-cell table:style-name="ce50" office:value-type="currency" office:currency="USD" office:value="426.42" calcext:value-type="currency">
            <text:p>$426.42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89]*(1-0.1337)" office:value-type="currency" office:currency="USD" office:value="3719.779581" calcext:value-type="currency">
            <text:p>$3,719.78</text:p>
          </table:table-cell>
          <table:table-cell table:formula="of:=[.G90]/[.G84]" office:value-type="float" office:value="2.00377811240115" calcext:value-type="float">
            <text:p>2.00377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31.2724" calcext:value-type="float">
            <text:p>1231.2724</text:p>
          </table:table-cell>
          <table:table-cell office:value-type="string" calcext:value-type="string">
            <text:p>PLS</text:p>
          </table:table-cell>
          <table:table-cell table:style-name="ce50" office:value-type="currency" office:currency="USD" office:value="371.86" calcext:value-type="currency">
            <text:p>$371.86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89]-[.G90]" office:value-type="currency" office:currency="USD" office:value="574.090419" calcext:value-type="currency">
            <text:p>$574.09</text:p>
          </table:table-cell>
          <table:table-cell table:formula="of:=[.G91]/[.G84]" office:value-type="float" office:value="0.30925214547851" calcext:value-type="float">
            <text:p>0.309252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91]*7" office:value-type="currency" office:currency="USD" office:value="574.090419" calcext:value-type="currency">
            <text:p>$574.09</text:p>
          </table:table-cell>
          <table:table-cell table:style-name="ce50" table:formula="of:=([.G91]+[.D114])/7" office:value-type="currency" office:currency="USD" office:value="82.012917" calcext:value-type="currency">
            <text:p>$82.01</text:p>
          </table:table-cell>
          <table:table-cell table:style-name="ce50" table:formula="of:=[.M91]*365" office:value-type="currency" office:currency="USD" office:value="29934.714705" calcext:value-type="currency">
            <text:p>$29,934.7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98.4812" calcext:value-type="float">
            <text:p>998.4812</text:p>
          </table:table-cell>
          <table:table-cell office:value-type="string" calcext:value-type="string">
            <text:p>QI</text:p>
          </table:table-cell>
          <table:table-cell table:style-name="ce50" office:value-type="currency" office:currency="USD" office:value="35.69" calcext:value-type="currency">
            <text:p>$35.6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32.8616" calcext:value-type="float">
            <text:p>532.8616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532.91" calcext:value-type="currency">
            <text:p>$532.91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90]*0.2" office:value-type="currency" office:currency="USD" office:value="743.9559162" calcext:value-type="currency">
            <text:p>$743.96</text:p>
          </table:table-cell>
          <table:table-cell table:formula="of:=[.G93]/[.G84]" office:value-type="float" office:value="0.400755622480229" calcext:value-type="float">
            <text:p>0.400756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7.6144" calcext:value-type="float">
            <text:p>177.6144</text:p>
          </table:table-cell>
          <table:table-cell office:value-type="string" calcext:value-type="string">
            <text:p>LQDR</text:p>
          </table:table-cell>
          <table:table-cell table:style-name="ce50" office:value-type="currency" office:currency="USD" office:value="99.95" calcext:value-type="currency">
            <text:p>$99.95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90]*0.8" office:value-type="currency" office:currency="USD" office:value="2975.8236648" calcext:value-type="currency">
            <text:p>$2,975.82</text:p>
          </table:table-cell>
          <table:table-cell table:formula="of:=[.G94]/[.G84]" office:value-type="float" office:value="1.60302248992092" calcext:value-type="float">
            <text:p>1.60302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59.2271" calcext:value-type="float">
            <text:p>159.2271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158.34" calcext:value-type="currency">
            <text:p>$158.34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28.9473" calcext:value-type="float">
            <text:p>128.9473</text:p>
          </table:table-cell>
          <table:table-cell office:value-type="string" calcext:value-type="string">
            <text:p>fUSDC</text:p>
          </table:table-cell>
          <table:table-cell table:style-name="ce50" office:value-type="currency" office:currency="USD" office:value="127.89" calcext:value-type="currency">
            <text:p>$127.89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81.321" calcext:value-type="float">
            <text:p>81.321</text:p>
          </table:table-cell>
          <table:table-cell office:value-type="string" calcext:value-type="string">
            <text:p>USD+</text:p>
          </table:table-cell>
          <table:table-cell table:style-name="ce50" office:value-type="currency" office:currency="USD" office:value="81.33" calcext:value-type="currency">
            <text:p>$81.33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8.4028" calcext:value-type="float">
            <text:p>18.4028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101.29" calcext:value-type="currency">
            <text:p>$101.29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.2082" calcext:value-type="float">
            <text:p>16.2082</text:p>
          </table:table-cell>
          <table:table-cell office:value-type="string" calcext:value-type="string">
            <text:p>ARB</text:p>
          </table:table-cell>
          <table:table-cell table:style-name="ce50" office:value-type="currency" office:currency="USD" office:value="18.33" calcext:value-type="currency">
            <text:p>$18.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.3459" calcext:value-type="float">
            <text:p>13.3459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3.77" calcext:value-type="currency">
            <text:p>$3.7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.3157" calcext:value-type="float">
            <text:p>4.3157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4.3" calcext:value-type="currency">
            <text:p>$4.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.8104" calcext:value-type="float">
            <text:p>3.8104</text:p>
          </table:table-cell>
          <table:table-cell office:value-type="string" calcext:value-type="string">
            <text:p>YFX</text:p>
          </table:table-cell>
          <table:table-cell table:style-name="ce50" office:value-type="currency" office:currency="USD" office:value="3.62" calcext:value-type="currency">
            <text:p>$3.6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6761" calcext:value-type="float">
            <text:p>3.6761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85.87" calcext:value-type="currency">
            <text:p>$85.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6544" calcext:value-type="float">
            <text:p>3.6544</text:p>
          </table:table-cell>
          <table:table-cell office:value-type="string" calcext:value-type="string">
            <text:p>plsRDNT</text:p>
          </table:table-cell>
          <table:table-cell table:style-name="ce50" office:value-type="currency" office:currency="USD" office:value="3.37" calcext:value-type="currency">
            <text:p>$3.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3005" calcext:value-type="float">
            <text:p>0.3005</text:p>
          </table:table-cell>
          <table:table-cell office:value-type="string" calcext:value-type="string">
            <text:p>MAI</text:p>
          </table:table-cell>
          <table:table-cell table:style-name="ce50" office:value-type="currency" office:currency="USD" office:value="0.29" calcext:value-type="currency">
            <text:p>$0.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2721" calcext:value-type="float">
            <text:p>0.2721</text:p>
          </table:table-cell>
          <table:table-cell office:value-type="string" calcext:value-type="string">
            <text:p>LUSD</text:p>
          </table:table-cell>
          <table:table-cell table:style-name="ce50" office:value-type="currency" office:currency="USD" office:value="0.27" calcext:value-type="currency">
            <text:p>$0.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94" calcext:value-type="float">
            <text:p>0.0094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17.45" calcext:value-type="currency">
            <text:p>$17.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25" calcext:value-type="float">
            <text:p>0.0025</text:p>
          </table:table-cell>
          <table:table-cell office:value-type="string" calcext:value-type="string">
            <text:p>xSHRAP</text:p>
          </table:table-cell>
          <table:table-cell table:style-name="ce50" office:value-type="currency" office:currency="USD" office:value="0.12" calcext:value-type="currency">
            <text:p>$0.12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CHR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6-22" table:style-name="ta1">
        <table:table-column table:style-name="co1" table:default-cell-style-name="Default"/>
        <table:table-column table:style-name="co1" table:default-cell-style-name="ce45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42" office:value-type="date" office:date-value="2023-06-15" calcext:value-type="date">
            <text:p>2023-06-15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4" office:value-type="string" calcext:value-type="string">
            <text:p>Distrubution</text:p>
          </table:table-cell>
          <table:table-cell table:style-name="ce44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4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134.3236" calcext:value-type="float">
            <text:p>7134.3236</text:p>
          </table:table-cell>
          <table:table-cell office:value-type="string" calcext:value-type="string">
            <text:p>RAM</text:p>
          </table:table-cell>
          <table:table-cell table:style-name="ce50" office:value-type="currency" office:currency="USD" office:value="177.12" calcext:value-type="currency">
            <text:p>$177.12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645" calcext:value-type="currency">
            <text:p>$1,64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183.4564" calcext:value-type="float">
            <text:p>4183.4564</text:p>
          </table:table-cell>
          <table:table-cell office:value-type="string" calcext:value-type="string">
            <text:p>ELR</text:p>
          </table:table-cell>
          <table:table-cell table:style-name="ce50" office:value-type="currency" office:currency="USD" office:value="122" calcext:value-type="currency">
            <text:p>$122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55.5125" calcext:value-type="float">
            <text:p>1755.5125</text:p>
          </table:table-cell>
          <table:table-cell office:value-type="string" calcext:value-type="string">
            <text:p>QI</text:p>
          </table:table-cell>
          <table:table-cell table:style-name="ce50" office:value-type="currency" office:currency="USD" office:value="62.92" calcext:value-type="currency">
            <text:p>$62.92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7:.D16])" office:value-type="currency" office:currency="USD" office:value="581.56" calcext:value-type="currency">
            <text:p>$581.56</text:p>
          </table:table-cell>
          <table:table-cell table:formula="of:=[.G9]/[.G7]" office:value-type="float" office:value="0.353531914893617" calcext:value-type="float">
            <text:p>0.35353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18.1325" calcext:value-type="float">
            <text:p>318.1325</text:p>
          </table:table-cell>
          <table:table-cell office:value-type="string" calcext:value-type="string">
            <text:p>neadRAM</text:p>
          </table:table-cell>
          <table:table-cell table:style-name="ce50" office:value-type="currency" office:currency="USD" office:value="5.96" calcext:value-type="currency">
            <text:p>$5.96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9]*(1-0.1337)" office:value-type="currency" office:currency="USD" office:value="503.805428" calcext:value-type="currency">
            <text:p>$503.81</text:p>
          </table:table-cell>
          <table:table-cell table:formula="of:=[.G10]/[.G7]" office:value-type="float" office:value="0.30626469787234" calcext:value-type="float">
            <text:p>0.30626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7.2452" calcext:value-type="float">
            <text:p>87.2452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78.65" calcext:value-type="currency">
            <text:p>$78.65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9]-[.G10]" office:value-type="currency" office:currency="USD" office:value="77.7545720000001" calcext:value-type="currency">
            <text:p>$77.75</text:p>
          </table:table-cell>
          <table:table-cell table:formula="of:=[.G11]/[.G7]" office:value-type="float" office:value="0.0472672170212766" calcext:value-type="float">
            <text:p>0.04726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11]*7" office:value-type="currency" office:currency="USD" office:value="77.7545720000001" calcext:value-type="currency">
            <text:p>$77.75</text:p>
          </table:table-cell>
          <table:table-cell table:style-name="ce50" table:formula="of:=([.G11]+[.D18])/7" office:value-type="currency" office:currency="USD" office:value="11.107796" calcext:value-type="currency">
            <text:p>$11.11</text:p>
          </table:table-cell>
          <table:table-cell table:style-name="ce50" table:formula="of:=[.M11]*365" office:value-type="currency" office:currency="USD" office:value="4054.34554" calcext:value-type="currency">
            <text:p>$4,054.3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3.4112" calcext:value-type="float">
            <text:p>63.4112</text:p>
          </table:table-cell>
          <table:table-cell office:value-type="string" calcext:value-type="string">
            <text:p>USD+</text:p>
          </table:table-cell>
          <table:table-cell table:style-name="ce50" office:value-type="currency" office:currency="USD" office:value="63.42" calcext:value-type="currency">
            <text:p>$63.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.3176" calcext:value-type="float">
            <text:p>19.3176</text:p>
          </table:table-cell>
          <table:table-cell office:value-type="string" calcext:value-type="string">
            <text:p>GNS</text:p>
          </table:table-cell>
          <table:table-cell table:style-name="ce50" office:value-type="currency" office:currency="USD" office:value="71.38" calcext:value-type="currency">
            <text:p>$71.38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10]*0.2" office:value-type="currency" office:currency="USD" office:value="100.7610856" calcext:value-type="currency">
            <text:p>$100.76</text:p>
          </table:table-cell>
          <table:table-cell table:formula="of:=[.G13]/[.G7]" office:value-type="float" office:value="0.0612529395744681" calcext:value-type="float">
            <text:p>0.06125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121" calcext:value-type="float">
            <text:p>0.1121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0.11" calcext:value-type="currency">
            <text:p>$0.11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10]*0.8" office:value-type="currency" office:currency="USD" office:value="403.0443424" calcext:value-type="currency">
            <text:p>$403.04</text:p>
          </table:table-cell>
          <table:table-cell table:formula="of:=[.G14]/[.G7]" office:value-type="float" office:value="0.245011758297872" calcext:value-type="float">
            <text:p>0.24501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3229.2302" calcext:value-type="float">
            <text:p>23229.2302</text:p>
          </table:table-cell>
          <table:table-cell office:value-type="string" calcext:value-type="string">
            <text:p>elSNEK</text:p>
          </table:table-cell>
          <table:table-cell table:style-name="ce50" office:value-type="currency" office:currency="USD" office:value="50.89" calcext:value-type="currency">
            <text:p>$50.89</text:p>
          </table:table-cell>
          <table:table-cell/>
          <table:table-cell office:value-type="string" calcext:value-type="string">
            <text:p>AVAX</text:p>
          </table:table-cell>
          <table:table-cell table:style-name="ce52" table:formula="of:=[.D29]/[.B29]" office:value-type="currency" office:currency="USD" office:value="12.7733872449917" calcext:value-type="currency">
            <text:p>$12.773387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89.0272" calcext:value-type="float">
            <text:p>889.0272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58.22" calcext:value-type="currency">
            <text:p>$58.22</text:p>
          </table:table-cell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0.002" calcext:value-type="currency">
            <text:p>$0.002000</text:p>
          </table:table-cell>
          <table:table-cell table:formula="of:=[.G25]/[.G24]" office:value-type="float" office:value="0.000156575539568345" calcext:value-type="float">
            <text:p>0.0001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6.7279" calcext:value-type="float">
            <text:p>126.7279</text:p>
          </table:table-cell>
          <table:table-cell office:value-type="string" calcext:value-type="string">
            <text:p>LQDR</text:p>
          </table:table-cell>
          <table:table-cell table:style-name="ce50" office:value-type="currency" office:currency="USD" office:value="72.43" calcext:value-type="currency">
            <text:p>$72.43</text:p>
          </table:table-cell>
          <table:table-cell/>
          <table:table-cell office:value-type="string" calcext:value-type="string">
            <text:p>elSNEK</text:p>
          </table:table-cell>
          <table:table-cell table:style-name="ce52" table:formula="of:=[.D24]/[.B24]" office:value-type="currency" office:currency="USD" office:value="0.00219077427714329" calcext:value-type="currency">
            <text:p>$0.002191</text:p>
          </table:table-cell>
          <table:table-cell table:formula="of:=[.G26]/[.G24]" office:value-type="float" office:value="0.000171510832258081" calcext:value-type="float">
            <text:p>0.000172</text:p>
          </table:table-cell>
          <table:table-cell/>
          <table:table-cell table:formula="of:=[.G29]*5200/([.G25]*3809000)" office:value-type="float" office:value="163.658703071672" calcext:value-type="float">
            <text:p>163.65870307167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7.8578" calcext:value-type="float">
            <text:p>47.8578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47.87" calcext:value-type="currency">
            <text:p>$47.8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4665" calcext:value-type="float">
            <text:p>1.4665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.47" calcext:value-type="currency">
            <text:p>$1.47</text:p>
          </table:table-cell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5441" calcext:value-type="float">
            <text:p>0.5441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6.95" calcext:value-type="currency">
            <text:p>$6.95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24:.D34])" office:value-type="currency" office:currency="USD" office:value="239.76" calcext:value-type="currency">
            <text:p>$239.76</text:p>
          </table:table-cell>
          <table:table-cell table:formula="of:=[.G29]/[.G24]" office:value-type="float" office:value="18.7702756834532" calcext:value-type="float">
            <text:p>18.77027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5" calcext:value-type="float">
            <text:p>0.0050</text:p>
          </table:table-cell>
          <table:table-cell table:style-name="ce50" office:value-type="string" calcext:value-type="string">
            <text:p>BIFI</text:p>
          </table:table-cell>
          <table:table-cell table:style-name="ce50" office:value-type="currency" office:currency="USD" office:value="1.93" calcext:value-type="currency">
            <text:p>$1.93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29]*(1-0.1337)" office:value-type="currency" office:currency="USD" office:value="207.704088" calcext:value-type="currency">
            <text:p>$207.70</text:p>
          </table:table-cell>
          <table:table-cell table:formula="of:=[.G30]/[.G24]" office:value-type="float" office:value="16.2606898245755" calcext:value-type="float">
            <text:p>16.26069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29]-[.G30]" office:value-type="currency" office:currency="USD" office:value="32.055912" calcext:value-type="currency">
            <text:p>$32.06</text:p>
          </table:table-cell>
          <table:table-cell table:formula="of:=[.G31]/[.G24]" office:value-type="float" office:value="2.5095858588777" calcext:value-type="float">
            <text:p>2.50958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31]*7" office:value-type="currency" office:currency="USD" office:value="157.225912" calcext:value-type="currency">
            <text:p>$157.23</text:p>
          </table:table-cell>
          <table:table-cell table:style-name="ce50" table:formula="of:=([.G31]+[.D36])/7" office:value-type="currency" office:currency="USD" office:value="22.4608445714286" calcext:value-type="currency">
            <text:p>$22.46</text:p>
          </table:table-cell>
          <table:table-cell table:style-name="ce50" table:formula="of:=[.M31]*365" office:value-type="currency" office:currency="USD" office:value="8198.20826857143" calcext:value-type="currency">
            <text:p>$8,198.21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30]*0" office:value-type="currency" office:currency="USD" office:value="0" calcext:value-type="currency">
            <text:p>$0.00</text:p>
          </table:table-cell>
          <table:table-cell table:formula="of:=[.G33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30]*0.75" office:value-type="currency" office:currency="USD" office:value="155.778066" calcext:value-type="currency">
            <text:p>$155.78</text:p>
          </table:table-cell>
          <table:table-cell table:formula="of:=[.G34]/[.G24]" office:value-type="float" office:value="12.1955173684317" calcext:value-type="float">
            <text:p>12.195517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51783.3047" calcext:value-type="float">
            <text:p>51783.3047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125.17" calcext:value-type="currency">
            <text:p>$125.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74331" calcext:value-type="float">
            <text:p>74331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122.43" calcext:value-type="currency">
            <text:p>$122.43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4832" calcext:value-type="float">
            <text:p>0.4832</text:p>
          </table:table-cell>
          <table:table-cell office:value-type="string" calcext:value-type="string">
            <text:p>WAVAX</text:p>
          </table:table-cell>
          <table:table-cell table:style-name="ce50" table:formula="of:=[.B38]*[.G24]" office:value-type="currency" office:currency="USD" office:value="6.17210071678" calcext:value-type="currency">
            <text:p>$6.17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038.2351" calcext:value-type="float">
            <text:p>2038.2351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2037.62" calcext:value-type="currency">
            <text:p>$2,037.62</text:p>
          </table:table-cell>
          <table:table-cell table:style-name="ce50"/>
          <table:table-cell office:value-type="string" calcext:value-type="string">
            <text:p>BNB</text:p>
          </table:table-cell>
          <table:table-cell table:style-name="ce52" table:formula="of:=[.D48]/[.B48]" office:value-type="currency" office:currency="USD" office:value="239.892601431981" calcext:value-type="currency">
            <text:p>$239.892601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024.2515" calcext:value-type="float">
            <text:p>2024.2515</text:p>
          </table:table-cell>
          <table:table-cell office:value-type="string" calcext:value-type="string">
            <text:p>MPX</text:p>
          </table:table-cell>
          <table:table-cell table:style-name="ce50" office:value-type="currency" office:currency="USD" office:value="279.14" calcext:value-type="currency">
            <text:p>$279.14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table:formula="of:=[.D46]/[.B46]" office:value-type="currency" office:currency="USD" office:value="0.227614491178601" calcext:value-type="currency">
            <text:p>$0.227614</text:p>
          </table:table-cell>
          <table:table-cell table:formula="of:=[.G45]/[.G44]" office:value-type="float" office:value="0.000948818303773904" calcext:value-type="float">
            <text:p>0.00094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04.8009" calcext:value-type="float">
            <text:p>504.8009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114.9" calcext:value-type="currency">
            <text:p>$114.90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office:value-type="currency" office:currency="USD" office:value="0.255" calcext:value-type="currency">
            <text:p>$0.255000</text:p>
          </table:table-cell>
          <table:table-cell table:formula="of:=[.G46]/[.G44]" office:value-type="float" office:value="0.00106297567527235" calcext:value-type="float">
            <text:p>0.00106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77.3111" calcext:value-type="float">
            <text:p>377.3111</text:p>
          </table:table-cell>
          <table:table-cell office:value-type="string" calcext:value-type="string">
            <text:p>wUSDR</text:p>
          </table:table-cell>
          <table:table-cell table:style-name="ce50" office:value-type="currency" office:currency="USD" office:value="397.65" calcext:value-type="currency">
            <text:p>$397.6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838" calcext:value-type="float">
            <text:p>0.8380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201.03" calcext:value-type="currency">
            <text:p>$201.03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50" table:number-columns-repeated="2"/>
          <table:table-cell office:value-type="string" calcext:value-type="string">
            <text:p>Total</text:p>
          </table:table-cell>
          <table:table-cell table:style-name="ce50" table:formula="of:=SUM([.D44:.D75])" office:value-type="currency" office:currency="USD" office:value="4906.82" calcext:value-type="currency">
            <text:p>$4,906.82</text:p>
          </table:table-cell>
          <table:table-cell table:formula="of:=[.G49]/[.G44]" office:value-type="float" office:value="20.4542364821171" calcext:value-type="float">
            <text:p>20.45423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 table:number-columns-repeated="2"/>
          <table:table-cell office:value-type="string" calcext:value-type="string">
            <text:p>Base</text:p>
          </table:table-cell>
          <table:table-cell table:style-name="ce50" table:formula="of:=[.G49]*(1-0.1337)" office:value-type="currency" office:currency="USD" office:value="4250.778166" calcext:value-type="currency">
            <text:p>$4,250.78</text:p>
          </table:table-cell>
          <table:table-cell table:formula="of:=[.G50]/[.G44]" office:value-type="float" office:value="17.719505064458" calcext:value-type="float">
            <text:p>17.71950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25.2504" calcext:value-type="float">
            <text:p>325.2504</text:p>
          </table:table-cell>
          <table:table-cell office:value-type="string" calcext:value-type="string">
            <text:p>MATIC</text:p>
          </table:table-cell>
          <table:table-cell table:style-name="ce50" office:value-type="currency" office:currency="USD" office:value="213.11" calcext:value-type="currency">
            <text:p>$213.11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49]-[.G50]" office:value-type="currency" office:currency="USD" office:value="656.041834000001" calcext:value-type="currency">
            <text:p>$656.04</text:p>
          </table:table-cell>
          <table:table-cell table:formula="of:=[.G51]/[.G44]" office:value-type="float" office:value="2.73473141765906" calcext:value-type="float">
            <text:p>2.734731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51]*7" office:value-type="currency" office:currency="USD" office:value="656.041834000001" calcext:value-type="currency">
            <text:p>$656.04</text:p>
          </table:table-cell>
          <table:table-cell table:style-name="ce50" table:formula="of:=([.G51]+[.D77])/7" office:value-type="currency" office:currency="USD" office:value="93.7202620000001" calcext:value-type="currency">
            <text:p>$93.72</text:p>
          </table:table-cell>
          <table:table-cell table:style-name="ce50" table:formula="of:=[.M51]*365" office:value-type="currency" office:currency="USD" office:value="34207.89563" calcext:value-type="currency">
            <text:p>$34,207.9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23.1219" calcext:value-type="float">
            <text:p>223.1219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223.17" calcext:value-type="currency">
            <text:p>$223.1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6.2253" calcext:value-type="float">
            <text:p>56.2253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56.21" calcext:value-type="currency">
            <text:p>$56.21</text:p>
          </table:table-cell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50]*0.2" office:value-type="currency" office:currency="USD" office:value="850.1556332" calcext:value-type="currency">
            <text:p>$850.16</text:p>
          </table:table-cell>
          <table:table-cell table:formula="of:=[.G53]/[.G44]" office:value-type="float" office:value="3.54390101289161" calcext:value-type="float">
            <text:p>3.543901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2.8648" calcext:value-type="float">
            <text:p>22.8648</text:p>
          </table:table-cell>
          <table:table-cell office:value-type="string" calcext:value-type="string">
            <text:p>wUSDR</text:p>
          </table:table-cell>
          <table:table-cell table:style-name="ce50" office:value-type="currency" office:currency="USD" office:value="24.1" calcext:value-type="currency">
            <text:p>$24.10</text:p>
          </table:table-cell>
          <table:table-cell table:style-name="ce50"/>
          <table:table-cell office:value-type="string" calcext:value-type="string">
            <text:p>Staking</text:p>
          </table:table-cell>
          <table:table-cell table:style-name="ce50" table:formula="of:=[.G50]*0.8" office:value-type="currency" office:currency="USD" office:value="3400.6225328" calcext:value-type="currency">
            <text:p>$3,400.62</text:p>
          </table:table-cell>
          <table:table-cell table:formula="of:=[.G54]/[.G44]" office:value-type="float" office:value="14.1756040515664" calcext:value-type="float">
            <text:p>14.175604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3808" calcext:value-type="float">
            <text:p>3.3808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811.07" calcext:value-type="currency">
            <text:p>$811.0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714" calcext:value-type="float">
            <text:p>0.1714</text:p>
          </table:table-cell>
          <table:table-cell office:value-type="string" calcext:value-type="string">
            <text:p>MPX</text:p>
          </table:table-cell>
          <table:table-cell table:style-name="ce50" office:value-type="currency" office:currency="USD" office:value="0.02" calcext:value-type="currency">
            <text:p>$0.02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523" calcext:value-type="float">
            <text:p>0.1523</text:p>
          </table:table-cell>
          <table:table-cell office:value-type="string" calcext:value-type="string">
            <text:p>ETH</text:p>
          </table:table-cell>
          <table:table-cell table:style-name="ce50" office:value-type="currency" office:currency="USD" office:value="285.29" calcext:value-type="currency">
            <text:p>$285.2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BTCB</text:p>
          </table:table-cell>
          <table:table-cell table:style-name="ce50" office:value-type="currency" office:currency="USD" office:value="263.51" calcext:value-type="currency">
            <text:p>$263.51</text:p>
          </table:table-cell>
          <table:table-cell table:style-name="ce50"/>
          <table:table-cell table:number-columns-repeated="59"/>
        </table:table-row>
        <table:table-row table:style-name="ro1" table:number-rows-repeated="14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/>
          <table:table-cell office:value-type="string" calcext:value-type="string">
            <text:p>BNB</text:p>
          </table:table-cell>
          <table:table-cell table:style-name="ce50" table:formula="of:=[.B77]*[.G4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50" table:formula="of:=[.B78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3" office:value-type="string" calcext:value-type="string">
            <text:p>Prices</text:p>
          </table:table-cell>
          <table:table-cell table:style-name="ce44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4" table:number-columns-repeated="6"/>
          <table:table-cell table:number-columns-repeated="50"/>
        </table:table-row>
        <table:table-row table:style-name="ro1">
          <table:table-cell table:style-name="ce113" office:value-type="string" calcext:value-type="string">
            <text:p>Bribe+Fees</text:p>
          </table:table-cell>
          <table:table-cell table:style-name="ce113" office:value-type="float" office:value="408862.4688" calcext:value-type="float">
            <text:p>408862.4688</text:p>
          </table:table-cell>
          <table:table-cell table:style-name="ce113" office:value-type="string" calcext:value-type="string">
            <text:p>CELLS</text:p>
          </table:table-cell>
          <table:table-cell table:style-name="ce114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ETH Price</text:p>
          </table:table-cell>
          <table:table-cell table:style-name="ce50" table:formula="of:=[.D94]/[.B94]" office:value-type="currency" office:currency="USD" office:value="1880.4347826087" calcext:value-type="currency">
            <text:p>$1,880.43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30957.6312" calcext:value-type="float">
            <text:p>130957.6312</text:p>
          </table:table-cell>
          <table:table-cell office:value-type="string" calcext:value-type="string">
            <text:p>RING</text:p>
          </table:table-cell>
          <table:table-cell table:style-name="ce50" office:value-type="currency" office:currency="USD" office:value="906.27" calcext:value-type="currency">
            <text:p>$906.27</text:p>
          </table:table-cell>
          <table:table-cell/>
          <table:table-cell office:value-type="string" calcext:value-type="string">
            <text:p>CHR</text:p>
          </table:table-cell>
          <table:table-cell table:style-name="ce52" table:formula="of:=[.D88]/[.B88]" office:value-type="currency" office:currency="USD" office:value="0.0822566465253249" calcext:value-type="currency">
            <text:p>$0.082257</text:p>
          </table:table-cell>
          <table:table-cell table:formula="of:=[.G85]/[.G84]" office:value-type="float" office:value="0.0000437434189614444" calcext:value-type="float">
            <text:p>0.00004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6483.1521" calcext:value-type="float">
            <text:p>106483.1521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2725.17" calcext:value-type="currency">
            <text:p>$2,725.17</text:p>
          </table:table-cell>
          <table:table-cell/>
          <table:table-cell office:value-type="string" calcext:value-type="string">
            <text:p>elCHR</text:p>
          </table:table-cell>
          <table:table-cell table:style-name="ce52" office:value-type="currency" office:currency="USD" office:value="0.058" calcext:value-type="currency">
            <text:p>$0.058000</text:p>
          </table:table-cell>
          <table:table-cell table:formula="of:=[.G86]/[.G84]" office:value-type="float" office:value="0.0000308439306358381" calcext:value-type="float">
            <text:p>0.00003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1583.919" calcext:value-type="float">
            <text:p>21583.9190</text:p>
          </table:table-cell>
          <table:table-cell office:value-type="string" calcext:value-type="string">
            <text:p>ARKEN</text:p>
          </table:table-cell>
          <table:table-cell table:style-name="ce50" office:value-type="currency" office:currency="USD" office:value="42.34" calcext:value-type="currency">
            <text:p>$42.34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874.0542" calcext:value-type="float">
            <text:p>5874.0542</text:p>
          </table:table-cell>
          <table:table-cell office:value-type="string" calcext:value-type="string">
            <text:p>CHR</text:p>
          </table:table-cell>
          <table:table-cell table:style-name="ce50" office:value-type="currency" office:currency="USD" office:value="483.18" calcext:value-type="currency">
            <text:p>$483.18</text:p>
          </table:table-cell>
          <table:table-cell/>
          <table:table-cell table:style-name="ce4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54.017" calcext:value-type="float">
            <text:p>1654.0170</text:p>
          </table:table-cell>
          <table:table-cell office:value-type="string" calcext:value-type="string">
            <text:p>LEVI</text:p>
          </table:table-cell>
          <table:table-cell table:style-name="ce50" office:value-type="currency" office:currency="USD" office:value="598.86" calcext:value-type="currency">
            <text:p>$598.86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84:.D103])" office:value-type="currency" office:currency="USD" office:value="5140.73" calcext:value-type="currency">
            <text:p>$5,140.73</text:p>
          </table:table-cell>
          <table:table-cell table:formula="of:=[.G89]/[.G84]" office:value-type="float" office:value="2.73379861271676" calcext:value-type="float">
            <text:p>2.733799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27.7254" calcext:value-type="float">
            <text:p>1327.7254</text:p>
          </table:table-cell>
          <table:table-cell office:value-type="string" calcext:value-type="string">
            <text:p>IBEX</text:p>
          </table:table-cell>
          <table:table-cell table:style-name="ce50" office:value-type="currency" office:currency="USD" office:value="66.45" calcext:value-type="currency">
            <text:p>$66.45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89]*(1-0.1337)" office:value-type="currency" office:currency="USD" office:value="4453.414399" calcext:value-type="currency">
            <text:p>$4,453.41</text:p>
          </table:table-cell>
          <table:table-cell table:formula="of:=[.G90]/[.G84]" office:value-type="float" office:value="2.36828973819653" calcext:value-type="float">
            <text:p>2.36829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45.6639" calcext:value-type="float">
            <text:p>245.6639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173.77" calcext:value-type="currency">
            <text:p>$173.77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89]-[.G90]" office:value-type="currency" office:currency="USD" office:value="687.315601" calcext:value-type="currency">
            <text:p>$687.32</text:p>
          </table:table-cell>
          <table:table-cell table:formula="of:=[.G91]/[.G84]" office:value-type="float" office:value="0.365508874520231" calcext:value-type="float">
            <text:p>0.365509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91]*7" office:value-type="currency" office:currency="USD" office:value="687.315601" calcext:value-type="currency">
            <text:p>$687.32</text:p>
          </table:table-cell>
          <table:table-cell table:style-name="ce50" table:formula="of:=([.G91]+[.D105])/7" office:value-type="currency" office:currency="USD" office:value="98.187943" calcext:value-type="currency">
            <text:p>$98.19</text:p>
          </table:table-cell>
          <table:table-cell table:style-name="ce50" table:formula="of:=[.M91]*365" office:value-type="currency" office:currency="USD" office:value="35838.599195" calcext:value-type="currency">
            <text:p>$35,838.6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4.1959" calcext:value-type="float">
            <text:p>134.1959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34.14" calcext:value-type="currency">
            <text:p>$134.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7515" calcext:value-type="float">
            <text:p>1.7515</text:p>
          </table:table-cell>
          <table:table-cell office:value-type="string" calcext:value-type="string">
            <text:p>ARB</text:p>
          </table:table-cell>
          <table:table-cell table:style-name="ce50" office:value-type="currency" office:currency="USD" office:value="1.9" calcext:value-type="currency">
            <text:p>$1.90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90]*0.2" office:value-type="currency" office:currency="USD" office:value="890.6828798" calcext:value-type="currency">
            <text:p>$890.68</text:p>
          </table:table-cell>
          <table:table-cell table:formula="of:=[.G93]/[.G84]" office:value-type="float" office:value="0.473657947639306" calcext:value-type="float">
            <text:p>0.473658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46" calcext:value-type="float">
            <text:p>0.0046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8.65" calcext:value-type="currency">
            <text:p>$8.65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90]*0.8" office:value-type="currency" office:currency="USD" office:value="3562.7315192" calcext:value-type="currency">
            <text:p>$3,562.73</text:p>
          </table:table-cell>
          <table:table-cell table:formula="of:=[.G94]/[.G84]" office:value-type="float" office:value="1.89463179055723" calcext:value-type="float">
            <text:p>1.89463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3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CHR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6-15" table:style-name="ta1">
        <table:table-column table:style-name="co1" table:default-cell-style-name="Default"/>
        <table:table-column table:style-name="co1" table:default-cell-style-name="ce45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42" office:value-type="date" office:date-value="2023-06-15" calcext:value-type="date">
            <text:p>2023-06-15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4" office:value-type="string" calcext:value-type="string">
            <text:p>Distrubution</text:p>
          </table:table-cell>
          <table:table-cell table:style-name="ce44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4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134.3236" calcext:value-type="float">
            <text:p>7134.3236</text:p>
          </table:table-cell>
          <table:table-cell office:value-type="string" calcext:value-type="string">
            <text:p>RAM</text:p>
          </table:table-cell>
          <table:table-cell table:style-name="ce50" office:value-type="currency" office:currency="USD" office:value="177.12" calcext:value-type="currency">
            <text:p>$177.12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645" calcext:value-type="currency">
            <text:p>$1,64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183.4564" calcext:value-type="float">
            <text:p>4183.4564</text:p>
          </table:table-cell>
          <table:table-cell office:value-type="string" calcext:value-type="string">
            <text:p>ELR</text:p>
          </table:table-cell>
          <table:table-cell table:style-name="ce50" office:value-type="currency" office:currency="USD" office:value="122" calcext:value-type="currency">
            <text:p>$122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55.5125" calcext:value-type="float">
            <text:p>1755.5125</text:p>
          </table:table-cell>
          <table:table-cell office:value-type="string" calcext:value-type="string">
            <text:p>QI</text:p>
          </table:table-cell>
          <table:table-cell table:style-name="ce50" office:value-type="currency" office:currency="USD" office:value="62.92" calcext:value-type="currency">
            <text:p>$62.92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7:.D16])" office:value-type="currency" office:currency="USD" office:value="581.56" calcext:value-type="currency">
            <text:p>$581.56</text:p>
          </table:table-cell>
          <table:table-cell table:formula="of:=[.G9]/[.G7]" office:value-type="float" office:value="0.353531914893617" calcext:value-type="float">
            <text:p>0.35353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18.1325" calcext:value-type="float">
            <text:p>318.1325</text:p>
          </table:table-cell>
          <table:table-cell office:value-type="string" calcext:value-type="string">
            <text:p>neadRAM</text:p>
          </table:table-cell>
          <table:table-cell table:style-name="ce50" office:value-type="currency" office:currency="USD" office:value="5.96" calcext:value-type="currency">
            <text:p>$5.96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9]*(1-0.1337)" office:value-type="currency" office:currency="USD" office:value="503.805428" calcext:value-type="currency">
            <text:p>$503.81</text:p>
          </table:table-cell>
          <table:table-cell table:formula="of:=[.G10]/[.G7]" office:value-type="float" office:value="0.30626469787234" calcext:value-type="float">
            <text:p>0.30626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7.2452" calcext:value-type="float">
            <text:p>87.2452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78.65" calcext:value-type="currency">
            <text:p>$78.65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9]-[.G10]" office:value-type="currency" office:currency="USD" office:value="77.7545720000001" calcext:value-type="currency">
            <text:p>$77.75</text:p>
          </table:table-cell>
          <table:table-cell table:formula="of:=[.G11]/[.G7]" office:value-type="float" office:value="0.0472672170212766" calcext:value-type="float">
            <text:p>0.04726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11]*7" office:value-type="currency" office:currency="USD" office:value="77.7545720000001" calcext:value-type="currency">
            <text:p>$77.75</text:p>
          </table:table-cell>
          <table:table-cell table:style-name="ce50" table:formula="of:=([.G11]+[.D18])/7" office:value-type="currency" office:currency="USD" office:value="11.107796" calcext:value-type="currency">
            <text:p>$11.11</text:p>
          </table:table-cell>
          <table:table-cell table:style-name="ce50" table:formula="of:=[.M11]*365" office:value-type="currency" office:currency="USD" office:value="4054.34554" calcext:value-type="currency">
            <text:p>$4,054.3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3.4112" calcext:value-type="float">
            <text:p>63.4112</text:p>
          </table:table-cell>
          <table:table-cell office:value-type="string" calcext:value-type="string">
            <text:p>USD+</text:p>
          </table:table-cell>
          <table:table-cell table:style-name="ce50" office:value-type="currency" office:currency="USD" office:value="63.42" calcext:value-type="currency">
            <text:p>$63.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.3176" calcext:value-type="float">
            <text:p>19.3176</text:p>
          </table:table-cell>
          <table:table-cell office:value-type="string" calcext:value-type="string">
            <text:p>GNS</text:p>
          </table:table-cell>
          <table:table-cell table:style-name="ce50" office:value-type="currency" office:currency="USD" office:value="71.38" calcext:value-type="currency">
            <text:p>$71.38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10]*0.2" office:value-type="currency" office:currency="USD" office:value="100.7610856" calcext:value-type="currency">
            <text:p>$100.76</text:p>
          </table:table-cell>
          <table:table-cell table:formula="of:=[.G13]/[.G7]" office:value-type="float" office:value="0.0612529395744681" calcext:value-type="float">
            <text:p>0.06125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121" calcext:value-type="float">
            <text:p>0.1121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0.11" calcext:value-type="currency">
            <text:p>$0.11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10]*0.8" office:value-type="currency" office:currency="USD" office:value="403.0443424" calcext:value-type="currency">
            <text:p>$403.04</text:p>
          </table:table-cell>
          <table:table-cell table:formula="of:=[.G14]/[.G7]" office:value-type="float" office:value="0.245011758297872" calcext:value-type="float">
            <text:p>0.24501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744.2219" calcext:value-type="float">
            <text:p>8744.2219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21.14" calcext:value-type="currency">
            <text:p>$21.14</text:p>
          </table:table-cell>
          <table:table-cell/>
          <table:table-cell office:value-type="string" calcext:value-type="string">
            <text:p>AVAX</text:p>
          </table:table-cell>
          <table:table-cell table:style-name="ce52" table:formula="of:=[.D30]/[.B30]" office:value-type="currency" office:currency="USD" office:value="11.4232209737828" calcext:value-type="currency">
            <text:p>$11.423221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123.6747" calcext:value-type="float">
            <text:p>3123.6747</text:p>
          </table:table-cell>
          <table:table-cell office:value-type="string" calcext:value-type="string">
            <text:p>GRAIN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SNEK</text:p>
          </table:table-cell>
          <table:table-cell table:style-name="ce52" table:formula="of:=[.D36]/[.B36]" office:value-type="currency" office:currency="USD" office:value="0.00241718833367543" calcext:value-type="currency">
            <text:p>$0.002417</text:p>
          </table:table-cell>
          <table:table-cell table:formula="of:=[.G25]/[.G24]" office:value-type="float" office:value="0.000211603044292242" calcext:value-type="float">
            <text:p>0.0002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578.4426" calcext:value-type="float">
            <text:p>2578.4426</text:p>
          </table:table-cell>
          <table:table-cell office:value-type="string" calcext:value-type="string">
            <text:p>elSNEK</text:p>
          </table:table-cell>
          <table:table-cell table:style-name="ce50" office:value-type="currency" office:currency="USD" office:value="6.53" calcext:value-type="currency">
            <text:p>$6.53</text:p>
          </table:table-cell>
          <table:table-cell/>
          <table:table-cell office:value-type="string" calcext:value-type="string">
            <text:p>elSNEK</text:p>
          </table:table-cell>
          <table:table-cell table:style-name="ce52" table:formula="of:=[.D26]/[.B26]" office:value-type="currency" office:currency="USD" office:value="0.0025325365009095" calcext:value-type="currency">
            <text:p>$0.002533</text:p>
          </table:table-cell>
          <table:table-cell table:formula="of:=[.G26]/[.G24]" office:value-type="float" office:value="0.000221700736309127" calcext:value-type="float">
            <text:p>0.000222</text:p>
          </table:table-cell>
          <table:table-cell/>
          <table:table-cell table:formula="of:=[.G29]*5200/([.G25]*3809000)" office:value-type="float" office:value="125.144693651321" calcext:value-type="float">
            <text:p>125.14469365132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84.7691" calcext:value-type="float">
            <text:p>184.7691</text:p>
          </table:table-cell>
          <table:table-cell office:value-type="string" calcext:value-type="string">
            <text:p>LQDR</text:p>
          </table:table-cell>
          <table:table-cell table:style-name="ce50" office:value-type="currency" office:currency="USD" office:value="97.55" calcext:value-type="currency">
            <text:p>$97.55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office:value-type="float" office:value="36.1214" calcext:value-type="float">
            <text:p>36.1214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36.13" calcext:value-type="currency">
            <text:p>$36.13</text:p>
          </table:table-cell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2.1699" calcext:value-type="float">
            <text:p>12.1699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59.33" calcext:value-type="currency">
            <text:p>$59.33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24:.D34])" office:value-type="currency" office:currency="USD" office:value="221.58" calcext:value-type="currency">
            <text:p>$221.58</text:p>
          </table:table-cell>
          <table:table-cell table:formula="of:=[.G29]/[.G24]" office:value-type="float" office:value="19.397331147541" calcext:value-type="float">
            <text:p>19.39733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0.0534" calcext:value-type="float">
            <text:p>0.0534</text:p>
          </table:table-cell>
          <table:table-cell table:style-name="ce50" office:value-type="string" calcext:value-type="string">
            <text:p>WAVAX</text:p>
          </table:table-cell>
          <table:table-cell table:style-name="ce50" office:value-type="currency" office:currency="USD" office:value="0.61" calcext:value-type="currency">
            <text:p>$0.61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29]*(1-0.1337)" office:value-type="currency" office:currency="USD" office:value="191.954754" calcext:value-type="currency">
            <text:p>$191.95</text:p>
          </table:table-cell>
          <table:table-cell table:formula="of:=[.G30]/[.G24]" office:value-type="float" office:value="16.8039079731148" calcext:value-type="float">
            <text:p>16.80390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office:value-type="float" office:value="0.0083" calcext:value-type="float">
            <text:p>0.0083</text:p>
          </table:table-cell>
          <table:table-cell office:value-type="string" calcext:value-type="string">
            <text:p>YFX</text:p>
          </table:table-cell>
          <table:table-cell table:style-name="ce50" office:value-type="currency" office:currency="USD" office:value="0.01" calcext:value-type="currency">
            <text:p>$0.01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29]-[.G30]" office:value-type="currency" office:currency="USD" office:value="29.625246" calcext:value-type="currency">
            <text:p>$29.63</text:p>
          </table:table-cell>
          <table:table-cell table:formula="of:=[.G31]/[.G24]" office:value-type="float" office:value="2.59342317442623" calcext:value-type="float">
            <text:p>2.593423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31]*7" office:value-type="currency" office:currency="USD" office:value="154.795246" calcext:value-type="currency">
            <text:p>$154.80</text:p>
          </table:table-cell>
          <table:table-cell table:style-name="ce50" table:formula="of:=([.G31]+[.D36])/7" office:value-type="currency" office:currency="USD" office:value="22.1136065714286" calcext:value-type="currency">
            <text:p>$22.11</text:p>
          </table:table-cell>
          <table:table-cell table:style-name="ce50" table:formula="of:=[.M31]*365" office:value-type="currency" office:currency="USD" office:value="8071.46639857143" calcext:value-type="currency">
            <text:p>$8,071.47</text:p>
          </table:table-cell>
          <table:table-cell table:number-columns-repeated="50"/>
        </table:table-row>
        <table:table-row table:style-name="ro1">
          <table:table-cell/>
          <table:table-cell office:value-type="float" office:value="0.0037" calcext:value-type="float">
            <text:p>0.0037</text:p>
          </table:table-cell>
          <table:table-cell office:value-type="string" calcext:value-type="string">
            <text:p>xSHRAP</text:p>
          </table:table-cell>
          <table:table-cell table:style-name="ce50" office:value-type="currency" office:currency="USD" office:value="0.17" calcext:value-type="currency">
            <text:p>$0.17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string" calcext:value-type="string">
            <text:p>WETH.e</text:p>
          </table:table-cell>
          <table:table-cell table:style-name="ce50" office:value-type="currency" office:currency="USD" office:value="0.11" calcext:value-type="currency">
            <text:p>$0.11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30]*0.8" office:value-type="currency" office:currency="USD" office:value="153.5638032" calcext:value-type="currency">
            <text:p>$153.56</text:p>
          </table:table-cell>
          <table:table-cell table:formula="of:=[.G33]/[.G24]" office:value-type="float" office:value="13.4431263784918" calcext:value-type="float">
            <text:p>13.443126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30]*0.2" office:value-type="currency" office:currency="USD" office:value="38.3909508" calcext:value-type="currency">
            <text:p>$38.39</text:p>
          </table:table-cell>
          <table:table-cell table:formula="of:=[.G34]/[.G24]" office:value-type="float" office:value="3.36078159462295" calcext:value-type="float">
            <text:p>3.360782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51783.3047" calcext:value-type="float">
            <text:p>51783.3047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125.17" calcext:value-type="currency">
            <text:p>$125.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74331" calcext:value-type="float">
            <text:p>74331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122.43" calcext:value-type="currency">
            <text:p>$122.43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4832" calcext:value-type="float">
            <text:p>0.4832</text:p>
          </table:table-cell>
          <table:table-cell office:value-type="string" calcext:value-type="string">
            <text:p>WAVAX</text:p>
          </table:table-cell>
          <table:table-cell table:style-name="ce50" table:formula="of:=[.B38]*[.G24]" office:value-type="currency" office:currency="USD" office:value="5.51970037453184" calcext:value-type="currency">
            <text:p>$5.52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1736.9506" calcext:value-type="float">
            <text:p>51736.9506</text:p>
          </table:table-cell>
          <table:table-cell office:value-type="string" calcext:value-type="string">
            <text:p>BTE</text:p>
          </table:table-cell>
          <table:table-cell table:style-name="ce50" office:value-type="currency" office:currency="USD" office:value="173.24" calcext:value-type="currency">
            <text:p>$173.24</text:p>
          </table:table-cell>
          <table:table-cell table:style-name="ce50"/>
          <table:table-cell office:value-type="string" calcext:value-type="string">
            <text:p>BNB</text:p>
          </table:table-cell>
          <table:table-cell table:style-name="ce52" table:formula="of:=[.D58]/[.B58]" office:value-type="currency" office:currency="USD" office:value="238.568084276239" calcext:value-type="currency">
            <text:p>$238.568084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6841.4683" calcext:value-type="float">
            <text:p>46841.4683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225.54" calcext:value-type="currency">
            <text:p>$225.54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office:value-type="currency" office:currency="USD" office:value="0.21" calcext:value-type="currency">
            <text:p>$0.210000</text:p>
          </table:table-cell>
          <table:table-cell table:formula="of:=[.G45]/[.G44]" office:value-type="float" office:value="0.000880251860331998" calcext:value-type="float">
            <text:p>0.0008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0815.4852" calcext:value-type="float">
            <text:p>10815.4852</text:p>
          </table:table-cell>
          <table:table-cell office:value-type="string" calcext:value-type="string">
            <text:p>PSTAKE</text:p>
          </table:table-cell>
          <table:table-cell table:style-name="ce50" office:value-type="currency" office:currency="USD" office:value="377.35" calcext:value-type="currency">
            <text:p>$377.35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table:formula="of:=[.D55]/[.B55]" office:value-type="currency" office:currency="USD" office:value="0.111533689027166" calcext:value-type="currency">
            <text:p>$0.111534</text:p>
          </table:table-cell>
          <table:table-cell table:formula="of:=[.G46]/[.G44]" office:value-type="float" office:value="0.000467513034551683" calcext:value-type="float">
            <text:p>0.0004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637.4326" calcext:value-type="float">
            <text:p>6637.4326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164.4" calcext:value-type="currency">
            <text:p>$164.4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622.1763" calcext:value-type="float">
            <text:p>4622.1763</text:p>
          </table:table-cell>
          <table:table-cell office:value-type="string" calcext:value-type="string">
            <text:p>GRAIN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831.8053" calcext:value-type="float">
            <text:p>1831.8053</text:p>
          </table:table-cell>
          <table:table-cell office:value-type="string" calcext:value-type="string">
            <text:p>ANKR</text:p>
          </table:table-cell>
          <table:table-cell table:style-name="ce50" office:value-type="currency" office:currency="USD" office:value="34.61" calcext:value-type="currency">
            <text:p>$34.61</text:p>
          </table:table-cell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44:.D75])" office:value-type="currency" office:currency="USD" office:value="3878.28" calcext:value-type="currency">
            <text:p>$3,878.28</text:p>
          </table:table-cell>
          <table:table-cell table:formula="of:=[.G49]/[.G44]" office:value-type="float" office:value="16.2564913566113" calcext:value-type="float">
            <text:p>16.25649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371.6752" calcext:value-type="float">
            <text:p>1371.6752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269.94" calcext:value-type="currency">
            <text:p>$269.94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49]*(1-0.1337)" office:value-type="currency" office:currency="USD" office:value="3359.753964" calcext:value-type="currency">
            <text:p>$3,359.75</text:p>
          </table:table-cell>
          <table:table-cell table:formula="of:=[.G50]/[.G44]" office:value-type="float" office:value="14.0829984622324" calcext:value-type="float">
            <text:p>14.08299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71.5382" calcext:value-type="float">
            <text:p>971.5382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971.17" calcext:value-type="currency">
            <text:p>$971.17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49]-[.G50]" office:value-type="currency" office:currency="USD" office:value="518.526036" calcext:value-type="currency">
            <text:p>$518.53</text:p>
          </table:table-cell>
          <table:table-cell table:formula="of:=[.G51]/[.G44]" office:value-type="float" office:value="2.17349289437894" calcext:value-type="float">
            <text:p>2.173493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51]*7" office:value-type="currency" office:currency="USD" office:value="564.164110522045" calcext:value-type="currency">
            <text:p>$564.16</text:p>
          </table:table-cell>
          <table:table-cell table:style-name="ce50" table:formula="of:=([.G51]+[.D77])/7" office:value-type="currency" office:currency="USD" office:value="80.5948729317207" calcext:value-type="currency">
            <text:p>$80.59</text:p>
          </table:table-cell>
          <table:table-cell table:style-name="ce50" table:formula="of:=[.M51]*365" office:value-type="currency" office:currency="USD" office:value="29417.128620078" calcext:value-type="currency">
            <text:p>$29,417.1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30.1928" calcext:value-type="float">
            <text:p>430.1928</text:p>
          </table:table-cell>
          <table:table-cell office:value-type="string" calcext:value-type="string">
            <text:p>SD</text:p>
          </table:table-cell>
          <table:table-cell table:style-name="ce50" office:value-type="currency" office:currency="USD" office:value="327.73" calcext:value-type="currency">
            <text:p>$327.7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24.3405" calcext:value-type="float">
            <text:p>424.3405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106.58" calcext:value-type="currency">
            <text:p>$106.58</text:p>
          </table:table-cell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50]*0.2" office:value-type="currency" office:currency="USD" office:value="671.9507928" calcext:value-type="currency">
            <text:p>$671.95</text:p>
          </table:table-cell>
          <table:table-cell table:formula="of:=[.G53]/[.G44]" office:value-type="float" office:value="2.81659969244648" calcext:value-type="float">
            <text:p>2.8166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10.2881" calcext:value-type="float">
            <text:p>310.2881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310.22" calcext:value-type="currency">
            <text:p>$310.22</text:p>
          </table:table-cell>
          <table:table-cell table:style-name="ce50"/>
          <table:table-cell office:value-type="string" calcext:value-type="string">
            <text:p>Staking</text:p>
          </table:table-cell>
          <table:table-cell table:style-name="ce50" table:formula="of:=[.G50]*0.8" office:value-type="currency" office:currency="USD" office:value="2687.8031712" calcext:value-type="currency">
            <text:p>$2,687.80</text:p>
          </table:table-cell>
          <table:table-cell table:formula="of:=[.G54]/[.G44]" office:value-type="float" office:value="11.2663987697859" calcext:value-type="float">
            <text:p>11.266399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07.5304" calcext:value-type="float">
            <text:p>307.5304</text:p>
          </table:table-cell>
          <table:table-cell office:value-type="string" calcext:value-type="string">
            <text:p>eTHENA</text:p>
          </table:table-cell>
          <table:table-cell table:style-name="ce50" office:value-type="currency" office:currency="USD" office:value="34.3" calcext:value-type="currency">
            <text:p>$34.3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9.6747" calcext:value-type="float">
            <text:p>89.6747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89.38" calcext:value-type="currency">
            <text:p>$89.3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6.0477" calcext:value-type="float">
            <text:p>66.0477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317.6" calcext:value-type="currency">
            <text:p>$317.6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5126" calcext:value-type="float">
            <text:p>0.5126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122.29" calcext:value-type="currency">
            <text:p>$122.2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03.4353" calcext:value-type="float">
            <text:p>203.4353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0.98" calcext:value-type="currency">
            <text:p>$0.9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71.3949" calcext:value-type="float">
            <text:p>171.3949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4.25" calcext:value-type="currency">
            <text:p>$4.2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57.4764" calcext:value-type="float">
            <text:p>157.4764</text:p>
          </table:table-cell>
          <table:table-cell office:value-type="string" calcext:value-type="string">
            <text:p>BUSD</text:p>
          </table:table-cell>
          <table:table-cell table:style-name="ce50" office:value-type="currency" office:currency="USD" office:value="157.44" calcext:value-type="currency">
            <text:p>$157.44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99.391" calcext:value-type="float">
            <text:p>99.3910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81.98" calcext:value-type="currency">
            <text:p>$81.9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6.9014" calcext:value-type="float">
            <text:p>66.9014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66.91" calcext:value-type="currency">
            <text:p>$66.91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8.9568" calcext:value-type="float">
            <text:p>28.9568</text:p>
          </table:table-cell>
          <table:table-cell office:value-type="string" calcext:value-type="string">
            <text:p>GRAIN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4.5766" calcext:value-type="float">
            <text:p>14.5766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3.66" calcext:value-type="currency">
            <text:p>$3.6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.5368" calcext:value-type="float">
            <text:p>10.5368</text:p>
          </table:table-cell>
          <table:table-cell office:value-type="string" calcext:value-type="string">
            <text:p>eTHENA</text:p>
          </table:table-cell>
          <table:table-cell table:style-name="ce50" office:value-type="currency" office:currency="USD" office:value="1.18" calcext:value-type="currency">
            <text:p>$1.1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.8888" calcext:value-type="float">
            <text:p>4.8888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4.89" calcext:value-type="currency">
            <text:p>$4.8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.283" calcext:value-type="float">
            <text:p>4.2830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4.28" calcext:value-type="currency">
            <text:p>$4.2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8269" calcext:value-type="float">
            <text:p>3.8269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3.83" calcext:value-type="currency">
            <text:p>$3.8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2259" calcext:value-type="float">
            <text:p>0.2259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0.23" calcext:value-type="currency">
            <text:p>$0.2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406" calcext:value-type="float">
            <text:p>0.0406</text:p>
          </table:table-cell>
          <table:table-cell office:value-type="string" calcext:value-type="string">
            <text:p>BNBx</text:p>
          </table:table-cell>
          <table:table-cell table:style-name="ce50" office:value-type="currency" office:currency="USD" office:value="10.18" calcext:value-type="currency">
            <text:p>$10.1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209" calcext:value-type="float">
            <text:p>0.0209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5" calcext:value-type="currency">
            <text:p>$5.0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177" calcext:value-type="float">
            <text:p>0.0177</text:p>
          </table:table-cell>
          <table:table-cell office:value-type="string" calcext:value-type="string">
            <text:p>ankrBNB</text:p>
          </table:table-cell>
          <table:table-cell table:style-name="ce50" office:value-type="currency" office:currency="USD" office:value="4.38" calcext:value-type="currency">
            <text:p>$4.3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056" calcext:value-type="float">
            <text:p>0.0056</text:p>
          </table:table-cell>
          <table:table-cell office:value-type="string" calcext:value-type="string">
            <text:p>stkBNB</text:p>
          </table:table-cell>
          <table:table-cell table:style-name="ce50" office:value-type="currency" office:currency="USD" office:value="1.43" calcext:value-type="currency">
            <text:p>$1.4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2" calcext:value-type="float">
            <text:p>0.0020</text:p>
          </table:table-cell>
          <table:table-cell office:value-type="string" calcext:value-type="string">
            <text:p>frxETH</text:p>
          </table:table-cell>
          <table:table-cell table:style-name="ce50" office:value-type="currency" office:currency="USD" office:value="3.31" calcext:value-type="currency">
            <text:p>$3.31</text:p>
          </table:table-cell>
          <table:table-cell table:style-name="ce50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.1913" calcext:value-type="float">
            <text:p>0.1913</text:p>
          </table:table-cell>
          <table:table-cell office:value-type="string" calcext:value-type="string">
            <text:p>BNB</text:p>
          </table:table-cell>
          <table:table-cell table:style-name="ce50" table:formula="of:=[.B77]*[.G44]" office:value-type="currency" office:currency="USD" office:value="45.6380745220445" calcext:value-type="currency">
            <text:p>$45.6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 office:value-type="float" office:value="393.92" calcext:value-type="float">
            <text:p>393.92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75.57" calcext:value-type="currency">
            <text:p>$75.57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3" office:value-type="string" calcext:value-type="string">
            <text:p>Prices</text:p>
          </table:table-cell>
          <table:table-cell table:style-name="ce44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4" table:number-columns-repeated="6"/>
          <table:table-cell table:number-columns-repeated="50"/>
        </table:table-row>
        <table:table-row table:style-name="ro1">
          <table:table-cell table:style-name="ce113" office:value-type="string" calcext:value-type="string">
            <text:p>Bribe+Fees</text:p>
          </table:table-cell>
          <table:table-cell table:style-name="ce113" office:value-type="float" office:value="230074.5392" calcext:value-type="float">
            <text:p>230074.5392</text:p>
          </table:table-cell>
          <table:table-cell table:style-name="ce113" office:value-type="string" calcext:value-type="string">
            <text:p>CELLS</text:p>
          </table:table-cell>
          <table:table-cell table:style-name="ce114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ETH Price</text:p>
          </table:table-cell>
          <table:table-cell table:style-name="ce50" table:formula="of:=[.G7]" office:value-type="currency" office:currency="USD" office:value="1645" calcext:value-type="currency">
            <text:p>$1,64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51063.0731" calcext:value-type="float">
            <text:p>151063.0731</text:p>
          </table:table-cell>
          <table:table-cell office:value-type="string" calcext:value-type="string">
            <text:p>RING</text:p>
          </table:table-cell>
          <table:table-cell table:style-name="ce50" office:value-type="currency" office:currency="USD" office:value="1065.47" calcext:value-type="currency">
            <text:p>$1,065.47</text:p>
          </table:table-cell>
          <table:table-cell/>
          <table:table-cell office:value-type="string" calcext:value-type="string">
            <text:p>CHR</text:p>
          </table:table-cell>
          <table:table-cell table:style-name="ce52" table:formula="of:=[.D96]/[.B96]" office:value-type="string" office:string-value="" calcext:value-type="error">
            <text:p>#DIV/0!</text:p>
          </table:table-cell>
          <table:table-cell table:formula="of:=[.G85]/[.G84]" office:value-type="string" office:string-value="" calcext:value-type="error">
            <text:p>#DIV/0!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4466.4098" calcext:value-type="float">
            <text:p>124466.4098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3031.8" calcext:value-type="currency">
            <text:p>$3,031.80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86]/[.B86]" office:value-type="currency" office:currency="USD" office:value="0.0243583791391724" calcext:value-type="currency">
            <text:p>$0.024358</text:p>
          </table:table-cell>
          <table:table-cell table:formula="of:=[.G86]/[.G84]" office:value-type="float" office:value="0.0000148075253125668" calcext:value-type="float">
            <text:p>0.00001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22.329" calcext:value-type="float">
            <text:p>1722.3290</text:p>
          </table:table-cell>
          <table:table-cell office:value-type="string" calcext:value-type="string">
            <text:p>LEVI</text:p>
          </table:table-cell>
          <table:table-cell table:style-name="ce50" office:value-type="currency" office:currency="USD" office:value="517.22" calcext:value-type="currency">
            <text:p>$517.2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469.8665" calcext:value-type="float">
            <text:p>1469.8665</text:p>
          </table:table-cell>
          <table:table-cell office:value-type="string" calcext:value-type="string">
            <text:p>QI</text:p>
          </table:table-cell>
          <table:table-cell table:style-name="ce50" office:value-type="currency" office:currency="USD" office:value="52.89" calcext:value-type="currency">
            <text:p>$52.89</text:p>
          </table:table-cell>
          <table:table-cell/>
          <table:table-cell table:style-name="ce44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29.0544" calcext:value-type="float">
            <text:p>329.0544</text:p>
          </table:table-cell>
          <table:table-cell office:value-type="string" calcext:value-type="string">
            <text:p>ARKEN</text:p>
          </table:table-cell>
          <table:table-cell table:style-name="ce50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84:.D103])" office:value-type="currency" office:currency="USD" office:value="4857.54" calcext:value-type="currency">
            <text:p>$4,857.54</text:p>
          </table:table-cell>
          <table:table-cell table:formula="of:=[.G89]/[.G84]" office:value-type="float" office:value="2.95291185410334" calcext:value-type="float">
            <text:p>2.95291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9.4321" calcext:value-type="float">
            <text:p>179.4321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79.47" calcext:value-type="currency">
            <text:p>$179.47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89]*(1-0.1337)" office:value-type="currency" office:currency="USD" office:value="4208.086902" calcext:value-type="currency">
            <text:p>$4,208.09</text:p>
          </table:table-cell>
          <table:table-cell table:formula="of:=[.G90]/[.G84]" office:value-type="float" office:value="2.55810753920973" calcext:value-type="float">
            <text:p>2.55810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9037" calcext:value-type="float">
            <text:p>1.9037</text:p>
          </table:table-cell>
          <table:table-cell office:value-type="string" calcext:value-type="string">
            <text:p>MAI</text:p>
          </table:table-cell>
          <table:table-cell table:style-name="ce50" office:value-type="currency" office:currency="USD" office:value="1.89" calcext:value-type="currency">
            <text:p>$1.89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89]-[.G90]" office:value-type="currency" office:currency="USD" office:value="649.453098" calcext:value-type="currency">
            <text:p>$649.45</text:p>
          </table:table-cell>
          <table:table-cell table:formula="of:=[.G91]/[.G84]" office:value-type="float" office:value="0.394804314893617" calcext:value-type="float">
            <text:p>0.394804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91]*7" office:value-type="currency" office:currency="USD" office:value="649.453098" calcext:value-type="currency">
            <text:p>$649.45</text:p>
          </table:table-cell>
          <table:table-cell table:style-name="ce50" table:formula="of:=([.G91]+[.D105])/7" office:value-type="currency" office:currency="USD" office:value="92.779014" calcext:value-type="currency">
            <text:p>$92.78</text:p>
          </table:table-cell>
          <table:table-cell table:style-name="ce50" table:formula="of:=[.M91]*365" office:value-type="currency" office:currency="USD" office:value="33864.34011" calcext:value-type="currency">
            <text:p>$33,864.3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7752" calcext:value-type="float">
            <text:p>1.7752</text:p>
          </table:table-cell>
          <table:table-cell office:value-type="string" calcext:value-type="string">
            <text:p>LUSD</text:p>
          </table:table-cell>
          <table:table-cell table:style-name="ce50" office:value-type="currency" office:currency="USD" office:value="1.79" calcext:value-type="currency">
            <text:p>$1.7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39" calcext:value-type="float">
            <text:p>0.0039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6.37" calcext:value-type="currency">
            <text:p>$6.37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90]*0.2" office:value-type="currency" office:currency="USD" office:value="841.6173804" calcext:value-type="currency">
            <text:p>$841.62</text:p>
          </table:table-cell>
          <table:table-cell table:formula="of:=[.G93]/[.G84]" office:value-type="float" office:value="0.511621507841945" calcext:value-type="float">
            <text:p>0.511622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90]*0.8" office:value-type="currency" office:currency="USD" office:value="3366.4695216" calcext:value-type="currency">
            <text:p>$3,366.47</text:p>
          </table:table-cell>
          <table:table-cell table:formula="of:=[.G94]/[.G84]" office:value-type="float" office:value="2.04648603136778" calcext:value-type="float">
            <text:p>2.046486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CHR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6-08" table:style-name="ta1">
        <table:table-column table:style-name="co1" table:default-cell-style-name="Default"/>
        <table:table-column table:style-name="co1" table:default-cell-style-name="ce45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42" office:value-type="date" office:date-value="2023-06-08" calcext:value-type="date">
            <text:p>2023-06-08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4" office:value-type="string" calcext:value-type="string">
            <text:p>Distrubution</text:p>
          </table:table-cell>
          <table:table-cell table:style-name="ce44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4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8432.4837" calcext:value-type="float">
            <text:p>28432.4837</text:p>
          </table:table-cell>
          <table:table-cell office:value-type="string" calcext:value-type="string">
            <text:p>neadRAM</text:p>
          </table:table-cell>
          <table:table-cell table:style-name="ce50" office:value-type="currency" office:currency="USD" office:value="744.97" calcext:value-type="currency">
            <text:p>$744.97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814" calcext:value-type="currency">
            <text:p>$1,814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07.4989" calcext:value-type="float">
            <text:p>907.4989</text:p>
          </table:table-cell>
          <table:table-cell office:value-type="string" calcext:value-type="string">
            <text:p>RAM</text:p>
          </table:table-cell>
          <table:table-cell table:style-name="ce50" office:value-type="currency" office:currency="USD" office:value="28.97" calcext:value-type="currency">
            <text:p>$28.9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83.5142" calcext:value-type="float">
            <text:p>683.5142</text:p>
          </table:table-cell>
          <table:table-cell office:value-type="string" calcext:value-type="string">
            <text:p>BATH</text:p>
          </table:table-cell>
          <table:table-cell table:style-name="ce50" office:value-type="currency" office:currency="USD" office:value="0.89" calcext:value-type="currency">
            <text:p>$0.89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7:.D16])" office:value-type="currency" office:currency="USD" office:value="808.09" calcext:value-type="currency">
            <text:p>$808.09</text:p>
          </table:table-cell>
          <table:table-cell table:formula="of:=[.G9]/[.G7]" office:value-type="float" office:value="0.445474090407938" calcext:value-type="float">
            <text:p>0.445474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.2955" calcext:value-type="float">
            <text:p>13.2955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3.3" calcext:value-type="currency">
            <text:p>$13.30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9]*(1-0.1337)" office:value-type="currency" office:currency="USD" office:value="700.048367" calcext:value-type="currency">
            <text:p>$700.05</text:p>
          </table:table-cell>
          <table:table-cell table:formula="of:=[.G10]/[.G7]" office:value-type="float" office:value="0.385914204520397" calcext:value-type="float">
            <text:p>0.385914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.299" calcext:value-type="float">
            <text:p>12.2990</text:p>
          </table:table-cell>
          <table:table-cell office:value-type="string" calcext:value-type="string">
            <text:p>YFX</text:p>
          </table:table-cell>
          <table:table-cell table:style-name="ce50" office:value-type="currency" office:currency="USD" office:value="13.18" calcext:value-type="currency">
            <text:p>$13.18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9]-[.G10]" office:value-type="currency" office:currency="USD" office:value="108.041633" calcext:value-type="currency">
            <text:p>$108.04</text:p>
          </table:table-cell>
          <table:table-cell table:formula="of:=[.G11]/[.G7]" office:value-type="float" office:value="0.0595598858875414" calcext:value-type="float">
            <text:p>0.05956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11]*7" office:value-type="currency" office:currency="USD" office:value="108.041633" calcext:value-type="currency">
            <text:p>$108.04</text:p>
          </table:table-cell>
          <table:table-cell table:style-name="ce50" table:formula="of:=([.G11]+[.D18])/7" office:value-type="currency" office:currency="USD" office:value="15.434519" calcext:value-type="currency">
            <text:p>$15.43</text:p>
          </table:table-cell>
          <table:table-cell table:style-name="ce50" table:formula="of:=[.M11]*365" office:value-type="currency" office:currency="USD" office:value="5633.599435" calcext:value-type="currency">
            <text:p>$5,633.6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1337" calcext:value-type="float">
            <text:p>3.1337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2.46" calcext:value-type="currency">
            <text:p>$2.4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327" calcext:value-type="float">
            <text:p>0.0327</text:p>
          </table:table-cell>
          <table:table-cell office:value-type="string" calcext:value-type="string">
            <text:p>gmdUSDC</text:p>
          </table:table-cell>
          <table:table-cell table:style-name="ce50" office:value-type="currency" office:currency="USD" office:value="0.04" calcext:value-type="currency">
            <text:p>$0.04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10]*0.2" office:value-type="currency" office:currency="USD" office:value="140.0096734" calcext:value-type="currency">
            <text:p>$140.01</text:p>
          </table:table-cell>
          <table:table-cell table:formula="of:=[.G13]/[.G7]" office:value-type="float" office:value="0.0771828409040794" calcext:value-type="float">
            <text:p>0.07718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23" calcext:value-type="float">
            <text:p>0.0023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4.28" calcext:value-type="currency">
            <text:p>$4.28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10]*0.8" office:value-type="currency" office:currency="USD" office:value="560.0386936" calcext:value-type="currency">
            <text:p>$560.04</text:p>
          </table:table-cell>
          <table:table-cell table:formula="of:=[.G14]/[.G7]" office:value-type="float" office:value="0.308731363616317" calcext:value-type="float">
            <text:p>0.308731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845.7287" calcext:value-type="float">
            <text:p>29845.7287</text:p>
          </table:table-cell>
          <table:table-cell office:value-type="string" calcext:value-type="string">
            <text:p>elSNEK</text:p>
          </table:table-cell>
          <table:table-cell table:style-name="ce50" office:value-type="currency" office:currency="USD" office:value="98.68" calcext:value-type="currency">
            <text:p>$98.68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3.9" calcext:value-type="currency">
            <text:p>$13.9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4.2916" calcext:value-type="float">
            <text:p>64.2916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398.4" calcext:value-type="currency">
            <text:p>$398.40</text:p>
          </table:table-cell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0.0036" calcext:value-type="currency">
            <text:p>$0.003600</text:p>
          </table:table-cell>
          <table:table-cell table:formula="of:=[.G25]/[.G24]" office:value-type="float" office:value="0.000258992805755396" calcext:value-type="float">
            <text:p>0.00025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45" calcext:value-type="float">
            <text:p>0.0450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0.63" calcext:value-type="currency">
            <text:p>$0.63</text:p>
          </table:table-cell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0.0034" calcext:value-type="currency">
            <text:p>$0.003400</text:p>
          </table:table-cell>
          <table:table-cell table:formula="of:=[.G26]/[.G24]" office:value-type="float" office:value="0.000244604316546763" calcext:value-type="float">
            <text:p>0.00024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24:.D34])" office:value-type="currency" office:currency="USD" office:value="497.71" calcext:value-type="currency">
            <text:p>$497.71</text:p>
          </table:table-cell>
          <table:table-cell table:formula="of:=[.G29]/[.G24]" office:value-type="float" office:value="35.8064748201439" calcext:value-type="float">
            <text:p>35.806475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table:number-columns-repeated="2"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29]*(1-0.1337)" office:value-type="currency" office:currency="USD" office:value="431.166173" calcext:value-type="currency">
            <text:p>$431.17</text:p>
          </table:table-cell>
          <table:table-cell table:formula="of:=[.G30]/[.G24]" office:value-type="float" office:value="31.0191491366906" calcext:value-type="float">
            <text:p>31.01914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29]-[.G30]" office:value-type="currency" office:currency="USD" office:value="66.543827" calcext:value-type="currency">
            <text:p>$66.54</text:p>
          </table:table-cell>
          <table:table-cell table:formula="of:=[.G31]/[.G24]" office:value-type="float" office:value="4.78732568345324" calcext:value-type="float">
            <text:p>4.78732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31]*7" office:value-type="currency" office:currency="USD" office:value="143.873827" calcext:value-type="currency">
            <text:p>$143.87</text:p>
          </table:table-cell>
          <table:table-cell table:style-name="ce50" table:formula="of:=([.G31]+[.D36])/7" office:value-type="currency" office:currency="USD" office:value="20.5534038571429" calcext:value-type="currency">
            <text:p>$20.55</text:p>
          </table:table-cell>
          <table:table-cell table:style-name="ce50" table:formula="of:=[.M31]*365" office:value-type="currency" office:currency="USD" office:value="7501.99240785714" calcext:value-type="currency">
            <text:p>$7,501.99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30]*0.8" office:value-type="currency" office:currency="USD" office:value="344.9329384" calcext:value-type="currency">
            <text:p>$344.93</text:p>
          </table:table-cell>
          <table:table-cell table:formula="of:=[.G33]/[.G24]" office:value-type="float" office:value="24.8153193093525" calcext:value-type="float">
            <text:p>24.815319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30]*0.2" office:value-type="currency" office:currency="USD" office:value="86.2332346" calcext:value-type="currency">
            <text:p>$86.23</text:p>
          </table:table-cell>
          <table:table-cell table:formula="of:=[.G34]/[.G24]" office:value-type="float" office:value="6.20382982733813" calcext:value-type="float">
            <text:p>6.20383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23568.2713" calcext:value-type="float">
            <text:p>23568.2713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77.33" calcext:value-type="currency">
            <text:p>$77.33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26.5443" calcext:value-type="float">
            <text:p>326.5443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26.58" calcext:value-type="currency">
            <text:p>$26.58</text:p>
          </table:table-cell>
          <table:table-cell table:style-name="ce50"/>
          <table:table-cell office:value-type="string" calcext:value-type="string">
            <text:p>BNB</text:p>
          </table:table-cell>
          <table:table-cell table:style-name="ce52" office:value-type="currency" office:currency="USD" office:value="264" calcext:value-type="currency">
            <text:p>$264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35.2963" calcext:value-type="float">
            <text:p>235.2963</text:p>
          </table:table-cell>
          <table:table-cell office:value-type="string" calcext:value-type="string">
            <text:p>BUSD</text:p>
          </table:table-cell>
          <table:table-cell table:style-name="ce50" office:value-type="currency" office:currency="USD" office:value="235.2" calcext:value-type="currency">
            <text:p>$235.20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office:value-type="currency" office:currency="USD" office:value="0.21" calcext:value-type="currency">
            <text:p>$0.210000</text:p>
          </table:table-cell>
          <table:table-cell table:formula="of:=[.G43]/[.G42]" office:value-type="float" office:value="0.000795454545454545" calcext:value-type="float">
            <text:p>0.00079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41.9662" calcext:value-type="float">
            <text:p>141.9662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41.95" calcext:value-type="currency">
            <text:p>$141.95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table:formula="of:=[.G43]*1.2" office:value-type="currency" office:currency="USD" office:value="0.252" calcext:value-type="currency">
            <text:p>$0.252000</text:p>
          </table:table-cell>
          <table:table-cell table:formula="of:=[.G44]/[.G42]" office:value-type="float" office:value="0.000954545454545455" calcext:value-type="float">
            <text:p>0.00095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9.8371" calcext:value-type="float">
            <text:p>89.8371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82.49" calcext:value-type="currency">
            <text:p>$82.4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6.2905" calcext:value-type="float">
            <text:p>76.2905</text:p>
          </table:table-cell>
          <table:table-cell office:value-type="string" calcext:value-type="string">
            <text:p>FIL</text:p>
          </table:table-cell>
          <table:table-cell table:style-name="ce50" office:value-type="currency" office:currency="USD" office:value="314.69" calcext:value-type="currency">
            <text:p>$314.69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2.4706" calcext:value-type="float">
            <text:p>52.4706</text:p>
          </table:table-cell>
          <table:table-cell office:value-type="string" calcext:value-type="string">
            <text:p>MULTI</text:p>
          </table:table-cell>
          <table:table-cell table:style-name="ce50" office:value-type="currency" office:currency="USD" office:value="198.65" calcext:value-type="currency">
            <text:p>$198.65</text:p>
          </table:table-cell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42:.D72])" office:value-type="currency" office:currency="USD" office:value="3969.35" calcext:value-type="currency">
            <text:p>$3,969.35</text:p>
          </table:table-cell>
          <table:table-cell table:formula="of:=[.G47]/[.G42]" office:value-type="float" office:value="15.0354166666667" calcext:value-type="float">
            <text:p>15.03541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6.4424" calcext:value-type="float">
            <text:p>26.4424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26.44" calcext:value-type="currency">
            <text:p>$26.44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47]*(1-0.1337)" office:value-type="currency" office:currency="USD" office:value="3438.647905" calcext:value-type="currency">
            <text:p>$3,438.65</text:p>
          </table:table-cell>
          <table:table-cell table:formula="of:=[.G48]/[.G42]" office:value-type="float" office:value="13.0251814583333" calcext:value-type="float">
            <text:p>13.025181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.7446" calcext:value-type="float">
            <text:p>8.7446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2.56" calcext:value-type="currency">
            <text:p>$2.56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47]-[.G48]" office:value-type="currency" office:currency="USD" office:value="530.702095" calcext:value-type="currency">
            <text:p>$530.70</text:p>
          </table:table-cell>
          <table:table-cell table:formula="of:=[.G49]/[.G42]" office:value-type="float" office:value="2.01023520833333" calcext:value-type="float">
            <text:p>2.010235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49]*7" office:value-type="currency" office:currency="USD" office:value="609.902095" calcext:value-type="currency">
            <text:p>$609.90</text:p>
          </table:table-cell>
          <table:table-cell table:style-name="ce50" table:formula="of:=([.G49]+[.D74])/7" office:value-type="currency" office:currency="USD" office:value="87.1288707142857" calcext:value-type="currency">
            <text:p>$87.13</text:p>
          </table:table-cell>
          <table:table-cell table:style-name="ce50" table:formula="of:=[.M49]*365" office:value-type="currency" office:currency="USD" office:value="31802.0378107143" calcext:value-type="currency">
            <text:p>$31,802.0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.056" calcext:value-type="float">
            <text:p>2.0560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543.19" calcext:value-type="currency">
            <text:p>$543.1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.0091" calcext:value-type="float">
            <text:p>2.0091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2.01" calcext:value-type="currency">
            <text:p>$2.01</text:p>
          </table:table-cell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48]*0.2" office:value-type="currency" office:currency="USD" office:value="687.729581" calcext:value-type="currency">
            <text:p>$687.73</text:p>
          </table:table-cell>
          <table:table-cell table:formula="of:=[.G51]/[.G42]" office:value-type="float" office:value="2.60503629166667" calcext:value-type="float">
            <text:p>2.605036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0086" calcext:value-type="float">
            <text:p>0.0086</text:p>
          </table:table-cell>
          <table:table-cell office:value-type="string" calcext:value-type="string">
            <text:p>ankrBNB</text:p>
          </table:table-cell>
          <table:table-cell table:style-name="ce50" office:value-type="currency" office:currency="USD" office:value="2.36" calcext:value-type="currency">
            <text:p>$2.36</text:p>
          </table:table-cell>
          <table:table-cell table:style-name="ce50"/>
          <table:table-cell office:value-type="string" calcext:value-type="string">
            <text:p>Staking</text:p>
          </table:table-cell>
          <table:table-cell table:style-name="ce50" table:formula="of:=[.G48]*0.8" office:value-type="currency" office:currency="USD" office:value="2750.918324" calcext:value-type="currency">
            <text:p>$2,750.92</text:p>
          </table:table-cell>
          <table:table-cell table:formula="of:=[.G52]/[.G42]" office:value-type="float" office:value="10.4201451666667" calcext:value-type="float">
            <text:p>10.42014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0058" calcext:value-type="float">
            <text:p>0.0058</text:p>
          </table:table-cell>
          <table:table-cell office:value-type="string" calcext:value-type="string">
            <text:p>BNBx</text:p>
          </table:table-cell>
          <table:table-cell table:style-name="ce50" office:value-type="currency" office:currency="USD" office:value="1.61" calcext:value-type="currency">
            <text:p>$1.61</text:p>
          </table:table-cell>
          <table:table-cell table:style-name="ce50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84.9624" calcext:value-type="float">
            <text:p>1084.9624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78.32" calcext:value-type="currency">
            <text:p>$78.32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75.1498" calcext:value-type="float">
            <text:p>375.1498</text:p>
          </table:table-cell>
          <table:table-cell office:value-type="string" calcext:value-type="string">
            <text:p>MATIC</text:p>
          </table:table-cell>
          <table:table-cell table:style-name="ce50" office:value-type="currency" office:currency="USD" office:value="292.19" calcext:value-type="currency">
            <text:p>$292.1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2144" calcext:value-type="float">
            <text:p>1.2144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320.83" calcext:value-type="currency">
            <text:p>$320.8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7588.925" calcext:value-type="float">
            <text:p>7588.9250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617.69" calcext:value-type="currency">
            <text:p>$617.6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717.1601" calcext:value-type="float">
            <text:p>5717.1601</text:p>
          </table:table-cell>
          <table:table-cell office:value-type="string" calcext:value-type="string">
            <text:p>ANKR</text:p>
          </table:table-cell>
          <table:table-cell table:style-name="ce50" office:value-type="currency" office:currency="USD" office:value="134.42" calcext:value-type="currency">
            <text:p>$134.42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79.4517" calcext:value-type="float">
            <text:p>579.4517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123.4" calcext:value-type="currency">
            <text:p>$123.4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38.8073" calcext:value-type="float">
            <text:p>538.8073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494.76" calcext:value-type="currency">
            <text:p>$494.7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43.2805" calcext:value-type="float">
            <text:p>443.2805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129.73" calcext:value-type="currency">
            <text:p>$129.7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11.6695" calcext:value-type="float">
            <text:p>111.6695</text:p>
          </table:table-cell>
          <table:table-cell office:value-type="string" calcext:value-type="string">
            <text:p>SD</text:p>
          </table:table-cell>
          <table:table-cell table:style-name="ce50" office:value-type="currency" office:currency="USD" office:value="103.8" calcext:value-type="currency">
            <text:p>$103.8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6.13" calcext:value-type="float">
            <text:p>16.1300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96.48" calcext:value-type="currency">
            <text:p>$96.48</text:p>
          </table:table-cell>
          <table:table-cell table:style-name="ce50"/>
          <table:table-cell table:number-columns-repeated="59"/>
        </table:table-row>
        <table:table-row table:style-name="ro1" table:number-rows-repeated="8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.3" calcext:value-type="float">
            <text:p>0.3000</text:p>
          </table:table-cell>
          <table:table-cell office:value-type="string" calcext:value-type="string">
            <text:p>BNB</text:p>
          </table:table-cell>
          <table:table-cell table:style-name="ce50" table:formula="of:=[.B74]*[.G42]" office:value-type="currency" office:currency="USD" office:value="79.2" calcext:value-type="currency">
            <text:p>$79.2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4" office:value-type="string" calcext:value-type="string">
            <text:p>Distrubution</text:p>
          </table:table-cell>
          <table:table-cell table:style-name="ce44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4" table:number-columns-repeated="6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93271.8286" calcext:value-type="float">
            <text:p>293271.8286</text:p>
          </table:table-cell>
          <table:table-cell office:value-type="string" calcext:value-type="string">
            <text:p>IDIA</text:p>
          </table:table-cell>
          <table:table-cell table:style-name="ce50" table:formula="of:=[.G82]*4.58" office:value-type="currency" office:currency="USD" office:value="8418.04" calcext:value-type="currency">
            <text:p>$8,418.04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838" calcext:value-type="currency">
            <text:p>$1,838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.1705" calcext:value-type="float">
            <text:p>1.1705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.17" calcext:value-type="currency">
            <text:p>$1.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82:.D101])" office:value-type="currency" office:currency="USD" office:value="8419.21" calcext:value-type="currency">
            <text:p>$8,419.21</text:p>
          </table:table-cell>
          <table:table-cell table:formula="of:=[.G84]/[.G82]" office:value-type="float" office:value="4.58063656147987" calcext:value-type="float">
            <text:p>4.58063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84]*(1-0.1337)" office:value-type="currency" office:currency="USD" office:value="7293.561623" calcext:value-type="currency">
            <text:p>$7,293.56</text:p>
          </table:table-cell>
          <table:table-cell table:formula="of:=[.G85]/[.G82]" office:value-type="float" office:value="3.96820545321001" calcext:value-type="float">
            <text:p>3.96820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84]-[.G85]" office:value-type="currency" office:currency="USD" office:value="1125.648377" calcext:value-type="currency">
            <text:p>$1,125.65</text:p>
          </table:table-cell>
          <table:table-cell table:formula="of:=[.G86]/[.G82]" office:value-type="float" office:value="0.612431108269859" calcext:value-type="float">
            <text:p>0.612431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86]*7" office:value-type="currency" office:currency="USD" office:value="1125.648377" calcext:value-type="currency">
            <text:p>$1,125.65</text:p>
          </table:table-cell>
          <table:table-cell table:style-name="ce50" table:formula="of:=([.G86]+[.D103])/7" office:value-type="currency" office:currency="USD" office:value="160.806911" calcext:value-type="currency">
            <text:p>$160.81</text:p>
          </table:table-cell>
          <table:table-cell table:style-name="ce50" table:formula="of:=[.M86]*365" office:value-type="currency" office:currency="USD" office:value="58694.522515" calcext:value-type="currency">
            <text:p>$58,694.5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85]*0.2" office:value-type="currency" office:currency="USD" office:value="1458.7123246" calcext:value-type="currency">
            <text:p>$1,458.71</text:p>
          </table:table-cell>
          <table:table-cell table:formula="of:=[.G88]/[.G82]" office:value-type="float" office:value="0.793641090642002" calcext:value-type="float">
            <text:p>0.793641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85]*0.8" office:value-type="currency" office:currency="USD" office:value="5834.8492984" calcext:value-type="currency">
            <text:p>$5,834.85</text:p>
          </table:table-cell>
          <table:table-cell table:formula="of:=[.G89]/[.G82]" office:value-type="float" office:value="3.17456436256801" calcext:value-type="float">
            <text:p>3.174564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CHR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6-01" table:style-name="ta1">
        <table:table-column table:style-name="co1" table:default-cell-style-name="Default"/>
        <table:table-column table:style-name="co1" table:default-cell-style-name="ce45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42" office:value-type="date" office:date-value="2023-06-01" calcext:value-type="date">
            <text:p>2023-06-01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4" office:value-type="string" calcext:value-type="string">
            <text:p>Distrubution</text:p>
          </table:table-cell>
          <table:table-cell table:style-name="ce44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4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576.5937" calcext:value-type="float">
            <text:p>6576.5937</text:p>
          </table:table-cell>
          <table:table-cell office:value-type="string" calcext:value-type="string">
            <text:p>BATH</text:p>
          </table:table-cell>
          <table:table-cell table:style-name="ce50" office:value-type="currency" office:currency="USD" office:value="84.15" calcext:value-type="currency">
            <text:p>$84.15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814" calcext:value-type="currency">
            <text:p>$1,814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37.2868" calcext:value-type="float">
            <text:p>337.2868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337.22" calcext:value-type="currency">
            <text:p>$337.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3.3201" calcext:value-type="float">
            <text:p>173.3201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135.5" calcext:value-type="currency">
            <text:p>$135.50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7:.D16])" office:value-type="currency" office:currency="USD" office:value="593.4" calcext:value-type="currency">
            <text:p>$593.40</text:p>
          </table:table-cell>
          <table:table-cell table:formula="of:=[.G9]/[.G7]" office:value-type="float" office:value="0.327122381477398" calcext:value-type="float">
            <text:p>0.32712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.4424" calcext:value-type="float">
            <text:p>29.4424</text:p>
          </table:table-cell>
          <table:table-cell office:value-type="string" calcext:value-type="string">
            <text:p>ELR</text:p>
          </table:table-cell>
          <table:table-cell table:style-name="ce50" office:value-type="currency" office:currency="USD" office:value="1.08" calcext:value-type="currency">
            <text:p>$1.08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9]*(1-0.1337)" office:value-type="currency" office:currency="USD" office:value="514.06242" calcext:value-type="currency">
            <text:p>$514.06</text:p>
          </table:table-cell>
          <table:table-cell table:formula="of:=[.G10]/[.G7]" office:value-type="float" office:value="0.28338611907387" calcext:value-type="float">
            <text:p>0.283386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.8673" calcext:value-type="float">
            <text:p>8.8673</text:p>
          </table:table-cell>
          <table:table-cell office:value-type="string" calcext:value-type="string">
            <text:p>YFX</text:p>
          </table:table-cell>
          <table:table-cell table:style-name="ce50" office:value-type="currency" office:currency="USD" office:value="9.66" calcext:value-type="currency">
            <text:p>$9.66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9]-[.G10]" office:value-type="currency" office:currency="USD" office:value="79.33758" calcext:value-type="currency">
            <text:p>$79.34</text:p>
          </table:table-cell>
          <table:table-cell table:formula="of:=[.G11]/[.G7]" office:value-type="float" office:value="0.0437362624035281" calcext:value-type="float">
            <text:p>0.04373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11]*7" office:value-type="currency" office:currency="USD" office:value="99.33758" calcext:value-type="currency">
            <text:p>$99.34</text:p>
          </table:table-cell>
          <table:table-cell table:style-name="ce50" table:formula="of:=([.G11]+[.D18])/7" office:value-type="currency" office:currency="USD" office:value="14.1910828571429" calcext:value-type="currency">
            <text:p>$14.19</text:p>
          </table:table-cell>
          <table:table-cell table:style-name="ce50" table:formula="of:=[.M11]*365" office:value-type="currency" office:currency="USD" office:value="5179.74524285714" calcext:value-type="currency">
            <text:p>$5,179.7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8206" calcext:value-type="float">
            <text:p>2.8206</text:p>
          </table:table-cell>
          <table:table-cell office:value-type="string" calcext:value-type="string">
            <text:p>agEUR</text:p>
          </table:table-cell>
          <table:table-cell table:style-name="ce50" office:value-type="currency" office:currency="USD" office:value="3.05" calcext:value-type="currency">
            <text:p>$3.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7221" calcext:value-type="float">
            <text:p>2.7221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2.72" calcext:value-type="currency">
            <text:p>$2.72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10]*0.2" office:value-type="currency" office:currency="USD" office:value="102.812484" calcext:value-type="currency">
            <text:p>$102.81</text:p>
          </table:table-cell>
          <table:table-cell table:formula="of:=[.G13]/[.G7]" office:value-type="float" office:value="0.056677223814774" calcext:value-type="float">
            <text:p>0.056677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7967" calcext:value-type="float">
            <text:p>1.7967</text:p>
          </table:table-cell>
          <table:table-cell office:value-type="string" calcext:value-type="string">
            <text:p>GNS</text:p>
          </table:table-cell>
          <table:table-cell table:style-name="ce50" office:value-type="currency" office:currency="USD" office:value="8.85" calcext:value-type="currency">
            <text:p>$8.85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10]*0.8" office:value-type="currency" office:currency="USD" office:value="411.249936" calcext:value-type="currency">
            <text:p>$411.25</text:p>
          </table:table-cell>
          <table:table-cell table:formula="of:=[.G14]/[.G7]" office:value-type="float" office:value="0.226708895259096" calcext:value-type="float">
            <text:p>0.226709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374" calcext:value-type="float">
            <text:p>0.1374</text:p>
          </table:table-cell>
          <table:table-cell office:value-type="string" calcext:value-type="string">
            <text:p>gmdUSDC</text:p>
          </table:table-cell>
          <table:table-cell table:style-name="ce50" office:value-type="currency" office:currency="USD" office:value="0.15" calcext:value-type="currency">
            <text:p>$0.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58" calcext:value-type="float">
            <text:p>0.0058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11.02" calcext:value-type="currency">
            <text:p>$11.02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3205" calcext:value-type="float">
            <text:p>3205.0000</text:p>
          </table:table-cell>
          <table:table-cell office:value-type="string" calcext:value-type="string">
            <text:p>neadRAM</text:p>
          </table:table-cell>
          <table:table-cell table:style-name="ce50" office:value-type="currency" office:currency="USD" office:value="20" calcext:value-type="currency">
            <text:p>$2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914" calcext:value-type="float">
            <text:p>29914.0000</text:p>
          </table:table-cell>
          <table:table-cell office:value-type="string" calcext:value-type="string">
            <text:p>SNEK</text:p>
          </table:table-cell>
          <table:table-cell table:style-name="ce50" table:formula="of:=[.B24]*[.G25]" office:value-type="currency" office:currency="USD" office:value="141.104338" calcext:value-type="currency">
            <text:p>$141.1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4.18" calcext:value-type="currency">
            <text:p>$14.18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1.775" calcext:value-type="float">
            <text:p>81.7750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534.95" calcext:value-type="currency">
            <text:p>$534.95</text:p>
          </table:table-cell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0.004717" calcext:value-type="currency">
            <text:p>$0.004717</text:p>
          </table:table-cell>
          <table:table-cell table:formula="of:=[.G25]/[.G24]" office:value-type="float" office:value="0.000332651622002821" calcext:value-type="float">
            <text:p>0.00033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94" calcext:value-type="float">
            <text:p>894.0000</text:p>
          </table:table-cell>
          <table:table-cell office:value-type="string" calcext:value-type="string">
            <text:p>elSNEK</text:p>
          </table:table-cell>
          <table:table-cell table:style-name="ce50" table:formula="of:=[.B26]*[.G26]" office:value-type="currency" office:currency="USD" office:value="4.686348" calcext:value-type="currency">
            <text:p>$4.69</text:p>
          </table:table-cell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0.005242" calcext:value-type="currency">
            <text:p>$0.005242</text:p>
          </table:table-cell>
          <table:table-cell table:formula="of:=[.G26]/[.G24]" office:value-type="float" office:value="0.000369675599435825" calcext:value-type="float">
            <text:p>0.0003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661" calcext:value-type="float">
            <text:p>0.1661</text:p>
          </table:table-cell>
          <table:table-cell office:value-type="string" calcext:value-type="string">
            <text:p>WAVAX</text:p>
          </table:table-cell>
          <table:table-cell table:style-name="ce50" table:formula="of:=[.B27]*[.G24]" office:value-type="currency" office:currency="USD" office:value="2.355298" calcext:value-type="currency">
            <text:p>$2.36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24:.D34])" office:value-type="currency" office:currency="USD" office:value="683.095984" calcext:value-type="currency">
            <text:p>$683.10</text:p>
          </table:table-cell>
          <table:table-cell table:formula="of:=[.G29]/[.G24]" office:value-type="float" office:value="48.1732005641749" calcext:value-type="float">
            <text:p>48.17320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29]*(1-0.1337)" office:value-type="currency" office:currency="USD" office:value="591.7660509392" calcext:value-type="currency">
            <text:p>$591.77</text:p>
          </table:table-cell>
          <table:table-cell table:formula="of:=[.G30]/[.G24]" office:value-type="float" office:value="41.7324436487447" calcext:value-type="float">
            <text:p>41.732444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29]-[.G30]" office:value-type="currency" office:currency="USD" office:value="91.3299330608001" calcext:value-type="currency">
            <text:p>$91.33</text:p>
          </table:table-cell>
          <table:table-cell table:formula="of:=[.G31]/[.G24]" office:value-type="float" office:value="6.44075691543019" calcext:value-type="float">
            <text:p>6.44075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31]*7" office:value-type="currency" office:currency="USD" office:value="610.1999330608" calcext:value-type="currency">
            <text:p>$610.20</text:p>
          </table:table-cell>
          <table:table-cell table:style-name="ce50" table:formula="of:=([.G31]+[.D36])/7" office:value-type="currency" office:currency="USD" office:value="87.1714190086857" calcext:value-type="currency">
            <text:p>$87.17</text:p>
          </table:table-cell>
          <table:table-cell table:style-name="ce50" table:formula="of:=[.M31]*365" office:value-type="currency" office:currency="USD" office:value="31817.5679381703" calcext:value-type="currency">
            <text:p>$31,817.57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30]*0.8" office:value-type="currency" office:currency="USD" office:value="473.41284075136" calcext:value-type="currency">
            <text:p>$473.41</text:p>
          </table:table-cell>
          <table:table-cell table:formula="of:=[.G33]/[.G24]" office:value-type="float" office:value="33.3859549189958" calcext:value-type="float">
            <text:p>33.38595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30]*0.2" office:value-type="currency" office:currency="USD" office:value="118.35321018784" calcext:value-type="currency">
            <text:p>$118.35</text:p>
          </table:table-cell>
          <table:table-cell table:formula="of:=[.G34]/[.G24]" office:value-type="float" office:value="8.34648872974894" calcext:value-type="float">
            <text:p>8.346489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110000" calcext:value-type="float">
            <text:p>110000.0000</text:p>
          </table:table-cell>
          <table:table-cell office:value-type="string" calcext:value-type="string">
            <text:p>SNEK</text:p>
          </table:table-cell>
          <table:table-cell table:style-name="ce50" table:formula="of:=[.B36]*[.G25]" office:value-type="currency" office:currency="USD" office:value="518.87" calcext:value-type="currency">
            <text:p>$518.87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2804.6429" calcext:value-type="float">
            <text:p>32804.6429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193.36" calcext:value-type="currency">
            <text:p>$193.36</text:p>
          </table:table-cell>
          <table:table-cell table:style-name="ce50"/>
          <table:table-cell office:value-type="string" calcext:value-type="string">
            <text:p>BNB</text:p>
          </table:table-cell>
          <table:table-cell table:style-name="ce52" office:value-type="currency" office:currency="USD" office:value="307" calcext:value-type="currency">
            <text:p>$307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250.8528" calcext:value-type="float">
            <text:p>9250.8528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667.77" calcext:value-type="currency">
            <text:p>$667.77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office:value-type="currency" office:currency="USD" office:value="0.203" calcext:value-type="currency">
            <text:p>$0.203000</text:p>
          </table:table-cell>
          <table:table-cell table:formula="of:=[.G43]/[.G42]" office:value-type="float" office:value="0.000661237785016287" calcext:value-type="float">
            <text:p>0.0006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402.5144" calcext:value-type="float">
            <text:p>7402.5144</text:p>
          </table:table-cell>
          <table:table-cell office:value-type="string" calcext:value-type="string">
            <text:p>PSTAKE</text:p>
          </table:table-cell>
          <table:table-cell table:style-name="ce50" office:value-type="currency" office:currency="USD" office:value="375.24" calcext:value-type="currency">
            <text:p>$375.24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table:formula="of:=[.G43]*1.4" office:value-type="currency" office:currency="USD" office:value="0.2842" calcext:value-type="currency">
            <text:p>$0.284200</text:p>
          </table:table-cell>
          <table:table-cell table:formula="of:=[.G44]/[.G42]" office:value-type="float" office:value="0.000925732899022801" calcext:value-type="float">
            <text:p>0.00092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719.6521" calcext:value-type="float">
            <text:p>6719.6521</text:p>
          </table:table-cell>
          <table:table-cell office:value-type="string" calcext:value-type="string">
            <text:p>ANKR</text:p>
          </table:table-cell>
          <table:table-cell table:style-name="ce50" office:value-type="currency" office:currency="USD" office:value="177.18" calcext:value-type="currency">
            <text:p>$177.1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464.7779" calcext:value-type="float">
            <text:p>2464.7779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508.68" calcext:value-type="currency">
            <text:p>$508.68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88.0703" calcext:value-type="float">
            <text:p>888.0703</text:p>
          </table:table-cell>
          <table:table-cell office:value-type="string" calcext:value-type="string">
            <text:p>eTHENA</text:p>
          </table:table-cell>
          <table:table-cell table:style-name="ce50" office:value-type="currency" office:currency="USD" office:value="217.82" calcext:value-type="currency">
            <text:p>$217.82</text:p>
          </table:table-cell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42:.D72])" office:value-type="currency" office:currency="USD" office:value="4658.15" calcext:value-type="currency">
            <text:p>$4,658.15</text:p>
          </table:table-cell>
          <table:table-cell table:formula="of:=[.G47]/[.G42]" office:value-type="float" office:value="15.1731270358306" calcext:value-type="float">
            <text:p>15.17312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96.9072" calcext:value-type="float">
            <text:p>796.9072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649.75" calcext:value-type="currency">
            <text:p>$649.75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47]*(1-0.1337)" office:value-type="currency" office:currency="USD" office:value="4035.355345" calcext:value-type="currency">
            <text:p>$4,035.36</text:p>
          </table:table-cell>
          <table:table-cell table:formula="of:=[.G48]/[.G42]" office:value-type="float" office:value="13.1444799511401" calcext:value-type="float">
            <text:p>13.14448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91.3397" calcext:value-type="float">
            <text:p>591.3397</text:p>
          </table:table-cell>
          <table:table-cell office:value-type="string" calcext:value-type="string">
            <text:p>BRZ</text:p>
          </table:table-cell>
          <table:table-cell table:style-name="ce50" office:value-type="currency" office:currency="USD" office:value="117.89" calcext:value-type="currency">
            <text:p>$117.89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47]-[.G48]" office:value-type="currency" office:currency="USD" office:value="622.794655" calcext:value-type="currency">
            <text:p>$622.79</text:p>
          </table:table-cell>
          <table:table-cell table:formula="of:=[.G49]/[.G42]" office:value-type="float" office:value="2.02864708469055" calcext:value-type="float">
            <text:p>2.02864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49]*7" office:value-type="currency" office:currency="USD" office:value="766.501355" calcext:value-type="currency">
            <text:p>$766.50</text:p>
          </table:table-cell>
          <table:table-cell table:style-name="ce50" table:formula="of:=([.G49]+[.D74])/7" office:value-type="currency" office:currency="USD" office:value="109.500193571429" calcext:value-type="currency">
            <text:p>$109.50</text:p>
          </table:table-cell>
          <table:table-cell table:style-name="ce50" table:formula="of:=[.M49]*365" office:value-type="currency" office:currency="USD" office:value="39967.5706535714" calcext:value-type="currency">
            <text:p>$39,967.5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71.8853" calcext:value-type="float">
            <text:p>571.8853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189.7" calcext:value-type="currency">
            <text:p>$189.7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05.918" calcext:value-type="float">
            <text:p>205.9180</text:p>
          </table:table-cell>
          <table:table-cell office:value-type="string" calcext:value-type="string">
            <text:p>SD</text:p>
          </table:table-cell>
          <table:table-cell table:style-name="ce50" office:value-type="currency" office:currency="USD" office:value="195.06" calcext:value-type="currency">
            <text:p>$195.06</text:p>
          </table:table-cell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48]*0.2" office:value-type="currency" office:currency="USD" office:value="807.071069" calcext:value-type="currency">
            <text:p>$807.07</text:p>
          </table:table-cell>
          <table:table-cell table:formula="of:=[.G51]/[.G42]" office:value-type="float" office:value="2.62889599022801" calcext:value-type="float">
            <text:p>2.628896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0.0324" calcext:value-type="float">
            <text:p>90.0324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90.02" calcext:value-type="currency">
            <text:p>$90.02</text:p>
          </table:table-cell>
          <table:table-cell table:style-name="ce50"/>
          <table:table-cell office:value-type="string" calcext:value-type="string">
            <text:p>Staking</text:p>
          </table:table-cell>
          <table:table-cell table:style-name="ce50" table:formula="of:=[.G48]*0.8" office:value-type="currency" office:currency="USD" office:value="3228.284276" calcext:value-type="currency">
            <text:p>$3,228.28</text:p>
          </table:table-cell>
          <table:table-cell table:formula="of:=[.G52]/[.G42]" office:value-type="float" office:value="10.5155839609121" calcext:value-type="float">
            <text:p>10.515584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2.1796" calcext:value-type="float">
            <text:p>42.1796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284.59" calcext:value-type="currency">
            <text:p>$284.59</text:p>
          </table:table-cell>
          <table:table-cell table:style-name="ce50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84.9624" calcext:value-type="float">
            <text:p>1084.9624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78.32" calcext:value-type="currency">
            <text:p>$78.32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38.8598" calcext:value-type="float">
            <text:p>138.8598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38.82" calcext:value-type="currency">
            <text:p>$138.82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38.722" calcext:value-type="float">
            <text:p>138.7220</text:p>
          </table:table-cell>
          <table:table-cell office:value-type="string" calcext:value-type="string">
            <text:p>BUSD</text:p>
          </table:table-cell>
          <table:table-cell table:style-name="ce50" office:value-type="currency" office:currency="USD" office:value="138.69" calcext:value-type="currency">
            <text:p>$138.6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8.2395" calcext:value-type="float">
            <text:p>108.2395</text:p>
          </table:table-cell>
          <table:table-cell office:value-type="string" calcext:value-type="string">
            <text:p>MATIC</text:p>
          </table:table-cell>
          <table:table-cell table:style-name="ce50" office:value-type="currency" office:currency="USD" office:value="97.35" calcext:value-type="currency">
            <text:p>$97.3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74.6764" calcext:value-type="float">
            <text:p>74.6764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74.7" calcext:value-type="currency">
            <text:p>$74.7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0.5895" calcext:value-type="float">
            <text:p>60.5895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0.36" calcext:value-type="currency">
            <text:p>$0.3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6.0597" calcext:value-type="float">
            <text:p>26.0597</text:p>
          </table:table-cell>
          <table:table-cell office:value-type="string" calcext:value-type="string">
            <text:p>FIL</text:p>
          </table:table-cell>
          <table:table-cell table:style-name="ce50" office:value-type="currency" office:currency="USD" office:value="130.34" calcext:value-type="currency">
            <text:p>$130.34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5.9317" calcext:value-type="float">
            <text:p>25.9317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8.6" calcext:value-type="currency">
            <text:p>$8.6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3.0585" calcext:value-type="float">
            <text:p>13.0585</text:p>
          </table:table-cell>
          <table:table-cell office:value-type="string" calcext:value-type="string">
            <text:p>eTHENA</text:p>
          </table:table-cell>
          <table:table-cell table:style-name="ce50" office:value-type="currency" office:currency="USD" office:value="3.2" calcext:value-type="currency">
            <text:p>$3.2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9.863" calcext:value-type="float">
            <text:p>9.8630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8.04" calcext:value-type="currency">
            <text:p>$8.04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.5053" calcext:value-type="float">
            <text:p>8.5053</text:p>
          </table:table-cell>
          <table:table-cell office:value-type="string" calcext:value-type="string">
            <text:p>MULTI</text:p>
          </table:table-cell>
          <table:table-cell table:style-name="ce50" office:value-type="currency" office:currency="USD" office:value="31.86" calcext:value-type="currency">
            <text:p>$31.8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862" calcext:value-type="float">
            <text:p>0.8620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264.97" calcext:value-type="currency">
            <text:p>$264.9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3997" calcext:value-type="float">
            <text:p>0.3997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0.4" calcext:value-type="currency">
            <text:p>$0.4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369" calcext:value-type="float">
            <text:p>0.1369</text:p>
          </table:table-cell>
          <table:table-cell office:value-type="string" calcext:value-type="string">
            <text:p>jBRL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225" calcext:value-type="float">
            <text:p>0.0225</text:p>
          </table:table-cell>
          <table:table-cell office:value-type="string" calcext:value-type="string">
            <text:p>ankrBNB</text:p>
          </table:table-cell>
          <table:table-cell table:style-name="ce50" office:value-type="currency" office:currency="USD" office:value="7.2" calcext:value-type="currency">
            <text:p>$7.2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BNBx</text:p>
          </table:table-cell>
          <table:table-cell table:style-name="ce50" office:value-type="currency" office:currency="USD" office:value="3.27" calcext:value-type="currency">
            <text:p>$3.2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ETH</text:p>
          </table:table-cell>
          <table:table-cell table:style-name="ce50" office:value-type="currency" office:currency="USD" office:value="4.51" calcext:value-type="currency">
            <text:p>$4.51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office:value-type="float" office:value="0.0015" calcext:value-type="float">
            <text:p>0.0015</text:p>
          </table:table-cell>
          <table:table-cell office:value-type="string" calcext:value-type="string">
            <text:p>stkBNB</text:p>
          </table:table-cell>
          <table:table-cell table:style-name="ce50" office:value-type="currency" office:currency="USD" office:value="0.46" calcext:value-type="currency">
            <text:p>$0.46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.4681" calcext:value-type="float">
            <text:p>0.4681</text:p>
          </table:table-cell>
          <table:table-cell office:value-type="string" calcext:value-type="string">
            <text:p>BNB</text:p>
          </table:table-cell>
          <table:table-cell table:style-name="ce50" table:formula="of:=[.B74]*[.G42]" office:value-type="currency" office:currency="USD" office:value="143.7067" calcext:value-type="currency">
            <text:p>$143.71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4" office:value-type="string" calcext:value-type="string">
            <text:p>Distrubution</text:p>
          </table:table-cell>
          <table:table-cell table:style-name="ce44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4" table:number-columns-repeated="6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388.9594" calcext:value-type="float">
            <text:p>3388.9594</text:p>
          </table:table-cell>
          <table:table-cell office:value-type="string" calcext:value-type="string">
            <text:p>LEVI</text:p>
          </table:table-cell>
          <table:table-cell table:style-name="ce50" office:value-type="currency" office:currency="USD" office:value="1593.42" calcext:value-type="currency">
            <text:p>$1,593.42</text:p>
          </table:table-cell>
          <table:table-cell office:value-type="string" calcext:value-type="string">
            <text:p>@$0.47</text:p>
          </table:table-cell>
          <table:table-cell office:value-type="string" calcext:value-type="string">
            <text:p>ETH Price</text:p>
          </table:table-cell>
          <table:table-cell table:style-name="ce50" office:value-type="currency" office:currency="USD" office:value="1858" calcext:value-type="currency">
            <text:p>$1,858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75.3102" calcext:value-type="float">
            <text:p>75.3102</text:p>
          </table:table-cell>
          <table:table-cell office:value-type="string" calcext:value-type="string">
            <text:p>CHR</text:p>
          </table:table-cell>
          <table:table-cell table:style-name="ce50" office:value-type="currency" office:currency="USD" office:value="12.45" calcext:value-type="currency">
            <text:p>$12.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4.0061" calcext:value-type="float">
            <text:p>64.0061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63.99" calcext:value-type="currency">
            <text:p>$63.99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84:.D101])" office:value-type="currency" office:currency="USD" office:value="7627.79" calcext:value-type="currency">
            <text:p>$7,627.79</text:p>
          </table:table-cell>
          <table:table-cell table:formula="of:=[.G84]/[.G82]" office:value-type="float" office:value="4.10537674919268" calcext:value-type="float">
            <text:p>4.10537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3063.4578" calcext:value-type="float">
            <text:p>43063.4578</text:p>
          </table:table-cell>
          <table:table-cell office:value-type="string" calcext:value-type="string">
            <text:p>GB</text:p>
          </table:table-cell>
          <table:table-cell table:style-name="ce50" office:value-type="currency" office:currency="USD" office:value="2293.25" calcext:value-type="currency">
            <text:p>$2,293.25</text:p>
          </table:table-cell>
          <table:table-cell office:value-type="string" calcext:value-type="string">
            <text:p>@$0.05</text:p>
          </table:table-cell>
          <table:table-cell office:value-type="string" calcext:value-type="string">
            <text:p>Base</text:p>
          </table:table-cell>
          <table:table-cell table:style-name="ce50" table:formula="of:=[.G84]*(1-0.1337)" office:value-type="currency" office:currency="USD" office:value="6607.954477" calcext:value-type="currency">
            <text:p>$6,607.95</text:p>
          </table:table-cell>
          <table:table-cell table:formula="of:=[.G85]/[.G82]" office:value-type="float" office:value="3.55648787782562" calcext:value-type="float">
            <text:p>3.55648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76463.8038" calcext:value-type="float">
            <text:p>376463.8038</text:p>
          </table:table-cell>
          <table:table-cell office:value-type="string" calcext:value-type="string">
            <text:p>RING</text:p>
          </table:table-cell>
          <table:table-cell table:style-name="ce50" office:value-type="currency" office:currency="USD" office:value="3916.32" calcext:value-type="currency">
            <text:p>$3,916.32</text:p>
          </table:table-cell>
          <table:table-cell office:value-type="string" calcext:value-type="string">
            <text:p>@$0.01</text:p>
          </table:table-cell>
          <table:table-cell office:value-type="string" calcext:value-type="string">
            <text:p>PoL</text:p>
          </table:table-cell>
          <table:table-cell table:style-name="ce50" table:formula="of:=[.G84]-[.G85]" office:value-type="currency" office:currency="USD" office:value="1019.835523" calcext:value-type="currency">
            <text:p>$1,019.84</text:p>
          </table:table-cell>
          <table:table-cell table:formula="of:=[.G86]/[.G82]" office:value-type="float" office:value="0.548888871367062" calcext:value-type="float">
            <text:p>0.548889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86]*7" office:value-type="currency" office:currency="USD" office:value="1039.835523" calcext:value-type="currency">
            <text:p>$1,039.84</text:p>
          </table:table-cell>
          <table:table-cell table:style-name="ce50" table:formula="of:=([.G86]+[.D103])/7" office:value-type="currency" office:currency="USD" office:value="148.547931857143" calcext:value-type="currency">
            <text:p>$148.55</text:p>
          </table:table-cell>
          <table:table-cell table:style-name="ce50" table:formula="of:=[.M86]*365" office:value-type="currency" office:currency="USD" office:value="54219.9951278572" calcext:value-type="currency">
            <text:p>$54,220.0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253.1411" calcext:value-type="float">
            <text:p>2253.1411</text:p>
          </table:table-cell>
          <table:table-cell office:value-type="string" calcext:value-type="string">
            <text:p>RING</text:p>
          </table:table-cell>
          <table:table-cell table:style-name="ce50" office:value-type="currency" office:currency="USD" office:value="23.71" calcext:value-type="currency">
            <text:p>$23.71</text:p>
          </table:table-cell>
          <table:table-cell office:value-type="string" calcext:value-type="string">
            <text:p>@$0.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97.4982" calcext:value-type="float">
            <text:p>697.4982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545.21" calcext:value-type="currency">
            <text:p>$545.21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85]*0.2" office:value-type="currency" office:currency="USD" office:value="1321.5908954" calcext:value-type="currency">
            <text:p>$1,321.59</text:p>
          </table:table-cell>
          <table:table-cell table:formula="of:=[.G88]/[.G82]" office:value-type="float" office:value="0.711297575565124" calcext:value-type="float">
            <text:p>0.711298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7.2678" calcext:value-type="float">
            <text:p>167.2678</text:p>
          </table:table-cell>
          <table:table-cell office:value-type="string" calcext:value-type="string">
            <text:p>POI$ON</text:p>
          </table:table-cell>
          <table:table-cell table:style-name="ce50" office:value-type="currency" office:currency="USD" office:value="39.13" calcext:value-type="currency">
            <text:p>$39.13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85]*0.8" office:value-type="currency" office:currency="USD" office:value="5286.3635816" calcext:value-type="currency">
            <text:p>$5,286.36</text:p>
          </table:table-cell>
          <table:table-cell table:formula="of:=[.G89]/[.G82]" office:value-type="float" office:value="2.84519030226049" calcext:value-type="float">
            <text:p>2.84519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5.8594" calcext:value-type="float">
            <text:p>125.8594</text:p>
          </table:table-cell>
          <table:table-cell office:value-type="string" calcext:value-type="string">
            <text:p>GB</text:p>
          </table:table-cell>
          <table:table-cell table:style-name="ce50" office:value-type="currency" office:currency="USD" office:value="6.85" calcext:value-type="currency">
            <text:p>$6.8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18.0518" calcext:value-type="float">
            <text:p>118.0518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18.04" calcext:value-type="currency">
            <text:p>$118.0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6.5397" calcext:value-type="float">
            <text:p>76.5397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2.43" calcext:value-type="currency">
            <text:p>$2.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.9194" calcext:value-type="float">
            <text:p>16.9194</text:p>
          </table:table-cell>
          <table:table-cell office:value-type="string" calcext:value-type="string">
            <text:p>LEVI</text:p>
          </table:table-cell>
          <table:table-cell table:style-name="ce50" office:value-type="currency" office:currency="USD" office:value="8.05" calcext:value-type="currency">
            <text:p>$8.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3.909" calcext:value-type="float">
            <text:p>13.909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91.53" calcext:value-type="currency">
            <text:p>$91.5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7.2612" calcext:value-type="float">
            <text:p>7.2612</text:p>
          </table:table-cell>
          <table:table-cell office:value-type="string" calcext:value-type="string">
            <text:p>YFX</text:p>
          </table:table-cell>
          <table:table-cell table:style-name="ce50" office:value-type="currency" office:currency="USD" office:value="7.91" calcext:value-type="currency">
            <text:p>$7.9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6797" calcext:value-type="float">
            <text:p>0.6797</text:p>
          </table:table-cell>
          <table:table-cell office:value-type="string" calcext:value-type="string">
            <text:p>gmdUSDC</text:p>
          </table:table-cell>
          <table:table-cell table:style-name="ce50" office:value-type="currency" office:currency="USD" office:value="0.74" calcext:value-type="currency">
            <text:p>$0.7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2676" calcext:value-type="float">
            <text:p>0.2676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505.28" calcext:value-type="currency">
            <text:p>$505.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322" calcext:value-type="float">
            <text:p>0.1322</text:p>
          </table:table-cell>
          <table:table-cell office:value-type="string" calcext:value-type="string">
            <text:p>LQDR</text:p>
          </table:table-cell>
          <table:table-cell table:style-name="ce50" office:value-type="currency" office:currency="USD" office:value="0.09" calcext:value-type="currency">
            <text:p>$0.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91" calcext:value-type="float">
            <text:p>0.0091</text:p>
          </table:table-cell>
          <table:table-cell office:value-type="string" calcext:value-type="string">
            <text:p>LQTY</text:p>
          </table:table-cell>
          <table:table-cell table:style-name="ce50" office:value-type="currency" office:currency="USD" office:value="0.01" calcext:value-type="currency">
            <text:p>$0.0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047" calcext:value-type="float">
            <text:p>0.0047</text:p>
          </table:table-cell>
          <table:table-cell office:value-type="string" calcext:value-type="string">
            <text:p>xSHRAP</text:p>
          </table:table-cell>
          <table:table-cell table:style-name="ce50" office:value-type="currency" office:currency="USD" office:value="0.25" calcext:value-type="currency">
            <text:p>$0.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26" calcext:value-type="float">
            <text:p>0.0026</text:p>
          </table:table-cell>
          <table:table-cell office:value-type="string" calcext:value-type="string">
            <text:p>frxETH</text:p>
          </table:table-cell>
          <table:table-cell table:style-name="ce50" office:value-type="currency" office:currency="USD" office:value="5" calcext:value-type="currency">
            <text:p>$5.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3205" calcext:value-type="float">
            <text:p>3205.0000</text:p>
          </table:table-cell>
          <table:table-cell office:value-type="string" calcext:value-type="string">
            <text:p>neadRAM</text:p>
          </table:table-cell>
          <table:table-cell table:style-name="ce50" office:value-type="currency" office:currency="USD" office:value="20" calcext:value-type="currency">
            <text:p>$20.00</text:p>
          </table:table-cell>
          <table:table-cell table:number-columns-repeated="60"/>
        </table:table-row>
        <table:table-row table:style-name="ro1" table:number-rows-repeated="10484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5-25" table:style-name="ta1">
        <table:table-column table:style-name="co1" table:default-cell-style-name="Default"/>
        <table:table-column table:style-name="co1" table:default-cell-style-name="ce45"/>
        <table:table-column table:style-name="co1" table:number-columns-repeated="5" table:default-cell-style-name="Default"/>
        <table:table-column table:style-name="co1" table:default-cell-style-name="ce45"/>
        <table:table-column table:style-name="co1" table:number-columns-repeated="56" table:default-cell-style-name="Default"/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7"/>
          <table:table-cell table:style-name="Default"/>
          <table:table-cell table:number-columns-repeated="56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4" office:value-type="string" calcext:value-type="string">
            <text:p>Distrubution</text:p>
          </table:table-cell>
          <table:table-cell table:style-name="ce44" office:value-type="string" calcext:value-type="string">
            <text:p>(In USD)</text:p>
          </table:table-cell>
          <table:table-cell table:style-name="ce48" office:value-type="string" calcext:value-type="string">
            <text:p>(In ETH)</text:p>
          </table:table-cell>
          <table:table-cell table:style-name="ce44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778.5123" calcext:value-type="float">
            <text:p>19778.5123</text:p>
          </table:table-cell>
          <table:table-cell office:value-type="string" calcext:value-type="string">
            <text:p>RAM</text:p>
          </table:table-cell>
          <table:table-cell table:style-name="ce50" office:value-type="currency" office:currency="USD" office:value="679.09" calcext:value-type="currency">
            <text:p>$679.09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814" calcext:value-type="currency">
            <text:p>$1,814.00</text:p>
          </table:table-cell>
          <table:table-cell office:value-type="float" office:value="1" calcext:value-type="float">
            <text:p>1.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50.2204" calcext:value-type="float">
            <text:p>550.2204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550.33" calcext:value-type="currency">
            <text:p>$550.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8.3122" calcext:value-type="float">
            <text:p>178.3122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0.99" calcext:value-type="currency">
            <text:p>$0.99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7:.D16])" office:value-type="currency" office:currency="USD" office:value="1508.39" calcext:value-type="currency">
            <text:p>$1,508.39</text:p>
          </table:table-cell>
          <table:table-cell table:formula="of:=[.G9]/[.G7]" office:value-type="float" office:value="0.831527012127894" calcext:value-type="float">
            <text:p>0.8315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6.9009" calcext:value-type="float">
            <text:p>36.9009</text:p>
          </table:table-cell>
          <table:table-cell office:value-type="string" calcext:value-type="string">
            <text:p>GNS</text:p>
          </table:table-cell>
          <table:table-cell table:style-name="ce50" office:value-type="currency" office:currency="USD" office:value="173.34" calcext:value-type="currency">
            <text:p>$173.34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9]*(1-0.1337)" office:value-type="currency" office:currency="USD" office:value="1306.718257" calcext:value-type="currency">
            <text:p>$1,306.72</text:p>
          </table:table-cell>
          <table:table-cell table:formula="of:=[.G10]/[.G7]" office:value-type="float" office:value="0.720351850606395" calcext:value-type="float">
            <text:p>0.7204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6.5481" calcext:value-type="float">
            <text:p>36.5481</text:p>
          </table:table-cell>
          <table:table-cell office:value-type="string" calcext:value-type="string">
            <text:p>ARB</text:p>
          </table:table-cell>
          <table:table-cell table:style-name="ce50" office:value-type="currency" office:currency="USD" office:value="40.13" calcext:value-type="currency">
            <text:p>$40.13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9]-[.G10]" office:value-type="currency" office:currency="USD" office:value="201.671743" calcext:value-type="currency">
            <text:p>$201.67</text:p>
          </table:table-cell>
          <table:table-cell table:formula="of:=[.G11]/[.G7]" office:value-type="float" office:value="0.111175161521499" calcext:value-type="float">
            <text:p>0.1112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11]*7" office:value-type="currency" office:currency="USD" office:value="221.671743" calcext:value-type="currency">
            <text:p>$221.67</text:p>
          </table:table-cell>
          <table:table-cell table:style-name="ce50" table:formula="of:=([.G11]+[.D18])/7" office:value-type="currency" office:currency="USD" office:value="31.6673918571429" calcext:value-type="currency">
            <text:p>$31.67</text:p>
          </table:table-cell>
          <table:table-cell table:style-name="ce50" table:formula="of:=[.M11]*365" office:value-type="currency" office:currency="USD" office:value="11558.5980278571" calcext:value-type="currency">
            <text:p>$11,558.6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.7055" calcext:value-type="float">
            <text:p>5.7055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39.05" calcext:value-type="currency">
            <text:p>$39.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.8624" calcext:value-type="float">
            <text:p>4.8624</text:p>
          </table:table-cell>
          <table:table-cell office:value-type="string" calcext:value-type="string">
            <text:p>LQDR</text:p>
          </table:table-cell>
          <table:table-cell table:style-name="ce50" office:value-type="currency" office:currency="USD" office:value="3.56" calcext:value-type="currency">
            <text:p>$3.56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10]*0.2" office:value-type="currency" office:currency="USD" office:value="261.3436514" calcext:value-type="currency">
            <text:p>$261.34</text:p>
          </table:table-cell>
          <table:table-cell table:formula="of:=[.G13]/[.G7]" office:value-type="float" office:value="0.144070370121279" calcext:value-type="float">
            <text:p>0.1441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4835" calcext:value-type="float">
            <text:p>2.4835</text:p>
          </table:table-cell>
          <table:table-cell office:value-type="string" calcext:value-type="string">
            <text:p>YFX</text:p>
          </table:table-cell>
          <table:table-cell table:style-name="ce50" office:value-type="currency" office:currency="USD" office:value="2.84" calcext:value-type="currency">
            <text:p>$2.84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10]*0.8" office:value-type="currency" office:currency="USD" office:value="1045.3746056" calcext:value-type="currency">
            <text:p>$1,045.37</text:p>
          </table:table-cell>
          <table:table-cell table:formula="of:=[.G14]/[.G7]" office:value-type="float" office:value="0.576281480485116" calcext:value-type="float">
            <text:p>0.5763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3123" calcext:value-type="float">
            <text:p>0.3123</text:p>
          </table:table-cell>
          <table:table-cell office:value-type="string" calcext:value-type="string">
            <text:p>gmdUSDC</text:p>
          </table:table-cell>
          <table:table-cell table:style-name="ce50" office:value-type="currency" office:currency="USD" office:value="0.34" calcext:value-type="currency">
            <text:p>$0.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105" calcext:value-type="float">
            <text:p>0.0105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18.72" calcext:value-type="currency">
            <text:p>$18.72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3205" calcext:value-type="float">
            <text:p>3205.0000</text:p>
          </table:table-cell>
          <table:table-cell office:value-type="string" calcext:value-type="string">
            <text:p>neadRAM</text:p>
          </table:table-cell>
          <table:table-cell table:style-name="ce50" office:value-type="currency" office:currency="USD" office:value="20" calcext:value-type="currency">
            <text:p>$2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Distrubution</text:p>
          </table:table-cell>
          <table:table-cell table:style-name="ce43" office:value-type="string" calcext:value-type="string">
            <text:p>(In USD)</text:p>
          </table:table-cell>
          <table:table-cell table:style-name="ce47" office:value-type="string" calcext:value-type="string">
            <text:p>(In AVAX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0081.5422" calcext:value-type="float">
            <text:p>60081.5422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420.85" calcext:value-type="currency">
            <text:p>$420.85</text:p>
          </table:table-cell>
          <table:table-cell/>
          <table:table-cell office:value-type="string" calcext:value-type="string">
            <text:p>AVAX Price</text:p>
          </table:table-cell>
          <table:table-cell table:style-name="ce50" office:value-type="currency" office:currency="USD" office:value="14.09" calcext:value-type="currency">
            <text:p>$14.09</text:p>
          </table:table-cell>
          <table:table-cell office:value-type="float" office:value="1" calcext:value-type="float">
            <text:p>1.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0394.8459" calcext:value-type="float">
            <text:p>50394.8459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287.73" calcext:value-type="currency">
            <text:p>$287.7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037.3111" calcext:value-type="float">
            <text:p>2037.3111</text:p>
          </table:table-cell>
          <table:table-cell office:value-type="string" calcext:value-type="string">
            <text:p>elSNEK</text:p>
          </table:table-cell>
          <table:table-cell table:style-name="ce50" office:value-type="currency" office:currency="USD" office:value="12.7" calcext:value-type="currency">
            <text:p>$12.70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24:.D34])" office:value-type="currency" office:currency="USD" office:value="1079.14" calcext:value-type="currency">
            <text:p>$1,079.14</text:p>
          </table:table-cell>
          <table:table-cell table:formula="of:=[.G26]/[.G24]" office:value-type="float" office:value="76.5890702625976" calcext:value-type="float">
            <text:p>76.589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34.9028" calcext:value-type="float">
            <text:p>1934.9028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169.84" calcext:value-type="currency">
            <text:p>$169.84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26]*(1-0.1337)" office:value-type="currency" office:currency="USD" office:value="934.858982" calcext:value-type="currency">
            <text:p>$934.86</text:p>
          </table:table-cell>
          <table:table-cell table:formula="of:=[.G27]/[.G24]" office:value-type="float" office:value="66.3491115684883" calcext:value-type="float">
            <text:p>66.3491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8.3897" calcext:value-type="float">
            <text:p>88.3897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88.38" calcext:value-type="currency">
            <text:p>$88.38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26]-[.G27]" office:value-type="currency" office:currency="USD" office:value="144.281018" calcext:value-type="currency">
            <text:p>$144.28</text:p>
          </table:table-cell>
          <table:table-cell table:formula="of:=[.G28]/[.G24]" office:value-type="float" office:value="10.2399586941093" calcext:value-type="float">
            <text:p>10.24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28]*7" office:value-type="currency" office:currency="USD" office:value="952.401018" calcext:value-type="currency">
            <text:p>$952.40</text:p>
          </table:table-cell>
          <table:table-cell table:style-name="ce50" table:formula="of:=([.G28]+[.D36])/7" office:value-type="currency" office:currency="USD" office:value="136.057288285714" calcext:value-type="currency">
            <text:p>$136.06</text:p>
          </table:table-cell>
          <table:table-cell table:style-name="ce50" table:formula="of:=[.M28]*365" office:value-type="currency" office:currency="USD" office:value="49660.9102242857" calcext:value-type="currency">
            <text:p>$49,660.9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5.2754" calcext:value-type="float">
            <text:p>45.2754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45.28" calcext:value-type="currency">
            <text:p>$45.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1.2759" calcext:value-type="float">
            <text:p>31.2759</text:p>
          </table:table-cell>
          <table:table-cell office:value-type="string" calcext:value-type="string">
            <text:p>USDC.e</text:p>
          </table:table-cell>
          <table:table-cell table:style-name="ce50" office:value-type="currency" office:currency="USD" office:value="31.28" calcext:value-type="currency">
            <text:p>$31.28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27]*0.8" office:value-type="currency" office:currency="USD" office:value="747.8871856" calcext:value-type="currency">
            <text:p>$747.89</text:p>
          </table:table-cell>
          <table:table-cell table:formula="of:=[.G30]/[.G24]" office:value-type="float" office:value="53.0792892547906" calcext:value-type="float">
            <text:p>53.0793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4746" calcext:value-type="float">
            <text:p>1.4746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20.84" calcext:value-type="currency">
            <text:p>$20.84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27]*0.2" office:value-type="currency" office:currency="USD" office:value="186.9717964" calcext:value-type="currency">
            <text:p>$186.97</text:p>
          </table:table-cell>
          <table:table-cell table:formula="of:=[.G31]/[.G24]" office:value-type="float" office:value="13.2698223136977" calcext:value-type="float">
            <text:p>13.2698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3622" calcext:value-type="float">
            <text:p>0.3622</text:p>
          </table:table-cell>
          <table:table-cell office:value-type="string" calcext:value-type="string">
            <text:p>gmdUSDC</text:p>
          </table:table-cell>
          <table:table-cell table:style-name="ce50" office:value-type="currency" office:currency="USD" office:value="0.38" calcext:value-type="currency">
            <text:p>$0.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1" calcext:value-type="float">
            <text:p>0.0010</text:p>
          </table:table-cell>
          <table:table-cell office:value-type="string" calcext:value-type="string">
            <text:p>BIFI</text:p>
          </table:table-cell>
          <table:table-cell table:style-name="ce50" office:value-type="currency" office:currency="USD" office:value="0.4" calcext:value-type="currency">
            <text:p>$0.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08" calcext:value-type="float">
            <text:p>0.0008</text:p>
          </table:table-cell>
          <table:table-cell office:value-type="string" calcext:value-type="string">
            <text:p>WETH.e</text:p>
          </table:table-cell>
          <table:table-cell table:style-name="ce50" office:value-type="currency" office:currency="USD" office:value="1.46" calcext:value-type="currency">
            <text:p>$1.46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115013" calcext:value-type="float">
            <text:p>115013.0000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808.12" calcext:value-type="currency">
            <text:p>$808.12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Distrubution</text:p>
          </table:table-cell>
          <table:table-cell table:style-name="ce43" office:value-type="string" calcext:value-type="string">
            <text:p>(In USD)</text:p>
          </table:table-cell>
          <table:table-cell table:style-name="ce47" office:value-type="string" calcext:value-type="string">
            <text:p>(In BNB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61420.112" calcext:value-type="float">
            <text:p>161420.1120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885.82" calcext:value-type="currency">
            <text:p>$885.82</text:p>
          </table:table-cell>
          <table:table-cell table:style-name="ce50"/>
          <table:table-cell office:value-type="string" calcext:value-type="string">
            <text:p>BNB Price</text:p>
          </table:table-cell>
          <table:table-cell table:style-name="ce50" office:value-type="currency" office:currency="USD" office:value="304.09" calcext:value-type="currency">
            <text:p>$304.09</text:p>
          </table:table-cell>
          <table:table-cell office:value-type="float" office:value="1" calcext:value-type="float">
            <text:p>1.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971.5425" calcext:value-type="float">
            <text:p>11971.5425</text:p>
          </table:table-cell>
          <table:table-cell office:value-type="string" calcext:value-type="string">
            <text:p>ANKR</text:p>
          </table:table-cell>
          <table:table-cell table:style-name="ce50" office:value-type="currency" office:currency="USD" office:value="294.05" calcext:value-type="currency">
            <text:p>$294.0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532.8208" calcext:value-type="float">
            <text:p>7532.8208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237.98" calcext:value-type="currency">
            <text:p>$237.98</text:p>
          </table:table-cell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42:.D71])" office:value-type="currency" office:currency="USD" office:value="4293.48" calcext:value-type="currency">
            <text:p>$4,293.48</text:p>
          </table:table-cell>
          <table:table-cell table:formula="of:=[.G44]/[.G42]" office:value-type="float" office:value="14.1191094741688" calcext:value-type="float">
            <text:p>14.119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790.7591" calcext:value-type="float">
            <text:p>3790.7591</text:p>
          </table:table-cell>
          <table:table-cell office:value-type="string" calcext:value-type="string">
            <text:p>GRAIN</text:p>
          </table:table-cell>
          <table:table-cell table:style-name="ce50" office:value-type="currency" office:currency="USD" office:value="132.3" calcext:value-type="currency">
            <text:p>$132.30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44]*(1-0.1337)" office:value-type="currency" office:currency="USD" office:value="3719.441724" calcext:value-type="currency">
            <text:p>$3,719.44</text:p>
          </table:table-cell>
          <table:table-cell table:formula="of:=[.G45]/[.G42]" office:value-type="float" office:value="12.2313845374725" calcext:value-type="float">
            <text:p>12.2314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97.1543" calcext:value-type="float">
            <text:p>1197.1543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227.53" calcext:value-type="currency">
            <text:p>$227.53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44]-[.G45]" office:value-type="currency" office:currency="USD" office:value="574.038276" calcext:value-type="currency">
            <text:p>$574.04</text:p>
          </table:table-cell>
          <table:table-cell table:formula="of:=[.G46]/[.G42]" office:value-type="float" office:value="1.88772493669637" calcext:value-type="float">
            <text:p>1.887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46]*7" office:value-type="currency" office:currency="USD" office:value="720.092703" calcext:value-type="currency">
            <text:p>$720.09</text:p>
          </table:table-cell>
          <table:table-cell table:style-name="ce50" table:formula="of:=([.G46]+[.D73])/7" office:value-type="currency" office:currency="USD" office:value="102.870386142857" calcext:value-type="currency">
            <text:p>$102.87</text:p>
          </table:table-cell>
          <table:table-cell table:style-name="ce50" table:formula="of:=[.M46]*365" office:value-type="currency" office:currency="USD" office:value="37547.6909421429" calcext:value-type="currency">
            <text:p>$37,547.6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71.4385" calcext:value-type="float">
            <text:p>1171.4385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912.77" calcext:value-type="currency">
            <text:p>$912.7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023.5669" calcext:value-type="float">
            <text:p>1023.5669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297.06" calcext:value-type="currency">
            <text:p>$297.06</text:p>
          </table:table-cell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45]*0.2" office:value-type="currency" office:currency="USD" office:value="743.8883448" calcext:value-type="currency">
            <text:p>$743.89</text:p>
          </table:table-cell>
          <table:table-cell table:formula="of:=[.G48]/[.G42]" office:value-type="float" office:value="2.44627690749449" calcext:value-type="float">
            <text:p>2.446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06.488" calcext:value-type="float">
            <text:p>706.4880</text:p>
          </table:table-cell>
          <table:table-cell office:value-type="string" calcext:value-type="string">
            <text:p>eTHENA</text:p>
          </table:table-cell>
          <table:table-cell table:style-name="ce50" office:value-type="currency" office:currency="USD" office:value="177" calcext:value-type="currency">
            <text:p>$177.00</text:p>
          </table:table-cell>
          <table:table-cell table:style-name="ce50"/>
          <table:table-cell office:value-type="string" calcext:value-type="string">
            <text:p>Staking</text:p>
          </table:table-cell>
          <table:table-cell table:style-name="ce50" table:formula="of:=[.G45]*0.8" office:value-type="currency" office:currency="USD" office:value="2975.5533792" calcext:value-type="currency">
            <text:p>$2,975.55</text:p>
          </table:table-cell>
          <table:table-cell table:formula="of:=[.G49]/[.G42]" office:value-type="float" office:value="9.78510762997797" calcext:value-type="float">
            <text:p>9.7851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84.3185" calcext:value-type="float">
            <text:p>384.3185</text:p>
          </table:table-cell>
          <table:table-cell office:value-type="string" calcext:value-type="string">
            <text:p>LQDR</text:p>
          </table:table-cell>
          <table:table-cell table:style-name="ce50" office:value-type="currency" office:currency="USD" office:value="282.22" calcext:value-type="currency">
            <text:p>$282.22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15.0795" calcext:value-type="float">
            <text:p>315.0795</text:p>
          </table:table-cell>
          <table:table-cell office:value-type="string" calcext:value-type="string">
            <text:p>SD</text:p>
          </table:table-cell>
          <table:table-cell table:style-name="ce50" office:value-type="currency" office:currency="USD" office:value="309.63" calcext:value-type="currency">
            <text:p>$309.6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8.6644" calcext:value-type="float">
            <text:p>88.6644</text:p>
          </table:table-cell>
          <table:table-cell office:value-type="string" calcext:value-type="string">
            <text:p>USD+</text:p>
          </table:table-cell>
          <table:table-cell table:style-name="ce50" office:value-type="currency" office:currency="USD" office:value="88.65" calcext:value-type="currency">
            <text:p>$88.6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2.1796" calcext:value-type="float">
            <text:p>42.1796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284.59" calcext:value-type="currency">
            <text:p>$284.59</text:p>
          </table:table-cell>
          <table:table-cell table:style-name="ce50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4.3016" calcext:value-type="float">
            <text:p>104.3016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3.3" calcext:value-type="currency">
            <text:p>$3.3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79.1557" calcext:value-type="float">
            <text:p>79.1557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0.43" calcext:value-type="currency">
            <text:p>$0.4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4.9994" calcext:value-type="float">
            <text:p>24.9994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7.26" calcext:value-type="currency">
            <text:p>$7.2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2.055" calcext:value-type="float">
            <text:p>22.0550</text:p>
          </table:table-cell>
          <table:table-cell office:value-type="string" calcext:value-type="string">
            <text:p>GRAIN</text:p>
          </table:table-cell>
          <table:table-cell table:style-name="ce50" office:value-type="currency" office:currency="USD" office:value="0.77" calcext:value-type="currency">
            <text:p>$0.7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6.4991" calcext:value-type="float">
            <text:p>16.4991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12.86" calcext:value-type="currency">
            <text:p>$12.8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.6886" calcext:value-type="float">
            <text:p>10.6886</text:p>
          </table:table-cell>
          <table:table-cell office:value-type="string" calcext:value-type="string">
            <text:p>FIL</text:p>
          </table:table-cell>
          <table:table-cell table:style-name="ce50" office:value-type="currency" office:currency="USD" office:value="47.96" calcext:value-type="currency">
            <text:p>$47.9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.8317" calcext:value-type="float">
            <text:p>8.8317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8.83" calcext:value-type="currency">
            <text:p>$8.8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.977" calcext:value-type="float">
            <text:p>6.9770</text:p>
          </table:table-cell>
          <table:table-cell office:value-type="string" calcext:value-type="string">
            <text:p>eTHENA</text:p>
          </table:table-cell>
          <table:table-cell table:style-name="ce50" office:value-type="currency" office:currency="USD" office:value="1.75" calcext:value-type="currency">
            <text:p>$1.7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.2455" calcext:value-type="float">
            <text:p>5.2455</text:p>
          </table:table-cell>
          <table:table-cell office:value-type="string" calcext:value-type="string">
            <text:p>LQDR</text:p>
          </table:table-cell>
          <table:table-cell table:style-name="ce50" office:value-type="currency" office:currency="USD" office:value="3.85" calcext:value-type="currency">
            <text:p>$3.8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8627" calcext:value-type="float">
            <text:p>3.8627</text:p>
          </table:table-cell>
          <table:table-cell office:value-type="string" calcext:value-type="string">
            <text:p>BUSD</text:p>
          </table:table-cell>
          <table:table-cell table:style-name="ce50" office:value-type="currency" office:currency="USD" office:value="3.86" calcext:value-type="currency">
            <text:p>$3.8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3987" calcext:value-type="float">
            <text:p>0.3987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0.4" calcext:value-type="currency">
            <text:p>$0.4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881" calcext:value-type="float">
            <text:p>0.1881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57.43" calcext:value-type="currency">
            <text:p>$57.4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6" calcext:value-type="float">
            <text:p>0.1600</text:p>
          </table:table-cell>
          <table:table-cell office:value-type="string" calcext:value-type="string">
            <text:p>USD+</text:p>
          </table:table-cell>
          <table:table-cell table:style-name="ce50" office:value-type="currency" office:currency="USD" office:value="0.16" calcext:value-type="currency">
            <text:p>$0.1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398" calcext:value-type="float">
            <text:p>0.1398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0.14" calcext:value-type="currency">
            <text:p>$0.14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272" calcext:value-type="float">
            <text:p>0.0272</text:p>
          </table:table-cell>
          <table:table-cell office:value-type="string" calcext:value-type="string">
            <text:p>ankrBNB</text:p>
          </table:table-cell>
          <table:table-cell table:style-name="ce50" office:value-type="currency" office:currency="USD" office:value="8.83" calcext:value-type="currency">
            <text:p>$8.8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121" calcext:value-type="float">
            <text:p>0.0121</text:p>
          </table:table-cell>
          <table:table-cell office:value-type="string" calcext:value-type="string">
            <text:p>BNBx</text:p>
          </table:table-cell>
          <table:table-cell table:style-name="ce50" office:value-type="currency" office:currency="USD" office:value="3.93" calcext:value-type="currency">
            <text:p>$3.9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BTCB</text:p>
          </table:table-cell>
          <table:table-cell table:style-name="ce50" office:value-type="currency" office:currency="USD" office:value="2.12" calcext:value-type="currency">
            <text:p>$2.12</text:p>
          </table:table-cell>
          <table:table-cell table:style-name="ce50"/>
          <table:table-cell table:number-columns-repeated="59"/>
        </table:table-row>
        <table:table-row table:style-name="ro1">
          <table:table-cell table:number-columns-repeated="4"/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.4803" calcext:value-type="float">
            <text:p>0.4803</text:p>
          </table:table-cell>
          <table:table-cell office:value-type="string" calcext:value-type="string">
            <text:p>BNB</text:p>
          </table:table-cell>
          <table:table-cell table:style-name="ce50" table:formula="of:=[.B73]*[.G42]" office:value-type="currency" office:currency="USD" office:value="146.054427" calcext:value-type="currency">
            <text:p>$146.05</text:p>
          </table:table-cell>
          <table:table-cell table:style-name="ce50"/>
          <table:table-cell table:number-columns-repeated="59"/>
        </table:table-row>
        <table:table-row table:style-name="ro1" table:number-rows-repeated="5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7"/>
          <table:table-cell table:style-name="Default"/>
          <table:table-cell table:number-columns-repeated="56"/>
        </table:table-row>
        <table:table-row table:style-name="ro1">
          <table:table-cell table:style-name="ce44"/>
          <table:table-cell table:style-name="ce48" office:value-type="string" calcext:value-type="string">
            <text:p>Amounts</text:p>
          </table:table-cell>
          <table:table-cell table:style-name="ce44" office:value-type="string" calcext:value-type="string">
            <text:p>Tokens</text:p>
          </table:table-cell>
          <table:table-cell table:style-name="ce44" office:value-type="string" calcext:value-type="string">
            <text:p>Values</text:p>
          </table:table-cell>
          <table:table-cell table:style-name="ce44"/>
          <table:table-cell table:style-name="ce44" office:value-type="string" calcext:value-type="string">
            <text:p>Distrubution</text:p>
          </table:table-cell>
          <table:table-cell table:style-name="ce44" office:value-type="string" calcext:value-type="string">
            <text:p>(In USD)</text:p>
          </table:table-cell>
          <table:table-cell table:style-name="ce48" office:value-type="string" calcext:value-type="string">
            <text:p>(In ETH)</text:p>
          </table:table-cell>
          <table:table-cell table:style-name="ce44" table:number-columns-repeated="6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778.5123" calcext:value-type="float">
            <text:p>19778.5123</text:p>
          </table:table-cell>
          <table:table-cell office:value-type="string" calcext:value-type="string">
            <text:p>RAM</text:p>
          </table:table-cell>
          <table:table-cell table:style-name="ce50" office:value-type="currency" office:currency="USD" office:value="679.09" calcext:value-type="currency">
            <text:p>$679.09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814" calcext:value-type="currency">
            <text:p>$1,814.00</text:p>
          </table:table-cell>
          <table:table-cell office:value-type="float" office:value="1" calcext:value-type="float">
            <text:p>1.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50.2204" calcext:value-type="float">
            <text:p>550.2204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550.33" calcext:value-type="currency">
            <text:p>$550.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8.3122" calcext:value-type="float">
            <text:p>178.3122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0.99" calcext:value-type="currency">
            <text:p>$0.99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82:.D91])" office:value-type="currency" office:currency="USD" office:value="1508.39" calcext:value-type="currency">
            <text:p>$1,508.39</text:p>
          </table:table-cell>
          <table:table-cell table:formula="of:=[.G84]/[.G82]" office:value-type="float" office:value="0.831527012127894" calcext:value-type="float">
            <text:p>0.8315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6.9009" calcext:value-type="float">
            <text:p>36.9009</text:p>
          </table:table-cell>
          <table:table-cell office:value-type="string" calcext:value-type="string">
            <text:p>GNS</text:p>
          </table:table-cell>
          <table:table-cell table:style-name="ce50" office:value-type="currency" office:currency="USD" office:value="173.34" calcext:value-type="currency">
            <text:p>$173.34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84]*(1-0.1337)" office:value-type="currency" office:currency="USD" office:value="1306.718257" calcext:value-type="currency">
            <text:p>$1,306.72</text:p>
          </table:table-cell>
          <table:table-cell table:formula="of:=[.G85]/[.G82]" office:value-type="float" office:value="0.720351850606395" calcext:value-type="float">
            <text:p>0.7204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6.5481" calcext:value-type="float">
            <text:p>36.5481</text:p>
          </table:table-cell>
          <table:table-cell office:value-type="string" calcext:value-type="string">
            <text:p>ARB</text:p>
          </table:table-cell>
          <table:table-cell table:style-name="ce50" office:value-type="currency" office:currency="USD" office:value="40.13" calcext:value-type="currency">
            <text:p>$40.13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84]-[.G85]" office:value-type="currency" office:currency="USD" office:value="201.671743" calcext:value-type="currency">
            <text:p>$201.67</text:p>
          </table:table-cell>
          <table:table-cell table:formula="of:=[.G86]/[.G82]" office:value-type="float" office:value="0.111175161521499" calcext:value-type="float">
            <text:p>0.1112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86]*7" office:value-type="currency" office:currency="USD" office:value="221.671743" calcext:value-type="currency">
            <text:p>$221.67</text:p>
          </table:table-cell>
          <table:table-cell table:style-name="ce50" table:formula="of:=([.G86]+[.D93])/7" office:value-type="currency" office:currency="USD" office:value="31.6673918571429" calcext:value-type="currency">
            <text:p>$31.67</text:p>
          </table:table-cell>
          <table:table-cell table:style-name="ce50" table:formula="of:=[.M86]*365" office:value-type="currency" office:currency="USD" office:value="11558.5980278571" calcext:value-type="currency">
            <text:p>$11,558.6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.7055" calcext:value-type="float">
            <text:p>5.7055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39.05" calcext:value-type="currency">
            <text:p>$39.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.8624" calcext:value-type="float">
            <text:p>4.8624</text:p>
          </table:table-cell>
          <table:table-cell office:value-type="string" calcext:value-type="string">
            <text:p>LQDR</text:p>
          </table:table-cell>
          <table:table-cell table:style-name="ce50" office:value-type="currency" office:currency="USD" office:value="3.56" calcext:value-type="currency">
            <text:p>$3.56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85]*0.2" office:value-type="currency" office:currency="USD" office:value="261.3436514" calcext:value-type="currency">
            <text:p>$261.34</text:p>
          </table:table-cell>
          <table:table-cell table:formula="of:=[.G88]/[.G82]" office:value-type="float" office:value="0.144070370121279" calcext:value-type="float">
            <text:p>0.1441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4835" calcext:value-type="float">
            <text:p>2.4835</text:p>
          </table:table-cell>
          <table:table-cell office:value-type="string" calcext:value-type="string">
            <text:p>YFX</text:p>
          </table:table-cell>
          <table:table-cell table:style-name="ce50" office:value-type="currency" office:currency="USD" office:value="2.84" calcext:value-type="currency">
            <text:p>$2.84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85]*0.8" office:value-type="currency" office:currency="USD" office:value="1045.3746056" calcext:value-type="currency">
            <text:p>$1,045.37</text:p>
          </table:table-cell>
          <table:table-cell table:formula="of:=[.G89]/[.G82]" office:value-type="float" office:value="0.576281480485116" calcext:value-type="float">
            <text:p>0.5763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3123" calcext:value-type="float">
            <text:p>0.3123</text:p>
          </table:table-cell>
          <table:table-cell office:value-type="string" calcext:value-type="string">
            <text:p>gmdUSDC</text:p>
          </table:table-cell>
          <table:table-cell table:style-name="ce50" office:value-type="currency" office:currency="USD" office:value="0.34" calcext:value-type="currency">
            <text:p>$0.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105" calcext:value-type="float">
            <text:p>0.0105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18.72" calcext:value-type="currency">
            <text:p>$18.72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3205" calcext:value-type="float">
            <text:p>3205.0000</text:p>
          </table:table-cell>
          <table:table-cell office:value-type="string" calcext:value-type="string">
            <text:p>neadRAM</text:p>
          </table:table-cell>
          <table:table-cell table:style-name="ce50" office:value-type="currency" office:currency="USD" office:value="20" calcext:value-type="currency">
            <text:p>$2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 table:number-rows-repeated="104848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6" loext:min-decimal-places="6" number:min-integer-digits="1"/>
    </number:number-style>
    <number:currency-style style:name="N124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6">00/00/0000</text:date>, <text:time style:data-style-name="N2" text:time-value="09:07:25.621015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3-05-25T00:37:47.094633588</meta:creation-date>
    <dc:date>2023-10-06T09:09:17.729924667</dc:date>
    <meta:editing-duration>PT19H14M16S</meta:editing-duration>
    <meta:editing-cycles>81</meta:editing-cycles>
    <meta:generator>LibreOffice/6.3.2.2$Linux_X86_64 LibreOffice_project/30$Build-2</meta:generator>
    <meta:document-statistic meta:table-count="20" meta:cell-count="7673" meta:object-count="0"/>
  </office:meta>
</office:document-meta>
</file>